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4efb34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12" style:family="table-cell" style:parent-style-name="Default" style:data-style-name="N2">
      <style:table-cell-properties fo:background-color="#ffff00"/>
    </style:style>
    <style:style style:name="ce4" style:family="table-cell" style:parent-style-name="Default">
      <style:table-cell-properties fo:background-color="#bfbfbf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bfbfb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0.74pt solid #000000"/>
    </style:style>
    <style:style style:name="ce7" style:family="table-cell" style:parent-style-name="Default">
      <style:table-cell-properties fo:background-color="#bfbfbf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map style:condition="cell-content()!=&quot;&quot;" style:apply-style-name="Bordes" style:base-cell-address="'Cuadro Amortización Anual'.F8"/>
    </style:style>
    <style:style style:name="ce21" style:family="table-cell" style:parent-style-name="Default" style:data-style-name="N0">
      <style:map style:condition="cell-content()!=&quot;&quot;" style:apply-style-name="Bordes" style:base-cell-address="'Cuadro Amortización Anual'.F8"/>
    </style:style>
    <style:style style:name="ce9" style:family="table-cell" style:parent-style-name="Default">
      <style:map style:condition="cell-content()!=&quot;&quot;" style:apply-style-name="Bordes_20_y_20_Fondo" style:base-cell-address="'Cuadro Amortización Anual'.G8"/>
    </style:style>
    <style:style style:name="ce23" style:family="table-cell" style:parent-style-name="Default" style:data-style-name="N0">
      <style:map style:condition="cell-content()!=&quot;&quot;" style:apply-style-name="Bordes_20_y_20_Fondo" style:base-cell-address="'Cuadro Amortización Anual'.G8"/>
    </style:style>
    <style:style style:name="ce10" style:family="table-cell" style:parent-style-name="Default">
      <style:map style:condition="cell-content()!=&quot;&quot;" style:apply-style-name="Bordes" style:base-cell-address="'Cuadro Amortización Anual'.I8"/>
    </style:style>
    <style:style style:name="ce25" style:family="table-cell" style:parent-style-name="Default" style:data-style-name="N0">
      <style:map style:condition="cell-content()!=&quot;&quot;" style:apply-style-name="Bordes" style:base-cell-address="'Cuadro Amortización Anual'.I8"/>
    </style:style>
    <style:style style:name="ce2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Auxiliar.$D$5:.$D$35])" table:allow-empty-cell="true" table:display-list="unsorted" table:base-cell-address="Datos.E9">
          <table:error-message table:message-type="stop" table:display="true"/>
        </table:content-validation>
      </table:content-validations>
      <table:table table:name="Dat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Préstamo</text:p>
          </table:table-cell>
          <table:table-cell table:style-name="ce6" office:value-type="float" office:value="10000" calcext:value-type="float">
            <text:p>1000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Interés anual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style-name="ce12" table:formula="of:=((1+([.E7]/100))^(1/12)-1)*100" office:value-type="float" office:value="0.246626977230369" calcext:value-type="float">
            <text:p>0,25</text:p>
          </table:table-cell>
          <table:table-cell office:value-type="string" calcext:value-type="string">
            <text:p>% mensua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Periodo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formula="of:=IF([.E9]=&quot;&quot;;&quot;&quot;;IF([.E9]=1;&quot;año&quot;;&quot;años&quot;))" office:value-type="string" office:string-value="años" calcext:value-type="string">
            <text:p>años</text:p>
          </table:table-cell>
          <table:table-cell table:style-name="ce6" table:formula="of:=[.E9]*12" office:value-type="float" office:value="120" calcext:value-type="float">
            <text:p>120</text:p>
          </table:table-cell>
          <table:table-cell office:value-type="string" calcext:value-type="string">
            <text:p>mes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nualidad</text:p>
          </table:table-cell>
          <table:table-cell table:style-name="ce3" table:formula="of:=[.$E$5]/['Operaciones Anuales'.$T$13]" office:value-type="float" office:value="1172.3050660516" calcext:value-type="float">
            <text:p>1172,3050660516</text:p>
          </table:table-cell>
          <table:table-cell office:value-type="string" calcext:value-type="string">
            <text:p>€/añ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Mensualidad</text:p>
          </table:table-cell>
          <table:table-cell table:style-name="ce3" table:formula="of:=[.E5]/[$'Operaciones Mensuales'.U12]" office:value-type="float" office:value="71.5348962021762" calcext:value-type="float">
            <text:p>71,5348962021762</text:p>
          </table:table-cell>
          <table:table-cell office:value-type="string" calcext:value-type="string">
            <text:p>€/mes</text:p>
          </table:table-cell>
          <table:table-cell table:number-columns-repeated="2"/>
        </table:table-row>
      </table:table>
      <table:table table:name="Auxiliar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ños</text:p>
          </table:table-cell>
          <table:table-cell/>
          <table:table-cell office:value-type="string" calcext:value-type="string">
            <text:p>Meses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5"/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5"/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5"/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5"/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5"/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5"/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5"/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5"/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5"/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5"/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5"/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5"/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5"/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5"/>
          <table:table-cell office:value-type="float" office:value="257" calcext:value-type="float">
            <text:p>257</text:p>
          </table:table-cell>
        </table:table-row>
        <table:table-row table:style-name="ro1">
          <table:table-cell table:number-columns-repeated="5"/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5"/>
          <table:table-cell office:value-type="float" office:value="259" calcext:value-type="float">
            <text:p>259</text:p>
          </table:table-cell>
        </table:table-row>
        <table:table-row table:style-name="ro1"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5"/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5"/>
          <table:table-cell office:value-type="float" office:value="262" calcext:value-type="float">
            <text:p>262</text:p>
          </table:table-cell>
        </table:table-row>
        <table:table-row table:style-name="ro1">
          <table:table-cell table:number-columns-repeated="5"/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5"/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5"/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5"/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5"/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5"/>
          <table:table-cell office:value-type="float" office:value="268" calcext:value-type="float">
            <text:p>268</text:p>
          </table:table-cell>
        </table:table-row>
        <table:table-row table:style-name="ro1">
          <table:table-cell table:number-columns-repeated="5"/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5"/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5"/>
          <table:table-cell office:value-type="float" office:value="271" calcext:value-type="float">
            <text:p>271</text:p>
          </table:table-cell>
        </table:table-row>
        <table:table-row table:style-name="ro1">
          <table:table-cell table:number-columns-repeated="5"/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5"/>
          <table:table-cell office:value-type="float" office:value="273" calcext:value-type="float">
            <text:p>273</text:p>
          </table:table-cell>
        </table:table-row>
        <table:table-row table:style-name="ro1">
          <table:table-cell table:number-columns-repeated="5"/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5"/>
          <table:table-cell office:value-type="float" office:value="276" calcext:value-type="float">
            <text:p>276</text:p>
          </table:table-cell>
        </table:table-row>
        <table:table-row table:style-name="ro1">
          <table:table-cell table:number-columns-repeated="5"/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5"/>
          <table:table-cell office:value-type="float" office:value="278" calcext:value-type="float">
            <text:p>278</text:p>
          </table:table-cell>
        </table:table-row>
        <table:table-row table:style-name="ro1">
          <table:table-cell table:number-columns-repeated="5"/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5"/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5"/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5"/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5"/>
          <table:table-cell office:value-type="float" office:value="283" calcext:value-type="float">
            <text:p>283</text:p>
          </table:table-cell>
        </table:table-row>
        <table:table-row table:style-name="ro1">
          <table:table-cell table:number-columns-repeated="5"/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5"/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5"/>
          <table:table-cell office:value-type="float" office:value="286" calcext:value-type="float">
            <text:p>286</text:p>
          </table:table-cell>
        </table:table-row>
        <table:table-row table:style-name="ro1">
          <table:table-cell table:number-columns-repeated="5"/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5"/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5"/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5"/>
          <table:table-cell office:value-type="float" office:value="291" calcext:value-type="float">
            <text:p>291</text:p>
          </table:table-cell>
        </table:table-row>
        <table:table-row table:style-name="ro1">
          <table:table-cell table:number-columns-repeated="5"/>
          <table:table-cell office:value-type="float" office:value="292" calcext:value-type="float">
            <text:p>292</text:p>
          </table:table-cell>
        </table:table-row>
        <table:table-row table:style-name="ro1">
          <table:table-cell table:number-columns-repeated="5"/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5"/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5"/>
          <table:table-cell office:value-type="float" office:value="296" calcext:value-type="float">
            <text:p>296</text:p>
          </table:table-cell>
        </table:table-row>
        <table:table-row table:style-name="ro1">
          <table:table-cell table:number-columns-repeated="5"/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5"/>
          <table:table-cell office:value-type="float" office:value="298" calcext:value-type="float">
            <text:p>298</text:p>
          </table:table-cell>
        </table:table-row>
        <table:table-row table:style-name="ro1">
          <table:table-cell table:number-columns-repeated="5"/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5"/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5"/>
          <table:table-cell office:value-type="float" office:value="302" calcext:value-type="float">
            <text:p>302</text:p>
          </table:table-cell>
        </table:table-row>
        <table:table-row table:style-name="ro1">
          <table:table-cell table:number-columns-repeated="5"/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5"/>
          <table:table-cell office:value-type="float" office:value="304" calcext:value-type="float">
            <text:p>304</text:p>
          </table:table-cell>
        </table:table-row>
        <table:table-row table:style-name="ro1">
          <table:table-cell table:number-columns-repeated="5"/>
          <table:table-cell office:value-type="float" office:value="305" calcext:value-type="float">
            <text:p>305</text:p>
          </table:table-cell>
        </table:table-row>
        <table:table-row table:style-name="ro1">
          <table:table-cell table:number-columns-repeated="5"/>
          <table:table-cell office:value-type="float" office:value="306" calcext:value-type="float">
            <text:p>306</text:p>
          </table:table-cell>
        </table:table-row>
        <table:table-row table:style-name="ro1">
          <table:table-cell table:number-columns-repeated="5"/>
          <table:table-cell office:value-type="float" office:value="307" calcext:value-type="float">
            <text:p>307</text:p>
          </table:table-cell>
        </table:table-row>
        <table:table-row table:style-name="ro1">
          <table:table-cell table:number-columns-repeated="5"/>
          <table:table-cell office:value-type="float" office:value="308" calcext:value-type="float">
            <text:p>308</text:p>
          </table:table-cell>
        </table:table-row>
        <table:table-row table:style-name="ro1">
          <table:table-cell table:number-columns-repeated="5"/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5"/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5"/>
          <table:table-cell office:value-type="float" office:value="311" calcext:value-type="float">
            <text:p>311</text:p>
          </table:table-cell>
        </table:table-row>
        <table:table-row table:style-name="ro1">
          <table:table-cell table:number-columns-repeated="5"/>
          <table:table-cell office:value-type="float" office:value="312" calcext:value-type="float">
            <text:p>312</text:p>
          </table:table-cell>
        </table:table-row>
        <table:table-row table:style-name="ro1">
          <table:table-cell table:number-columns-repeated="5"/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5"/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5"/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5"/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5"/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5"/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5"/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5"/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5"/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5"/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5"/>
          <table:table-cell office:value-type="float" office:value="324" calcext:value-type="float">
            <text:p>324</text:p>
          </table:table-cell>
        </table:table-row>
        <table:table-row table:style-name="ro1">
          <table:table-cell table:number-columns-repeated="5"/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5"/>
          <table:table-cell office:value-type="float" office:value="326" calcext:value-type="float">
            <text:p>326</text:p>
          </table:table-cell>
        </table:table-row>
        <table:table-row table:style-name="ro1">
          <table:table-cell table:number-columns-repeated="5"/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5"/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5"/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5"/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5"/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5"/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5"/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5"/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5"/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5"/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5"/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5"/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5"/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5"/>
          <table:table-cell office:value-type="float" office:value="343" calcext:value-type="float">
            <text:p>343</text:p>
          </table:table-cell>
        </table:table-row>
        <table:table-row table:style-name="ro1">
          <table:table-cell table:number-columns-repeated="5"/>
          <table:table-cell office:value-type="float" office:value="344" calcext:value-type="float">
            <text:p>344</text:p>
          </table:table-cell>
        </table:table-row>
        <table:table-row table:style-name="ro1">
          <table:table-cell table:number-columns-repeated="5"/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5"/>
          <table:table-cell office:value-type="float" office:value="346" calcext:value-type="float">
            <text:p>346</text:p>
          </table:table-cell>
        </table:table-row>
        <table:table-row table:style-name="ro1">
          <table:table-cell table:number-columns-repeated="5"/>
          <table:table-cell office:value-type="float" office:value="347" calcext:value-type="float">
            <text:p>347</text:p>
          </table:table-cell>
        </table:table-row>
        <table:table-row table:style-name="ro1">
          <table:table-cell table:number-columns-repeated="5"/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5"/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5"/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5"/>
          <table:table-cell office:value-type="float" office:value="351" calcext:value-type="float">
            <text:p>351</text:p>
          </table:table-cell>
        </table:table-row>
        <table:table-row table:style-name="ro1">
          <table:table-cell table:number-columns-repeated="5"/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5"/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5"/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5"/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5"/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5"/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5"/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5"/>
          <table:table-cell office:value-type="float" office:value="360" calcext:value-type="float">
            <text:p>360</text:p>
          </table:table-cell>
        </table:table-row>
      </table:table>
      <table:table table:name="Operaciones Anuales" table:style-name="ta1">
        <table:table-column table:style-name="co1" table:number-columns-repeated="12" table:default-cell-style-name="Default"/>
        <table:table-column table:style-name="co1" table:number-columns-repeated="4" table:default-cell-style-name="ce5"/>
        <table:table-column table:style-name="co3" table:default-cell-style-name="ce5"/>
        <table:table-column table:style-name="co1" table:number-columns-repeated="3" table:default-cell-style-name="Default"/>
        <table:table-row table:style-name="ro1" table:number-rows-repeated="7">
          <table:table-cell table:number-columns-repeated="12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Años</text:p>
          </table:table-cell>
          <table:table-cell table:style-name="ce4" office:value-type="string" calcext:value-type="string">
            <text:p>Anualidad</text:p>
          </table:table-cell>
          <table:table-cell table:style-name="ce4" office:value-type="string" calcext:value-type="string">
            <text:p>Interés(%)</text:p>
          </table:table-cell>
          <table:table-cell table:style-name="ce4" office:value-type="string" calcext:value-type="string">
            <text:p>Interés(€)</text:p>
          </table:table-cell>
          <table:table-cell table:style-name="ce4" office:value-type="string" calcext:value-type="string">
            <text:p>C. Devuelto</text:p>
          </table:table-cell>
          <table:table-cell table:style-name="ce4" office:value-type="string" calcext:value-type="string">
            <text:p>C. Pendiente</text:p>
          </table:table-cell>
          <table:table-cell table:number-columns-repeated="2"/>
          <table:table-cell table:style-name="Default"/>
          <table:table-cell table:style-name="ce16" office:value-type="string" calcext:value-type="string">
            <text:p>Años</text:p>
          </table:table-cell>
          <table:table-cell table:style-name="ce16" office:value-type="string" calcext:value-type="string" table:number-columns-spanned="2" table:number-rows-spanned="1">
            <text:p>Cálculos Denominador</text:p>
          </table:table-cell>
          <table:covered-table-cell table:style-name="ce16"/>
          <table:table-cell table:style-name="ce16" office:value-type="string" calcext:value-type="string">
            <text:p>Dividir entre 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5]" office:value-type="float" office:value="0" calcext:value-type="float">
            <text:p>0</text:p>
          </table:table-cell>
          <table:table-cell table:formula="of:=IF([.D9]&lt;=[Datos.$E$9];[$Auxiliar.D5];&quot;&quot;)" office:value-type="float" office:value="0" calcext:value-type="float">
            <text:p>0</text:p>
          </table:table-cell>
          <table:table-cell table:number-columns-repeated="4"/>
          <table:table-cell table:formula="of:=[Datos.$E$5]" office:value-type="float" office:value="10000" calcext:value-type="float">
            <text:p>10000</text:p>
          </table:table-cell>
          <table:table-cell table:number-columns-repeated="2"/>
          <table:table-cell table:formula="of:=[$Auxiliar.D5]" office:value-type="float" office:value="0" calcext:value-type="float">
            <text:p>0</text:p>
          </table:table-cell>
          <table:table-cell table:formula="of:=IF([.M9]&lt;=[Datos.$E$9];[.M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$Auxiliar.D6]" office:value-type="float" office:value="1" calcext:value-type="float">
            <text:p>1</text:p>
          </table:table-cell>
          <table:table-cell table:formula="of:=IF([.D10]&lt;=[Datos.$E$9];[$Auxiliar.D6];&quot;&quot;)" office:value-type="float" office:value="1" calcext:value-type="float">
            <text:p>1</text:p>
          </table:table-cell>
          <table:table-cell table:formula="of:=IF([.E10]=&quot;&quot;;&quot;&quot;;[Datos.$E$11])" office:value-type="float" office:value="1172.3050660516" calcext:value-type="float">
            <text:p>1172,3050660516</text:p>
          </table:table-cell>
          <table:table-cell table:formula="of:=IF([.F10]=&quot;&quot;;&quot;&quot;;[Datos.$E$7])" office:value-type="float" office:value="3" calcext:value-type="float">
            <text:p>3</text:p>
          </table:table-cell>
          <table:table-cell table:formula="of:=IF([.E10]=&quot;&quot;;&quot;&quot;;[.J9]*([.G10]/100))" office:value-type="float" office:value="300" calcext:value-type="float">
            <text:p>300</text:p>
          </table:table-cell>
          <table:table-cell table:formula="of:=IF([.E10]=&quot;&quot;;&quot;&quot;;[.F10]-[.H10])" office:value-type="float" office:value="872.305066051596" calcext:value-type="float">
            <text:p>872,305066051596</text:p>
          </table:table-cell>
          <table:table-cell table:formula="of:=IF([.E10]=&quot;&quot;;&quot;&quot;;[.J9]-[.I10])" office:value-type="float" office:value="9127.6949339484" calcext:value-type="float">
            <text:p>9127,6949339484</text:p>
          </table:table-cell>
          <table:table-cell table:number-columns-repeated="2"/>
          <table:table-cell table:formula="of:=[$Auxiliar.D6]" office:value-type="float" office:value="1" calcext:value-type="float">
            <text:p>1</text:p>
          </table:table-cell>
          <table:table-cell table:formula="of:=IF([.M10]&lt;=[Datos.$E$9];[.M10];&quot;&quot;)" office:value-type="float" office:value="1" calcext:value-type="float">
            <text:p>1</text:p>
          </table:table-cell>
          <table:table-cell table:formula="of:=IF([.N10]=&quot;&quot;;&quot;&quot;;1)" office:value-type="float" office:value="1" calcext:value-type="float">
            <text:p>1</text:p>
          </table:table-cell>
          <table:table-cell table:formula="of:=IF([.O10]=&quot;&quot;;&quot;&quot;;([.O10]+([Datos.$E$7]/100))^[.N10])" office:value-type="float" office:value="1.03" calcext:value-type="float">
            <text:p>1,03</text:p>
          </table:table-cell>
          <table:table-cell table:formula="of:=IF([.P10]=&quot;&quot;;&quot;&quot;;1/[.P10])" office:value-type="float" office:value="0.970873786407767" calcext:value-type="float">
            <text:p>0,9708737864077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7]" office:value-type="float" office:value="2" calcext:value-type="float">
            <text:p>2</text:p>
          </table:table-cell>
          <table:table-cell table:formula="of:=IF([.D11]&lt;=[Datos.$E$9];[$Auxiliar.D7];&quot;&quot;)" office:value-type="float" office:value="2" calcext:value-type="float">
            <text:p>2</text:p>
          </table:table-cell>
          <table:table-cell table:formula="of:=IF([.E11]=&quot;&quot;;&quot;&quot;;[Datos.$E$11])" office:value-type="float" office:value="1172.3050660516" calcext:value-type="float">
            <text:p>1172,3050660516</text:p>
          </table:table-cell>
          <table:table-cell table:formula="of:=IF([.F11]=&quot;&quot;;&quot;&quot;;[Datos.$E$7])" office:value-type="float" office:value="3" calcext:value-type="float">
            <text:p>3</text:p>
          </table:table-cell>
          <table:table-cell table:formula="of:=IF([.E11]=&quot;&quot;;&quot;&quot;;[.J10]*([.G11]/100))" office:value-type="float" office:value="273.830848018452" calcext:value-type="float">
            <text:p>273,830848018452</text:p>
          </table:table-cell>
          <table:table-cell table:formula="of:=IF([.E11]=&quot;&quot;;&quot;&quot;;[.F11]-[.H11])" office:value-type="float" office:value="898.474218033144" calcext:value-type="float">
            <text:p>898,474218033144</text:p>
          </table:table-cell>
          <table:table-cell table:formula="of:=IF([.E11]=&quot;&quot;;&quot;&quot;;[.J10]-[.I11])" office:value-type="float" office:value="8229.22071591526" calcext:value-type="float">
            <text:p>8229,22071591526</text:p>
          </table:table-cell>
          <table:table-cell table:number-columns-repeated="2"/>
          <table:table-cell table:formula="of:=[$Auxiliar.D7]" office:value-type="float" office:value="2" calcext:value-type="float">
            <text:p>2</text:p>
          </table:table-cell>
          <table:table-cell table:formula="of:=IF([.M11]&lt;=[Datos.$E$9];[.M11];&quot;&quot;)" office:value-type="float" office:value="2" calcext:value-type="float">
            <text:p>2</text:p>
          </table:table-cell>
          <table:table-cell table:formula="of:=IF([.N11]=&quot;&quot;;&quot;&quot;;1)" office:value-type="float" office:value="1" calcext:value-type="float">
            <text:p>1</text:p>
          </table:table-cell>
          <table:table-cell table:formula="of:=IF([.O11]=&quot;&quot;;&quot;&quot;;([.O11]+([Datos.$E$7]/100))^[.N11])" office:value-type="float" office:value="1.0609" calcext:value-type="float">
            <text:p>1,0609</text:p>
          </table:table-cell>
          <table:table-cell table:formula="of:=IF([.P11]=&quot;&quot;;&quot;&quot;;1/[.P11])" office:value-type="float" office:value="0.942595909133754" calcext:value-type="float">
            <text:p>0,9425959091337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8]" office:value-type="float" office:value="3" calcext:value-type="float">
            <text:p>3</text:p>
          </table:table-cell>
          <table:table-cell table:formula="of:=IF([.D12]&lt;=[Datos.$E$9];[$Auxiliar.D8];&quot;&quot;)" office:value-type="float" office:value="3" calcext:value-type="float">
            <text:p>3</text:p>
          </table:table-cell>
          <table:table-cell table:formula="of:=IF([.E12]=&quot;&quot;;&quot;&quot;;[Datos.$E$11])" office:value-type="float" office:value="1172.3050660516" calcext:value-type="float">
            <text:p>1172,3050660516</text:p>
          </table:table-cell>
          <table:table-cell table:formula="of:=IF([.F12]=&quot;&quot;;&quot;&quot;;[Datos.$E$7])" office:value-type="float" office:value="3" calcext:value-type="float">
            <text:p>3</text:p>
          </table:table-cell>
          <table:table-cell table:formula="of:=IF([.E12]=&quot;&quot;;&quot;&quot;;[.J11]*([.G12]/100))" office:value-type="float" office:value="246.876621477458" calcext:value-type="float">
            <text:p>246,876621477458</text:p>
          </table:table-cell>
          <table:table-cell table:formula="of:=IF([.E12]=&quot;&quot;;&quot;&quot;;[.F12]-[.H12])" office:value-type="float" office:value="925.428444574138" calcext:value-type="float">
            <text:p>925,428444574138</text:p>
          </table:table-cell>
          <table:table-cell table:formula="of:=IF([.E12]=&quot;&quot;;&quot;&quot;;[.J11]-[.I12])" office:value-type="float" office:value="7303.79227134112" calcext:value-type="float">
            <text:p>7303,79227134112</text:p>
          </table:table-cell>
          <table:table-cell table:number-columns-repeated="2"/>
          <table:table-cell table:formula="of:=[$Auxiliar.D8]" office:value-type="float" office:value="3" calcext:value-type="float">
            <text:p>3</text:p>
          </table:table-cell>
          <table:table-cell table:formula="of:=IF([.M12]&lt;=[Datos.$E$9];[.M12];&quot;&quot;)" office:value-type="float" office:value="3" calcext:value-type="float">
            <text:p>3</text:p>
          </table:table-cell>
          <table:table-cell table:formula="of:=IF([.N12]=&quot;&quot;;&quot;&quot;;1)" office:value-type="float" office:value="1" calcext:value-type="float">
            <text:p>1</text:p>
          </table:table-cell>
          <table:table-cell table:formula="of:=IF([.O12]=&quot;&quot;;&quot;&quot;;([.O12]+([Datos.$E$7]/100))^[.N12])" office:value-type="float" office:value="1.092727" calcext:value-type="float">
            <text:p>1,092727</text:p>
          </table:table-cell>
          <table:table-cell table:formula="of:=IF([.P12]=&quot;&quot;;&quot;&quot;;1/[.P12])" office:value-type="float" office:value="0.91514165935316" calcext:value-type="float">
            <text:p>0,915141659353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9]" office:value-type="float" office:value="4" calcext:value-type="float">
            <text:p>4</text:p>
          </table:table-cell>
          <table:table-cell table:formula="of:=IF([.D13]&lt;=[Datos.$E$9];[$Auxiliar.D9];&quot;&quot;)" office:value-type="float" office:value="4" calcext:value-type="float">
            <text:p>4</text:p>
          </table:table-cell>
          <table:table-cell table:formula="of:=IF([.E13]=&quot;&quot;;&quot;&quot;;[Datos.$E$11])" office:value-type="float" office:value="1172.3050660516" calcext:value-type="float">
            <text:p>1172,3050660516</text:p>
          </table:table-cell>
          <table:table-cell table:formula="of:=IF([.F13]=&quot;&quot;;&quot;&quot;;[Datos.$E$7])" office:value-type="float" office:value="3" calcext:value-type="float">
            <text:p>3</text:p>
          </table:table-cell>
          <table:table-cell table:formula="of:=IF([.E13]=&quot;&quot;;&quot;&quot;;[.J12]*([.G13]/100))" office:value-type="float" office:value="219.113768140234" calcext:value-type="float">
            <text:p>219,113768140234</text:p>
          </table:table-cell>
          <table:table-cell table:formula="of:=IF([.E13]=&quot;&quot;;&quot;&quot;;[.F13]-[.H13])" office:value-type="float" office:value="953.191297911363" calcext:value-type="float">
            <text:p>953,191297911363</text:p>
          </table:table-cell>
          <table:table-cell table:formula="of:=IF([.E13]=&quot;&quot;;&quot;&quot;;[.J12]-[.I13])" office:value-type="float" office:value="6350.60097342976" calcext:value-type="float">
            <text:p>6350,60097342976</text:p>
          </table:table-cell>
          <table:table-cell table:number-columns-repeated="2"/>
          <table:table-cell table:formula="of:=[$Auxiliar.D9]" office:value-type="float" office:value="4" calcext:value-type="float">
            <text:p>4</text:p>
          </table:table-cell>
          <table:table-cell table:formula="of:=IF([.M13]&lt;=[Datos.$E$9];[.M13];&quot;&quot;)" office:value-type="float" office:value="4" calcext:value-type="float">
            <text:p>4</text:p>
          </table:table-cell>
          <table:table-cell table:formula="of:=IF([.N13]=&quot;&quot;;&quot;&quot;;1)" office:value-type="float" office:value="1" calcext:value-type="float">
            <text:p>1</text:p>
          </table:table-cell>
          <table:table-cell table:formula="of:=IF([.O13]=&quot;&quot;;&quot;&quot;;([.O13]+([Datos.$E$7]/100))^[.N13])" office:value-type="float" office:value="1.12550881" calcext:value-type="float">
            <text:p>1,12550881</text:p>
          </table:table-cell>
          <table:table-cell table:formula="of:=IF([.P13]=&quot;&quot;;&quot;&quot;;1/[.P13])" office:value-type="float" office:value="0.888487047915689" calcext:value-type="float">
            <text:p>0,888487047915689</text:p>
          </table:table-cell>
          <table:table-cell/>
          <table:table-cell table:style-name="ce7" office:value-type="string" calcext:value-type="string">
            <text:p>Suma</text:p>
          </table:table-cell>
          <table:table-cell table:style-name="ce7" table:formula="of:=SUM([.Q10:.Q39])" office:value-type="float" office:value="8.53020283677583" calcext:value-type="float">
            <text:p>8,53020283677583</text:p>
          </table:table-cell>
        </table:table-row>
        <table:table-row table:style-name="ro1">
          <table:table-cell table:number-columns-repeated="3"/>
          <table:table-cell table:formula="of:=[$Auxiliar.D10]" office:value-type="float" office:value="5" calcext:value-type="float">
            <text:p>5</text:p>
          </table:table-cell>
          <table:table-cell table:formula="of:=IF([.D14]&lt;=[Datos.$E$9];[$Auxiliar.D10];&quot;&quot;)" office:value-type="float" office:value="5" calcext:value-type="float">
            <text:p>5</text:p>
          </table:table-cell>
          <table:table-cell table:formula="of:=IF([.E14]=&quot;&quot;;&quot;&quot;;[Datos.$E$11])" office:value-type="float" office:value="1172.3050660516" calcext:value-type="float">
            <text:p>1172,3050660516</text:p>
          </table:table-cell>
          <table:table-cell table:formula="of:=IF([.F14]=&quot;&quot;;&quot;&quot;;[Datos.$E$7])" office:value-type="float" office:value="3" calcext:value-type="float">
            <text:p>3</text:p>
          </table:table-cell>
          <table:table-cell table:formula="of:=IF([.E14]=&quot;&quot;;&quot;&quot;;[.J13]*([.G14]/100))" office:value-type="float" office:value="190.518029202893" calcext:value-type="float">
            <text:p>190,518029202893</text:p>
          </table:table-cell>
          <table:table-cell table:formula="of:=IF([.E14]=&quot;&quot;;&quot;&quot;;[.F14]-[.H14])" office:value-type="float" office:value="981.787036848704" calcext:value-type="float">
            <text:p>981,787036848704</text:p>
          </table:table-cell>
          <table:table-cell table:formula="of:=IF([.E14]=&quot;&quot;;&quot;&quot;;[.J13]-[.I14])" office:value-type="float" office:value="5368.81393658106" calcext:value-type="float">
            <text:p>5368,81393658106</text:p>
          </table:table-cell>
          <table:table-cell table:number-columns-repeated="2"/>
          <table:table-cell table:formula="of:=[$Auxiliar.D10]" office:value-type="float" office:value="5" calcext:value-type="float">
            <text:p>5</text:p>
          </table:table-cell>
          <table:table-cell table:formula="of:=IF([.M14]&lt;=[Datos.$E$9];[.M14];&quot;&quot;)" office:value-type="float" office:value="5" calcext:value-type="float">
            <text:p>5</text:p>
          </table:table-cell>
          <table:table-cell table:formula="of:=IF([.N14]=&quot;&quot;;&quot;&quot;;1)" office:value-type="float" office:value="1" calcext:value-type="float">
            <text:p>1</text:p>
          </table:table-cell>
          <table:table-cell table:formula="of:=IF([.O14]=&quot;&quot;;&quot;&quot;;([.O14]+([Datos.$E$7]/100))^[.N14])" office:value-type="float" office:value="1.1592740743" calcext:value-type="float">
            <text:p>1,1592740743</text:p>
          </table:table-cell>
          <table:table-cell table:formula="of:=IF([.P14]=&quot;&quot;;&quot;&quot;;1/[.P14])" office:value-type="float" office:value="0.862608784384164" calcext:value-type="float">
            <text:p>0,8626087843841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1]" office:value-type="float" office:value="6" calcext:value-type="float">
            <text:p>6</text:p>
          </table:table-cell>
          <table:table-cell table:formula="of:=IF([.D15]&lt;=[Datos.$E$9];[$Auxiliar.D11];&quot;&quot;)" office:value-type="float" office:value="6" calcext:value-type="float">
            <text:p>6</text:p>
          </table:table-cell>
          <table:table-cell table:formula="of:=IF([.E15]=&quot;&quot;;&quot;&quot;;[Datos.$E$11])" office:value-type="float" office:value="1172.3050660516" calcext:value-type="float">
            <text:p>1172,3050660516</text:p>
          </table:table-cell>
          <table:table-cell table:formula="of:=IF([.F15]=&quot;&quot;;&quot;&quot;;[Datos.$E$7])" office:value-type="float" office:value="3" calcext:value-type="float">
            <text:p>3</text:p>
          </table:table-cell>
          <table:table-cell table:formula="of:=IF([.E15]=&quot;&quot;;&quot;&quot;;[.J14]*([.G15]/100))" office:value-type="float" office:value="161.064418097432" calcext:value-type="float">
            <text:p>161,064418097432</text:p>
          </table:table-cell>
          <table:table-cell table:formula="of:=IF([.E15]=&quot;&quot;;&quot;&quot;;[.F15]-[.H15])" office:value-type="float" office:value="1011.24064795416" calcext:value-type="float">
            <text:p>1011,24064795416</text:p>
          </table:table-cell>
          <table:table-cell table:formula="of:=IF([.E15]=&quot;&quot;;&quot;&quot;;[.J14]-[.I15])" office:value-type="float" office:value="4357.57328862689" calcext:value-type="float">
            <text:p>4357,57328862689</text:p>
          </table:table-cell>
          <table:table-cell table:number-columns-repeated="2"/>
          <table:table-cell table:formula="of:=[$Auxiliar.D11]" office:value-type="float" office:value="6" calcext:value-type="float">
            <text:p>6</text:p>
          </table:table-cell>
          <table:table-cell table:formula="of:=IF([.M15]&lt;=[Datos.$E$9];[.M15];&quot;&quot;)" office:value-type="float" office:value="6" calcext:value-type="float">
            <text:p>6</text:p>
          </table:table-cell>
          <table:table-cell table:formula="of:=IF([.N15]=&quot;&quot;;&quot;&quot;;1)" office:value-type="float" office:value="1" calcext:value-type="float">
            <text:p>1</text:p>
          </table:table-cell>
          <table:table-cell table:formula="of:=IF([.O15]=&quot;&quot;;&quot;&quot;;([.O15]+([Datos.$E$7]/100))^[.N15])" office:value-type="float" office:value="1.194052296529" calcext:value-type="float">
            <text:p>1,194052296529</text:p>
          </table:table-cell>
          <table:table-cell table:formula="of:=IF([.P15]=&quot;&quot;;&quot;&quot;;1/[.P15])" office:value-type="float" office:value="0.837484256683654" calcext:value-type="float">
            <text:p>0,8374842566836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2]" office:value-type="float" office:value="7" calcext:value-type="float">
            <text:p>7</text:p>
          </table:table-cell>
          <table:table-cell table:style-name="ce14" table:formula="of:=IF([.D16]&lt;=[Datos.$E$9];[$Auxiliar.D12];&quot;&quot;)" office:value-type="float" office:value="7" calcext:value-type="float">
            <text:p>7</text:p>
          </table:table-cell>
          <table:table-cell table:style-name="ce14" table:formula="of:=IF([.E16]=&quot;&quot;;&quot;&quot;;[Datos.$E$11])" office:value-type="float" office:value="1172.3050660516" calcext:value-type="float">
            <text:p>1172,3050660516</text:p>
          </table:table-cell>
          <table:table-cell table:style-name="ce14" table:formula="of:=IF([.F16]=&quot;&quot;;&quot;&quot;;[Datos.$E$7])" office:value-type="float" office:value="3" calcext:value-type="float">
            <text:p>3</text:p>
          </table:table-cell>
          <table:table-cell table:style-name="ce14" table:formula="of:=IF([.E16]=&quot;&quot;;&quot;&quot;;[.J15]*([.G16]/100))" office:value-type="float" office:value="130.727198658807" calcext:value-type="float">
            <text:p>130,727198658807</text:p>
          </table:table-cell>
          <table:table-cell table:style-name="ce14" table:formula="of:=IF([.E16]=&quot;&quot;;&quot;&quot;;[.F16]-[.H16])" office:value-type="float" office:value="1041.57786739279" calcext:value-type="float">
            <text:p>1041,57786739279</text:p>
          </table:table-cell>
          <table:table-cell table:style-name="ce14" table:formula="of:=IF([.E16]=&quot;&quot;;&quot;&quot;;[.J15]-[.I16])" office:value-type="float" office:value="3315.9954212341" calcext:value-type="float">
            <text:p>3315,9954212341</text:p>
          </table:table-cell>
          <table:table-cell table:number-columns-repeated="2"/>
          <table:table-cell table:formula="of:=[$Auxiliar.D12]" office:value-type="float" office:value="7" calcext:value-type="float">
            <text:p>7</text:p>
          </table:table-cell>
          <table:table-cell table:style-name="ce17" table:formula="of:=IF([.M16]&lt;=[Datos.$E$9];[.M16];&quot;&quot;)" office:value-type="float" office:value="7" calcext:value-type="float">
            <text:p>7</text:p>
          </table:table-cell>
          <table:table-cell table:style-name="ce17" table:formula="of:=IF([.N16]=&quot;&quot;;&quot;&quot;;1)" office:value-type="float" office:value="1" calcext:value-type="float">
            <text:p>1</text:p>
          </table:table-cell>
          <table:table-cell table:style-name="ce17" table:formula="of:=IF([.O16]=&quot;&quot;;&quot;&quot;;([.O16]+([Datos.$E$7]/100))^[.N16])" office:value-type="float" office:value="1.22987386542487" calcext:value-type="float">
            <text:p>1,22987386542487</text:p>
          </table:table-cell>
          <table:table-cell table:style-name="ce17" table:formula="of:=IF([.P16]=&quot;&quot;;&quot;&quot;;1/[.P16])" office:value-type="float" office:value="0.813091511343354" calcext:value-type="float">
            <text:p>0,8130915113433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3]" office:value-type="float" office:value="8" calcext:value-type="float">
            <text:p>8</text:p>
          </table:table-cell>
          <table:table-cell table:style-name="ce14" table:formula="of:=IF([.D17]&lt;=[Datos.$E$9];[$Auxiliar.D13];&quot;&quot;)" office:value-type="float" office:value="8" calcext:value-type="float">
            <text:p>8</text:p>
          </table:table-cell>
          <table:table-cell table:style-name="ce14" table:formula="of:=IF([.E17]=&quot;&quot;;&quot;&quot;;[Datos.$E$11])" office:value-type="float" office:value="1172.3050660516" calcext:value-type="float">
            <text:p>1172,3050660516</text:p>
          </table:table-cell>
          <table:table-cell table:style-name="ce14" table:formula="of:=IF([.F17]=&quot;&quot;;&quot;&quot;;[Datos.$E$7])" office:value-type="float" office:value="3" calcext:value-type="float">
            <text:p>3</text:p>
          </table:table-cell>
          <table:table-cell table:style-name="ce14" table:formula="of:=IF([.E17]=&quot;&quot;;&quot;&quot;;[.J16]*([.G17]/100))" office:value-type="float" office:value="99.479862637023" calcext:value-type="float">
            <text:p>99,479862637023</text:p>
          </table:table-cell>
          <table:table-cell table:style-name="ce14" table:formula="of:=IF([.E17]=&quot;&quot;;&quot;&quot;;[.F17]-[.H17])" office:value-type="float" office:value="1072.82520341457" calcext:value-type="float">
            <text:p>1072,82520341457</text:p>
          </table:table-cell>
          <table:table-cell table:style-name="ce14" table:formula="of:=IF([.E17]=&quot;&quot;;&quot;&quot;;[.J16]-[.I17])" office:value-type="float" office:value="2243.17021781953" calcext:value-type="float">
            <text:p>2243,17021781953</text:p>
          </table:table-cell>
          <table:table-cell table:number-columns-repeated="2"/>
          <table:table-cell table:formula="of:=[$Auxiliar.D13]" office:value-type="float" office:value="8" calcext:value-type="float">
            <text:p>8</text:p>
          </table:table-cell>
          <table:table-cell table:style-name="ce17" table:formula="of:=IF([.M17]&lt;=[Datos.$E$9];[.M17];&quot;&quot;)" office:value-type="float" office:value="8" calcext:value-type="float">
            <text:p>8</text:p>
          </table:table-cell>
          <table:table-cell table:style-name="ce17" table:formula="of:=IF([.N17]=&quot;&quot;;&quot;&quot;;1)" office:value-type="float" office:value="1" calcext:value-type="float">
            <text:p>1</text:p>
          </table:table-cell>
          <table:table-cell table:style-name="ce17" table:formula="of:=IF([.O17]=&quot;&quot;;&quot;&quot;;([.O17]+([Datos.$E$7]/100))^[.N17])" office:value-type="float" office:value="1.26677008138762" calcext:value-type="float">
            <text:p>1,26677008138762</text:p>
          </table:table-cell>
          <table:table-cell table:style-name="ce17" table:formula="of:=IF([.P17]=&quot;&quot;;&quot;&quot;;1/[.P17])" office:value-type="float" office:value="0.789409234313936" calcext:value-type="float">
            <text:p>0,7894092343139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4]" office:value-type="float" office:value="9" calcext:value-type="float">
            <text:p>9</text:p>
          </table:table-cell>
          <table:table-cell table:style-name="ce14" table:formula="of:=IF([.D18]&lt;=[Datos.$E$9];[$Auxiliar.D14];&quot;&quot;)" office:value-type="float" office:value="9" calcext:value-type="float">
            <text:p>9</text:p>
          </table:table-cell>
          <table:table-cell table:style-name="ce14" table:formula="of:=IF([.E18]=&quot;&quot;;&quot;&quot;;[Datos.$E$11])" office:value-type="float" office:value="1172.3050660516" calcext:value-type="float">
            <text:p>1172,3050660516</text:p>
          </table:table-cell>
          <table:table-cell table:style-name="ce14" table:formula="of:=IF([.F18]=&quot;&quot;;&quot;&quot;;[Datos.$E$7])" office:value-type="float" office:value="3" calcext:value-type="float">
            <text:p>3</text:p>
          </table:table-cell>
          <table:table-cell table:style-name="ce14" table:formula="of:=IF([.E18]=&quot;&quot;;&quot;&quot;;[.J17]*([.G18]/100))" office:value-type="float" office:value="67.2951065345858" calcext:value-type="float">
            <text:p>67,2951065345858</text:p>
          </table:table-cell>
          <table:table-cell table:style-name="ce14" table:formula="of:=IF([.E18]=&quot;&quot;;&quot;&quot;;[.F18]-[.H18])" office:value-type="float" office:value="1105.00995951701" calcext:value-type="float">
            <text:p>1105,00995951701</text:p>
          </table:table-cell>
          <table:table-cell table:style-name="ce14" table:formula="of:=IF([.E18]=&quot;&quot;;&quot;&quot;;[.J17]-[.I18])" office:value-type="float" office:value="1138.16025830252" calcext:value-type="float">
            <text:p>1138,16025830252</text:p>
          </table:table-cell>
          <table:table-cell table:number-columns-repeated="2"/>
          <table:table-cell table:formula="of:=[$Auxiliar.D14]" office:value-type="float" office:value="9" calcext:value-type="float">
            <text:p>9</text:p>
          </table:table-cell>
          <table:table-cell table:style-name="ce17" table:formula="of:=IF([.M18]&lt;=[Datos.$E$9];[.M18];&quot;&quot;)" office:value-type="float" office:value="9" calcext:value-type="float">
            <text:p>9</text:p>
          </table:table-cell>
          <table:table-cell table:style-name="ce17" table:formula="of:=IF([.N18]=&quot;&quot;;&quot;&quot;;1)" office:value-type="float" office:value="1" calcext:value-type="float">
            <text:p>1</text:p>
          </table:table-cell>
          <table:table-cell table:style-name="ce17" table:formula="of:=IF([.O18]=&quot;&quot;;&quot;&quot;;([.O18]+([Datos.$E$7]/100))^[.N18])" office:value-type="float" office:value="1.30477318382925" calcext:value-type="float">
            <text:p>1,30477318382925</text:p>
          </table:table-cell>
          <table:table-cell table:style-name="ce17" table:formula="of:=IF([.P18]=&quot;&quot;;&quot;&quot;;1/[.P18])" office:value-type="float" office:value="0.766416732343627" calcext:value-type="float">
            <text:p>0,76641673234362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5]" office:value-type="float" office:value="10" calcext:value-type="float">
            <text:p>10</text:p>
          </table:table-cell>
          <table:table-cell table:style-name="ce14" table:formula="of:=IF([.D19]&lt;=[Datos.$E$9];[$Auxiliar.D15];&quot;&quot;)" office:value-type="float" office:value="10" calcext:value-type="float">
            <text:p>10</text:p>
          </table:table-cell>
          <table:table-cell table:style-name="ce14" table:formula="of:=IF([.E19]=&quot;&quot;;&quot;&quot;;[Datos.$E$11])" office:value-type="float" office:value="1172.3050660516" calcext:value-type="float">
            <text:p>1172,3050660516</text:p>
          </table:table-cell>
          <table:table-cell table:style-name="ce14" table:formula="of:=IF([.F19]=&quot;&quot;;&quot;&quot;;[Datos.$E$7])" office:value-type="float" office:value="3" calcext:value-type="float">
            <text:p>3</text:p>
          </table:table-cell>
          <table:table-cell table:style-name="ce14" table:formula="of:=IF([.E19]=&quot;&quot;;&quot;&quot;;[.J18]*([.G19]/100))" office:value-type="float" office:value="34.1448077490755" calcext:value-type="float">
            <text:p>34,1448077490755</text:p>
          </table:table-cell>
          <table:table-cell table:style-name="ce14" table:formula="of:=IF([.E19]=&quot;&quot;;&quot;&quot;;[.F19]-[.H19])" office:value-type="float" office:value="1138.16025830252" calcext:value-type="float">
            <text:p>1138,16025830252</text:p>
          </table:table-cell>
          <table:table-cell table:style-name="ce14" table:formula="of:=IF([.E19]=&quot;&quot;;&quot;&quot;;[.J18]-[.I19])" office:value-type="float" office:value="0" calcext:value-type="float">
            <text:p>0</text:p>
          </table:table-cell>
          <table:table-cell table:number-columns-repeated="2"/>
          <table:table-cell table:formula="of:=[$Auxiliar.D15]" office:value-type="float" office:value="10" calcext:value-type="float">
            <text:p>10</text:p>
          </table:table-cell>
          <table:table-cell table:style-name="ce17" table:formula="of:=IF([.M19]&lt;=[Datos.$E$9];[.M19];&quot;&quot;)" office:value-type="float" office:value="10" calcext:value-type="float">
            <text:p>10</text:p>
          </table:table-cell>
          <table:table-cell table:style-name="ce17" table:formula="of:=IF([.N19]=&quot;&quot;;&quot;&quot;;1)" office:value-type="float" office:value="1" calcext:value-type="float">
            <text:p>1</text:p>
          </table:table-cell>
          <table:table-cell table:style-name="ce17" table:formula="of:=IF([.O19]=&quot;&quot;;&quot;&quot;;([.O19]+([Datos.$E$7]/100))^[.N19])" office:value-type="float" office:value="1.34391637934412" calcext:value-type="float">
            <text:p>1,34391637934412</text:p>
          </table:table-cell>
          <table:table-cell table:style-name="ce17" table:formula="of:=IF([.P19]=&quot;&quot;;&quot;&quot;;1/[.P19])" office:value-type="float" office:value="0.744093914896725" calcext:value-type="float">
            <text:p>0,7440939148967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6]" office:value-type="float" office:value="11" calcext:value-type="float">
            <text:p>11</text:p>
          </table:table-cell>
          <table:table-cell table:formula="of:=IF([.D20]&lt;=[Datos.$E$9];[$Auxiliar.D16];&quot;&quot;)">
            <text:p/>
          </table:table-cell>
          <table:table-cell table:formula="of:=IF([.E20]=&quot;&quot;;&quot;&quot;;[Datos.$E$11])">
            <text:p/>
          </table:table-cell>
          <table:table-cell table:formula="of:=IF([.F20]=&quot;&quot;;&quot;&quot;;[Datos.$E$7])">
            <text:p/>
          </table:table-cell>
          <table:table-cell table:formula="of:=IF([.E20]=&quot;&quot;;&quot;&quot;;[.J19]*([.G20]/100))">
            <text:p/>
          </table:table-cell>
          <table:table-cell table:formula="of:=IF([.E20]=&quot;&quot;;&quot;&quot;;[.F20]-[.H20])">
            <text:p/>
          </table:table-cell>
          <table:table-cell table:formula="of:=IF([.E20]=&quot;&quot;;&quot;&quot;;[.J19]-[.I20])">
            <text:p/>
          </table:table-cell>
          <table:table-cell table:number-columns-repeated="2"/>
          <table:table-cell table:formula="of:=[$Auxiliar.D16]" office:value-type="float" office:value="11" calcext:value-type="float">
            <text:p>11</text:p>
          </table:table-cell>
          <table:table-cell table:formula="of:=IF([.M20]&lt;=[Datos.$E$9];[.M20];&quot;&quot;)">
            <text:p/>
          </table:table-cell>
          <table:table-cell table:formula="of:=IF([.N20]=&quot;&quot;;&quot;&quot;;1)">
            <text:p/>
          </table:table-cell>
          <table:table-cell table:formula="of:=IF([.O20]=&quot;&quot;;&quot;&quot;;([.O20]+([Datos.$E$7]/100))^[.N20])">
            <text:p/>
          </table:table-cell>
          <table:table-cell table:formula="of:=IF([.P20]=&quot;&quot;;&quot;&quot;;1/[.P2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7]" office:value-type="float" office:value="12" calcext:value-type="float">
            <text:p>12</text:p>
          </table:table-cell>
          <table:table-cell table:formula="of:=IF([.D21]&lt;=[Datos.$E$9];[$Auxiliar.D17];&quot;&quot;)">
            <text:p/>
          </table:table-cell>
          <table:table-cell table:formula="of:=IF([.E21]=&quot;&quot;;&quot;&quot;;[Datos.$E$11])">
            <text:p/>
          </table:table-cell>
          <table:table-cell table:formula="of:=IF([.F21]=&quot;&quot;;&quot;&quot;;[Datos.$E$7])">
            <text:p/>
          </table:table-cell>
          <table:table-cell table:formula="of:=IF([.E21]=&quot;&quot;;&quot;&quot;;[.J20]*([.G21]/100))">
            <text:p/>
          </table:table-cell>
          <table:table-cell table:formula="of:=IF([.E21]=&quot;&quot;;&quot;&quot;;[.F21]-[.H21])">
            <text:p/>
          </table:table-cell>
          <table:table-cell table:formula="of:=IF([.E21]=&quot;&quot;;&quot;&quot;;[.J20]-[.I21])">
            <text:p/>
          </table:table-cell>
          <table:table-cell table:number-columns-repeated="2"/>
          <table:table-cell table:formula="of:=[$Auxiliar.D17]" office:value-type="float" office:value="12" calcext:value-type="float">
            <text:p>12</text:p>
          </table:table-cell>
          <table:table-cell table:formula="of:=IF([.M21]&lt;=[Datos.$E$9];[.M21];&quot;&quot;)">
            <text:p/>
          </table:table-cell>
          <table:table-cell table:formula="of:=IF([.N21]=&quot;&quot;;&quot;&quot;;1)">
            <text:p/>
          </table:table-cell>
          <table:table-cell table:formula="of:=IF([.O21]=&quot;&quot;;&quot;&quot;;([.O21]+([Datos.$E$7]/100))^[.N21])">
            <text:p/>
          </table:table-cell>
          <table:table-cell table:formula="of:=IF([.P21]=&quot;&quot;;&quot;&quot;;1/[.P2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8]" office:value-type="float" office:value="13" calcext:value-type="float">
            <text:p>13</text:p>
          </table:table-cell>
          <table:table-cell table:formula="of:=IF([.D22]&lt;=[Datos.$E$9];[$Auxiliar.D18];&quot;&quot;)">
            <text:p/>
          </table:table-cell>
          <table:table-cell table:formula="of:=IF([.E22]=&quot;&quot;;&quot;&quot;;[Datos.$E$11])">
            <text:p/>
          </table:table-cell>
          <table:table-cell table:formula="of:=IF([.F22]=&quot;&quot;;&quot;&quot;;[Datos.$E$7])">
            <text:p/>
          </table:table-cell>
          <table:table-cell table:formula="of:=IF([.E22]=&quot;&quot;;&quot;&quot;;[.J21]*([.G22]/100))">
            <text:p/>
          </table:table-cell>
          <table:table-cell table:formula="of:=IF([.E22]=&quot;&quot;;&quot;&quot;;[.F22]-[.H22])">
            <text:p/>
          </table:table-cell>
          <table:table-cell table:formula="of:=IF([.E22]=&quot;&quot;;&quot;&quot;;[.J21]-[.I22])">
            <text:p/>
          </table:table-cell>
          <table:table-cell table:number-columns-repeated="2"/>
          <table:table-cell table:formula="of:=[$Auxiliar.D18]" office:value-type="float" office:value="13" calcext:value-type="float">
            <text:p>13</text:p>
          </table:table-cell>
          <table:table-cell table:formula="of:=IF([.M22]&lt;=[Datos.$E$9];[.M22];&quot;&quot;)">
            <text:p/>
          </table:table-cell>
          <table:table-cell table:formula="of:=IF([.N22]=&quot;&quot;;&quot;&quot;;1)">
            <text:p/>
          </table:table-cell>
          <table:table-cell table:formula="of:=IF([.O22]=&quot;&quot;;&quot;&quot;;([.O22]+([Datos.$E$7]/100))^[.N22])">
            <text:p/>
          </table:table-cell>
          <table:table-cell table:formula="of:=IF([.P22]=&quot;&quot;;&quot;&quot;;1/[.P2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9]" office:value-type="float" office:value="14" calcext:value-type="float">
            <text:p>14</text:p>
          </table:table-cell>
          <table:table-cell table:formula="of:=IF([.D23]&lt;=[Datos.$E$9];[$Auxiliar.D19];&quot;&quot;)">
            <text:p/>
          </table:table-cell>
          <table:table-cell table:formula="of:=IF([.E23]=&quot;&quot;;&quot;&quot;;[Datos.$E$11])">
            <text:p/>
          </table:table-cell>
          <table:table-cell table:formula="of:=IF([.F23]=&quot;&quot;;&quot;&quot;;[Datos.$E$7])">
            <text:p/>
          </table:table-cell>
          <table:table-cell table:formula="of:=IF([.E23]=&quot;&quot;;&quot;&quot;;[.J22]*([.G23]/100))">
            <text:p/>
          </table:table-cell>
          <table:table-cell table:formula="of:=IF([.E23]=&quot;&quot;;&quot;&quot;;[.F23]-[.H23])">
            <text:p/>
          </table:table-cell>
          <table:table-cell table:formula="of:=IF([.E23]=&quot;&quot;;&quot;&quot;;[.J22]-[.I23])">
            <text:p/>
          </table:table-cell>
          <table:table-cell table:number-columns-repeated="2"/>
          <table:table-cell table:formula="of:=[$Auxiliar.D19]" office:value-type="float" office:value="14" calcext:value-type="float">
            <text:p>14</text:p>
          </table:table-cell>
          <table:table-cell table:formula="of:=IF([.M23]&lt;=[Datos.$E$9];[.M23];&quot;&quot;)">
            <text:p/>
          </table:table-cell>
          <table:table-cell table:formula="of:=IF([.N23]=&quot;&quot;;&quot;&quot;;1)">
            <text:p/>
          </table:table-cell>
          <table:table-cell table:formula="of:=IF([.O23]=&quot;&quot;;&quot;&quot;;([.O23]+([Datos.$E$7]/100))^[.N23])">
            <text:p/>
          </table:table-cell>
          <table:table-cell table:formula="of:=IF([.P23]=&quot;&quot;;&quot;&quot;;1/[.P2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0]" office:value-type="float" office:value="15" calcext:value-type="float">
            <text:p>15</text:p>
          </table:table-cell>
          <table:table-cell table:formula="of:=IF([.D24]&lt;=[Datos.$E$9];[$Auxiliar.D20];&quot;&quot;)">
            <text:p/>
          </table:table-cell>
          <table:table-cell table:formula="of:=IF([.E24]=&quot;&quot;;&quot;&quot;;[Datos.$E$11])">
            <text:p/>
          </table:table-cell>
          <table:table-cell table:formula="of:=IF([.F24]=&quot;&quot;;&quot;&quot;;[Datos.$E$7])">
            <text:p/>
          </table:table-cell>
          <table:table-cell table:formula="of:=IF([.E24]=&quot;&quot;;&quot;&quot;;[.J23]*([.G24]/100))">
            <text:p/>
          </table:table-cell>
          <table:table-cell table:formula="of:=IF([.E24]=&quot;&quot;;&quot;&quot;;[.F24]-[.H24])">
            <text:p/>
          </table:table-cell>
          <table:table-cell table:formula="of:=IF([.E24]=&quot;&quot;;&quot;&quot;;[.J23]-[.I24])">
            <text:p/>
          </table:table-cell>
          <table:table-cell table:number-columns-repeated="2"/>
          <table:table-cell table:formula="of:=[$Auxiliar.D20]" office:value-type="float" office:value="15" calcext:value-type="float">
            <text:p>15</text:p>
          </table:table-cell>
          <table:table-cell table:formula="of:=IF([.M24]&lt;=[Datos.$E$9];[.M24];&quot;&quot;)">
            <text:p/>
          </table:table-cell>
          <table:table-cell table:formula="of:=IF([.N24]=&quot;&quot;;&quot;&quot;;1)">
            <text:p/>
          </table:table-cell>
          <table:table-cell table:formula="of:=IF([.O24]=&quot;&quot;;&quot;&quot;;([.O24]+([Datos.$E$7]/100))^[.N24])">
            <text:p/>
          </table:table-cell>
          <table:table-cell table:formula="of:=IF([.P24]=&quot;&quot;;&quot;&quot;;1/[.P2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1]" office:value-type="float" office:value="16" calcext:value-type="float">
            <text:p>16</text:p>
          </table:table-cell>
          <table:table-cell table:formula="of:=IF([.D25]&lt;=[Datos.$E$9];[$Auxiliar.D21];&quot;&quot;)">
            <text:p/>
          </table:table-cell>
          <table:table-cell table:formula="of:=IF([.E25]=&quot;&quot;;&quot;&quot;;[Datos.$E$11])">
            <text:p/>
          </table:table-cell>
          <table:table-cell table:formula="of:=IF([.F25]=&quot;&quot;;&quot;&quot;;[Datos.$E$7])">
            <text:p/>
          </table:table-cell>
          <table:table-cell table:formula="of:=IF([.E25]=&quot;&quot;;&quot;&quot;;[.J24]*([.G25]/100))">
            <text:p/>
          </table:table-cell>
          <table:table-cell table:formula="of:=IF([.E25]=&quot;&quot;;&quot;&quot;;[.F25]-[.H25])">
            <text:p/>
          </table:table-cell>
          <table:table-cell table:formula="of:=IF([.E25]=&quot;&quot;;&quot;&quot;;[.J24]-[.I25])">
            <text:p/>
          </table:table-cell>
          <table:table-cell table:number-columns-repeated="2"/>
          <table:table-cell table:formula="of:=[$Auxiliar.D21]" office:value-type="float" office:value="16" calcext:value-type="float">
            <text:p>16</text:p>
          </table:table-cell>
          <table:table-cell table:formula="of:=IF([.M25]&lt;=[Datos.$E$9];[.M25];&quot;&quot;)">
            <text:p/>
          </table:table-cell>
          <table:table-cell table:formula="of:=IF([.N25]=&quot;&quot;;&quot;&quot;;1)">
            <text:p/>
          </table:table-cell>
          <table:table-cell table:formula="of:=IF([.O25]=&quot;&quot;;&quot;&quot;;([.O25]+([Datos.$E$7]/100))^[.N25])">
            <text:p/>
          </table:table-cell>
          <table:table-cell table:formula="of:=IF([.P25]=&quot;&quot;;&quot;&quot;;1/[.P2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2]" office:value-type="float" office:value="17" calcext:value-type="float">
            <text:p>17</text:p>
          </table:table-cell>
          <table:table-cell table:formula="of:=IF([.D26]&lt;=[Datos.$E$9];[$Auxiliar.D22];&quot;&quot;)">
            <text:p/>
          </table:table-cell>
          <table:table-cell table:formula="of:=IF([.E26]=&quot;&quot;;&quot;&quot;;[Datos.$E$11])">
            <text:p/>
          </table:table-cell>
          <table:table-cell table:formula="of:=IF([.F26]=&quot;&quot;;&quot;&quot;;[Datos.$E$7])">
            <text:p/>
          </table:table-cell>
          <table:table-cell table:formula="of:=IF([.E26]=&quot;&quot;;&quot;&quot;;[.J25]*([.G26]/100))">
            <text:p/>
          </table:table-cell>
          <table:table-cell table:formula="of:=IF([.E26]=&quot;&quot;;&quot;&quot;;[.F26]-[.H26])">
            <text:p/>
          </table:table-cell>
          <table:table-cell table:formula="of:=IF([.E26]=&quot;&quot;;&quot;&quot;;[.J25]-[.I26])">
            <text:p/>
          </table:table-cell>
          <table:table-cell table:number-columns-repeated="2"/>
          <table:table-cell table:formula="of:=[$Auxiliar.D22]" office:value-type="float" office:value="17" calcext:value-type="float">
            <text:p>17</text:p>
          </table:table-cell>
          <table:table-cell table:formula="of:=IF([.M26]&lt;=[Datos.$E$9];[.M26];&quot;&quot;)">
            <text:p/>
          </table:table-cell>
          <table:table-cell table:formula="of:=IF([.N26]=&quot;&quot;;&quot;&quot;;1)">
            <text:p/>
          </table:table-cell>
          <table:table-cell table:formula="of:=IF([.O26]=&quot;&quot;;&quot;&quot;;([.O26]+([Datos.$E$7]/100))^[.N26])">
            <text:p/>
          </table:table-cell>
          <table:table-cell table:formula="of:=IF([.P26]=&quot;&quot;;&quot;&quot;;1/[.P2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3]" office:value-type="float" office:value="18" calcext:value-type="float">
            <text:p>18</text:p>
          </table:table-cell>
          <table:table-cell table:formula="of:=IF([.D27]&lt;=[Datos.$E$9];[$Auxiliar.D23];&quot;&quot;)">
            <text:p/>
          </table:table-cell>
          <table:table-cell table:formula="of:=IF([.E27]=&quot;&quot;;&quot;&quot;;[Datos.$E$11])">
            <text:p/>
          </table:table-cell>
          <table:table-cell table:formula="of:=IF([.F27]=&quot;&quot;;&quot;&quot;;[Datos.$E$7])">
            <text:p/>
          </table:table-cell>
          <table:table-cell table:formula="of:=IF([.E27]=&quot;&quot;;&quot;&quot;;[.J26]*([.G27]/100))">
            <text:p/>
          </table:table-cell>
          <table:table-cell table:formula="of:=IF([.E27]=&quot;&quot;;&quot;&quot;;[.F27]-[.H27])">
            <text:p/>
          </table:table-cell>
          <table:table-cell table:formula="of:=IF([.E27]=&quot;&quot;;&quot;&quot;;[.J26]-[.I27])">
            <text:p/>
          </table:table-cell>
          <table:table-cell table:number-columns-repeated="2"/>
          <table:table-cell table:formula="of:=[$Auxiliar.D23]" office:value-type="float" office:value="18" calcext:value-type="float">
            <text:p>18</text:p>
          </table:table-cell>
          <table:table-cell table:formula="of:=IF([.M27]&lt;=[Datos.$E$9];[.M27];&quot;&quot;)">
            <text:p/>
          </table:table-cell>
          <table:table-cell table:formula="of:=IF([.N27]=&quot;&quot;;&quot;&quot;;1)">
            <text:p/>
          </table:table-cell>
          <table:table-cell table:formula="of:=IF([.O27]=&quot;&quot;;&quot;&quot;;([.O27]+([Datos.$E$7]/100))^[.N27])">
            <text:p/>
          </table:table-cell>
          <table:table-cell table:formula="of:=IF([.P27]=&quot;&quot;;&quot;&quot;;1/[.P2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4]" office:value-type="float" office:value="19" calcext:value-type="float">
            <text:p>19</text:p>
          </table:table-cell>
          <table:table-cell table:formula="of:=IF([.D28]&lt;=[Datos.$E$9];[$Auxiliar.D24];&quot;&quot;)">
            <text:p/>
          </table:table-cell>
          <table:table-cell table:formula="of:=IF([.E28]=&quot;&quot;;&quot;&quot;;[Datos.$E$11])">
            <text:p/>
          </table:table-cell>
          <table:table-cell table:formula="of:=IF([.F28]=&quot;&quot;;&quot;&quot;;[Datos.$E$7])">
            <text:p/>
          </table:table-cell>
          <table:table-cell table:formula="of:=IF([.E28]=&quot;&quot;;&quot;&quot;;[.J27]*([.G28]/100))">
            <text:p/>
          </table:table-cell>
          <table:table-cell table:formula="of:=IF([.E28]=&quot;&quot;;&quot;&quot;;[.F28]-[.H28])">
            <text:p/>
          </table:table-cell>
          <table:table-cell table:formula="of:=IF([.E28]=&quot;&quot;;&quot;&quot;;[.J27]-[.I28])">
            <text:p/>
          </table:table-cell>
          <table:table-cell table:number-columns-repeated="2"/>
          <table:table-cell table:formula="of:=[$Auxiliar.D24]" office:value-type="float" office:value="19" calcext:value-type="float">
            <text:p>19</text:p>
          </table:table-cell>
          <table:table-cell table:formula="of:=IF([.M28]&lt;=[Datos.$E$9];[.M28];&quot;&quot;)">
            <text:p/>
          </table:table-cell>
          <table:table-cell table:formula="of:=IF([.N28]=&quot;&quot;;&quot;&quot;;1)">
            <text:p/>
          </table:table-cell>
          <table:table-cell table:formula="of:=IF([.O28]=&quot;&quot;;&quot;&quot;;([.O28]+([Datos.$E$7]/100))^[.N28])">
            <text:p/>
          </table:table-cell>
          <table:table-cell table:formula="of:=IF([.P28]=&quot;&quot;;&quot;&quot;;1/[.P2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5]" office:value-type="float" office:value="20" calcext:value-type="float">
            <text:p>20</text:p>
          </table:table-cell>
          <table:table-cell table:formula="of:=IF([.D29]&lt;=[Datos.$E$9];[$Auxiliar.D25];&quot;&quot;)">
            <text:p/>
          </table:table-cell>
          <table:table-cell table:formula="of:=IF([.E29]=&quot;&quot;;&quot;&quot;;[Datos.$E$11])">
            <text:p/>
          </table:table-cell>
          <table:table-cell table:formula="of:=IF([.F29]=&quot;&quot;;&quot;&quot;;[Datos.$E$7])">
            <text:p/>
          </table:table-cell>
          <table:table-cell table:formula="of:=IF([.E29]=&quot;&quot;;&quot;&quot;;[.J28]*([.G29]/100))">
            <text:p/>
          </table:table-cell>
          <table:table-cell table:formula="of:=IF([.E29]=&quot;&quot;;&quot;&quot;;[.F29]-[.H29])">
            <text:p/>
          </table:table-cell>
          <table:table-cell table:formula="of:=IF([.E29]=&quot;&quot;;&quot;&quot;;[.J28]-[.I29])">
            <text:p/>
          </table:table-cell>
          <table:table-cell table:number-columns-repeated="2"/>
          <table:table-cell table:formula="of:=[$Auxiliar.D25]" office:value-type="float" office:value="20" calcext:value-type="float">
            <text:p>20</text:p>
          </table:table-cell>
          <table:table-cell table:formula="of:=IF([.M29]&lt;=[Datos.$E$9];[.M29];&quot;&quot;)">
            <text:p/>
          </table:table-cell>
          <table:table-cell table:formula="of:=IF([.N29]=&quot;&quot;;&quot;&quot;;1)">
            <text:p/>
          </table:table-cell>
          <table:table-cell table:formula="of:=IF([.O29]=&quot;&quot;;&quot;&quot;;([.O29]+([Datos.$E$7]/100))^[.N29])">
            <text:p/>
          </table:table-cell>
          <table:table-cell table:formula="of:=IF([.P29]=&quot;&quot;;&quot;&quot;;1/[.P2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6]" office:value-type="float" office:value="21" calcext:value-type="float">
            <text:p>21</text:p>
          </table:table-cell>
          <table:table-cell table:formula="of:=IF([.D30]&lt;=[Datos.$E$9];[$Auxiliar.D26];&quot;&quot;)">
            <text:p/>
          </table:table-cell>
          <table:table-cell table:formula="of:=IF([.E30]=&quot;&quot;;&quot;&quot;;[Datos.$E$11])">
            <text:p/>
          </table:table-cell>
          <table:table-cell table:formula="of:=IF([.F30]=&quot;&quot;;&quot;&quot;;[Datos.$E$7])">
            <text:p/>
          </table:table-cell>
          <table:table-cell table:formula="of:=IF([.E30]=&quot;&quot;;&quot;&quot;;[.J29]*([.G30]/100))">
            <text:p/>
          </table:table-cell>
          <table:table-cell table:formula="of:=IF([.E30]=&quot;&quot;;&quot;&quot;;[.F30]-[.H30])">
            <text:p/>
          </table:table-cell>
          <table:table-cell table:formula="of:=IF([.E30]=&quot;&quot;;&quot;&quot;;[.J29]-[.I30])">
            <text:p/>
          </table:table-cell>
          <table:table-cell table:number-columns-repeated="2"/>
          <table:table-cell table:formula="of:=[$Auxiliar.D26]" office:value-type="float" office:value="21" calcext:value-type="float">
            <text:p>21</text:p>
          </table:table-cell>
          <table:table-cell table:formula="of:=IF([.M30]&lt;=[Datos.$E$9];[.M30];&quot;&quot;)">
            <text:p/>
          </table:table-cell>
          <table:table-cell table:formula="of:=IF([.N30]=&quot;&quot;;&quot;&quot;;1)">
            <text:p/>
          </table:table-cell>
          <table:table-cell table:formula="of:=IF([.O30]=&quot;&quot;;&quot;&quot;;([.O30]+([Datos.$E$7]/100))^[.N30])">
            <text:p/>
          </table:table-cell>
          <table:table-cell table:formula="of:=IF([.P30]=&quot;&quot;;&quot;&quot;;1/[.P3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7]" office:value-type="float" office:value="22" calcext:value-type="float">
            <text:p>22</text:p>
          </table:table-cell>
          <table:table-cell table:formula="of:=IF([.D31]&lt;=[Datos.$E$9];[$Auxiliar.D27];&quot;&quot;)">
            <text:p/>
          </table:table-cell>
          <table:table-cell table:formula="of:=IF([.E31]=&quot;&quot;;&quot;&quot;;[Datos.$E$11])">
            <text:p/>
          </table:table-cell>
          <table:table-cell table:formula="of:=IF([.F31]=&quot;&quot;;&quot;&quot;;[Datos.$E$7])">
            <text:p/>
          </table:table-cell>
          <table:table-cell table:formula="of:=IF([.E31]=&quot;&quot;;&quot;&quot;;[.J30]*([.G31]/100))">
            <text:p/>
          </table:table-cell>
          <table:table-cell table:formula="of:=IF([.E31]=&quot;&quot;;&quot;&quot;;[.F31]-[.H31])">
            <text:p/>
          </table:table-cell>
          <table:table-cell table:formula="of:=IF([.E31]=&quot;&quot;;&quot;&quot;;[.J30]-[.I31])">
            <text:p/>
          </table:table-cell>
          <table:table-cell table:number-columns-repeated="2"/>
          <table:table-cell table:formula="of:=[$Auxiliar.D27]" office:value-type="float" office:value="22" calcext:value-type="float">
            <text:p>22</text:p>
          </table:table-cell>
          <table:table-cell table:formula="of:=IF([.M31]&lt;=[Datos.$E$9];[.M31];&quot;&quot;)">
            <text:p/>
          </table:table-cell>
          <table:table-cell table:formula="of:=IF([.N31]=&quot;&quot;;&quot;&quot;;1)">
            <text:p/>
          </table:table-cell>
          <table:table-cell table:formula="of:=IF([.O31]=&quot;&quot;;&quot;&quot;;([.O31]+([Datos.$E$7]/100))^[.N31])">
            <text:p/>
          </table:table-cell>
          <table:table-cell table:formula="of:=IF([.P31]=&quot;&quot;;&quot;&quot;;1/[.P3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8]" office:value-type="float" office:value="23" calcext:value-type="float">
            <text:p>23</text:p>
          </table:table-cell>
          <table:table-cell table:formula="of:=IF([.D32]&lt;=[Datos.$E$9];[$Auxiliar.D28];&quot;&quot;)">
            <text:p/>
          </table:table-cell>
          <table:table-cell table:formula="of:=IF([.E32]=&quot;&quot;;&quot;&quot;;[Datos.$E$11])">
            <text:p/>
          </table:table-cell>
          <table:table-cell table:formula="of:=IF([.F32]=&quot;&quot;;&quot;&quot;;[Datos.$E$7])">
            <text:p/>
          </table:table-cell>
          <table:table-cell table:formula="of:=IF([.E32]=&quot;&quot;;&quot;&quot;;[.J31]*([.G32]/100))">
            <text:p/>
          </table:table-cell>
          <table:table-cell table:formula="of:=IF([.E32]=&quot;&quot;;&quot;&quot;;[.F32]-[.H32])">
            <text:p/>
          </table:table-cell>
          <table:table-cell table:formula="of:=IF([.E32]=&quot;&quot;;&quot;&quot;;[.J31]-[.I32])">
            <text:p/>
          </table:table-cell>
          <table:table-cell table:number-columns-repeated="2"/>
          <table:table-cell table:formula="of:=[$Auxiliar.D28]" office:value-type="float" office:value="23" calcext:value-type="float">
            <text:p>23</text:p>
          </table:table-cell>
          <table:table-cell table:formula="of:=IF([.M32]&lt;=[Datos.$E$9];[.M32];&quot;&quot;)">
            <text:p/>
          </table:table-cell>
          <table:table-cell table:formula="of:=IF([.N32]=&quot;&quot;;&quot;&quot;;1)">
            <text:p/>
          </table:table-cell>
          <table:table-cell table:formula="of:=IF([.O32]=&quot;&quot;;&quot;&quot;;([.O32]+([Datos.$E$7]/100))^[.N32])">
            <text:p/>
          </table:table-cell>
          <table:table-cell table:formula="of:=IF([.P32]=&quot;&quot;;&quot;&quot;;1/[.P3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9]" office:value-type="float" office:value="24" calcext:value-type="float">
            <text:p>24</text:p>
          </table:table-cell>
          <table:table-cell table:formula="of:=IF([.D33]&lt;=[Datos.$E$9];[$Auxiliar.D29];&quot;&quot;)">
            <text:p/>
          </table:table-cell>
          <table:table-cell table:formula="of:=IF([.E33]=&quot;&quot;;&quot;&quot;;[Datos.$E$11])">
            <text:p/>
          </table:table-cell>
          <table:table-cell table:formula="of:=IF([.F33]=&quot;&quot;;&quot;&quot;;[Datos.$E$7])">
            <text:p/>
          </table:table-cell>
          <table:table-cell table:formula="of:=IF([.E33]=&quot;&quot;;&quot;&quot;;[.J32]*([.G33]/100))">
            <text:p/>
          </table:table-cell>
          <table:table-cell table:formula="of:=IF([.E33]=&quot;&quot;;&quot;&quot;;[.F33]-[.H33])">
            <text:p/>
          </table:table-cell>
          <table:table-cell table:formula="of:=IF([.E33]=&quot;&quot;;&quot;&quot;;[.J32]-[.I33])">
            <text:p/>
          </table:table-cell>
          <table:table-cell table:number-columns-repeated="2"/>
          <table:table-cell table:formula="of:=[$Auxiliar.D29]" office:value-type="float" office:value="24" calcext:value-type="float">
            <text:p>24</text:p>
          </table:table-cell>
          <table:table-cell table:formula="of:=IF([.M33]&lt;=[Datos.$E$9];[.M33];&quot;&quot;)">
            <text:p/>
          </table:table-cell>
          <table:table-cell table:formula="of:=IF([.N33]=&quot;&quot;;&quot;&quot;;1)">
            <text:p/>
          </table:table-cell>
          <table:table-cell table:formula="of:=IF([.O33]=&quot;&quot;;&quot;&quot;;([.O33]+([Datos.$E$7]/100))^[.N33])">
            <text:p/>
          </table:table-cell>
          <table:table-cell table:formula="of:=IF([.P33]=&quot;&quot;;&quot;&quot;;1/[.P3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30]" office:value-type="float" office:value="25" calcext:value-type="float">
            <text:p>25</text:p>
          </table:table-cell>
          <table:table-cell table:formula="of:=IF([.D34]&lt;=[Datos.$E$9];[$Auxiliar.D30];&quot;&quot;)">
            <text:p/>
          </table:table-cell>
          <table:table-cell table:formula="of:=IF([.E34]=&quot;&quot;;&quot;&quot;;[Datos.$E$11])">
            <text:p/>
          </table:table-cell>
          <table:table-cell table:formula="of:=IF([.F34]=&quot;&quot;;&quot;&quot;;[Datos.$E$7])">
            <text:p/>
          </table:table-cell>
          <table:table-cell table:formula="of:=IF([.E34]=&quot;&quot;;&quot;&quot;;[.J33]*([.G34]/100))">
            <text:p/>
          </table:table-cell>
          <table:table-cell table:formula="of:=IF([.E34]=&quot;&quot;;&quot;&quot;;[.F34]-[.H34])">
            <text:p/>
          </table:table-cell>
          <table:table-cell table:formula="of:=IF([.E34]=&quot;&quot;;&quot;&quot;;[.J33]-[.I34])">
            <text:p/>
          </table:table-cell>
          <table:table-cell table:number-columns-repeated="2"/>
          <table:table-cell table:formula="of:=[$Auxiliar.D30]" office:value-type="float" office:value="25" calcext:value-type="float">
            <text:p>25</text:p>
          </table:table-cell>
          <table:table-cell table:formula="of:=IF([.M34]&lt;=[Datos.$E$9];[.M34];&quot;&quot;)">
            <text:p/>
          </table:table-cell>
          <table:table-cell table:formula="of:=IF([.N34]=&quot;&quot;;&quot;&quot;;1)">
            <text:p/>
          </table:table-cell>
          <table:table-cell table:formula="of:=IF([.O34]=&quot;&quot;;&quot;&quot;;([.O34]+([Datos.$E$7]/100))^[.N34])">
            <text:p/>
          </table:table-cell>
          <table:table-cell table:formula="of:=IF([.P34]=&quot;&quot;;&quot;&quot;;1/[.P3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31]" office:value-type="float" office:value="26" calcext:value-type="float">
            <text:p>26</text:p>
          </table:table-cell>
          <table:table-cell table:formula="of:=IF([.D35]&lt;=[Datos.$E$9];[$Auxiliar.D31];&quot;&quot;)">
            <text:p/>
          </table:table-cell>
          <table:table-cell table:formula="of:=IF([.E35]=&quot;&quot;;&quot;&quot;;[Datos.$E$11])">
            <text:p/>
          </table:table-cell>
          <table:table-cell table:formula="of:=IF([.F35]=&quot;&quot;;&quot;&quot;;[Datos.$E$7])">
            <text:p/>
          </table:table-cell>
          <table:table-cell table:formula="of:=IF([.E35]=&quot;&quot;;&quot;&quot;;[.J34]*([.G35]/100))">
            <text:p/>
          </table:table-cell>
          <table:table-cell table:formula="of:=IF([.E35]=&quot;&quot;;&quot;&quot;;[.F35]-[.H35])">
            <text:p/>
          </table:table-cell>
          <table:table-cell table:formula="of:=IF([.E35]=&quot;&quot;;&quot;&quot;;[.J34]-[.I35])">
            <text:p/>
          </table:table-cell>
          <table:table-cell table:number-columns-repeated="2"/>
          <table:table-cell table:formula="of:=[$Auxiliar.D31]" office:value-type="float" office:value="26" calcext:value-type="float">
            <text:p>26</text:p>
          </table:table-cell>
          <table:table-cell table:formula="of:=IF([.M35]&lt;=[Datos.$E$9];[.M35];&quot;&quot;)">
            <text:p/>
          </table:table-cell>
          <table:table-cell table:formula="of:=IF([.N35]=&quot;&quot;;&quot;&quot;;1)">
            <text:p/>
          </table:table-cell>
          <table:table-cell table:formula="of:=IF([.O35]=&quot;&quot;;&quot;&quot;;([.O35]+([Datos.$E$7]/100))^[.N35])">
            <text:p/>
          </table:table-cell>
          <table:table-cell table:formula="of:=IF([.P35]=&quot;&quot;;&quot;&quot;;1/[.P3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32]" office:value-type="float" office:value="27" calcext:value-type="float">
            <text:p>27</text:p>
          </table:table-cell>
          <table:table-cell table:formula="of:=IF([.D36]&lt;=[Datos.$E$9];[$Auxiliar.D32];&quot;&quot;)">
            <text:p/>
          </table:table-cell>
          <table:table-cell table:formula="of:=IF([.E36]=&quot;&quot;;&quot;&quot;;[Datos.$E$11])">
            <text:p/>
          </table:table-cell>
          <table:table-cell table:formula="of:=IF([.F36]=&quot;&quot;;&quot;&quot;;[Datos.$E$7])">
            <text:p/>
          </table:table-cell>
          <table:table-cell table:formula="of:=IF([.E36]=&quot;&quot;;&quot;&quot;;[.J35]*([.G36]/100))">
            <text:p/>
          </table:table-cell>
          <table:table-cell table:formula="of:=IF([.E36]=&quot;&quot;;&quot;&quot;;[.F36]-[.H36])">
            <text:p/>
          </table:table-cell>
          <table:table-cell table:formula="of:=IF([.E36]=&quot;&quot;;&quot;&quot;;[.J35]-[.I36])">
            <text:p/>
          </table:table-cell>
          <table:table-cell table:number-columns-repeated="2"/>
          <table:table-cell table:formula="of:=[$Auxiliar.D32]" office:value-type="float" office:value="27" calcext:value-type="float">
            <text:p>27</text:p>
          </table:table-cell>
          <table:table-cell table:formula="of:=IF([.M36]&lt;=[Datos.$E$9];[.M36];&quot;&quot;)">
            <text:p/>
          </table:table-cell>
          <table:table-cell table:formula="of:=IF([.N36]=&quot;&quot;;&quot;&quot;;1)">
            <text:p/>
          </table:table-cell>
          <table:table-cell table:formula="of:=IF([.O36]=&quot;&quot;;&quot;&quot;;([.O36]+([Datos.$E$7]/100))^[.N36])">
            <text:p/>
          </table:table-cell>
          <table:table-cell table:formula="of:=IF([.P36]=&quot;&quot;;&quot;&quot;;1/[.P3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33]" office:value-type="float" office:value="28" calcext:value-type="float">
            <text:p>28</text:p>
          </table:table-cell>
          <table:table-cell table:formula="of:=IF([.D37]&lt;=[Datos.$E$9];[$Auxiliar.D33];&quot;&quot;)">
            <text:p/>
          </table:table-cell>
          <table:table-cell table:formula="of:=IF([.E37]=&quot;&quot;;&quot;&quot;;[Datos.$E$11])">
            <text:p/>
          </table:table-cell>
          <table:table-cell table:formula="of:=IF([.F37]=&quot;&quot;;&quot;&quot;;[Datos.$E$7])">
            <text:p/>
          </table:table-cell>
          <table:table-cell table:formula="of:=IF([.E37]=&quot;&quot;;&quot;&quot;;[.J36]*([.G37]/100))">
            <text:p/>
          </table:table-cell>
          <table:table-cell table:formula="of:=IF([.E37]=&quot;&quot;;&quot;&quot;;[.F37]-[.H37])">
            <text:p/>
          </table:table-cell>
          <table:table-cell table:formula="of:=IF([.E37]=&quot;&quot;;&quot;&quot;;[.J36]-[.I37])">
            <text:p/>
          </table:table-cell>
          <table:table-cell table:number-columns-repeated="2"/>
          <table:table-cell table:formula="of:=[$Auxiliar.D33]" office:value-type="float" office:value="28" calcext:value-type="float">
            <text:p>28</text:p>
          </table:table-cell>
          <table:table-cell table:formula="of:=IF([.M37]&lt;=[Datos.$E$9];[.M37];&quot;&quot;)">
            <text:p/>
          </table:table-cell>
          <table:table-cell table:formula="of:=IF([.N37]=&quot;&quot;;&quot;&quot;;1)">
            <text:p/>
          </table:table-cell>
          <table:table-cell table:formula="of:=IF([.O37]=&quot;&quot;;&quot;&quot;;([.O37]+([Datos.$E$7]/100))^[.N37])">
            <text:p/>
          </table:table-cell>
          <table:table-cell table:formula="of:=IF([.P37]=&quot;&quot;;&quot;&quot;;1/[.P3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34]" office:value-type="float" office:value="29" calcext:value-type="float">
            <text:p>29</text:p>
          </table:table-cell>
          <table:table-cell table:formula="of:=IF([.D38]&lt;=[Datos.$E$9];[$Auxiliar.D34];&quot;&quot;)">
            <text:p/>
          </table:table-cell>
          <table:table-cell table:formula="of:=IF([.E38]=&quot;&quot;;&quot;&quot;;[Datos.$E$11])">
            <text:p/>
          </table:table-cell>
          <table:table-cell table:formula="of:=IF([.F38]=&quot;&quot;;&quot;&quot;;[Datos.$E$7])">
            <text:p/>
          </table:table-cell>
          <table:table-cell table:formula="of:=IF([.E38]=&quot;&quot;;&quot;&quot;;[.J37]*([.G38]/100))">
            <text:p/>
          </table:table-cell>
          <table:table-cell table:formula="of:=IF([.E38]=&quot;&quot;;&quot;&quot;;[.F38]-[.H38])">
            <text:p/>
          </table:table-cell>
          <table:table-cell table:formula="of:=IF([.E38]=&quot;&quot;;&quot;&quot;;[.J37]-[.I38])">
            <text:p/>
          </table:table-cell>
          <table:table-cell table:number-columns-repeated="2"/>
          <table:table-cell table:formula="of:=[$Auxiliar.D34]" office:value-type="float" office:value="29" calcext:value-type="float">
            <text:p>29</text:p>
          </table:table-cell>
          <table:table-cell table:formula="of:=IF([.M38]&lt;=[Datos.$E$9];[.M38];&quot;&quot;)">
            <text:p/>
          </table:table-cell>
          <table:table-cell table:formula="of:=IF([.N38]=&quot;&quot;;&quot;&quot;;1)">
            <text:p/>
          </table:table-cell>
          <table:table-cell table:formula="of:=IF([.O38]=&quot;&quot;;&quot;&quot;;([.O38]+([Datos.$E$7]/100))^[.N38])">
            <text:p/>
          </table:table-cell>
          <table:table-cell table:formula="of:=IF([.P38]=&quot;&quot;;&quot;&quot;;1/[.P3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35]" office:value-type="float" office:value="30" calcext:value-type="float">
            <text:p>30</text:p>
          </table:table-cell>
          <table:table-cell table:formula="of:=IF([.D39]&lt;=[Datos.$E$9];[$Auxiliar.D35];&quot;&quot;)">
            <text:p/>
          </table:table-cell>
          <table:table-cell table:formula="of:=IF([.E39]=&quot;&quot;;&quot;&quot;;[Datos.$E$11])">
            <text:p/>
          </table:table-cell>
          <table:table-cell table:formula="of:=IF([.F39]=&quot;&quot;;&quot;&quot;;[Datos.$E$7])">
            <text:p/>
          </table:table-cell>
          <table:table-cell table:formula="of:=IF([.E39]=&quot;&quot;;&quot;&quot;;[.J38]*([.G39]/100))">
            <text:p/>
          </table:table-cell>
          <table:table-cell table:formula="of:=IF([.E39]=&quot;&quot;;&quot;&quot;;[.F39]-[.H39])">
            <text:p/>
          </table:table-cell>
          <table:table-cell table:formula="of:=IF([.E39]=&quot;&quot;;&quot;&quot;;[.J38]-[.I39])">
            <text:p/>
          </table:table-cell>
          <table:table-cell table:number-columns-repeated="2"/>
          <table:table-cell table:formula="of:=[$Auxiliar.D35]" office:value-type="float" office:value="30" calcext:value-type="float">
            <text:p>30</text:p>
          </table:table-cell>
          <table:table-cell table:formula="of:=IF([.M39]&lt;=[Datos.$E$9];[.M39];&quot;&quot;)">
            <text:p/>
          </table:table-cell>
          <table:table-cell table:formula="of:=IF([.N39]=&quot;&quot;;&quot;&quot;;1)">
            <text:p/>
          </table:table-cell>
          <table:table-cell table:formula="of:=IF([.O39]=&quot;&quot;;&quot;&quot;;([.O39]+([Datos.$E$7]/100))^[.N39])">
            <text:p/>
          </table:table-cell>
          <table:table-cell table:formula="of:=IF([.P39]=&quot;&quot;;&quot;&quot;;1/[.P39])">
            <text:p/>
          </table:table-cell>
          <table:table-cell table:number-columns-repeated="3"/>
        </table:table-row>
      </table:table>
      <table:table table:name="Operaciones Mensuales" table:style-name="ta1">
        <table:table-column table:style-name="co1" table:number-columns-repeated="17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4"/>
          <table:table-cell table:style-name="ce4" office:value-type="string" calcext:value-type="string">
            <text:p>Meses</text:p>
          </table:table-cell>
          <table:table-cell table:style-name="ce4" office:value-type="string" calcext:value-type="string">
            <text:p>Mensualidad</text:p>
          </table:table-cell>
          <table:table-cell table:style-name="ce4" office:value-type="string" calcext:value-type="string">
            <text:p>Interés(%)</text:p>
          </table:table-cell>
          <table:table-cell table:style-name="ce4" office:value-type="string" calcext:value-type="string">
            <text:p>Interés(€)</text:p>
          </table:table-cell>
          <table:table-cell table:style-name="ce4" office:value-type="string" calcext:value-type="string">
            <text:p>C. Devuelto</text:p>
          </table:table-cell>
          <table:table-cell table:style-name="ce4" office:value-type="string" calcext:value-type="string">
            <text:p>C. Pendiente</text:p>
          </table:table-cell>
          <table:table-cell table:number-columns-repeated="4"/>
          <table:table-cell table:style-name="ce16" office:value-type="string" calcext:value-type="string">
            <text:p>Meses</text:p>
          </table:table-cell>
          <table:table-cell table:style-name="ce16" office:value-type="string" calcext:value-type="string" table:number-columns-spanned="2" table:number-rows-spanned="1">
            <text:p>Cálculos Denominador</text:p>
          </table:table-cell>
          <table:covered-table-cell table:style-name="ce16"/>
          <table:table-cell table:style-name="ce16" office:value-type="string" calcext:value-type="string">
            <text:p>Dividir entre 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IF([.D5]&lt;=[Datos.$G$9];[.D5];&quot;&quot;)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formula="of:=IF([.N5]&lt;=[Datos.$G$9];[.N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IF([.D6]&lt;=[Datos.$G$9];[.D6];&quot;&quot;)" office:value-type="float" office:value="1" calcext:value-type="float">
            <text:p>1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IF([.N6]&lt;=[Datos.$G$9];[.N6];&quot;&quot;)" office:value-type="float" office:value="1" calcext:value-type="float">
            <text:p>1</text:p>
          </table:table-cell>
          <table:table-cell table:formula="of:=IF([.O6]=&quot;&quot;;&quot;&quot;;1)" office:value-type="float" office:value="1" calcext:value-type="float">
            <text:p>1</text:p>
          </table:table-cell>
          <table:table-cell table:formula="of:=IF([.P6]=&quot;&quot;;&quot;&quot;;[.P6]/(1+([Datos.$G$7]/100))^[.N6])" office:value-type="float" office:value="0.997539797750139" calcext:value-type="float">
            <text:p>0,997539797750139</text:p>
          </table:table-cell>
          <table:table-cell table:formula="of:=IF([.Q6]=&quot;&quot;;&quot;&quot;;1/[.Q6])" office:value-type="float" office:value="1.0024662697723" calcext:value-type="float">
            <text:p>1,00246626977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IF([.D7]&lt;=[Datos.$G$9];[.D7];&quot;&quot;)" office:value-type="float" office:value="2" calcext:value-type="float">
            <text:p>2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IF([.N7]&lt;=[Datos.$G$9];[.N7];&quot;&quot;)" office:value-type="float" office:value="2" calcext:value-type="float">
            <text:p>2</text:p>
          </table:table-cell>
          <table:table-cell table:formula="of:=IF([.O7]=&quot;&quot;;&quot;&quot;;1)" office:value-type="float" office:value="1" calcext:value-type="float">
            <text:p>1</text:p>
          </table:table-cell>
          <table:table-cell table:formula="of:=IF([.P7]=&quot;&quot;;&quot;&quot;;[.P7]/(1+([Datos.$G$7]/100))^[.N7])" office:value-type="float" office:value="0.995085648095388" calcext:value-type="float">
            <text:p>0,995085648095388</text:p>
          </table:table-cell>
          <table:table-cell table:formula="of:=IF([.Q7]=&quot;&quot;;&quot;&quot;;1/[.Q7])" office:value-type="float" office:value="1.0049386220312" calcext:value-type="float">
            <text:p>1,00493862203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IF([.D8]&lt;=[Datos.$G$9];[.D8];&quot;&quot;)" office:value-type="float" office:value="3" calcext:value-type="float">
            <text:p>3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IF([.N8]&lt;=[Datos.$G$9];[.N8];&quot;&quot;)" office:value-type="float" office:value="3" calcext:value-type="float">
            <text:p>3</text:p>
          </table:table-cell>
          <table:table-cell table:formula="of:=IF([.O8]=&quot;&quot;;&quot;&quot;;1)" office:value-type="float" office:value="1" calcext:value-type="float">
            <text:p>1</text:p>
          </table:table-cell>
          <table:table-cell table:formula="of:=IF([.P8]=&quot;&quot;;&quot;&quot;;[.P8]/(1+([Datos.$G$7]/100))^[.N8])" office:value-type="float" office:value="0.992637536145139" calcext:value-type="float">
            <text:p>0,992637536145139</text:p>
          </table:table-cell>
          <table:table-cell table:formula="of:=IF([.Q8]=&quot;&quot;;&quot;&quot;;1/[.Q8])" office:value-type="float" office:value="1.00741707177773" calcext:value-type="float">
            <text:p>1,007417071777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IF([.D9]&lt;=[Datos.$G$9];[.D9];&quot;&quot;)" office:value-type="float" office:value="4" calcext:value-type="float">
            <text:p>4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IF([.N9]&lt;=[Datos.$G$9];[.N9];&quot;&quot;)" office:value-type="float" office:value="4" calcext:value-type="float">
            <text:p>4</text:p>
          </table:table-cell>
          <table:table-cell table:formula="of:=IF([.O9]=&quot;&quot;;&quot;&quot;;1)" office:value-type="float" office:value="1" calcext:value-type="float">
            <text:p>1</text:p>
          </table:table-cell>
          <table:table-cell table:formula="of:=IF([.P9]=&quot;&quot;;&quot;&quot;;[.P9]/(1+([Datos.$G$7]/100))^[.N9])" office:value-type="float" office:value="0.990195447045418" calcext:value-type="float">
            <text:p>0,990195447045418</text:p>
          </table:table-cell>
          <table:table-cell table:formula="of:=IF([.Q9]=&quot;&quot;;&quot;&quot;;1/[.Q9])" office:value-type="float" office:value="1.00990163404996" calcext:value-type="float">
            <text:p>1,009901634049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IF([.D10]&lt;=[Datos.$G$9];[.D10];&quot;&quot;)" office:value-type="float" office:value="5" calcext:value-type="float">
            <text:p>5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IF([.N10]&lt;=[Datos.$G$9];[.N10];&quot;&quot;)" office:value-type="float" office:value="5" calcext:value-type="float">
            <text:p>5</text:p>
          </table:table-cell>
          <table:table-cell table:formula="of:=IF([.O10]=&quot;&quot;;&quot;&quot;;1)" office:value-type="float" office:value="1" calcext:value-type="float">
            <text:p>1</text:p>
          </table:table-cell>
          <table:table-cell table:formula="of:=IF([.P10]=&quot;&quot;;&quot;&quot;;[.P10]/(1+([Datos.$G$7]/100))^[.N10])" office:value-type="float" office:value="0.987759365978795" calcext:value-type="float">
            <text:p>0,987759365978795</text:p>
          </table:table-cell>
          <table:table-cell table:formula="of:=IF([.Q10]=&quot;&quot;;&quot;&quot;;1/[.Q10])" office:value-type="float" office:value="1.01239232392302" calcext:value-type="float">
            <text:p>1,012392323923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IF([.D11]&lt;=[Datos.$G$9];[.D11];&quot;&quot;)" office:value-type="float" office:value="6" calcext:value-type="float">
            <text:p>6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IF([.N11]&lt;=[Datos.$G$9];[.N11];&quot;&quot;)" office:value-type="float" office:value="6" calcext:value-type="float">
            <text:p>6</text:p>
          </table:table-cell>
          <table:table-cell table:formula="of:=IF([.O11]=&quot;&quot;;&quot;&quot;;1)" office:value-type="float" office:value="1" calcext:value-type="float">
            <text:p>1</text:p>
          </table:table-cell>
          <table:table-cell table:formula="of:=IF([.P11]=&quot;&quot;;&quot;&quot;;[.P11]/(1+([Datos.$G$7]/100))^[.N11])" office:value-type="float" office:value="0.985329278164293" calcext:value-type="float">
            <text:p>0,985329278164293</text:p>
          </table:table-cell>
          <table:table-cell table:formula="of:=IF([.Q11]=&quot;&quot;;&quot;&quot;;1/[.Q11])" office:value-type="float" office:value="1.01488915650922" calcext:value-type="float">
            <text:p>1,014889156509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IF([.D12]&lt;=[Datos.$G$9];[.D12];&quot;&quot;)" office:value-type="float" office:value="7" calcext:value-type="float">
            <text:p>7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formula="of:=IF([.N12]&lt;=[Datos.$G$9];[.N12];&quot;&quot;)" office:value-type="float" office:value="7" calcext:value-type="float">
            <text:p>7</text:p>
          </table:table-cell>
          <table:table-cell table:formula="of:=IF([.O12]=&quot;&quot;;&quot;&quot;;1)" office:value-type="float" office:value="1" calcext:value-type="float">
            <text:p>1</text:p>
          </table:table-cell>
          <table:table-cell table:formula="of:=IF([.P12]=&quot;&quot;;&quot;&quot;;[.P12]/(1+([Datos.$G$7]/100))^[.N12])" office:value-type="float" office:value="0.982905168857299" calcext:value-type="float">
            <text:p>0,982905168857299</text:p>
          </table:table-cell>
          <table:table-cell table:formula="of:=IF([.Q12]=&quot;&quot;;&quot;&quot;;1/[.Q12])" office:value-type="float" office:value="1.01739214695816" calcext:value-type="float">
            <text:p>1,01739214695816</text:p>
          </table:table-cell>
          <table:table-cell/>
          <table:table-cell table:style-name="ce19" office:value-type="string" calcext:value-type="string">
            <text:p>Suma</text:p>
          </table:table-cell>
          <table:table-cell table:style-name="ce19" table:formula="of:=SUM([.R6:.R365])" office:value-type="float" office:value="139.791913190695" calcext:value-type="float">
            <text:p>139,79191319069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IF([.D13]&lt;=[Datos.$G$9];[.D13];&quot;&quot;)" office:value-type="float" office:value="8" calcext:value-type="float">
            <text:p>8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IF([.N13]&lt;=[Datos.$G$9];[.N13];&quot;&quot;)" office:value-type="float" office:value="8" calcext:value-type="float">
            <text:p>8</text:p>
          </table:table-cell>
          <table:table-cell table:formula="of:=IF([.O13]=&quot;&quot;;&quot;&quot;;1)" office:value-type="float" office:value="1" calcext:value-type="float">
            <text:p>1</text:p>
          </table:table-cell>
          <table:table-cell table:formula="of:=IF([.P13]=&quot;&quot;;&quot;&quot;;[.P13]/(1+([Datos.$G$7]/100))^[.N13])" office:value-type="float" office:value="0.980487023349476" calcext:value-type="float">
            <text:p>0,980487023349476</text:p>
          </table:table-cell>
          <table:table-cell table:formula="of:=IF([.Q13]=&quot;&quot;;&quot;&quot;;1/[.Q13])" office:value-type="float" office:value="1.01990131045678" calcext:value-type="float">
            <text:p>1,019901310456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IF([.D14]&lt;=[Datos.$G$9];[.D14];&quot;&quot;)" office:value-type="float" office:value="9" calcext:value-type="float">
            <text:p>9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IF([.N14]&lt;=[Datos.$G$9];[.N14];&quot;&quot;)" office:value-type="float" office:value="9" calcext:value-type="float">
            <text:p>9</text:p>
          </table:table-cell>
          <table:table-cell table:formula="of:=IF([.O14]=&quot;&quot;;&quot;&quot;;1)" office:value-type="float" office:value="1" calcext:value-type="float">
            <text:p>1</text:p>
          </table:table-cell>
          <table:table-cell table:formula="of:=IF([.P14]=&quot;&quot;;&quot;&quot;;[.P14]/(1+([Datos.$G$7]/100))^[.N14])" office:value-type="float" office:value="0.978074826968672" calcext:value-type="float">
            <text:p>0,978074826968672</text:p>
          </table:table-cell>
          <table:table-cell table:formula="of:=IF([.Q14]=&quot;&quot;;&quot;&quot;;1/[.Q14])" office:value-type="float" office:value="1.02241666222949" calcext:value-type="float">
            <text:p>1,022416662229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IF([.D15]&lt;=[Datos.$G$9];[.D15];&quot;&quot;)" office:value-type="float" office:value="10" calcext:value-type="float">
            <text:p>10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formula="of:=IF([.N15]&lt;=[Datos.$G$9];[.N15];&quot;&quot;)" office:value-type="float" office:value="10" calcext:value-type="float">
            <text:p>10</text:p>
          </table:table-cell>
          <table:table-cell table:formula="of:=IF([.O15]=&quot;&quot;;&quot;&quot;;1)" office:value-type="float" office:value="1" calcext:value-type="float">
            <text:p>1</text:p>
          </table:table-cell>
          <table:table-cell table:formula="of:=IF([.P15]=&quot;&quot;;&quot;&quot;;[.P15]/(1+([Datos.$G$7]/100))^[.N15])" office:value-type="float" office:value="0.975668565078831" calcext:value-type="float">
            <text:p>0,975668565078831</text:p>
          </table:table-cell>
          <table:table-cell table:formula="of:=IF([.Q15]=&quot;&quot;;&quot;&quot;;1/[.Q15])" office:value-type="float" office:value="1.02493821753825" calcext:value-type="float">
            <text:p>1,024938217538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IF([.D16]&lt;=[Datos.$G$9];[.D16];&quot;&quot;)" office:value-type="float" office:value="11" calcext:value-type="float">
            <text:p>11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formula="of:=IF([.N16]&lt;=[Datos.$G$9];[.N16];&quot;&quot;)" office:value-type="float" office:value="11" calcext:value-type="float">
            <text:p>11</text:p>
          </table:table-cell>
          <table:table-cell table:formula="of:=IF([.O16]=&quot;&quot;;&quot;&quot;;1)" office:value-type="float" office:value="1" calcext:value-type="float">
            <text:p>1</text:p>
          </table:table-cell>
          <table:table-cell table:formula="of:=IF([.P16]=&quot;&quot;;&quot;&quot;;[.P16]/(1+([Datos.$G$7]/100))^[.N16])" office:value-type="float" office:value="0.973268223079906" calcext:value-type="float">
            <text:p>0,973268223079906</text:p>
          </table:table-cell>
          <table:table-cell table:formula="of:=IF([.Q16]=&quot;&quot;;&quot;&quot;;1/[.Q16])" office:value-type="float" office:value="1.02746599168264" calcext:value-type="float">
            <text:p>1,027465991682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IF([.D17]&lt;=[Datos.$G$9];[.D17];&quot;&quot;)" office:value-type="float" office:value="12" calcext:value-type="float">
            <text:p>12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formula="of:=IF([.N17]&lt;=[Datos.$G$9];[.N17];&quot;&quot;)" office:value-type="float" office:value="12" calcext:value-type="float">
            <text:p>12</text:p>
          </table:table-cell>
          <table:table-cell table:formula="of:=IF([.O17]=&quot;&quot;;&quot;&quot;;1)" office:value-type="float" office:value="1" calcext:value-type="float">
            <text:p>1</text:p>
          </table:table-cell>
          <table:table-cell table:formula="of:=IF([.P17]=&quot;&quot;;&quot;&quot;;[.P17]/(1+([Datos.$G$7]/100))^[.N17])" office:value-type="float" office:value="0.970873786407766" calcext:value-type="float">
            <text:p>0,970873786407766</text:p>
          </table:table-cell>
          <table:table-cell table:formula="of:=IF([.Q17]=&quot;&quot;;&quot;&quot;;1/[.Q17])" office:value-type="float" office:value="1.03" calcext:value-type="float">
            <text:p>1,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IF([.D18]&lt;=[Datos.$G$9];[.D18];&quot;&quot;)" office:value-type="float" office:value="13" calcext:value-type="float">
            <text:p>13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formula="of:=IF([.N18]&lt;=[Datos.$G$9];[.N18];&quot;&quot;)" office:value-type="float" office:value="13" calcext:value-type="float">
            <text:p>13</text:p>
          </table:table-cell>
          <table:table-cell table:formula="of:=IF([.O18]=&quot;&quot;;&quot;&quot;;1)" office:value-type="float" office:value="1" calcext:value-type="float">
            <text:p>1</text:p>
          </table:table-cell>
          <table:table-cell table:formula="of:=IF([.P18]=&quot;&quot;;&quot;&quot;;[.P18]/(1+([Datos.$G$7]/100))^[.N18])" office:value-type="float" office:value="0.968485240534114" calcext:value-type="float">
            <text:p>0,968485240534114</text:p>
          </table:table-cell>
          <table:table-cell table:formula="of:=IF([.Q18]=&quot;&quot;;&quot;&quot;;1/[.Q18])" office:value-type="float" office:value="1.03254025786547" calcext:value-type="float">
            <text:p>1,032540257865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IF([.D19]&lt;=[Datos.$G$9];[.D19];&quot;&quot;)" office:value-type="float" office:value="14" calcext:value-type="float">
            <text:p>14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formula="of:=IF([.N19]&lt;=[Datos.$G$9];[.N19];&quot;&quot;)" office:value-type="float" office:value="14" calcext:value-type="float">
            <text:p>14</text:p>
          </table:table-cell>
          <table:table-cell table:formula="of:=IF([.O19]=&quot;&quot;;&quot;&quot;;1)" office:value-type="float" office:value="1" calcext:value-type="float">
            <text:p>1</text:p>
          </table:table-cell>
          <table:table-cell table:formula="of:=IF([.P19]=&quot;&quot;;&quot;&quot;;[.P19]/(1+([Datos.$G$7]/100))^[.N19])" office:value-type="float" office:value="0.966102570966395" calcext:value-type="float">
            <text:p>0,966102570966395</text:p>
          </table:table-cell>
          <table:table-cell table:formula="of:=IF([.Q19]=&quot;&quot;;&quot;&quot;;1/[.Q19])" office:value-type="float" office:value="1.03508678069213" calcext:value-type="float">
            <text:p>1,035086780692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IF([.D20]&lt;=[Datos.$G$9];[.D20];&quot;&quot;)" office:value-type="float" office:value="15" calcext:value-type="float">
            <text:p>15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formula="of:=IF([.N20]&lt;=[Datos.$G$9];[.N20];&quot;&quot;)" office:value-type="float" office:value="15" calcext:value-type="float">
            <text:p>15</text:p>
          </table:table-cell>
          <table:table-cell table:formula="of:=IF([.O20]=&quot;&quot;;&quot;&quot;;1)" office:value-type="float" office:value="1" calcext:value-type="float">
            <text:p>1</text:p>
          </table:table-cell>
          <table:table-cell table:formula="of:=IF([.P20]=&quot;&quot;;&quot;&quot;;[.P20]/(1+([Datos.$G$7]/100))^[.N20])" office:value-type="float" office:value="0.963725763247707" calcext:value-type="float">
            <text:p>0,963725763247707</text:p>
          </table:table-cell>
          <table:table-cell table:formula="of:=IF([.Q20]=&quot;&quot;;&quot;&quot;;1/[.Q20])" office:value-type="float" office:value="1.03763958393107" calcext:value-type="float">
            <text:p>1,037639583931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IF([.D21]&lt;=[Datos.$G$9];[.D21];&quot;&quot;)" office:value-type="float" office:value="16" calcext:value-type="float">
            <text:p>16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formula="of:=IF([.N21]&lt;=[Datos.$G$9];[.N21];&quot;&quot;)" office:value-type="float" office:value="16" calcext:value-type="float">
            <text:p>16</text:p>
          </table:table-cell>
          <table:table-cell table:formula="of:=IF([.O21]=&quot;&quot;;&quot;&quot;;1)" office:value-type="float" office:value="1" calcext:value-type="float">
            <text:p>1</text:p>
          </table:table-cell>
          <table:table-cell table:formula="of:=IF([.P21]=&quot;&quot;;&quot;&quot;;[.P21]/(1+([Datos.$G$7]/100))^[.N21])" office:value-type="float" office:value="0.961354802956716" calcext:value-type="float">
            <text:p>0,961354802956716</text:p>
          </table:table-cell>
          <table:table-cell table:formula="of:=IF([.Q21]=&quot;&quot;;&quot;&quot;;1/[.Q21])" office:value-type="float" office:value="1.04019868307146" calcext:value-type="float">
            <text:p>1,04019868307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IF([.D22]&lt;=[Datos.$G$9];[.D22];&quot;&quot;)" office:value-type="float" office:value="17" calcext:value-type="float">
            <text:p>17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formula="of:=IF([.N22]&lt;=[Datos.$G$9];[.N22];&quot;&quot;)" office:value-type="float" office:value="17" calcext:value-type="float">
            <text:p>17</text:p>
          </table:table-cell>
          <table:table-cell table:formula="of:=IF([.O22]=&quot;&quot;;&quot;&quot;;1)" office:value-type="float" office:value="1" calcext:value-type="float">
            <text:p>1</text:p>
          </table:table-cell>
          <table:table-cell table:formula="of:=IF([.P22]=&quot;&quot;;&quot;&quot;;[.P22]/(1+([Datos.$G$7]/100))^[.N22])" office:value-type="float" office:value="0.958989675707567" calcext:value-type="float">
            <text:p>0,958989675707567</text:p>
          </table:table-cell>
          <table:table-cell table:formula="of:=IF([.Q22]=&quot;&quot;;&quot;&quot;;1/[.Q22])" office:value-type="float" office:value="1.04276409364071" calcext:value-type="float">
            <text:p>1,042764093640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IF([.D23]&lt;=[Datos.$G$9];[.D23];&quot;&quot;)" office:value-type="float" office:value="18" calcext:value-type="float">
            <text:p>18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formula="of:=IF([.N23]&lt;=[Datos.$G$9];[.N23];&quot;&quot;)" office:value-type="float" office:value="18" calcext:value-type="float">
            <text:p>18</text:p>
          </table:table-cell>
          <table:table-cell table:formula="of:=IF([.O23]=&quot;&quot;;&quot;&quot;;1)" office:value-type="float" office:value="1" calcext:value-type="float">
            <text:p>1</text:p>
          </table:table-cell>
          <table:table-cell table:formula="of:=IF([.P23]=&quot;&quot;;&quot;&quot;;[.P23]/(1+([Datos.$G$7]/100))^[.N23])" office:value-type="float" office:value="0.956630367149798" calcext:value-type="float">
            <text:p>0,956630367149798</text:p>
          </table:table-cell>
          <table:table-cell table:formula="of:=IF([.Q23]=&quot;&quot;;&quot;&quot;;1/[.Q23])" office:value-type="float" office:value="1.0453358312045" calcext:value-type="float">
            <text:p>1,04533583120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IF([.D24]&lt;=[Datos.$G$9];[.D24];&quot;&quot;)" office:value-type="float" office:value="19" calcext:value-type="float">
            <text:p>19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formula="of:=IF([.N24]&lt;=[Datos.$G$9];[.N24];&quot;&quot;)" office:value-type="float" office:value="19" calcext:value-type="float">
            <text:p>19</text:p>
          </table:table-cell>
          <table:table-cell table:formula="of:=IF([.O24]=&quot;&quot;;&quot;&quot;;1)" office:value-type="float" office:value="1" calcext:value-type="float">
            <text:p>1</text:p>
          </table:table-cell>
          <table:table-cell table:formula="of:=IF([.P24]=&quot;&quot;;&quot;&quot;;[.P24]/(1+([Datos.$G$7]/100))^[.N24])" office:value-type="float" office:value="0.95427686296825" calcext:value-type="float">
            <text:p>0,95427686296825</text:p>
          </table:table-cell>
          <table:table-cell table:formula="of:=IF([.Q24]=&quot;&quot;;&quot;&quot;;1/[.Q24])" office:value-type="float" office:value="1.04791391136691" calcext:value-type="float">
            <text:p>1,047913911366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IF([.D25]&lt;=[Datos.$G$9];[.D25];&quot;&quot;)" office:value-type="float" office:value="20" calcext:value-type="float">
            <text:p>20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formula="of:=IF([.N25]&lt;=[Datos.$G$9];[.N25];&quot;&quot;)" office:value-type="float" office:value="20" calcext:value-type="float">
            <text:p>20</text:p>
          </table:table-cell>
          <table:table-cell table:formula="of:=IF([.O25]=&quot;&quot;;&quot;&quot;;1)" office:value-type="float" office:value="1" calcext:value-type="float">
            <text:p>1</text:p>
          </table:table-cell>
          <table:table-cell table:formula="of:=IF([.P25]=&quot;&quot;;&quot;&quot;;[.P25]/(1+([Datos.$G$7]/100))^[.N25])" office:value-type="float" office:value="0.951929148882986" calcext:value-type="float">
            <text:p>0,951929148882986</text:p>
          </table:table-cell>
          <table:table-cell table:formula="of:=IF([.Q25]=&quot;&quot;;&quot;&quot;;1/[.Q25])" office:value-type="float" office:value="1.05049834977049" calcext:value-type="float">
            <text:p>1,050498349770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IF([.D26]&lt;=[Datos.$G$9];[.D26];&quot;&quot;)" office:value-type="float" office:value="21" calcext:value-type="float">
            <text:p>21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formula="of:=IF([.N26]&lt;=[Datos.$G$9];[.N26];&quot;&quot;)" office:value-type="float" office:value="21" calcext:value-type="float">
            <text:p>21</text:p>
          </table:table-cell>
          <table:table-cell table:formula="of:=IF([.O26]=&quot;&quot;;&quot;&quot;;1)" office:value-type="float" office:value="1" calcext:value-type="float">
            <text:p>1</text:p>
          </table:table-cell>
          <table:table-cell table:formula="of:=IF([.P26]=&quot;&quot;;&quot;&quot;;[.P26]/(1+([Datos.$G$7]/100))^[.N26])" office:value-type="float" office:value="0.949587210649195" calcext:value-type="float">
            <text:p>0,949587210649195</text:p>
          </table:table-cell>
          <table:table-cell table:formula="of:=IF([.Q26]=&quot;&quot;;&quot;&quot;;1/[.Q26])" office:value-type="float" office:value="1.05308916209638" calcext:value-type="float">
            <text:p>1,053089162096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IF([.D27]&lt;=[Datos.$G$9];[.D27];&quot;&quot;)" office:value-type="float" office:value="22" calcext:value-type="float">
            <text:p>22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formula="of:=IF([.N27]&lt;=[Datos.$G$9];[.N27];&quot;&quot;)" office:value-type="float" office:value="22" calcext:value-type="float">
            <text:p>22</text:p>
          </table:table-cell>
          <table:table-cell table:formula="of:=IF([.O27]=&quot;&quot;;&quot;&quot;;1)" office:value-type="float" office:value="1" calcext:value-type="float">
            <text:p>1</text:p>
          </table:table-cell>
          <table:table-cell table:formula="of:=IF([.P27]=&quot;&quot;;&quot;&quot;;[.P27]/(1+([Datos.$G$7]/100))^[.N27])" office:value-type="float" office:value="0.947251034057117" calcext:value-type="float">
            <text:p>0,947251034057117</text:p>
          </table:table-cell>
          <table:table-cell table:formula="of:=IF([.Q27]=&quot;&quot;;&quot;&quot;;1/[.Q27])" office:value-type="float" office:value="1.0556863640644" calcext:value-type="float">
            <text:p>1,05568636406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IF([.D28]&lt;=[Datos.$G$9];[.D28];&quot;&quot;)" office:value-type="float" office:value="23" calcext:value-type="float">
            <text:p>23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formula="of:=IF([.N28]&lt;=[Datos.$G$9];[.N28];&quot;&quot;)" office:value-type="float" office:value="23" calcext:value-type="float">
            <text:p>23</text:p>
          </table:table-cell>
          <table:table-cell table:formula="of:=IF([.O28]=&quot;&quot;;&quot;&quot;;1)" office:value-type="float" office:value="1" calcext:value-type="float">
            <text:p>1</text:p>
          </table:table-cell>
          <table:table-cell table:formula="of:=IF([.P28]=&quot;&quot;;&quot;&quot;;[.P28]/(1+([Datos.$G$7]/100))^[.N28])" office:value-type="float" office:value="0.944920604931946" calcext:value-type="float">
            <text:p>0,944920604931946</text:p>
          </table:table-cell>
          <table:table-cell table:formula="of:=IF([.Q28]=&quot;&quot;;&quot;&quot;;1/[.Q28])" office:value-type="float" office:value="1.05828997143312" calcext:value-type="float">
            <text:p>1,058289971433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IF([.D29]&lt;=[Datos.$G$9];[.D29];&quot;&quot;)" office:value-type="float" office:value="24" calcext:value-type="float">
            <text:p>24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formula="of:=IF([.N29]&lt;=[Datos.$G$9];[.N29];&quot;&quot;)" office:value-type="float" office:value="24" calcext:value-type="float">
            <text:p>24</text:p>
          </table:table-cell>
          <table:table-cell table:formula="of:=IF([.O29]=&quot;&quot;;&quot;&quot;;1)" office:value-type="float" office:value="1" calcext:value-type="float">
            <text:p>1</text:p>
          </table:table-cell>
          <table:table-cell table:formula="of:=IF([.P29]=&quot;&quot;;&quot;&quot;;[.P29]/(1+([Datos.$G$7]/100))^[.N29])" office:value-type="float" office:value="0.942595909133753" calcext:value-type="float">
            <text:p>0,942595909133753</text:p>
          </table:table-cell>
          <table:table-cell table:formula="of:=IF([.Q29]=&quot;&quot;;&quot;&quot;;1/[.Q29])" office:value-type="float" office:value="1.0609" calcext:value-type="float">
            <text:p>1,06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IF([.D30]&lt;=[Datos.$G$9];[.D30];&quot;&quot;)" office:value-type="float" office:value="25" calcext:value-type="float">
            <text:p>25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formula="of:=IF([.N30]&lt;=[Datos.$G$9];[.N30];&quot;&quot;)" office:value-type="float" office:value="25" calcext:value-type="float">
            <text:p>25</text:p>
          </table:table-cell>
          <table:table-cell table:formula="of:=IF([.O30]=&quot;&quot;;&quot;&quot;;1)" office:value-type="float" office:value="1" calcext:value-type="float">
            <text:p>1</text:p>
          </table:table-cell>
          <table:table-cell table:formula="of:=IF([.P30]=&quot;&quot;;&quot;&quot;;[.P30]/(1+([Datos.$G$7]/100))^[.N30])" office:value-type="float" office:value="0.940276932557392" calcext:value-type="float">
            <text:p>0,940276932557392</text:p>
          </table:table-cell>
          <table:table-cell table:formula="of:=IF([.Q30]=&quot;&quot;;&quot;&quot;;1/[.Q30])" office:value-type="float" office:value="1.06351646560144" calcext:value-type="float">
            <text:p>1,06351646560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IF([.D31]&lt;=[Datos.$G$9];[.D31];&quot;&quot;)" office:value-type="float" office:value="26" calcext:value-type="float">
            <text:p>26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table:formula="of:=IF([.N31]&lt;=[Datos.$G$9];[.N31];&quot;&quot;)" office:value-type="float" office:value="26" calcext:value-type="float">
            <text:p>26</text:p>
          </table:table-cell>
          <table:table-cell table:formula="of:=IF([.O31]=&quot;&quot;;&quot;&quot;;1)" office:value-type="float" office:value="1" calcext:value-type="float">
            <text:p>1</text:p>
          </table:table-cell>
          <table:table-cell table:formula="of:=IF([.P31]=&quot;&quot;;&quot;&quot;;[.P31]/(1+([Datos.$G$7]/100))^[.N31])" office:value-type="float" office:value="0.937963661132422" calcext:value-type="float">
            <text:p>0,937963661132422</text:p>
          </table:table-cell>
          <table:table-cell table:formula="of:=IF([.Q31]=&quot;&quot;;&quot;&quot;;1/[.Q31])" office:value-type="float" office:value="1.0661393841129" calcext:value-type="float">
            <text:p>1,06613938411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IF([.D32]&lt;=[Datos.$G$9];[.D32];&quot;&quot;)" office:value-type="float" office:value="27" calcext:value-type="float">
            <text:p>27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formula="of:=IF([.N32]&lt;=[Datos.$G$9];[.N32];&quot;&quot;)" office:value-type="float" office:value="27" calcext:value-type="float">
            <text:p>27</text:p>
          </table:table-cell>
          <table:table-cell table:formula="of:=IF([.O32]=&quot;&quot;;&quot;&quot;;1)" office:value-type="float" office:value="1" calcext:value-type="float">
            <text:p>1</text:p>
          </table:table-cell>
          <table:table-cell table:formula="of:=IF([.P32]=&quot;&quot;;&quot;&quot;;[.P32]/(1+([Datos.$G$7]/100))^[.N32])" office:value-type="float" office:value="0.935656080823016" calcext:value-type="float">
            <text:p>0,935656080823016</text:p>
          </table:table-cell>
          <table:table-cell table:formula="of:=IF([.Q32]=&quot;&quot;;&quot;&quot;;1/[.Q32])" office:value-type="float" office:value="1.068768771449" calcext:value-type="float">
            <text:p>1,0687687714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IF([.D33]&lt;=[Datos.$G$9];[.D33];&quot;&quot;)" office:value-type="float" office:value="28" calcext:value-type="float">
            <text:p>28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formula="of:=IF([.N33]&lt;=[Datos.$G$9];[.N33];&quot;&quot;)" office:value-type="float" office:value="28" calcext:value-type="float">
            <text:p>28</text:p>
          </table:table-cell>
          <table:table-cell table:formula="of:=IF([.O33]=&quot;&quot;;&quot;&quot;;1)" office:value-type="float" office:value="1" calcext:value-type="float">
            <text:p>1</text:p>
          </table:table-cell>
          <table:table-cell table:formula="of:=IF([.P33]=&quot;&quot;;&quot;&quot;;[.P33]/(1+([Datos.$G$7]/100))^[.N33])" office:value-type="float" office:value="0.933354177627879" calcext:value-type="float">
            <text:p>0,933354177627879</text:p>
          </table:table-cell>
          <table:table-cell table:formula="of:=IF([.Q33]=&quot;&quot;;&quot;&quot;;1/[.Q33])" office:value-type="float" office:value="1.07140464356361" calcext:value-type="float">
            <text:p>1,071404643563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IF([.D34]&lt;=[Datos.$G$9];[.D34];&quot;&quot;)" office:value-type="float" office:value="29" calcext:value-type="float">
            <text:p>29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table:formula="of:=IF([.N34]&lt;=[Datos.$G$9];[.N34];&quot;&quot;)" office:value-type="float" office:value="29" calcext:value-type="float">
            <text:p>29</text:p>
          </table:table-cell>
          <table:table-cell table:formula="of:=IF([.O34]=&quot;&quot;;&quot;&quot;;1)" office:value-type="float" office:value="1" calcext:value-type="float">
            <text:p>1</text:p>
          </table:table-cell>
          <table:table-cell table:formula="of:=IF([.P34]=&quot;&quot;;&quot;&quot;;[.P34]/(1+([Datos.$G$7]/100))^[.N34])" office:value-type="float" office:value="0.931057937580161" calcext:value-type="float">
            <text:p>0,931057937580161</text:p>
          </table:table-cell>
          <table:table-cell table:formula="of:=IF([.Q34]=&quot;&quot;;&quot;&quot;;1/[.Q34])" office:value-type="float" office:value="1.07404701644993" calcext:value-type="float">
            <text:p>1,074047016449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IF([.D35]&lt;=[Datos.$G$9];[.D35];&quot;&quot;)" office:value-type="float" office:value="30" calcext:value-type="float">
            <text:p>30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formula="of:=IF([.N35]&lt;=[Datos.$G$9];[.N35];&quot;&quot;)" office:value-type="float" office:value="30" calcext:value-type="float">
            <text:p>30</text:p>
          </table:table-cell>
          <table:table-cell table:formula="of:=IF([.O35]=&quot;&quot;;&quot;&quot;;1)" office:value-type="float" office:value="1" calcext:value-type="float">
            <text:p>1</text:p>
          </table:table-cell>
          <table:table-cell table:formula="of:=IF([.P35]=&quot;&quot;;&quot;&quot;;[.P35]/(1+([Datos.$G$7]/100))^[.N35])" office:value-type="float" office:value="0.928767346747376" calcext:value-type="float">
            <text:p>0,928767346747376</text:p>
          </table:table-cell>
          <table:table-cell table:formula="of:=IF([.Q35]=&quot;&quot;;&quot;&quot;;1/[.Q35])" office:value-type="float" office:value="1.07669590614064" calcext:value-type="float">
            <text:p>1,076695906140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IF([.D36]&lt;=[Datos.$G$9];[.D36];&quot;&quot;)" office:value-type="float" office:value="31" calcext:value-type="float">
            <text:p>31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table:formula="of:=IF([.N36]&lt;=[Datos.$G$9];[.N36];&quot;&quot;)" office:value-type="float" office:value="31" calcext:value-type="float">
            <text:p>31</text:p>
          </table:table-cell>
          <table:table-cell table:formula="of:=IF([.O36]=&quot;&quot;;&quot;&quot;;1)" office:value-type="float" office:value="1" calcext:value-type="float">
            <text:p>1</text:p>
          </table:table-cell>
          <table:table-cell table:formula="of:=IF([.P36]=&quot;&quot;;&quot;&quot;;[.P36]/(1+([Datos.$G$7]/100))^[.N36])" office:value-type="float" office:value="0.92648239123131" calcext:value-type="float">
            <text:p>0,92648239123131</text:p>
          </table:table-cell>
          <table:table-cell table:formula="of:=IF([.Q36]=&quot;&quot;;&quot;&quot;;1/[.Q36])" office:value-type="float" office:value="1.07935132870791" calcext:value-type="float">
            <text:p>1,079351328707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IF([.D37]&lt;=[Datos.$G$9];[.D37];&quot;&quot;)" office:value-type="float" office:value="32" calcext:value-type="float">
            <text:p>32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table:formula="of:=IF([.N37]&lt;=[Datos.$G$9];[.N37];&quot;&quot;)" office:value-type="float" office:value="32" calcext:value-type="float">
            <text:p>32</text:p>
          </table:table-cell>
          <table:table-cell table:formula="of:=IF([.O37]=&quot;&quot;;&quot;&quot;;1)" office:value-type="float" office:value="1" calcext:value-type="float">
            <text:p>1</text:p>
          </table:table-cell>
          <table:table-cell table:formula="of:=IF([.P37]=&quot;&quot;;&quot;&quot;;[.P37]/(1+([Datos.$G$7]/100))^[.N37])" office:value-type="float" office:value="0.924203057167946" calcext:value-type="float">
            <text:p>0,924203057167946</text:p>
          </table:table-cell>
          <table:table-cell table:formula="of:=IF([.Q37]=&quot;&quot;;&quot;&quot;;1/[.Q37])" office:value-type="float" office:value="1.0820133002636" calcext:value-type="float">
            <text:p>1,08201330026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IF([.D38]&lt;=[Datos.$G$9];[.D38];&quot;&quot;)" office:value-type="float" office:value="33" calcext:value-type="float">
            <text:p>33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formula="of:=IF([.N38]&lt;=[Datos.$G$9];[.N38];&quot;&quot;)" office:value-type="float" office:value="33" calcext:value-type="float">
            <text:p>33</text:p>
          </table:table-cell>
          <table:table-cell table:formula="of:=IF([.O38]=&quot;&quot;;&quot;&quot;;1)" office:value-type="float" office:value="1" calcext:value-type="float">
            <text:p>1</text:p>
          </table:table-cell>
          <table:table-cell table:formula="of:=IF([.P38]=&quot;&quot;;&quot;&quot;;[.P38]/(1+([Datos.$G$7]/100))^[.N38])" office:value-type="float" office:value="0.921929330727373" calcext:value-type="float">
            <text:p>0,921929330727373</text:p>
          </table:table-cell>
          <table:table-cell table:formula="of:=IF([.Q38]=&quot;&quot;;&quot;&quot;;1/[.Q38])" office:value-type="float" office:value="1.08468183695927" calcext:value-type="float">
            <text:p>1,084681836959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IF([.D39]&lt;=[Datos.$G$9];[.D39];&quot;&quot;)" office:value-type="float" office:value="34" calcext:value-type="float">
            <text:p>34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table:formula="of:=IF([.N39]&lt;=[Datos.$G$9];[.N39];&quot;&quot;)" office:value-type="float" office:value="34" calcext:value-type="float">
            <text:p>34</text:p>
          </table:table-cell>
          <table:table-cell table:formula="of:=IF([.O39]=&quot;&quot;;&quot;&quot;;1)" office:value-type="float" office:value="1" calcext:value-type="float">
            <text:p>1</text:p>
          </table:table-cell>
          <table:table-cell table:formula="of:=IF([.P39]=&quot;&quot;;&quot;&quot;;[.P39]/(1+([Datos.$G$7]/100))^[.N39])" office:value-type="float" office:value="0.919661198113705" calcext:value-type="float">
            <text:p>0,919661198113705</text:p>
          </table:table-cell>
          <table:table-cell table:formula="of:=IF([.Q39]=&quot;&quot;;&quot;&quot;;1/[.Q39])" office:value-type="float" office:value="1.08735695498633" calcext:value-type="float">
            <text:p>1,087356954986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IF([.D40]&lt;=[Datos.$G$9];[.D40];&quot;&quot;)" office:value-type="float" office:value="35" calcext:value-type="float">
            <text:p>35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formula="of:=IF([.N40]&lt;=[Datos.$G$9];[.N40];&quot;&quot;)" office:value-type="float" office:value="35" calcext:value-type="float">
            <text:p>35</text:p>
          </table:table-cell>
          <table:table-cell table:formula="of:=IF([.O40]=&quot;&quot;;&quot;&quot;;1)" office:value-type="float" office:value="1" calcext:value-type="float">
            <text:p>1</text:p>
          </table:table-cell>
          <table:table-cell table:formula="of:=IF([.P40]=&quot;&quot;;&quot;&quot;;[.P40]/(1+([Datos.$G$7]/100))^[.N40])" office:value-type="float" office:value="0.917398645564995" calcext:value-type="float">
            <text:p>0,917398645564995</text:p>
          </table:table-cell>
          <table:table-cell table:formula="of:=IF([.Q40]=&quot;&quot;;&quot;&quot;;1/[.Q40])" office:value-type="float" office:value="1.09003867057612" calcext:value-type="float">
            <text:p>1,090038670576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IF([.D41]&lt;=[Datos.$G$9];[.D41];&quot;&quot;)" office:value-type="float" office:value="36" calcext:value-type="float">
            <text:p>36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table:formula="of:=IF([.N41]&lt;=[Datos.$G$9];[.N41];&quot;&quot;)" office:value-type="float" office:value="36" calcext:value-type="float">
            <text:p>36</text:p>
          </table:table-cell>
          <table:table-cell table:formula="of:=IF([.O41]=&quot;&quot;;&quot;&quot;;1)" office:value-type="float" office:value="1" calcext:value-type="float">
            <text:p>1</text:p>
          </table:table-cell>
          <table:table-cell table:formula="of:=IF([.P41]=&quot;&quot;;&quot;&quot;;[.P41]/(1+([Datos.$G$7]/100))^[.N41])" office:value-type="float" office:value="0.915141659353157" calcext:value-type="float">
            <text:p>0,915141659353157</text:p>
          </table:table-cell>
          <table:table-cell table:formula="of:=IF([.Q41]=&quot;&quot;;&quot;&quot;;1/[.Q41])" office:value-type="float" office:value="1.092727" calcext:value-type="float">
            <text:p>1,0927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IF([.D42]&lt;=[Datos.$G$9];[.D42];&quot;&quot;)" office:value-type="float" office:value="37" calcext:value-type="float">
            <text:p>37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formula="of:=IF([.N42]&lt;=[Datos.$G$9];[.N42];&quot;&quot;)" office:value-type="float" office:value="37" calcext:value-type="float">
            <text:p>37</text:p>
          </table:table-cell>
          <table:table-cell table:formula="of:=IF([.O42]=&quot;&quot;;&quot;&quot;;1)" office:value-type="float" office:value="1" calcext:value-type="float">
            <text:p>1</text:p>
          </table:table-cell>
          <table:table-cell table:formula="of:=IF([.P42]=&quot;&quot;;&quot;&quot;;[.P42]/(1+([Datos.$G$7]/100))^[.N42])" office:value-type="float" office:value="0.912890225783875" calcext:value-type="float">
            <text:p>0,912890225783875</text:p>
          </table:table-cell>
          <table:table-cell table:formula="of:=IF([.Q42]=&quot;&quot;;&quot;&quot;;1/[.Q42])" office:value-type="float" office:value="1.09542195956948" calcext:value-type="float">
            <text:p>1,095421959569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IF([.D43]&lt;=[Datos.$G$9];[.D43];&quot;&quot;)" office:value-type="float" office:value="38" calcext:value-type="float">
            <text:p>38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table:formula="of:=IF([.N43]&lt;=[Datos.$G$9];[.N43];&quot;&quot;)" office:value-type="float" office:value="38" calcext:value-type="float">
            <text:p>38</text:p>
          </table:table-cell>
          <table:table-cell table:formula="of:=IF([.O43]=&quot;&quot;;&quot;&quot;;1)" office:value-type="float" office:value="1" calcext:value-type="float">
            <text:p>1</text:p>
          </table:table-cell>
          <table:table-cell table:formula="of:=IF([.P43]=&quot;&quot;;&quot;&quot;;[.P43]/(1+([Datos.$G$7]/100))^[.N43])" office:value-type="float" office:value="0.910644331196525" calcext:value-type="float">
            <text:p>0,910644331196525</text:p>
          </table:table-cell>
          <table:table-cell table:formula="of:=IF([.Q43]=&quot;&quot;;&quot;&quot;;1/[.Q43])" office:value-type="float" office:value="1.09812356563629" calcext:value-type="float">
            <text:p>1,098123565636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formula="of:=IF([.D44]&lt;=[Datos.$G$9];[.D44];&quot;&quot;)" office:value-type="float" office:value="39" calcext:value-type="float">
            <text:p>39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table:formula="of:=IF([.N44]&lt;=[Datos.$G$9];[.N44];&quot;&quot;)" office:value-type="float" office:value="39" calcext:value-type="float">
            <text:p>39</text:p>
          </table:table-cell>
          <table:table-cell table:formula="of:=IF([.O44]=&quot;&quot;;&quot;&quot;;1)" office:value-type="float" office:value="1" calcext:value-type="float">
            <text:p>1</text:p>
          </table:table-cell>
          <table:table-cell table:formula="of:=IF([.P44]=&quot;&quot;;&quot;&quot;;[.P44]/(1+([Datos.$G$7]/100))^[.N44])" office:value-type="float" office:value="0.908403961964092" calcext:value-type="float">
            <text:p>0,908403961964092</text:p>
          </table:table-cell>
          <table:table-cell table:formula="of:=IF([.Q44]=&quot;&quot;;&quot;&quot;;1/[.Q44])" office:value-type="float" office:value="1.10083183459247" calcext:value-type="float">
            <text:p>1,100831834592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formula="of:=IF([.D45]&lt;=[Datos.$G$9];[.D45];&quot;&quot;)" office:value-type="float" office:value="40" calcext:value-type="float">
            <text:p>40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formula="of:=IF([.N45]&lt;=[Datos.$G$9];[.N45];&quot;&quot;)" office:value-type="float" office:value="40" calcext:value-type="float">
            <text:p>40</text:p>
          </table:table-cell>
          <table:table-cell table:formula="of:=IF([.O45]=&quot;&quot;;&quot;&quot;;1)" office:value-type="float" office:value="1" calcext:value-type="float">
            <text:p>1</text:p>
          </table:table-cell>
          <table:table-cell table:formula="of:=IF([.P45]=&quot;&quot;;&quot;&quot;;[.P45]/(1+([Datos.$G$7]/100))^[.N45])" office:value-type="float" office:value="0.906169104493085" calcext:value-type="float">
            <text:p>0,906169104493085</text:p>
          </table:table-cell>
          <table:table-cell table:formula="of:=IF([.Q45]=&quot;&quot;;&quot;&quot;;1/[.Q45])" office:value-type="float" office:value="1.10354678287052" calcext:value-type="float">
            <text:p>1,103546782870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formula="of:=IF([.D46]&lt;=[Datos.$G$9];[.D46];&quot;&quot;)" office:value-type="float" office:value="41" calcext:value-type="float">
            <text:p>41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table:formula="of:=IF([.N46]&lt;=[Datos.$G$9];[.N46];&quot;&quot;)" office:value-type="float" office:value="41" calcext:value-type="float">
            <text:p>41</text:p>
          </table:table-cell>
          <table:table-cell table:formula="of:=IF([.O46]=&quot;&quot;;&quot;&quot;;1)" office:value-type="float" office:value="1" calcext:value-type="float">
            <text:p>1</text:p>
          </table:table-cell>
          <table:table-cell table:formula="of:=IF([.P46]=&quot;&quot;;&quot;&quot;;[.P46]/(1+([Datos.$G$7]/100))^[.N46])" office:value-type="float" office:value="0.903939745223457" calcext:value-type="float">
            <text:p>0,903939745223457</text:p>
          </table:table-cell>
          <table:table-cell table:formula="of:=IF([.Q46]=&quot;&quot;;&quot;&quot;;1/[.Q46])" office:value-type="float" office:value="1.10626842694343" calcext:value-type="float">
            <text:p>1,106268426943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formula="of:=IF([.D47]&lt;=[Datos.$G$9];[.D47];&quot;&quot;)" office:value-type="float" office:value="42" calcext:value-type="float">
            <text:p>42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table:formula="of:=IF([.N47]&lt;=[Datos.$G$9];[.N47];&quot;&quot;)" office:value-type="float" office:value="42" calcext:value-type="float">
            <text:p>42</text:p>
          </table:table-cell>
          <table:table-cell table:formula="of:=IF([.O47]=&quot;&quot;;&quot;&quot;;1)" office:value-type="float" office:value="1" calcext:value-type="float">
            <text:p>1</text:p>
          </table:table-cell>
          <table:table-cell table:formula="of:=IF([.P47]=&quot;&quot;;&quot;&quot;;[.P47]/(1+([Datos.$G$7]/100))^[.N47])" office:value-type="float" office:value="0.901715870628519" calcext:value-type="float">
            <text:p>0,901715870628519</text:p>
          </table:table-cell>
          <table:table-cell table:formula="of:=IF([.Q47]=&quot;&quot;;&quot;&quot;;1/[.Q47])" office:value-type="float" office:value="1.10899678332486" calcext:value-type="float">
            <text:p>1,108996783324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formula="of:=IF([.D48]&lt;=[Datos.$G$9];[.D48];&quot;&quot;)" office:value-type="float" office:value="43" calcext:value-type="float">
            <text:p>43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table:formula="of:=IF([.N48]&lt;=[Datos.$G$9];[.N48];&quot;&quot;)" office:value-type="float" office:value="43" calcext:value-type="float">
            <text:p>43</text:p>
          </table:table-cell>
          <table:table-cell table:formula="of:=IF([.O48]=&quot;&quot;;&quot;&quot;;1)" office:value-type="float" office:value="1" calcext:value-type="float">
            <text:p>1</text:p>
          </table:table-cell>
          <table:table-cell table:formula="of:=IF([.P48]=&quot;&quot;;&quot;&quot;;[.P48]/(1+([Datos.$G$7]/100))^[.N48])" office:value-type="float" office:value="0.899497467214863" calcext:value-type="float">
            <text:p>0,899497467214863</text:p>
          </table:table-cell>
          <table:table-cell table:formula="of:=IF([.Q48]=&quot;&quot;;&quot;&quot;;1/[.Q48])" office:value-type="float" office:value="1.11173186856915" calcext:value-type="float">
            <text:p>1,111731868569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formula="of:=IF([.D49]&lt;=[Datos.$G$9];[.D49];&quot;&quot;)" office:value-type="float" office:value="44" calcext:value-type="float">
            <text:p>44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table:formula="of:=IF([.N49]&lt;=[Datos.$G$9];[.N49];&quot;&quot;)" office:value-type="float" office:value="44" calcext:value-type="float">
            <text:p>44</text:p>
          </table:table-cell>
          <table:table-cell table:formula="of:=IF([.O49]=&quot;&quot;;&quot;&quot;;1)" office:value-type="float" office:value="1" calcext:value-type="float">
            <text:p>1</text:p>
          </table:table-cell>
          <table:table-cell table:formula="of:=IF([.P49]=&quot;&quot;;&quot;&quot;;[.P49]/(1+([Datos.$G$7]/100))^[.N49])" office:value-type="float" office:value="0.897284521522277" calcext:value-type="float">
            <text:p>0,897284521522277</text:p>
          </table:table-cell>
          <table:table-cell table:formula="of:=IF([.Q49]=&quot;&quot;;&quot;&quot;;1/[.Q49])" office:value-type="float" office:value="1.11447369927151" calcext:value-type="float">
            <text:p>1,114473699271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IF([.D50]&lt;=[Datos.$G$9];[.D50];&quot;&quot;)" office:value-type="float" office:value="45" calcext:value-type="float">
            <text:p>45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table:formula="of:=IF([.N50]&lt;=[Datos.$G$9];[.N50];&quot;&quot;)" office:value-type="float" office:value="45" calcext:value-type="float">
            <text:p>45</text:p>
          </table:table-cell>
          <table:table-cell table:formula="of:=IF([.O50]=&quot;&quot;;&quot;&quot;;1)" office:value-type="float" office:value="1" calcext:value-type="float">
            <text:p>1</text:p>
          </table:table-cell>
          <table:table-cell table:formula="of:=IF([.P50]=&quot;&quot;;&quot;&quot;;[.P50]/(1+([Datos.$G$7]/100))^[.N50])" office:value-type="float" office:value="0.895077020123662" calcext:value-type="float">
            <text:p>0,895077020123662</text:p>
          </table:table-cell>
          <table:table-cell table:formula="of:=IF([.Q50]=&quot;&quot;;&quot;&quot;;1/[.Q50])" office:value-type="float" office:value="1.11722229206805" calcext:value-type="float">
            <text:p>1,117222292068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formula="of:=IF([.D51]&lt;=[Datos.$G$9];[.D51];&quot;&quot;)" office:value-type="float" office:value="46" calcext:value-type="float">
            <text:p>46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table:formula="of:=IF([.N51]&lt;=[Datos.$G$9];[.N51];&quot;&quot;)" office:value-type="float" office:value="46" calcext:value-type="float">
            <text:p>46</text:p>
          </table:table-cell>
          <table:table-cell table:formula="of:=IF([.O51]=&quot;&quot;;&quot;&quot;;1)" office:value-type="float" office:value="1" calcext:value-type="float">
            <text:p>1</text:p>
          </table:table-cell>
          <table:table-cell table:formula="of:=IF([.P51]=&quot;&quot;;&quot;&quot;;[.P51]/(1+([Datos.$G$7]/100))^[.N51])" office:value-type="float" office:value="0.892874949624955" calcext:value-type="float">
            <text:p>0,892874949624955</text:p>
          </table:table-cell>
          <table:table-cell table:formula="of:=IF([.Q51]=&quot;&quot;;&quot;&quot;;1/[.Q51])" office:value-type="float" office:value="1.11997766363592" calcext:value-type="float">
            <text:p>1,119977663635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formula="of:=IF([.D52]&lt;=[Datos.$G$9];[.D52];&quot;&quot;)" office:value-type="float" office:value="47" calcext:value-type="float">
            <text:p>47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table:formula="of:=IF([.N52]&lt;=[Datos.$G$9];[.N52];&quot;&quot;)" office:value-type="float" office:value="47" calcext:value-type="float">
            <text:p>47</text:p>
          </table:table-cell>
          <table:table-cell table:formula="of:=IF([.O52]=&quot;&quot;;&quot;&quot;;1)" office:value-type="float" office:value="1" calcext:value-type="float">
            <text:p>1</text:p>
          </table:table-cell>
          <table:table-cell table:formula="of:=IF([.P52]=&quot;&quot;;&quot;&quot;;[.P52]/(1+([Datos.$G$7]/100))^[.N52])" office:value-type="float" office:value="0.890678296665043" calcext:value-type="float">
            <text:p>0,890678296665043</text:p>
          </table:table-cell>
          <table:table-cell table:formula="of:=IF([.Q52]=&quot;&quot;;&quot;&quot;;1/[.Q52])" office:value-type="float" office:value="1.1227398306934" calcext:value-type="float">
            <text:p>1,12273983069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formula="of:=IF([.D53]&lt;=[Datos.$G$9];[.D53];&quot;&quot;)" office:value-type="float" office:value="48" calcext:value-type="float">
            <text:p>48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table:formula="of:=IF([.N53]&lt;=[Datos.$G$9];[.N53];&quot;&quot;)" office:value-type="float" office:value="48" calcext:value-type="float">
            <text:p>48</text:p>
          </table:table-cell>
          <table:table-cell table:formula="of:=IF([.O53]=&quot;&quot;;&quot;&quot;;1)" office:value-type="float" office:value="1" calcext:value-type="float">
            <text:p>1</text:p>
          </table:table-cell>
          <table:table-cell table:formula="of:=IF([.P53]=&quot;&quot;;&quot;&quot;;[.P53]/(1+([Datos.$G$7]/100))^[.N53])" office:value-type="float" office:value="0.888487047915685" calcext:value-type="float">
            <text:p>0,888487047915685</text:p>
          </table:table-cell>
          <table:table-cell table:formula="of:=IF([.Q53]=&quot;&quot;;&quot;&quot;;1/[.Q53])" office:value-type="float" office:value="1.12550881" calcext:value-type="float">
            <text:p>1,125508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formula="of:=IF([.D54]&lt;=[Datos.$G$9];[.D54];&quot;&quot;)" office:value-type="float" office:value="49" calcext:value-type="float">
            <text:p>49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table:formula="of:=IF([.N54]&lt;=[Datos.$G$9];[.N54];&quot;&quot;)" office:value-type="float" office:value="49" calcext:value-type="float">
            <text:p>49</text:p>
          </table:table-cell>
          <table:table-cell table:formula="of:=IF([.O54]=&quot;&quot;;&quot;&quot;;1)" office:value-type="float" office:value="1" calcext:value-type="float">
            <text:p>1</text:p>
          </table:table-cell>
          <table:table-cell table:formula="of:=IF([.P54]=&quot;&quot;;&quot;&quot;;[.P54]/(1+([Datos.$G$7]/100))^[.N54])" office:value-type="float" office:value="0.886301190081431" calcext:value-type="float">
            <text:p>0,886301190081431</text:p>
          </table:table-cell>
          <table:table-cell table:formula="of:=IF([.Q54]=&quot;&quot;;&quot;&quot;;1/[.Q54])" office:value-type="float" office:value="1.12828461835657" calcext:value-type="float">
            <text:p>1,128284618356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IF([.D55]&lt;=[Datos.$G$9];[.D55];&quot;&quot;)" office:value-type="float" office:value="50" calcext:value-type="float">
            <text:p>50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table:formula="of:=IF([.N55]&lt;=[Datos.$G$9];[.N55];&quot;&quot;)" office:value-type="float" office:value="50" calcext:value-type="float">
            <text:p>50</text:p>
          </table:table-cell>
          <table:table-cell table:formula="of:=IF([.O55]=&quot;&quot;;&quot;&quot;;1)" office:value-type="float" office:value="1" calcext:value-type="float">
            <text:p>1</text:p>
          </table:table-cell>
          <table:table-cell table:formula="of:=IF([.P55]=&quot;&quot;;&quot;&quot;;[.P55]/(1+([Datos.$G$7]/100))^[.N55])" office:value-type="float" office:value="0.884120709899538" calcext:value-type="float">
            <text:p>0,884120709899538</text:p>
          </table:table-cell>
          <table:table-cell table:formula="of:=IF([.Q55]=&quot;&quot;;&quot;&quot;;1/[.Q55])" office:value-type="float" office:value="1.13106727260538" calcext:value-type="float">
            <text:p>1,131067272605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formula="of:=IF([.D56]&lt;=[Datos.$G$9];[.D56];&quot;&quot;)" office:value-type="float" office:value="51" calcext:value-type="float">
            <text:p>51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table:formula="of:=IF([.N56]&lt;=[Datos.$G$9];[.N56];&quot;&quot;)" office:value-type="float" office:value="51" calcext:value-type="float">
            <text:p>51</text:p>
          </table:table-cell>
          <table:table-cell table:formula="of:=IF([.O56]=&quot;&quot;;&quot;&quot;;1)" office:value-type="float" office:value="1" calcext:value-type="float">
            <text:p>1</text:p>
          </table:table-cell>
          <table:table-cell table:formula="of:=IF([.P56]=&quot;&quot;;&quot;&quot;;[.P56]/(1+([Datos.$G$7]/100))^[.N56])" office:value-type="float" office:value="0.881945594139894" calcext:value-type="float">
            <text:p>0,881945594139894</text:p>
          </table:table-cell>
          <table:table-cell table:formula="of:=IF([.Q56]=&quot;&quot;;&quot;&quot;;1/[.Q56])" office:value-type="float" office:value="1.13385678963025" calcext:value-type="float">
            <text:p>1,133856789630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formula="of:=IF([.D57]&lt;=[Datos.$G$9];[.D57];&quot;&quot;)" office:value-type="float" office:value="52" calcext:value-type="float">
            <text:p>52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table:formula="of:=IF([.N57]&lt;=[Datos.$G$9];[.N57];&quot;&quot;)" office:value-type="float" office:value="52" calcext:value-type="float">
            <text:p>52</text:p>
          </table:table-cell>
          <table:table-cell table:formula="of:=IF([.O57]=&quot;&quot;;&quot;&quot;;1)" office:value-type="float" office:value="1" calcext:value-type="float">
            <text:p>1</text:p>
          </table:table-cell>
          <table:table-cell table:formula="of:=IF([.P57]=&quot;&quot;;&quot;&quot;;[.P57]/(1+([Datos.$G$7]/100))^[.N57])" office:value-type="float" office:value="0.879775829604936" calcext:value-type="float">
            <text:p>0,879775829604936</text:p>
          </table:table-cell>
          <table:table-cell table:formula="of:=IF([.Q57]=&quot;&quot;;&quot;&quot;;1/[.Q57])" office:value-type="float" office:value="1.13665318635663" calcext:value-type="float">
            <text:p>1,136653186356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formula="of:=IF([.D58]&lt;=[Datos.$G$9];[.D58];&quot;&quot;)" office:value-type="float" office:value="53" calcext:value-type="float">
            <text:p>53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53" calcext:value-type="float">
            <text:p>53</text:p>
          </table:table-cell>
          <table:table-cell table:formula="of:=IF([.N58]&lt;=[Datos.$G$9];[.N58];&quot;&quot;)" office:value-type="float" office:value="53" calcext:value-type="float">
            <text:p>53</text:p>
          </table:table-cell>
          <table:table-cell table:formula="of:=IF([.O58]=&quot;&quot;;&quot;&quot;;1)" office:value-type="float" office:value="1" calcext:value-type="float">
            <text:p>1</text:p>
          </table:table-cell>
          <table:table-cell table:formula="of:=IF([.P58]=&quot;&quot;;&quot;&quot;;[.P58]/(1+([Datos.$G$7]/100))^[.N58])" office:value-type="float" office:value="0.877611403129569" calcext:value-type="float">
            <text:p>0,877611403129569</text:p>
          </table:table-cell>
          <table:table-cell table:formula="of:=IF([.Q58]=&quot;&quot;;&quot;&quot;;1/[.Q58])" office:value-type="float" office:value="1.13945647975174" calcext:value-type="float">
            <text:p>1,139456479751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formula="of:=IF([.D59]&lt;=[Datos.$G$9];[.D59];&quot;&quot;)" office:value-type="float" office:value="54" calcext:value-type="float">
            <text:p>54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 table:formula="of:=IF([.N59]&lt;=[Datos.$G$9];[.N59];&quot;&quot;)" office:value-type="float" office:value="54" calcext:value-type="float">
            <text:p>54</text:p>
          </table:table-cell>
          <table:table-cell table:formula="of:=IF([.O59]=&quot;&quot;;&quot;&quot;;1)" office:value-type="float" office:value="1" calcext:value-type="float">
            <text:p>1</text:p>
          </table:table-cell>
          <table:table-cell table:formula="of:=IF([.P59]=&quot;&quot;;&quot;&quot;;[.P59]/(1+([Datos.$G$7]/100))^[.N59])" office:value-type="float" office:value="0.875452301581085" calcext:value-type="float">
            <text:p>0,875452301581085</text:p>
          </table:table-cell>
          <table:table-cell table:formula="of:=IF([.Q59]=&quot;&quot;;&quot;&quot;;1/[.Q59])" office:value-type="float" office:value="1.1422666868246" calcext:value-type="float">
            <text:p>1,14226668682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formula="of:=IF([.D60]&lt;=[Datos.$G$9];[.D60];&quot;&quot;)" office:value-type="float" office:value="55" calcext:value-type="float">
            <text:p>55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table:formula="of:=IF([.N60]&lt;=[Datos.$G$9];[.N60];&quot;&quot;)" office:value-type="float" office:value="55" calcext:value-type="float">
            <text:p>55</text:p>
          </table:table-cell>
          <table:table-cell table:formula="of:=IF([.O60]=&quot;&quot;;&quot;&quot;;1)" office:value-type="float" office:value="1" calcext:value-type="float">
            <text:p>1</text:p>
          </table:table-cell>
          <table:table-cell table:formula="of:=IF([.P60]=&quot;&quot;;&quot;&quot;;[.P60]/(1+([Datos.$G$7]/100))^[.N60])" office:value-type="float" office:value="0.87329851185909" calcext:value-type="float">
            <text:p>0,87329851185909</text:p>
          </table:table-cell>
          <table:table-cell table:formula="of:=IF([.Q60]=&quot;&quot;;&quot;&quot;;1/[.Q60])" office:value-type="float" office:value="1.14508382462623" calcext:value-type="float">
            <text:p>1,145083824626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formula="of:=IF([.D61]&lt;=[Datos.$G$9];[.D61];&quot;&quot;)" office:value-type="float" office:value="56" calcext:value-type="float">
            <text:p>56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formula="of:=IF([.N61]&lt;=[Datos.$G$9];[.N61];&quot;&quot;)" office:value-type="float" office:value="56" calcext:value-type="float">
            <text:p>56</text:p>
          </table:table-cell>
          <table:table-cell table:formula="of:=IF([.O61]=&quot;&quot;;&quot;&quot;;1)" office:value-type="float" office:value="1" calcext:value-type="float">
            <text:p>1</text:p>
          </table:table-cell>
          <table:table-cell table:formula="of:=IF([.P61]=&quot;&quot;;&quot;&quot;;[.P61]/(1+([Datos.$G$7]/100))^[.N61])" office:value-type="float" office:value="0.871150020895413" calcext:value-type="float">
            <text:p>0,871150020895413</text:p>
          </table:table-cell>
          <table:table-cell table:formula="of:=IF([.Q61]=&quot;&quot;;&quot;&quot;;1/[.Q61])" office:value-type="float" office:value="1.14790791024966" calcext:value-type="float">
            <text:p>1,147907910249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formula="of:=IF([.D62]&lt;=[Datos.$G$9];[.D62];&quot;&quot;)" office:value-type="float" office:value="57" calcext:value-type="float">
            <text:p>57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IF([.N62]&lt;=[Datos.$G$9];[.N62];&quot;&quot;)" office:value-type="float" office:value="57" calcext:value-type="float">
            <text:p>57</text:p>
          </table:table-cell>
          <table:table-cell table:formula="of:=IF([.O62]=&quot;&quot;;&quot;&quot;;1)" office:value-type="float" office:value="1" calcext:value-type="float">
            <text:p>1</text:p>
          </table:table-cell>
          <table:table-cell table:formula="of:=IF([.P62]=&quot;&quot;;&quot;&quot;;[.P62]/(1+([Datos.$G$7]/100))^[.N62])" office:value-type="float" office:value="0.86900681565404" calcext:value-type="float">
            <text:p>0,86900681565404</text:p>
          </table:table-cell>
          <table:table-cell table:formula="of:=IF([.Q62]=&quot;&quot;;&quot;&quot;;1/[.Q62])" office:value-type="float" office:value="1.1507389608301" calcext:value-type="float">
            <text:p>1,15073896083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formula="of:=IF([.D63]&lt;=[Datos.$G$9];[.D63];&quot;&quot;)" office:value-type="float" office:value="58" calcext:value-type="float">
            <text:p>58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table:formula="of:=IF([.N63]&lt;=[Datos.$G$9];[.N63];&quot;&quot;)" office:value-type="float" office:value="58" calcext:value-type="float">
            <text:p>58</text:p>
          </table:table-cell>
          <table:table-cell table:formula="of:=IF([.O63]=&quot;&quot;;&quot;&quot;;1)" office:value-type="float" office:value="1" calcext:value-type="float">
            <text:p>1</text:p>
          </table:table-cell>
          <table:table-cell table:formula="of:=IF([.P63]=&quot;&quot;;&quot;&quot;;[.P63]/(1+([Datos.$G$7]/100))^[.N63])" office:value-type="float" office:value="0.866868883131023" calcext:value-type="float">
            <text:p>0,866868883131023</text:p>
          </table:table-cell>
          <table:table-cell table:formula="of:=IF([.Q63]=&quot;&quot;;&quot;&quot;;1/[.Q63])" office:value-type="float" office:value="1.153576993545" calcext:value-type="float">
            <text:p>1,1535769935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formula="of:=IF([.D64]&lt;=[Datos.$G$9];[.D64];&quot;&quot;)" office:value-type="float" office:value="59" calcext:value-type="float">
            <text:p>59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table:formula="of:=IF([.N64]&lt;=[Datos.$G$9];[.N64];&quot;&quot;)" office:value-type="float" office:value="59" calcext:value-type="float">
            <text:p>59</text:p>
          </table:table-cell>
          <table:table-cell table:formula="of:=IF([.O64]=&quot;&quot;;&quot;&quot;;1)" office:value-type="float" office:value="1" calcext:value-type="float">
            <text:p>1</text:p>
          </table:table-cell>
          <table:table-cell table:formula="of:=IF([.P64]=&quot;&quot;;&quot;&quot;;[.P64]/(1+([Datos.$G$7]/100))^[.N64])" office:value-type="float" office:value="0.86473621035441" calcext:value-type="float">
            <text:p>0,86473621035441</text:p>
          </table:table-cell>
          <table:table-cell table:formula="of:=IF([.Q64]=&quot;&quot;;&quot;&quot;;1/[.Q64])" office:value-type="float" office:value="1.15642202561421" calcext:value-type="float">
            <text:p>1,156422025614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IF([.D65]&lt;=[Datos.$G$9];[.D65];&quot;&quot;)" office:value-type="float" office:value="60" calcext:value-type="float">
            <text:p>60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table:formula="of:=IF([.N65]&lt;=[Datos.$G$9];[.N65];&quot;&quot;)" office:value-type="float" office:value="60" calcext:value-type="float">
            <text:p>60</text:p>
          </table:table-cell>
          <table:table-cell table:formula="of:=IF([.O65]=&quot;&quot;;&quot;&quot;;1)" office:value-type="float" office:value="1" calcext:value-type="float">
            <text:p>1</text:p>
          </table:table-cell>
          <table:table-cell table:formula="of:=IF([.P65]=&quot;&quot;;&quot;&quot;;[.P65]/(1+([Datos.$G$7]/100))^[.N65])" office:value-type="float" office:value="0.862608784384159" calcext:value-type="float">
            <text:p>0,862608784384159</text:p>
          </table:table-cell>
          <table:table-cell table:formula="of:=IF([.Q65]=&quot;&quot;;&quot;&quot;;1/[.Q65])" office:value-type="float" office:value="1.15927407430001" calcext:value-type="float">
            <text:p>1,159274074300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formula="of:=IF([.D66]&lt;=[Datos.$G$9];[.D66];&quot;&quot;)" office:value-type="float" office:value="61" calcext:value-type="float">
            <text:p>61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table:formula="of:=IF([.N66]&lt;=[Datos.$G$9];[.N66];&quot;&quot;)" office:value-type="float" office:value="61" calcext:value-type="float">
            <text:p>61</text:p>
          </table:table-cell>
          <table:table-cell table:formula="of:=IF([.O66]=&quot;&quot;;&quot;&quot;;1)" office:value-type="float" office:value="1" calcext:value-type="float">
            <text:p>1</text:p>
          </table:table-cell>
          <table:table-cell table:formula="of:=IF([.P66]=&quot;&quot;;&quot;&quot;;[.P66]/(1+([Datos.$G$7]/100))^[.N66])" office:value-type="float" office:value="0.860486592312068" calcext:value-type="float">
            <text:p>0,860486592312068</text:p>
          </table:table-cell>
          <table:table-cell table:formula="of:=IF([.Q66]=&quot;&quot;;&quot;&quot;;1/[.Q66])" office:value-type="float" office:value="1.16213315690727" calcext:value-type="float">
            <text:p>1,162133156907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formula="of:=IF([.D67]&lt;=[Datos.$G$9];[.D67];&quot;&quot;)" office:value-type="float" office:value="62" calcext:value-type="float">
            <text:p>62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table:formula="of:=IF([.N67]&lt;=[Datos.$G$9];[.N67];&quot;&quot;)" office:value-type="float" office:value="62" calcext:value-type="float">
            <text:p>62</text:p>
          </table:table-cell>
          <table:table-cell table:formula="of:=IF([.O67]=&quot;&quot;;&quot;&quot;;1)" office:value-type="float" office:value="1" calcext:value-type="float">
            <text:p>1</text:p>
          </table:table-cell>
          <table:table-cell table:formula="of:=IF([.P67]=&quot;&quot;;&quot;&quot;;[.P67]/(1+([Datos.$G$7]/100))^[.N67])" office:value-type="float" office:value="0.858369621261686" calcext:value-type="float">
            <text:p>0,858369621261686</text:p>
          </table:table-cell>
          <table:table-cell table:formula="of:=IF([.Q67]=&quot;&quot;;&quot;&quot;;1/[.Q67])" office:value-type="float" office:value="1.16499929078354" calcext:value-type="float">
            <text:p>1,164999290783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formula="of:=IF([.D68]&lt;=[Datos.$G$9];[.D68];&quot;&quot;)" office:value-type="float" office:value="63" calcext:value-type="float">
            <text:p>63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table:formula="of:=IF([.N68]&lt;=[Datos.$G$9];[.N68];&quot;&quot;)" office:value-type="float" office:value="63" calcext:value-type="float">
            <text:p>63</text:p>
          </table:table-cell>
          <table:table-cell table:formula="of:=IF([.O68]=&quot;&quot;;&quot;&quot;;1)" office:value-type="float" office:value="1" calcext:value-type="float">
            <text:p>1</text:p>
          </table:table-cell>
          <table:table-cell table:formula="of:=IF([.P68]=&quot;&quot;;&quot;&quot;;[.P68]/(1+([Datos.$G$7]/100))^[.N68])" office:value-type="float" office:value="0.856257858388246" calcext:value-type="float">
            <text:p>0,856257858388246</text:p>
          </table:table-cell>
          <table:table-cell table:formula="of:=IF([.Q68]=&quot;&quot;;&quot;&quot;;1/[.Q68])" office:value-type="float" office:value="1.16787249331915" calcext:value-type="float">
            <text:p>1,167872493319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formula="of:=IF([.D69]&lt;=[Datos.$G$9];[.D69];&quot;&quot;)" office:value-type="float" office:value="64" calcext:value-type="float">
            <text:p>64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table:formula="of:=IF([.N69]&lt;=[Datos.$G$9];[.N69];&quot;&quot;)" office:value-type="float" office:value="64" calcext:value-type="float">
            <text:p>64</text:p>
          </table:table-cell>
          <table:table-cell table:formula="of:=IF([.O69]=&quot;&quot;;&quot;&quot;;1)" office:value-type="float" office:value="1" calcext:value-type="float">
            <text:p>1</text:p>
          </table:table-cell>
          <table:table-cell table:formula="of:=IF([.P69]=&quot;&quot;;&quot;&quot;;[.P69]/(1+([Datos.$G$7]/100))^[.N69])" office:value-type="float" office:value="0.854151290878578" calcext:value-type="float">
            <text:p>0,854151290878578</text:p>
          </table:table-cell>
          <table:table-cell table:formula="of:=IF([.Q69]=&quot;&quot;;&quot;&quot;;1/[.Q69])" office:value-type="float" office:value="1.17075278194733" calcext:value-type="float">
            <text:p>1,170752781947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formula="of:=IF([.D70]&lt;=[Datos.$G$9];[.D70];&quot;&quot;)" office:value-type="float" office:value="65" calcext:value-type="float">
            <text:p>65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table:formula="of:=IF([.N70]&lt;=[Datos.$G$9];[.N70];&quot;&quot;)" office:value-type="float" office:value="65" calcext:value-type="float">
            <text:p>65</text:p>
          </table:table-cell>
          <table:table-cell table:formula="of:=IF([.O70]=&quot;&quot;;&quot;&quot;;1)" office:value-type="float" office:value="1" calcext:value-type="float">
            <text:p>1</text:p>
          </table:table-cell>
          <table:table-cell table:formula="of:=IF([.P70]=&quot;&quot;;&quot;&quot;;[.P70]/(1+([Datos.$G$7]/100))^[.N70])" office:value-type="float" office:value="0.852049905951037" calcext:value-type="float">
            <text:p>0,852049905951037</text:p>
          </table:table-cell>
          <table:table-cell table:formula="of:=IF([.Q70]=&quot;&quot;;&quot;&quot;;1/[.Q70])" office:value-type="float" office:value="1.17364017414429" calcext:value-type="float">
            <text:p>1,17364017414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formula="of:=IF([.D71]&lt;=[Datos.$G$9];[.D71];&quot;&quot;)" office:value-type="float" office:value="66" calcext:value-type="float">
            <text:p>66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table:formula="of:=IF([.N71]&lt;=[Datos.$G$9];[.N71];&quot;&quot;)" office:value-type="float" office:value="66" calcext:value-type="float">
            <text:p>66</text:p>
          </table:table-cell>
          <table:table-cell table:formula="of:=IF([.O71]=&quot;&quot;;&quot;&quot;;1)" office:value-type="float" office:value="1" calcext:value-type="float">
            <text:p>1</text:p>
          </table:table-cell>
          <table:table-cell table:formula="of:=IF([.P71]=&quot;&quot;;&quot;&quot;;[.P71]/(1+([Datos.$G$7]/100))^[.N71])" office:value-type="float" office:value="0.849953690855422" calcext:value-type="float">
            <text:p>0,849953690855422</text:p>
          </table:table-cell>
          <table:table-cell table:formula="of:=IF([.Q71]=&quot;&quot;;&quot;&quot;;1/[.Q71])" office:value-type="float" office:value="1.17653468742934" calcext:value-type="float">
            <text:p>1,176534687429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formula="of:=IF([.D72]&lt;=[Datos.$G$9];[.D72];&quot;&quot;)" office:value-type="float" office:value="67" calcext:value-type="float">
            <text:p>67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67" calcext:value-type="float">
            <text:p>67</text:p>
          </table:table-cell>
          <table:table-cell table:formula="of:=IF([.N72]&lt;=[Datos.$G$9];[.N72];&quot;&quot;)" office:value-type="float" office:value="67" calcext:value-type="float">
            <text:p>67</text:p>
          </table:table-cell>
          <table:table-cell table:formula="of:=IF([.O72]=&quot;&quot;;&quot;&quot;;1)" office:value-type="float" office:value="1" calcext:value-type="float">
            <text:p>1</text:p>
          </table:table-cell>
          <table:table-cell table:formula="of:=IF([.P72]=&quot;&quot;;&quot;&quot;;[.P72]/(1+([Datos.$G$7]/100))^[.N72])" office:value-type="float" office:value="0.847862632872902" calcext:value-type="float">
            <text:p>0,847862632872902</text:p>
          </table:table-cell>
          <table:table-cell table:formula="of:=IF([.Q72]=&quot;&quot;;&quot;&quot;;1/[.Q72])" office:value-type="float" office:value="1.17943633936502" calcext:value-type="float">
            <text:p>1,179436339365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formula="of:=IF([.D73]&lt;=[Datos.$G$9];[.D73];&quot;&quot;)" office:value-type="float" office:value="68" calcext:value-type="float">
            <text:p>68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table:formula="of:=IF([.N73]&lt;=[Datos.$G$9];[.N73];&quot;&quot;)" office:value-type="float" office:value="68" calcext:value-type="float">
            <text:p>68</text:p>
          </table:table-cell>
          <table:table-cell table:formula="of:=IF([.O73]=&quot;&quot;;&quot;&quot;;1)" office:value-type="float" office:value="1" calcext:value-type="float">
            <text:p>1</text:p>
          </table:table-cell>
          <table:table-cell table:formula="of:=IF([.P73]=&quot;&quot;;&quot;&quot;;[.P73]/(1+([Datos.$G$7]/100))^[.N73])" office:value-type="float" office:value="0.845776719315935" calcext:value-type="float">
            <text:p>0,845776719315935</text:p>
          </table:table-cell>
          <table:table-cell table:formula="of:=IF([.Q73]=&quot;&quot;;&quot;&quot;;1/[.Q73])" office:value-type="float" office:value="1.18234514755715" calcext:value-type="float">
            <text:p>1,182345147557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formula="of:=IF([.D74]&lt;=[Datos.$G$9];[.D74];&quot;&quot;)" office:value-type="float" office:value="69" calcext:value-type="float">
            <text:p>69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table:formula="of:=IF([.N74]&lt;=[Datos.$G$9];[.N74];&quot;&quot;)" office:value-type="float" office:value="69" calcext:value-type="float">
            <text:p>69</text:p>
          </table:table-cell>
          <table:table-cell table:formula="of:=IF([.O74]=&quot;&quot;;&quot;&quot;;1)" office:value-type="float" office:value="1" calcext:value-type="float">
            <text:p>1</text:p>
          </table:table-cell>
          <table:table-cell table:formula="of:=IF([.P74]=&quot;&quot;;&quot;&quot;;[.P74]/(1+([Datos.$G$7]/100))^[.N74])" office:value-type="float" office:value="0.843695937528193" calcext:value-type="float">
            <text:p>0,843695937528193</text:p>
          </table:table-cell>
          <table:table-cell table:formula="of:=IF([.Q74]=&quot;&quot;;&quot;&quot;;1/[.Q74])" office:value-type="float" office:value="1.185261129655" calcext:value-type="float">
            <text:p>1,1852611296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IF([.D75]&lt;=[Datos.$G$9];[.D75];&quot;&quot;)" office:value-type="float" office:value="70" calcext:value-type="float">
            <text:p>70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table:formula="of:=IF([.N75]&lt;=[Datos.$G$9];[.N75];&quot;&quot;)" office:value-type="float" office:value="70" calcext:value-type="float">
            <text:p>70</text:p>
          </table:table-cell>
          <table:table-cell table:formula="of:=IF([.O75]=&quot;&quot;;&quot;&quot;;1)" office:value-type="float" office:value="1" calcext:value-type="float">
            <text:p>1</text:p>
          </table:table-cell>
          <table:table-cell table:formula="of:=IF([.P75]=&quot;&quot;;&quot;&quot;;[.P75]/(1+([Datos.$G$7]/100))^[.N75])" office:value-type="float" office:value="0.841620274884488" calcext:value-type="float">
            <text:p>0,841620274884488</text:p>
          </table:table-cell>
          <table:table-cell table:formula="of:=IF([.Q75]=&quot;&quot;;&quot;&quot;;1/[.Q75])" office:value-type="float" office:value="1.18818430335135" calcext:value-type="float">
            <text:p>1,188184303351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formula="of:=IF([.D76]&lt;=[Datos.$G$9];[.D76];&quot;&quot;)" office:value-type="float" office:value="71" calcext:value-type="float">
            <text:p>71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table:formula="of:=IF([.N76]&lt;=[Datos.$G$9];[.N76];&quot;&quot;)" office:value-type="float" office:value="71" calcext:value-type="float">
            <text:p>71</text:p>
          </table:table-cell>
          <table:table-cell table:formula="of:=IF([.O76]=&quot;&quot;;&quot;&quot;;1)" office:value-type="float" office:value="1" calcext:value-type="float">
            <text:p>1</text:p>
          </table:table-cell>
          <table:table-cell table:formula="of:=IF([.P76]=&quot;&quot;;&quot;&quot;;[.P76]/(1+([Datos.$G$7]/100))^[.N76])" office:value-type="float" office:value="0.839549718790688" calcext:value-type="float">
            <text:p>0,839549718790688</text:p>
          </table:table-cell>
          <table:table-cell table:formula="of:=IF([.Q76]=&quot;&quot;;&quot;&quot;;1/[.Q76])" office:value-type="float" office:value="1.19111468638264" calcext:value-type="float">
            <text:p>1,191114686382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formula="of:=IF([.D77]&lt;=[Datos.$G$9];[.D77];&quot;&quot;)" office:value-type="float" office:value="72" calcext:value-type="float">
            <text:p>72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table:formula="of:=IF([.N77]&lt;=[Datos.$G$9];[.N77];&quot;&quot;)" office:value-type="float" office:value="72" calcext:value-type="float">
            <text:p>72</text:p>
          </table:table-cell>
          <table:table-cell table:formula="of:=IF([.O77]=&quot;&quot;;&quot;&quot;;1)" office:value-type="float" office:value="1" calcext:value-type="float">
            <text:p>1</text:p>
          </table:table-cell>
          <table:table-cell table:formula="of:=IF([.P77]=&quot;&quot;;&quot;&quot;;[.P77]/(1+([Datos.$G$7]/100))^[.N77])" office:value-type="float" office:value="0.837484256683649" calcext:value-type="float">
            <text:p>0,837484256683649</text:p>
          </table:table-cell>
          <table:table-cell table:formula="of:=IF([.Q77]=&quot;&quot;;&quot;&quot;;1/[.Q77])" office:value-type="float" office:value="1.19405229652901" calcext:value-type="float">
            <text:p>1,194052296529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formula="of:=IF([.D78]&lt;=[Datos.$G$9];[.D78];&quot;&quot;)" office:value-type="float" office:value="73" calcext:value-type="float">
            <text:p>73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table:formula="of:=IF([.N78]&lt;=[Datos.$G$9];[.N78];&quot;&quot;)" office:value-type="float" office:value="73" calcext:value-type="float">
            <text:p>73</text:p>
          </table:table-cell>
          <table:table-cell table:formula="of:=IF([.O78]=&quot;&quot;;&quot;&quot;;1)" office:value-type="float" office:value="1" calcext:value-type="float">
            <text:p>1</text:p>
          </table:table-cell>
          <table:table-cell table:formula="of:=IF([.P78]=&quot;&quot;;&quot;&quot;;[.P78]/(1+([Datos.$G$7]/100))^[.N78])" office:value-type="float" office:value="0.835423876031133" calcext:value-type="float">
            <text:p>0,835423876031133</text:p>
          </table:table-cell>
          <table:table-cell table:formula="of:=IF([.Q78]=&quot;&quot;;&quot;&quot;;1/[.Q78])" office:value-type="float" office:value="1.19699715161449" calcext:value-type="float">
            <text:p>1,196997151614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formula="of:=IF([.D79]&lt;=[Datos.$G$9];[.D79];&quot;&quot;)" office:value-type="float" office:value="74" calcext:value-type="float">
            <text:p>74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table:formula="of:=IF([.N79]&lt;=[Datos.$G$9];[.N79];&quot;&quot;)" office:value-type="float" office:value="74" calcext:value-type="float">
            <text:p>74</text:p>
          </table:table-cell>
          <table:table-cell table:formula="of:=IF([.O79]=&quot;&quot;;&quot;&quot;;1)" office:value-type="float" office:value="1" calcext:value-type="float">
            <text:p>1</text:p>
          </table:table-cell>
          <table:table-cell table:formula="of:=IF([.P79]=&quot;&quot;;&quot;&quot;;[.P79]/(1+([Datos.$G$7]/100))^[.N79])" office:value-type="float" office:value="0.833368564331733" calcext:value-type="float">
            <text:p>0,833368564331733</text:p>
          </table:table-cell>
          <table:table-cell table:formula="of:=IF([.Q79]=&quot;&quot;;&quot;&quot;;1/[.Q79])" office:value-type="float" office:value="1.19994926950705" calcext:value-type="float">
            <text:p>1,199949269507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formula="of:=IF([.D80]&lt;=[Datos.$G$9];[.D80];&quot;&quot;)" office:value-type="float" office:value="75" calcext:value-type="float">
            <text:p>75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table:formula="of:=IF([.N80]&lt;=[Datos.$G$9];[.N80];&quot;&quot;)" office:value-type="float" office:value="75" calcext:value-type="float">
            <text:p>75</text:p>
          </table:table-cell>
          <table:table-cell table:formula="of:=IF([.O80]=&quot;&quot;;&quot;&quot;;1)" office:value-type="float" office:value="1" calcext:value-type="float">
            <text:p>1</text:p>
          </table:table-cell>
          <table:table-cell table:formula="of:=IF([.P80]=&quot;&quot;;&quot;&quot;;[.P80]/(1+([Datos.$G$7]/100))^[.N80])" office:value-type="float" office:value="0.831318309114801" calcext:value-type="float">
            <text:p>0,831318309114801</text:p>
          </table:table-cell>
          <table:table-cell table:formula="of:=IF([.Q80]=&quot;&quot;;&quot;&quot;;1/[.Q80])" office:value-type="float" office:value="1.20290866811873" calcext:value-type="float">
            <text:p>1,202908668118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formula="of:=IF([.D81]&lt;=[Datos.$G$9];[.D81];&quot;&quot;)" office:value-type="float" office:value="76" calcext:value-type="float">
            <text:p>76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table:formula="of:=IF([.N81]&lt;=[Datos.$G$9];[.N81];&quot;&quot;)" office:value-type="float" office:value="76" calcext:value-type="float">
            <text:p>76</text:p>
          </table:table-cell>
          <table:table-cell table:formula="of:=IF([.O81]=&quot;&quot;;&quot;&quot;;1)" office:value-type="float" office:value="1" calcext:value-type="float">
            <text:p>1</text:p>
          </table:table-cell>
          <table:table-cell table:formula="of:=IF([.P81]=&quot;&quot;;&quot;&quot;;[.P81]/(1+([Datos.$G$7]/100))^[.N81])" office:value-type="float" office:value="0.829273097940366" calcext:value-type="float">
            <text:p>0,829273097940366</text:p>
          </table:table-cell>
          <table:table-cell table:formula="of:=IF([.Q81]=&quot;&quot;;&quot;&quot;;1/[.Q81])" office:value-type="float" office:value="1.20587536540575" calcext:value-type="float">
            <text:p>1,205875365405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formula="of:=IF([.D82]&lt;=[Datos.$G$9];[.D82];&quot;&quot;)" office:value-type="float" office:value="77" calcext:value-type="float">
            <text:p>77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table:formula="of:=IF([.N82]&lt;=[Datos.$G$9];[.N82];&quot;&quot;)" office:value-type="float" office:value="77" calcext:value-type="float">
            <text:p>77</text:p>
          </table:table-cell>
          <table:table-cell table:formula="of:=IF([.O82]=&quot;&quot;;&quot;&quot;;1)" office:value-type="float" office:value="1" calcext:value-type="float">
            <text:p>1</text:p>
          </table:table-cell>
          <table:table-cell table:formula="of:=IF([.P82]=&quot;&quot;;&quot;&quot;;[.P82]/(1+([Datos.$G$7]/100))^[.N82])" office:value-type="float" office:value="0.827232918399064" calcext:value-type="float">
            <text:p>0,827232918399064</text:p>
          </table:table-cell>
          <table:table-cell table:formula="of:=IF([.Q82]=&quot;&quot;;&quot;&quot;;1/[.Q82])" office:value-type="float" office:value="1.20884937936862" calcext:value-type="float">
            <text:p>1,208849379368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formula="of:=IF([.D83]&lt;=[Datos.$G$9];[.D83];&quot;&quot;)" office:value-type="float" office:value="78" calcext:value-type="float">
            <text:p>78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table:formula="of:=IF([.N83]&lt;=[Datos.$G$9];[.N83];&quot;&quot;)" office:value-type="float" office:value="78" calcext:value-type="float">
            <text:p>78</text:p>
          </table:table-cell>
          <table:table-cell table:formula="of:=IF([.O83]=&quot;&quot;;&quot;&quot;;1)" office:value-type="float" office:value="1" calcext:value-type="float">
            <text:p>1</text:p>
          </table:table-cell>
          <table:table-cell table:formula="of:=IF([.P83]=&quot;&quot;;&quot;&quot;;[.P83]/(1+([Datos.$G$7]/100))^[.N83])" office:value-type="float" office:value="0.825197758112059" calcext:value-type="float">
            <text:p>0,825197758112059</text:p>
          </table:table-cell>
          <table:table-cell table:formula="of:=IF([.Q83]=&quot;&quot;;&quot;&quot;;1/[.Q83])" office:value-type="float" office:value="1.21183072805222" calcext:value-type="float">
            <text:p>1,211830728052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formula="of:=IF([.D84]&lt;=[Datos.$G$9];[.D84];&quot;&quot;)" office:value-type="float" office:value="79" calcext:value-type="float">
            <text:p>79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formula="of:=IF([.N84]&lt;=[Datos.$G$9];[.N84];&quot;&quot;)" office:value-type="float" office:value="79" calcext:value-type="float">
            <text:p>79</text:p>
          </table:table-cell>
          <table:table-cell table:formula="of:=IF([.O84]=&quot;&quot;;&quot;&quot;;1)" office:value-type="float" office:value="1" calcext:value-type="float">
            <text:p>1</text:p>
          </table:table-cell>
          <table:table-cell table:formula="of:=IF([.P84]=&quot;&quot;;&quot;&quot;;[.P84]/(1+([Datos.$G$7]/100))^[.N84])" office:value-type="float" office:value="0.823167604730972" calcext:value-type="float">
            <text:p>0,823167604730972</text:p>
          </table:table-cell>
          <table:table-cell table:formula="of:=IF([.Q84]=&quot;&quot;;&quot;&quot;;1/[.Q84])" office:value-type="float" office:value="1.21481942954597" calcext:value-type="float">
            <text:p>1,214819429545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formula="of:=IF([.D85]&lt;=[Datos.$G$9];[.D85];&quot;&quot;)" office:value-type="float" office:value="80" calcext:value-type="float">
            <text:p>80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formula="of:=IF([.N85]&lt;=[Datos.$G$9];[.N85];&quot;&quot;)" office:value-type="float" office:value="80" calcext:value-type="float">
            <text:p>80</text:p>
          </table:table-cell>
          <table:table-cell table:formula="of:=IF([.O85]=&quot;&quot;;&quot;&quot;;1)" office:value-type="float" office:value="1" calcext:value-type="float">
            <text:p>1</text:p>
          </table:table-cell>
          <table:table-cell table:formula="of:=IF([.P85]=&quot;&quot;;&quot;&quot;;[.P85]/(1+([Datos.$G$7]/100))^[.N85])" office:value-type="float" office:value="0.8211424459378" calcext:value-type="float">
            <text:p>0,8211424459378</text:p>
          </table:table-cell>
          <table:table-cell table:formula="of:=IF([.Q85]=&quot;&quot;;&quot;&quot;;1/[.Q85])" office:value-type="float" office:value="1.21781550198386" calcext:value-type="float">
            <text:p>1,217815501983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formula="of:=IF([.D86]&lt;=[Datos.$G$9];[.D86];&quot;&quot;)" office:value-type="float" office:value="81" calcext:value-type="float">
            <text:p>81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formula="of:=IF([.N86]&lt;=[Datos.$G$9];[.N86];&quot;&quot;)" office:value-type="float" office:value="81" calcext:value-type="float">
            <text:p>81</text:p>
          </table:table-cell>
          <table:table-cell table:formula="of:=IF([.O86]=&quot;&quot;;&quot;&quot;;1)" office:value-type="float" office:value="1" calcext:value-type="float">
            <text:p>1</text:p>
          </table:table-cell>
          <table:table-cell table:formula="of:=IF([.P86]=&quot;&quot;;&quot;&quot;;[.P86]/(1+([Datos.$G$7]/100))^[.N86])" office:value-type="float" office:value="0.819122269444847" calcext:value-type="float">
            <text:p>0,819122269444847</text:p>
          </table:table-cell>
          <table:table-cell table:formula="of:=IF([.Q86]=&quot;&quot;;&quot;&quot;;1/[.Q86])" office:value-type="float" office:value="1.22081896354465" calcext:value-type="float">
            <text:p>1,220818963544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formula="of:=IF([.D87]&lt;=[Datos.$G$9];[.D87];&quot;&quot;)" office:value-type="float" office:value="82" calcext:value-type="float">
            <text:p>82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table:formula="of:=IF([.N87]&lt;=[Datos.$G$9];[.N87];&quot;&quot;)" office:value-type="float" office:value="82" calcext:value-type="float">
            <text:p>82</text:p>
          </table:table-cell>
          <table:table-cell table:formula="of:=IF([.O87]=&quot;&quot;;&quot;&quot;;1)" office:value-type="float" office:value="1" calcext:value-type="float">
            <text:p>1</text:p>
          </table:table-cell>
          <table:table-cell table:formula="of:=IF([.P87]=&quot;&quot;;&quot;&quot;;[.P87]/(1+([Datos.$G$7]/100))^[.N87])" office:value-type="float" office:value="0.817107062994648" calcext:value-type="float">
            <text:p>0,817107062994648</text:p>
          </table:table-cell>
          <table:table-cell table:formula="of:=IF([.Q87]=&quot;&quot;;&quot;&quot;;1/[.Q87])" office:value-type="float" office:value="1.2238298324519" calcext:value-type="float">
            <text:p>1,22382983245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table:formula="of:=IF([.D88]&lt;=[Datos.$G$9];[.D88];&quot;&quot;)" office:value-type="float" office:value="83" calcext:value-type="float">
            <text:p>83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 table:formula="of:=IF([.N88]&lt;=[Datos.$G$9];[.N88];&quot;&quot;)" office:value-type="float" office:value="83" calcext:value-type="float">
            <text:p>83</text:p>
          </table:table-cell>
          <table:table-cell table:formula="of:=IF([.O88]=&quot;&quot;;&quot;&quot;;1)" office:value-type="float" office:value="1" calcext:value-type="float">
            <text:p>1</text:p>
          </table:table-cell>
          <table:table-cell table:formula="of:=IF([.P88]=&quot;&quot;;&quot;&quot;;[.P88]/(1+([Datos.$G$7]/100))^[.N88])" office:value-type="float" office:value="0.815096814359891" calcext:value-type="float">
            <text:p>0,815096814359891</text:p>
          </table:table-cell>
          <table:table-cell table:formula="of:=IF([.Q88]=&quot;&quot;;&quot;&quot;;1/[.Q88])" office:value-type="float" office:value="1.22684812697412" calcext:value-type="float">
            <text:p>1,226848126974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table:formula="of:=IF([.D89]&lt;=[Datos.$G$9];[.D89];&quot;&quot;)" office:value-type="float" office:value="84" calcext:value-type="float">
            <text:p>84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table:formula="of:=IF([.N89]&lt;=[Datos.$G$9];[.N89];&quot;&quot;)" office:value-type="float" office:value="84" calcext:value-type="float">
            <text:p>84</text:p>
          </table:table-cell>
          <table:table-cell table:formula="of:=IF([.O89]=&quot;&quot;;&quot;&quot;;1)" office:value-type="float" office:value="1" calcext:value-type="float">
            <text:p>1</text:p>
          </table:table-cell>
          <table:table-cell table:formula="of:=IF([.P89]=&quot;&quot;;&quot;&quot;;[.P89]/(1+([Datos.$G$7]/100))^[.N89])" office:value-type="float" office:value="0.813091511343348" calcext:value-type="float">
            <text:p>0,813091511343348</text:p>
          </table:table-cell>
          <table:table-cell table:formula="of:=IF([.Q89]=&quot;&quot;;&quot;&quot;;1/[.Q89])" office:value-type="float" office:value="1.22987386542488" calcext:value-type="float">
            <text:p>1,229873865424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formula="of:=IF([.D90]&lt;=[Datos.$G$9];[.D90];&quot;&quot;)" office:value-type="float" office:value="85" calcext:value-type="float">
            <text:p>85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 table:formula="of:=IF([.N90]&lt;=[Datos.$G$9];[.N90];&quot;&quot;)" office:value-type="float" office:value="85" calcext:value-type="float">
            <text:p>85</text:p>
          </table:table-cell>
          <table:table-cell table:formula="of:=IF([.O90]=&quot;&quot;;&quot;&quot;;1)" office:value-type="float" office:value="1" calcext:value-type="float">
            <text:p>1</text:p>
          </table:table-cell>
          <table:table-cell table:formula="of:=IF([.P90]=&quot;&quot;;&quot;&quot;;[.P90]/(1+([Datos.$G$7]/100))^[.N90])" office:value-type="float" office:value="0.811091141777798" calcext:value-type="float">
            <text:p>0,811091141777798</text:p>
          </table:table-cell>
          <table:table-cell table:formula="of:=IF([.Q90]=&quot;&quot;;&quot;&quot;;1/[.Q90])" office:value-type="float" office:value="1.23290706616292" calcext:value-type="float">
            <text:p>1,232907066162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table:formula="of:=IF([.D91]&lt;=[Datos.$G$9];[.D91];&quot;&quot;)" office:value-type="float" office:value="86" calcext:value-type="float">
            <text:p>86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86" calcext:value-type="float">
            <text:p>86</text:p>
          </table:table-cell>
          <table:table-cell table:formula="of:=IF([.N91]&lt;=[Datos.$G$9];[.N91];&quot;&quot;)" office:value-type="float" office:value="86" calcext:value-type="float">
            <text:p>86</text:p>
          </table:table-cell>
          <table:table-cell table:formula="of:=IF([.O91]=&quot;&quot;;&quot;&quot;;1)" office:value-type="float" office:value="1" calcext:value-type="float">
            <text:p>1</text:p>
          </table:table-cell>
          <table:table-cell table:formula="of:=IF([.P91]=&quot;&quot;;&quot;&quot;;[.P91]/(1+([Datos.$G$7]/100))^[.N91])" office:value-type="float" office:value="0.809095693525954" calcext:value-type="float">
            <text:p>0,809095693525954</text:p>
          </table:table-cell>
          <table:table-cell table:formula="of:=IF([.Q91]=&quot;&quot;;&quot;&quot;;1/[.Q91])" office:value-type="float" office:value="1.23594774759226" calcext:value-type="float">
            <text:p>1,23594774759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table:formula="of:=IF([.D92]&lt;=[Datos.$G$9];[.D92];&quot;&quot;)" office:value-type="float" office:value="87" calcext:value-type="float">
            <text:p>87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table:formula="of:=IF([.N92]&lt;=[Datos.$G$9];[.N92];&quot;&quot;)" office:value-type="float" office:value="87" calcext:value-type="float">
            <text:p>87</text:p>
          </table:table-cell>
          <table:table-cell table:formula="of:=IF([.O92]=&quot;&quot;;&quot;&quot;;1)" office:value-type="float" office:value="1" calcext:value-type="float">
            <text:p>1</text:p>
          </table:table-cell>
          <table:table-cell table:formula="of:=IF([.P92]=&quot;&quot;;&quot;&quot;;[.P92]/(1+([Datos.$G$7]/100))^[.N92])" office:value-type="float" office:value="0.807105154480388" calcext:value-type="float">
            <text:p>0,807105154480388</text:p>
          </table:table-cell>
          <table:table-cell table:formula="of:=IF([.Q92]=&quot;&quot;;&quot;&quot;;1/[.Q92])" office:value-type="float" office:value="1.23899592816229" calcext:value-type="float">
            <text:p>1,238995928162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formula="of:=IF([.D93]&lt;=[Datos.$G$9];[.D93];&quot;&quot;)" office:value-type="float" office:value="88" calcext:value-type="float">
            <text:p>88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88" calcext:value-type="float">
            <text:p>88</text:p>
          </table:table-cell>
          <table:table-cell table:formula="of:=IF([.N93]&lt;=[Datos.$G$9];[.N93];&quot;&quot;)" office:value-type="float" office:value="88" calcext:value-type="float">
            <text:p>88</text:p>
          </table:table-cell>
          <table:table-cell table:formula="of:=IF([.O93]=&quot;&quot;;&quot;&quot;;1)" office:value-type="float" office:value="1" calcext:value-type="float">
            <text:p>1</text:p>
          </table:table-cell>
          <table:table-cell table:formula="of:=IF([.P93]=&quot;&quot;;&quot;&quot;;[.P93]/(1+([Datos.$G$7]/100))^[.N93])" office:value-type="float" office:value="0.805119512563461" calcext:value-type="float">
            <text:p>0,805119512563461</text:p>
          </table:table-cell>
          <table:table-cell table:formula="of:=IF([.Q93]=&quot;&quot;;&quot;&quot;;1/[.Q93])" office:value-type="float" office:value="1.24205162636793" calcext:value-type="float">
            <text:p>1,242051626367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table:formula="of:=IF([.D94]&lt;=[Datos.$G$9];[.D94];&quot;&quot;)" office:value-type="float" office:value="89" calcext:value-type="float">
            <text:p>89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formula="of:=IF([.N94]&lt;=[Datos.$G$9];[.N94];&quot;&quot;)" office:value-type="float" office:value="89" calcext:value-type="float">
            <text:p>89</text:p>
          </table:table-cell>
          <table:table-cell table:formula="of:=IF([.O94]=&quot;&quot;;&quot;&quot;;1)" office:value-type="float" office:value="1" calcext:value-type="float">
            <text:p>1</text:p>
          </table:table-cell>
          <table:table-cell table:formula="of:=IF([.P94]=&quot;&quot;;&quot;&quot;;[.P94]/(1+([Datos.$G$7]/100))^[.N94])" office:value-type="float" office:value="0.803138755727246" calcext:value-type="float">
            <text:p>0,803138755727246</text:p>
          </table:table-cell>
          <table:table-cell table:formula="of:=IF([.Q94]=&quot;&quot;;&quot;&quot;;1/[.Q94])" office:value-type="float" office:value="1.24511486074968" calcext:value-type="float">
            <text:p>1,245114860749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IF([.D95]&lt;=[Datos.$G$9];[.D95];&quot;&quot;)" office:value-type="float" office:value="90" calcext:value-type="float">
            <text:p>90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table:formula="of:=IF([.N95]&lt;=[Datos.$G$9];[.N95];&quot;&quot;)" office:value-type="float" office:value="90" calcext:value-type="float">
            <text:p>90</text:p>
          </table:table-cell>
          <table:table-cell table:formula="of:=IF([.O95]=&quot;&quot;;&quot;&quot;;1)" office:value-type="float" office:value="1" calcext:value-type="float">
            <text:p>1</text:p>
          </table:table-cell>
          <table:table-cell table:formula="of:=IF([.P95]=&quot;&quot;;&quot;&quot;;[.P95]/(1+([Datos.$G$7]/100))^[.N95])" office:value-type="float" office:value="0.801162871953455" calcext:value-type="float">
            <text:p>0,801162871953455</text:p>
          </table:table-cell>
          <table:table-cell table:formula="of:=IF([.Q95]=&quot;&quot;;&quot;&quot;;1/[.Q95])" office:value-type="float" office:value="1.24818564989379" calcext:value-type="float">
            <text:p>1,248185649893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formula="of:=IF([.D96]&lt;=[Datos.$G$9];[.D96];&quot;&quot;)" office:value-type="float" office:value="91" calcext:value-type="float">
            <text:p>91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91" calcext:value-type="float">
            <text:p>91</text:p>
          </table:table-cell>
          <table:table-cell table:formula="of:=IF([.N96]&lt;=[Datos.$G$9];[.N96];&quot;&quot;)" office:value-type="float" office:value="91" calcext:value-type="float">
            <text:p>91</text:p>
          </table:table-cell>
          <table:table-cell table:formula="of:=IF([.O96]=&quot;&quot;;&quot;&quot;;1)" office:value-type="float" office:value="1" calcext:value-type="float">
            <text:p>1</text:p>
          </table:table-cell>
          <table:table-cell table:formula="of:=IF([.P96]=&quot;&quot;;&quot;&quot;;[.P96]/(1+([Datos.$G$7]/100))^[.N96])" office:value-type="float" office:value="0.79919184925337" calcext:value-type="float">
            <text:p>0,79919184925337</text:p>
          </table:table-cell>
          <table:table-cell table:formula="of:=IF([.Q96]=&quot;&quot;;&quot;&quot;;1/[.Q96])" office:value-type="float" office:value="1.25126401243235" calcext:value-type="float">
            <text:p>1,251264012432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formula="of:=IF([.D97]&lt;=[Datos.$G$9];[.D97];&quot;&quot;)" office:value-type="float" office:value="92" calcext:value-type="float">
            <text:p>92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92" calcext:value-type="float">
            <text:p>92</text:p>
          </table:table-cell>
          <table:table-cell table:formula="of:=IF([.N97]&lt;=[Datos.$G$9];[.N97];&quot;&quot;)" office:value-type="float" office:value="92" calcext:value-type="float">
            <text:p>92</text:p>
          </table:table-cell>
          <table:table-cell table:formula="of:=IF([.O97]=&quot;&quot;;&quot;&quot;;1)" office:value-type="float" office:value="1" calcext:value-type="float">
            <text:p>1</text:p>
          </table:table-cell>
          <table:table-cell table:formula="of:=IF([.P97]=&quot;&quot;;&quot;&quot;;[.P97]/(1+([Datos.$G$7]/100))^[.N97])" office:value-type="float" office:value="0.797225675667766" calcext:value-type="float">
            <text:p>0,797225675667766</text:p>
          </table:table-cell>
          <table:table-cell table:formula="of:=IF([.Q97]=&quot;&quot;;&quot;&quot;;1/[.Q97])" office:value-type="float" office:value="1.25434996704338" calcext:value-type="float">
            <text:p>1,254349967043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formula="of:=IF([.D98]&lt;=[Datos.$G$9];[.D98];&quot;&quot;)" office:value-type="float" office:value="93" calcext:value-type="float">
            <text:p>93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93" calcext:value-type="float">
            <text:p>93</text:p>
          </table:table-cell>
          <table:table-cell table:formula="of:=IF([.N98]&lt;=[Datos.$G$9];[.N98];&quot;&quot;)" office:value-type="float" office:value="93" calcext:value-type="float">
            <text:p>93</text:p>
          </table:table-cell>
          <table:table-cell table:formula="of:=IF([.O98]=&quot;&quot;;&quot;&quot;;1)" office:value-type="float" office:value="1" calcext:value-type="float">
            <text:p>1</text:p>
          </table:table-cell>
          <table:table-cell table:formula="of:=IF([.P98]=&quot;&quot;;&quot;&quot;;[.P98]/(1+([Datos.$G$7]/100))^[.N98])" office:value-type="float" office:value="0.795264339266841" calcext:value-type="float">
            <text:p>0,795264339266841</text:p>
          </table:table-cell>
          <table:table-cell table:formula="of:=IF([.Q98]=&quot;&quot;;&quot;&quot;;1/[.Q98])" office:value-type="float" office:value="1.25744353245099" calcext:value-type="float">
            <text:p>1,257443532450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table:formula="of:=IF([.D99]&lt;=[Datos.$G$9];[.D99];&quot;&quot;)" office:value-type="float" office:value="94" calcext:value-type="float">
            <text:p>94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94" calcext:value-type="float">
            <text:p>94</text:p>
          </table:table-cell>
          <table:table-cell table:formula="of:=IF([.N99]&lt;=[Datos.$G$9];[.N99];&quot;&quot;)" office:value-type="float" office:value="94" calcext:value-type="float">
            <text:p>94</text:p>
          </table:table-cell>
          <table:table-cell table:formula="of:=IF([.O99]=&quot;&quot;;&quot;&quot;;1)" office:value-type="float" office:value="1" calcext:value-type="float">
            <text:p>1</text:p>
          </table:table-cell>
          <table:table-cell table:formula="of:=IF([.P99]=&quot;&quot;;&quot;&quot;;[.P99]/(1+([Datos.$G$7]/100))^[.N99])" office:value-type="float" office:value="0.793307828150142" calcext:value-type="float">
            <text:p>0,793307828150142</text:p>
          </table:table-cell>
          <table:table-cell table:formula="of:=IF([.Q99]=&quot;&quot;;&quot;&quot;;1/[.Q99])" office:value-type="float" office:value="1.26054472742545" calcext:value-type="float">
            <text:p>1,260544727425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formula="of:=IF([.D100]&lt;=[Datos.$G$9];[.D100];&quot;&quot;)" office:value-type="float" office:value="95" calcext:value-type="float">
            <text:p>95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95" calcext:value-type="float">
            <text:p>95</text:p>
          </table:table-cell>
          <table:table-cell table:formula="of:=IF([.N100]&lt;=[Datos.$G$9];[.N100];&quot;&quot;)" office:value-type="float" office:value="95" calcext:value-type="float">
            <text:p>95</text:p>
          </table:table-cell>
          <table:table-cell table:formula="of:=IF([.O100]=&quot;&quot;;&quot;&quot;;1)" office:value-type="float" office:value="1" calcext:value-type="float">
            <text:p>1</text:p>
          </table:table-cell>
          <table:table-cell table:formula="of:=IF([.P100]=&quot;&quot;;&quot;&quot;;[.P100]/(1+([Datos.$G$7]/100))^[.N100])" office:value-type="float" office:value="0.791356130446495" calcext:value-type="float">
            <text:p>0,791356130446495</text:p>
          </table:table-cell>
          <table:table-cell table:formula="of:=IF([.Q100]=&quot;&quot;;&quot;&quot;;1/[.Q100])" office:value-type="float" office:value="1.26365357078334" calcext:value-type="float">
            <text:p>1,263653570783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formula="of:=IF([.D101]&lt;=[Datos.$G$9];[.D101];&quot;&quot;)" office:value-type="float" office:value="96" calcext:value-type="float">
            <text:p>96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96" calcext:value-type="float">
            <text:p>96</text:p>
          </table:table-cell>
          <table:table-cell table:formula="of:=IF([.N101]&lt;=[Datos.$G$9];[.N101];&quot;&quot;)" office:value-type="float" office:value="96" calcext:value-type="float">
            <text:p>96</text:p>
          </table:table-cell>
          <table:table-cell table:formula="of:=IF([.O101]=&quot;&quot;;&quot;&quot;;1)" office:value-type="float" office:value="1" calcext:value-type="float">
            <text:p>1</text:p>
          </table:table-cell>
          <table:table-cell table:formula="of:=IF([.P101]=&quot;&quot;;&quot;&quot;;[.P101]/(1+([Datos.$G$7]/100))^[.N101])" office:value-type="float" office:value="0.789409234313929" calcext:value-type="float">
            <text:p>0,789409234313929</text:p>
          </table:table-cell>
          <table:table-cell table:formula="of:=IF([.Q101]=&quot;&quot;;&quot;&quot;;1/[.Q101])" office:value-type="float" office:value="1.26677008138763" calcext:value-type="float">
            <text:p>1,266770081387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table:formula="of:=IF([.D102]&lt;=[Datos.$G$9];[.D102];&quot;&quot;)" office:value-type="float" office:value="97" calcext:value-type="float">
            <text:p>97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97" calcext:value-type="float">
            <text:p>97</text:p>
          </table:table-cell>
          <table:table-cell table:formula="of:=IF([.N102]&lt;=[Datos.$G$9];[.N102];&quot;&quot;)" office:value-type="float" office:value="97" calcext:value-type="float">
            <text:p>97</text:p>
          </table:table-cell>
          <table:table-cell table:formula="of:=IF([.O102]=&quot;&quot;;&quot;&quot;;1)" office:value-type="float" office:value="1" calcext:value-type="float">
            <text:p>1</text:p>
          </table:table-cell>
          <table:table-cell table:formula="of:=IF([.P102]=&quot;&quot;;&quot;&quot;;[.P102]/(1+([Datos.$G$7]/100))^[.N102])" office:value-type="float" office:value="0.787467127939609" calcext:value-type="float">
            <text:p>0,787467127939609</text:p>
          </table:table-cell>
          <table:table-cell table:formula="of:=IF([.Q102]=&quot;&quot;;&quot;&quot;;1/[.Q102])" office:value-type="float" office:value="1.26989427814781" calcext:value-type="float">
            <text:p>1,269894278147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table:formula="of:=IF([.D103]&lt;=[Datos.$G$9];[.D103];&quot;&quot;)" office:value-type="float" office:value="98" calcext:value-type="float">
            <text:p>98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98" calcext:value-type="float">
            <text:p>98</text:p>
          </table:table-cell>
          <table:table-cell table:formula="of:=IF([.N103]&lt;=[Datos.$G$9];[.N103];&quot;&quot;)" office:value-type="float" office:value="98" calcext:value-type="float">
            <text:p>98</text:p>
          </table:table-cell>
          <table:table-cell table:formula="of:=IF([.O103]=&quot;&quot;;&quot;&quot;;1)" office:value-type="float" office:value="1" calcext:value-type="float">
            <text:p>1</text:p>
          </table:table-cell>
          <table:table-cell table:formula="of:=IF([.P103]=&quot;&quot;;&quot;&quot;;[.P103]/(1+([Datos.$G$7]/100))^[.N103])" office:value-type="float" office:value="0.78552979953976" calcext:value-type="float">
            <text:p>0,78552979953976</text:p>
          </table:table-cell>
          <table:table-cell table:formula="of:=IF([.Q103]=&quot;&quot;;&quot;&quot;;1/[.Q103])" office:value-type="float" office:value="1.27302618002003" calcext:value-type="float">
            <text:p>1,273026180020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formula="of:=IF([.D104]&lt;=[Datos.$G$9];[.D104];&quot;&quot;)" office:value-type="float" office:value="99" calcext:value-type="float">
            <text:p>99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99" calcext:value-type="float">
            <text:p>99</text:p>
          </table:table-cell>
          <table:table-cell table:formula="of:=IF([.N104]&lt;=[Datos.$G$9];[.N104];&quot;&quot;)" office:value-type="float" office:value="99" calcext:value-type="float">
            <text:p>99</text:p>
          </table:table-cell>
          <table:table-cell table:formula="of:=IF([.O104]=&quot;&quot;;&quot;&quot;;1)" office:value-type="float" office:value="1" calcext:value-type="float">
            <text:p>1</text:p>
          </table:table-cell>
          <table:table-cell table:formula="of:=IF([.P104]=&quot;&quot;;&quot;&quot;;[.P104]/(1+([Datos.$G$7]/100))^[.N104])" office:value-type="float" office:value="0.7835972373596" calcext:value-type="float">
            <text:p>0,7835972373596</text:p>
          </table:table-cell>
          <table:table-cell table:formula="of:=IF([.Q104]=&quot;&quot;;&quot;&quot;;1/[.Q104])" office:value-type="float" office:value="1.27616580600716" calcext:value-type="float">
            <text:p>1,276165806007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IF([.D105]&lt;=[Datos.$G$9];[.D105];&quot;&quot;)" office:value-type="float" office:value="100" calcext:value-type="float">
            <text:p>100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formula="of:=IF([.N105]&lt;=[Datos.$G$9];[.N105];&quot;&quot;)" office:value-type="float" office:value="100" calcext:value-type="float">
            <text:p>100</text:p>
          </table:table-cell>
          <table:table-cell table:formula="of:=IF([.O105]=&quot;&quot;;&quot;&quot;;1)" office:value-type="float" office:value="1" calcext:value-type="float">
            <text:p>1</text:p>
          </table:table-cell>
          <table:table-cell table:formula="of:=IF([.P105]=&quot;&quot;;&quot;&quot;;[.P105]/(1+([Datos.$G$7]/100))^[.N105])" office:value-type="float" office:value="0.781669429673263" calcext:value-type="float">
            <text:p>0,781669429673263</text:p>
          </table:table-cell>
          <table:table-cell table:formula="of:=IF([.Q105]=&quot;&quot;;&quot;&quot;;1/[.Q105])" office:value-type="float" office:value="1.27931317515897" calcext:value-type="float">
            <text:p>1,279313175158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table:formula="of:=IF([.D106]&lt;=[Datos.$G$9];[.D106];&quot;&quot;)" office:value-type="float" office:value="101" calcext:value-type="float">
            <text:p>101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01" calcext:value-type="float">
            <text:p>101</text:p>
          </table:table-cell>
          <table:table-cell table:formula="of:=IF([.N106]&lt;=[Datos.$G$9];[.N106];&quot;&quot;)" office:value-type="float" office:value="101" calcext:value-type="float">
            <text:p>101</text:p>
          </table:table-cell>
          <table:table-cell table:formula="of:=IF([.O106]=&quot;&quot;;&quot;&quot;;1)" office:value-type="float" office:value="1" calcext:value-type="float">
            <text:p>1</text:p>
          </table:table-cell>
          <table:table-cell table:formula="of:=IF([.P106]=&quot;&quot;;&quot;&quot;;[.P106]/(1+([Datos.$G$7]/100))^[.N106])" office:value-type="float" office:value="0.779746364783733" calcext:value-type="float">
            <text:p>0,779746364783733</text:p>
          </table:table-cell>
          <table:table-cell table:formula="of:=IF([.Q106]=&quot;&quot;;&quot;&quot;;1/[.Q106])" office:value-type="float" office:value="1.28246830657217" calcext:value-type="float">
            <text:p>1,282468306572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table:formula="of:=IF([.D107]&lt;=[Datos.$G$9];[.D107];&quot;&quot;)" office:value-type="float" office:value="102" calcext:value-type="float">
            <text:p>102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02" calcext:value-type="float">
            <text:p>102</text:p>
          </table:table-cell>
          <table:table-cell table:formula="of:=IF([.N107]&lt;=[Datos.$G$9];[.N107];&quot;&quot;)" office:value-type="float" office:value="102" calcext:value-type="float">
            <text:p>102</text:p>
          </table:table-cell>
          <table:table-cell table:formula="of:=IF([.O107]=&quot;&quot;;&quot;&quot;;1)" office:value-type="float" office:value="1" calcext:value-type="float">
            <text:p>1</text:p>
          </table:table-cell>
          <table:table-cell table:formula="of:=IF([.P107]=&quot;&quot;;&quot;&quot;;[.P107]/(1+([Datos.$G$7]/100))^[.N107])" office:value-type="float" office:value="0.777828031022771" calcext:value-type="float">
            <text:p>0,777828031022771</text:p>
          </table:table-cell>
          <table:table-cell table:formula="of:=IF([.Q107]=&quot;&quot;;&quot;&quot;;1/[.Q107])" office:value-type="float" office:value="1.28563121939061" calcext:value-type="float">
            <text:p>1,285631219390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table:formula="of:=IF([.D108]&lt;=[Datos.$G$9];[.D108];&quot;&quot;)" office:value-type="float" office:value="103" calcext:value-type="float">
            <text:p>103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03" calcext:value-type="float">
            <text:p>103</text:p>
          </table:table-cell>
          <table:table-cell table:formula="of:=IF([.N108]&lt;=[Datos.$G$9];[.N108];&quot;&quot;)" office:value-type="float" office:value="103" calcext:value-type="float">
            <text:p>103</text:p>
          </table:table-cell>
          <table:table-cell table:formula="of:=IF([.O108]=&quot;&quot;;&quot;&quot;;1)" office:value-type="float" office:value="1" calcext:value-type="float">
            <text:p>1</text:p>
          </table:table-cell>
          <table:table-cell table:formula="of:=IF([.P108]=&quot;&quot;;&quot;&quot;;[.P108]/(1+([Datos.$G$7]/100))^[.N108])" office:value-type="float" office:value="0.775914416750844" calcext:value-type="float">
            <text:p>0,775914416750844</text:p>
          </table:table-cell>
          <table:table-cell table:formula="of:=IF([.Q108]=&quot;&quot;;&quot;&quot;;1/[.Q108])" office:value-type="float" office:value="1.28880193280532" calcext:value-type="float">
            <text:p>1,288801932805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table:formula="of:=IF([.D109]&lt;=[Datos.$G$9];[.D109];&quot;&quot;)" office:value-type="float" office:value="104" calcext:value-type="float">
            <text:p>104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04" calcext:value-type="float">
            <text:p>104</text:p>
          </table:table-cell>
          <table:table-cell table:formula="of:=IF([.N109]&lt;=[Datos.$G$9];[.N109];&quot;&quot;)" office:value-type="float" office:value="104" calcext:value-type="float">
            <text:p>104</text:p>
          </table:table-cell>
          <table:table-cell table:formula="of:=IF([.O109]=&quot;&quot;;&quot;&quot;;1)" office:value-type="float" office:value="1" calcext:value-type="float">
            <text:p>1</text:p>
          </table:table-cell>
          <table:table-cell table:formula="of:=IF([.P109]=&quot;&quot;;&quot;&quot;;[.P109]/(1+([Datos.$G$7]/100))^[.N109])" office:value-type="float" office:value="0.774005510357054" calcext:value-type="float">
            <text:p>0,774005510357054</text:p>
          </table:table-cell>
          <table:table-cell table:formula="of:=IF([.Q109]=&quot;&quot;;&quot;&quot;;1/[.Q109])" office:value-type="float" office:value="1.29198046605468" calcext:value-type="float">
            <text:p>1,291980466054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table:formula="of:=IF([.D110]&lt;=[Datos.$G$9];[.D110];&quot;&quot;)" office:value-type="float" office:value="105" calcext:value-type="float">
            <text:p>105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05" calcext:value-type="float">
            <text:p>105</text:p>
          </table:table-cell>
          <table:table-cell table:formula="of:=IF([.N110]&lt;=[Datos.$G$9];[.N110];&quot;&quot;)" office:value-type="float" office:value="105" calcext:value-type="float">
            <text:p>105</text:p>
          </table:table-cell>
          <table:table-cell table:formula="of:=IF([.O110]=&quot;&quot;;&quot;&quot;;1)" office:value-type="float" office:value="1" calcext:value-type="float">
            <text:p>1</text:p>
          </table:table-cell>
          <table:table-cell table:formula="of:=IF([.P110]=&quot;&quot;;&quot;&quot;;[.P110]/(1+([Datos.$G$7]/100))^[.N110])" office:value-type="float" office:value="0.772101300259068" calcext:value-type="float">
            <text:p>0,772101300259068</text:p>
          </table:table-cell>
          <table:table-cell table:formula="of:=IF([.Q110]=&quot;&quot;;&quot;&quot;;1/[.Q110])" office:value-type="float" office:value="1.29516683842452" calcext:value-type="float">
            <text:p>1,295166838424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table:formula="of:=IF([.D111]&lt;=[Datos.$G$9];[.D111];&quot;&quot;)" office:value-type="float" office:value="106" calcext:value-type="float">
            <text:p>106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06" calcext:value-type="float">
            <text:p>106</text:p>
          </table:table-cell>
          <table:table-cell table:formula="of:=IF([.N111]&lt;=[Datos.$G$9];[.N111];&quot;&quot;)" office:value-type="float" office:value="106" calcext:value-type="float">
            <text:p>106</text:p>
          </table:table-cell>
          <table:table-cell table:formula="of:=IF([.O111]=&quot;&quot;;&quot;&quot;;1)" office:value-type="float" office:value="1" calcext:value-type="float">
            <text:p>1</text:p>
          </table:table-cell>
          <table:table-cell table:formula="of:=IF([.P111]=&quot;&quot;;&quot;&quot;;[.P111]/(1+([Datos.$G$7]/100))^[.N111])" office:value-type="float" office:value="0.77020177490305" calcext:value-type="float">
            <text:p>0,77020177490305</text:p>
          </table:table-cell>
          <table:table-cell table:formula="of:=IF([.Q111]=&quot;&quot;;&quot;&quot;;1/[.Q111])" office:value-type="float" office:value="1.29836106924822" calcext:value-type="float">
            <text:p>1,298361069248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table:formula="of:=IF([.D112]&lt;=[Datos.$G$9];[.D112];&quot;&quot;)" office:value-type="float" office:value="107" calcext:value-type="float">
            <text:p>107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07" calcext:value-type="float">
            <text:p>107</text:p>
          </table:table-cell>
          <table:table-cell table:formula="of:=IF([.N112]&lt;=[Datos.$G$9];[.N112];&quot;&quot;)" office:value-type="float" office:value="107" calcext:value-type="float">
            <text:p>107</text:p>
          </table:table-cell>
          <table:table-cell table:formula="of:=IF([.O112]=&quot;&quot;;&quot;&quot;;1)" office:value-type="float" office:value="1" calcext:value-type="float">
            <text:p>1</text:p>
          </table:table-cell>
          <table:table-cell table:formula="of:=IF([.P112]=&quot;&quot;;&quot;&quot;;[.P112]/(1+([Datos.$G$7]/100))^[.N112])" office:value-type="float" office:value="0.768306922763587" calcext:value-type="float">
            <text:p>0,768306922763587</text:p>
          </table:table-cell>
          <table:table-cell table:formula="of:=IF([.Q112]=&quot;&quot;;&quot;&quot;;1/[.Q112])" office:value-type="float" office:value="1.30156317790684" calcext:value-type="float">
            <text:p>1,301563177906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table:formula="of:=IF([.D113]&lt;=[Datos.$G$9];[.D113];&quot;&quot;)" office:value-type="float" office:value="108" calcext:value-type="float">
            <text:p>108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08" calcext:value-type="float">
            <text:p>108</text:p>
          </table:table-cell>
          <table:table-cell table:formula="of:=IF([.N113]&lt;=[Datos.$G$9];[.N113];&quot;&quot;)" office:value-type="float" office:value="108" calcext:value-type="float">
            <text:p>108</text:p>
          </table:table-cell>
          <table:table-cell table:formula="of:=IF([.O113]=&quot;&quot;;&quot;&quot;;1)" office:value-type="float" office:value="1" calcext:value-type="float">
            <text:p>1</text:p>
          </table:table-cell>
          <table:table-cell table:formula="of:=IF([.P113]=&quot;&quot;;&quot;&quot;;[.P113]/(1+([Datos.$G$7]/100))^[.N113])" office:value-type="float" office:value="0.76641673234362" calcext:value-type="float">
            <text:p>0,76641673234362</text:p>
          </table:table-cell>
          <table:table-cell table:formula="of:=IF([.Q113]=&quot;&quot;;&quot;&quot;;1/[.Q113])" office:value-type="float" office:value="1.30477318382926" calcext:value-type="float">
            <text:p>1,304773183829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table:formula="of:=IF([.D114]&lt;=[Datos.$G$9];[.D114];&quot;&quot;)" office:value-type="float" office:value="109" calcext:value-type="float">
            <text:p>109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formula="of:=IF([.N114]&lt;=[Datos.$G$9];[.N114];&quot;&quot;)" office:value-type="float" office:value="109" calcext:value-type="float">
            <text:p>109</text:p>
          </table:table-cell>
          <table:table-cell table:formula="of:=IF([.O114]=&quot;&quot;;&quot;&quot;;1)" office:value-type="float" office:value="1" calcext:value-type="float">
            <text:p>1</text:p>
          </table:table-cell>
          <table:table-cell table:formula="of:=IF([.P114]=&quot;&quot;;&quot;&quot;;[.P114]/(1+([Datos.$G$7]/100))^[.N114])" office:value-type="float" office:value="0.764531192174377" calcext:value-type="float">
            <text:p>0,764531192174377</text:p>
          </table:table-cell>
          <table:table-cell table:formula="of:=IF([.Q114]=&quot;&quot;;&quot;&quot;;1/[.Q114])" office:value-type="float" office:value="1.30799110649225" calcext:value-type="float">
            <text:p>1,307991106492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table:formula="of:=IF([.D115]&lt;=[Datos.$G$9];[.D115];&quot;&quot;)" office:value-type="float" office:value="110" calcext:value-type="float">
            <text:p>110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10" calcext:value-type="float">
            <text:p>110</text:p>
          </table:table-cell>
          <table:table-cell table:formula="of:=IF([.N115]&lt;=[Datos.$G$9];[.N115];&quot;&quot;)" office:value-type="float" office:value="110" calcext:value-type="float">
            <text:p>110</text:p>
          </table:table-cell>
          <table:table-cell table:formula="of:=IF([.O115]=&quot;&quot;;&quot;&quot;;1)" office:value-type="float" office:value="1" calcext:value-type="float">
            <text:p>1</text:p>
          </table:table-cell>
          <table:table-cell table:formula="of:=IF([.P115]=&quot;&quot;;&quot;&quot;;[.P115]/(1+([Datos.$G$7]/100))^[.N115])" office:value-type="float" office:value="0.7626502908153" calcext:value-type="float">
            <text:p>0,7626502908153</text:p>
          </table:table-cell>
          <table:table-cell table:formula="of:=IF([.Q115]=&quot;&quot;;&quot;&quot;;1/[.Q115])" office:value-type="float" office:value="1.31121696542063" calcext:value-type="float">
            <text:p>1,311216965420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formula="of:=IF([.D116]&lt;=[Datos.$G$9];[.D116];&quot;&quot;)" office:value-type="float" office:value="111" calcext:value-type="float">
            <text:p>111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11" calcext:value-type="float">
            <text:p>111</text:p>
          </table:table-cell>
          <table:table-cell table:formula="of:=IF([.N116]&lt;=[Datos.$G$9];[.N116];&quot;&quot;)" office:value-type="float" office:value="111" calcext:value-type="float">
            <text:p>111</text:p>
          </table:table-cell>
          <table:table-cell table:formula="of:=IF([.O116]=&quot;&quot;;&quot;&quot;;1)" office:value-type="float" office:value="1" calcext:value-type="float">
            <text:p>1</text:p>
          </table:table-cell>
          <table:table-cell table:formula="of:=IF([.P116]=&quot;&quot;;&quot;&quot;;[.P116]/(1+([Datos.$G$7]/100))^[.N116])" office:value-type="float" office:value="0.760774016853979" calcext:value-type="float">
            <text:p>0,760774016853979</text:p>
          </table:table-cell>
          <table:table-cell table:formula="of:=IF([.Q116]=&quot;&quot;;&quot;&quot;;1/[.Q116])" office:value-type="float" office:value="1.31445078018738" calcext:value-type="float">
            <text:p>1,314450780187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table:formula="of:=IF([.D117]&lt;=[Datos.$G$9];[.D117];&quot;&quot;)" office:value-type="float" office:value="112" calcext:value-type="float">
            <text:p>112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12" calcext:value-type="float">
            <text:p>112</text:p>
          </table:table-cell>
          <table:table-cell table:formula="of:=IF([.N117]&lt;=[Datos.$G$9];[.N117];&quot;&quot;)" office:value-type="float" office:value="112" calcext:value-type="float">
            <text:p>112</text:p>
          </table:table-cell>
          <table:table-cell table:formula="of:=IF([.O117]=&quot;&quot;;&quot;&quot;;1)" office:value-type="float" office:value="1" calcext:value-type="float">
            <text:p>1</text:p>
          </table:table-cell>
          <table:table-cell table:formula="of:=IF([.P117]=&quot;&quot;;&quot;&quot;;[.P117]/(1+([Datos.$G$7]/100))^[.N117])" office:value-type="float" office:value="0.758902358906079" calcext:value-type="float">
            <text:p>0,758902358906079</text:p>
          </table:table-cell>
          <table:table-cell table:formula="of:=IF([.Q117]=&quot;&quot;;&quot;&quot;;1/[.Q117])" office:value-type="float" office:value="1.31769257041374" calcext:value-type="float">
            <text:p>1,317692570413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table:formula="of:=IF([.D118]&lt;=[Datos.$G$9];[.D118];&quot;&quot;)" office:value-type="float" office:value="113" calcext:value-type="float">
            <text:p>113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formula="of:=IF([.N118]&lt;=[Datos.$G$9];[.N118];&quot;&quot;)" office:value-type="float" office:value="113" calcext:value-type="float">
            <text:p>113</text:p>
          </table:table-cell>
          <table:table-cell table:formula="of:=IF([.O118]=&quot;&quot;;&quot;&quot;;1)" office:value-type="float" office:value="1" calcext:value-type="float">
            <text:p>1</text:p>
          </table:table-cell>
          <table:table-cell table:formula="of:=IF([.P118]=&quot;&quot;;&quot;&quot;;[.P118]/(1+([Datos.$G$7]/100))^[.N118])" office:value-type="float" office:value="0.757035305615274" calcext:value-type="float">
            <text:p>0,757035305615274</text:p>
          </table:table-cell>
          <table:table-cell table:formula="of:=IF([.Q118]=&quot;&quot;;&quot;&quot;;1/[.Q118])" office:value-type="float" office:value="1.32094235576934" calcext:value-type="float">
            <text:p>1,320942355769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table:formula="of:=IF([.D119]&lt;=[Datos.$G$9];[.D119];&quot;&quot;)" office:value-type="float" office:value="114" calcext:value-type="float">
            <text:p>114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table:formula="of:=IF([.N119]&lt;=[Datos.$G$9];[.N119];&quot;&quot;)" office:value-type="float" office:value="114" calcext:value-type="float">
            <text:p>114</text:p>
          </table:table-cell>
          <table:table-cell table:formula="of:=IF([.O119]=&quot;&quot;;&quot;&quot;;1)" office:value-type="float" office:value="1" calcext:value-type="float">
            <text:p>1</text:p>
          </table:table-cell>
          <table:table-cell table:formula="of:=IF([.P119]=&quot;&quot;;&quot;&quot;;[.P119]/(1+([Datos.$G$7]/100))^[.N119])" office:value-type="float" office:value="0.755172845653175" calcext:value-type="float">
            <text:p>0,755172845653175</text:p>
          </table:table-cell>
          <table:table-cell table:formula="of:=IF([.Q119]=&quot;&quot;;&quot;&quot;;1/[.Q119])" office:value-type="float" office:value="1.32420015597233" calcext:value-type="float">
            <text:p>1,324200155972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table:formula="of:=IF([.D120]&lt;=[Datos.$G$9];[.D120];&quot;&quot;)" office:value-type="float" office:value="115" calcext:value-type="float">
            <text:p>115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table:formula="of:=IF([.N120]&lt;=[Datos.$G$9];[.N120];&quot;&quot;)" office:value-type="float" office:value="115" calcext:value-type="float">
            <text:p>115</text:p>
          </table:table-cell>
          <table:table-cell table:formula="of:=IF([.O120]=&quot;&quot;;&quot;&quot;;1)" office:value-type="float" office:value="1" calcext:value-type="float">
            <text:p>1</text:p>
          </table:table-cell>
          <table:table-cell table:formula="of:=IF([.P120]=&quot;&quot;;&quot;&quot;;[.P120]/(1+([Datos.$G$7]/100))^[.N120])" office:value-type="float" office:value="0.753314967719265" calcext:value-type="float">
            <text:p>0,753314967719265</text:p>
          </table:table-cell>
          <table:table-cell table:formula="of:=IF([.Q120]=&quot;&quot;;&quot;&quot;;1/[.Q120])" office:value-type="float" office:value="1.32746599078948" calcext:value-type="float">
            <text:p>1,327465990789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table:formula="of:=IF([.D121]&lt;=[Datos.$G$9];[.D121];&quot;&quot;)" office:value-type="float" office:value="116" calcext:value-type="float">
            <text:p>116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16" calcext:value-type="float">
            <text:p>116</text:p>
          </table:table-cell>
          <table:table-cell table:formula="of:=IF([.N121]&lt;=[Datos.$G$9];[.N121];&quot;&quot;)" office:value-type="float" office:value="116" calcext:value-type="float">
            <text:p>116</text:p>
          </table:table-cell>
          <table:table-cell table:formula="of:=IF([.O121]=&quot;&quot;;&quot;&quot;;1)" office:value-type="float" office:value="1" calcext:value-type="float">
            <text:p>1</text:p>
          </table:table-cell>
          <table:table-cell table:formula="of:=IF([.P121]=&quot;&quot;;&quot;&quot;;[.P121]/(1+([Datos.$G$7]/100))^[.N121])" office:value-type="float" office:value="0.751461660540828" calcext:value-type="float">
            <text:p>0,751461660540828</text:p>
          </table:table-cell>
          <table:table-cell table:formula="of:=IF([.Q121]=&quot;&quot;;&quot;&quot;;1/[.Q121])" office:value-type="float" office:value="1.33073988003633" calcext:value-type="float">
            <text:p>1,330739880036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formula="of:=IF([.D122]&lt;=[Datos.$G$9];[.D122];&quot;&quot;)" office:value-type="float" office:value="117" calcext:value-type="float">
            <text:p>117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formula="of:=IF([.N122]&lt;=[Datos.$G$9];[.N122];&quot;&quot;)" office:value-type="float" office:value="117" calcext:value-type="float">
            <text:p>117</text:p>
          </table:table-cell>
          <table:table-cell table:formula="of:=IF([.O122]=&quot;&quot;;&quot;&quot;;1)" office:value-type="float" office:value="1" calcext:value-type="float">
            <text:p>1</text:p>
          </table:table-cell>
          <table:table-cell table:formula="of:=IF([.P122]=&quot;&quot;;&quot;&quot;;[.P122]/(1+([Datos.$G$7]/100))^[.N122])" office:value-type="float" office:value="0.749612912872881" calcext:value-type="float">
            <text:p>0,749612912872881</text:p>
          </table:table-cell>
          <table:table-cell table:formula="of:=IF([.Q122]=&quot;&quot;;&quot;&quot;;1/[.Q122])" office:value-type="float" office:value="1.33402184357726" calcext:value-type="float">
            <text:p>1,334021843577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table:formula="of:=IF([.D123]&lt;=[Datos.$G$9];[.D123];&quot;&quot;)" office:value-type="float" office:value="118" calcext:value-type="float">
            <text:p>118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18" calcext:value-type="float">
            <text:p>118</text:p>
          </table:table-cell>
          <table:table-cell table:formula="of:=IF([.N123]&lt;=[Datos.$G$9];[.N123];&quot;&quot;)" office:value-type="float" office:value="118" calcext:value-type="float">
            <text:p>118</text:p>
          </table:table-cell>
          <table:table-cell table:formula="of:=IF([.O123]=&quot;&quot;;&quot;&quot;;1)" office:value-type="float" office:value="1" calcext:value-type="float">
            <text:p>1</text:p>
          </table:table-cell>
          <table:table-cell table:formula="of:=IF([.P123]=&quot;&quot;;&quot;&quot;;[.P123]/(1+([Datos.$G$7]/100))^[.N123])" office:value-type="float" office:value="0.747768713498106" calcext:value-type="float">
            <text:p>0,747768713498106</text:p>
          </table:table-cell>
          <table:table-cell table:formula="of:=IF([.Q123]=&quot;&quot;;&quot;&quot;;1/[.Q123])" office:value-type="float" office:value="1.33731190132567" calcext:value-type="float">
            <text:p>1,337311901325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formula="of:=IF([.D124]&lt;=[Datos.$G$9];[.D124];&quot;&quot;)" office:value-type="float" office:value="119" calcext:value-type="float">
            <text:p>119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19" calcext:value-type="float">
            <text:p>119</text:p>
          </table:table-cell>
          <table:table-cell table:formula="of:=IF([.N124]&lt;=[Datos.$G$9];[.N124];&quot;&quot;)" office:value-type="float" office:value="119" calcext:value-type="float">
            <text:p>119</text:p>
          </table:table-cell>
          <table:table-cell table:formula="of:=IF([.O124]=&quot;&quot;;&quot;&quot;;1)" office:value-type="float" office:value="1" calcext:value-type="float">
            <text:p>1</text:p>
          </table:table-cell>
          <table:table-cell table:formula="of:=IF([.P124]=&quot;&quot;;&quot;&quot;;[.P124]/(1+([Datos.$G$7]/100))^[.N124])" office:value-type="float" office:value="0.745929051226782" calcext:value-type="float">
            <text:p>0,745929051226782</text:p>
          </table:table-cell>
          <table:table-cell table:formula="of:=IF([.Q124]=&quot;&quot;;&quot;&quot;;1/[.Q124])" office:value-type="float" office:value="1.34061007324405" calcext:value-type="float">
            <text:p>1,340610073244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formula="of:=IF([.D125]&lt;=[Datos.$G$9];[.D125];&quot;&quot;)" office:value-type="float" office:value="120" calcext:value-type="float">
            <text:p>120</text:p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formula="of:=IF([.N125]&lt;=[Datos.$G$9];[.N125];&quot;&quot;)" office:value-type="float" office:value="120" calcext:value-type="float">
            <text:p>120</text:p>
          </table:table-cell>
          <table:table-cell table:formula="of:=IF([.O125]=&quot;&quot;;&quot;&quot;;1)" office:value-type="float" office:value="1" calcext:value-type="float">
            <text:p>1</text:p>
          </table:table-cell>
          <table:table-cell table:formula="of:=IF([.P125]=&quot;&quot;;&quot;&quot;;[.P125]/(1+([Datos.$G$7]/100))^[.N125])" office:value-type="float" office:value="0.744093914896717" calcext:value-type="float">
            <text:p>0,744093914896717</text:p>
          </table:table-cell>
          <table:table-cell table:formula="of:=IF([.Q125]=&quot;&quot;;&quot;&quot;;1/[.Q125])" office:value-type="float" office:value="1.34391637934414" calcext:value-type="float">
            <text:p>1,343916379344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formula="of:=IF([.D126]&lt;=[Datos.$G$9];[.D12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21" calcext:value-type="float">
            <text:p>121</text:p>
          </table:table-cell>
          <table:table-cell table:formula="of:=IF([.N126]&lt;=[Datos.$G$9];[.N126];&quot;&quot;)">
            <text:p/>
          </table:table-cell>
          <table:table-cell table:formula="of:=IF([.O126]=&quot;&quot;;&quot;&quot;;1)">
            <text:p/>
          </table:table-cell>
          <table:table-cell table:formula="of:=IF([.P126]=&quot;&quot;;&quot;&quot;;[.P126]/(1+([Datos.$G$7]/100))^[.N126])">
            <text:p/>
          </table:table-cell>
          <table:table-cell table:formula="of:=IF([.Q126]=&quot;&quot;;&quot;&quot;;1/[.Q12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table:formula="of:=IF([.D127]&lt;=[Datos.$G$9];[.D12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22" calcext:value-type="float">
            <text:p>122</text:p>
          </table:table-cell>
          <table:table-cell table:formula="of:=IF([.N127]&lt;=[Datos.$G$9];[.N127];&quot;&quot;)">
            <text:p/>
          </table:table-cell>
          <table:table-cell table:formula="of:=IF([.O127]=&quot;&quot;;&quot;&quot;;1)">
            <text:p/>
          </table:table-cell>
          <table:table-cell table:formula="of:=IF([.P127]=&quot;&quot;;&quot;&quot;;[.P127]/(1+([Datos.$G$7]/100))^[.N127])">
            <text:p/>
          </table:table-cell>
          <table:table-cell table:formula="of:=IF([.Q127]=&quot;&quot;;&quot;&quot;;1/[.Q12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table:formula="of:=IF([.D128]&lt;=[Datos.$G$9];[.D12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table:formula="of:=IF([.N128]&lt;=[Datos.$G$9];[.N128];&quot;&quot;)">
            <text:p/>
          </table:table-cell>
          <table:table-cell table:formula="of:=IF([.O128]=&quot;&quot;;&quot;&quot;;1)">
            <text:p/>
          </table:table-cell>
          <table:table-cell table:formula="of:=IF([.P128]=&quot;&quot;;&quot;&quot;;[.P128]/(1+([Datos.$G$7]/100))^[.N128])">
            <text:p/>
          </table:table-cell>
          <table:table-cell table:formula="of:=IF([.Q128]=&quot;&quot;;&quot;&quot;;1/[.Q12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table:formula="of:=IF([.D129]&lt;=[Datos.$G$9];[.D12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formula="of:=IF([.N129]&lt;=[Datos.$G$9];[.N129];&quot;&quot;)">
            <text:p/>
          </table:table-cell>
          <table:table-cell table:formula="of:=IF([.O129]=&quot;&quot;;&quot;&quot;;1)">
            <text:p/>
          </table:table-cell>
          <table:table-cell table:formula="of:=IF([.P129]=&quot;&quot;;&quot;&quot;;[.P129]/(1+([Datos.$G$7]/100))^[.N129])">
            <text:p/>
          </table:table-cell>
          <table:table-cell table:formula="of:=IF([.Q129]=&quot;&quot;;&quot;&quot;;1/[.Q12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table:formula="of:=IF([.D130]&lt;=[Datos.$G$9];[.D13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25" calcext:value-type="float">
            <text:p>125</text:p>
          </table:table-cell>
          <table:table-cell table:formula="of:=IF([.N130]&lt;=[Datos.$G$9];[.N130];&quot;&quot;)">
            <text:p/>
          </table:table-cell>
          <table:table-cell table:formula="of:=IF([.O130]=&quot;&quot;;&quot;&quot;;1)">
            <text:p/>
          </table:table-cell>
          <table:table-cell table:formula="of:=IF([.P130]=&quot;&quot;;&quot;&quot;;[.P130]/(1+([Datos.$G$7]/100))^[.N130])">
            <text:p/>
          </table:table-cell>
          <table:table-cell table:formula="of:=IF([.Q130]=&quot;&quot;;&quot;&quot;;1/[.Q13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table:formula="of:=IF([.D131]&lt;=[Datos.$G$9];[.D13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26" calcext:value-type="float">
            <text:p>126</text:p>
          </table:table-cell>
          <table:table-cell table:formula="of:=IF([.N131]&lt;=[Datos.$G$9];[.N131];&quot;&quot;)">
            <text:p/>
          </table:table-cell>
          <table:table-cell table:formula="of:=IF([.O131]=&quot;&quot;;&quot;&quot;;1)">
            <text:p/>
          </table:table-cell>
          <table:table-cell table:formula="of:=IF([.P131]=&quot;&quot;;&quot;&quot;;[.P131]/(1+([Datos.$G$7]/100))^[.N131])">
            <text:p/>
          </table:table-cell>
          <table:table-cell table:formula="of:=IF([.Q131]=&quot;&quot;;&quot;&quot;;1/[.Q13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table:formula="of:=IF([.D132]&lt;=[Datos.$G$9];[.D13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27" calcext:value-type="float">
            <text:p>127</text:p>
          </table:table-cell>
          <table:table-cell table:formula="of:=IF([.N132]&lt;=[Datos.$G$9];[.N132];&quot;&quot;)">
            <text:p/>
          </table:table-cell>
          <table:table-cell table:formula="of:=IF([.O132]=&quot;&quot;;&quot;&quot;;1)">
            <text:p/>
          </table:table-cell>
          <table:table-cell table:formula="of:=IF([.P132]=&quot;&quot;;&quot;&quot;;[.P132]/(1+([Datos.$G$7]/100))^[.N132])">
            <text:p/>
          </table:table-cell>
          <table:table-cell table:formula="of:=IF([.Q132]=&quot;&quot;;&quot;&quot;;1/[.Q13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formula="of:=IF([.D133]&lt;=[Datos.$G$9];[.D13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table:formula="of:=IF([.N133]&lt;=[Datos.$G$9];[.N133];&quot;&quot;)">
            <text:p/>
          </table:table-cell>
          <table:table-cell table:formula="of:=IF([.O133]=&quot;&quot;;&quot;&quot;;1)">
            <text:p/>
          </table:table-cell>
          <table:table-cell table:formula="of:=IF([.P133]=&quot;&quot;;&quot;&quot;;[.P133]/(1+([Datos.$G$7]/100))^[.N133])">
            <text:p/>
          </table:table-cell>
          <table:table-cell table:formula="of:=IF([.Q133]=&quot;&quot;;&quot;&quot;;1/[.Q13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formula="of:=IF([.D134]&lt;=[Datos.$G$9];[.D13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29" calcext:value-type="float">
            <text:p>129</text:p>
          </table:table-cell>
          <table:table-cell table:formula="of:=IF([.N134]&lt;=[Datos.$G$9];[.N134];&quot;&quot;)">
            <text:p/>
          </table:table-cell>
          <table:table-cell table:formula="of:=IF([.O134]=&quot;&quot;;&quot;&quot;;1)">
            <text:p/>
          </table:table-cell>
          <table:table-cell table:formula="of:=IF([.P134]=&quot;&quot;;&quot;&quot;;[.P134]/(1+([Datos.$G$7]/100))^[.N134])">
            <text:p/>
          </table:table-cell>
          <table:table-cell table:formula="of:=IF([.Q134]=&quot;&quot;;&quot;&quot;;1/[.Q13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formula="of:=IF([.D135]&lt;=[Datos.$G$9];[.D13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formula="of:=IF([.N135]&lt;=[Datos.$G$9];[.N135];&quot;&quot;)">
            <text:p/>
          </table:table-cell>
          <table:table-cell table:formula="of:=IF([.O135]=&quot;&quot;;&quot;&quot;;1)">
            <text:p/>
          </table:table-cell>
          <table:table-cell table:formula="of:=IF([.P135]=&quot;&quot;;&quot;&quot;;[.P135]/(1+([Datos.$G$7]/100))^[.N135])">
            <text:p/>
          </table:table-cell>
          <table:table-cell table:formula="of:=IF([.Q135]=&quot;&quot;;&quot;&quot;;1/[.Q13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table:formula="of:=IF([.D136]&lt;=[Datos.$G$9];[.D13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31" calcext:value-type="float">
            <text:p>131</text:p>
          </table:table-cell>
          <table:table-cell table:formula="of:=IF([.N136]&lt;=[Datos.$G$9];[.N136];&quot;&quot;)">
            <text:p/>
          </table:table-cell>
          <table:table-cell table:formula="of:=IF([.O136]=&quot;&quot;;&quot;&quot;;1)">
            <text:p/>
          </table:table-cell>
          <table:table-cell table:formula="of:=IF([.P136]=&quot;&quot;;&quot;&quot;;[.P136]/(1+([Datos.$G$7]/100))^[.N136])">
            <text:p/>
          </table:table-cell>
          <table:table-cell table:formula="of:=IF([.Q136]=&quot;&quot;;&quot;&quot;;1/[.Q13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table:formula="of:=IF([.D137]&lt;=[Datos.$G$9];[.D13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formula="of:=IF([.N137]&lt;=[Datos.$G$9];[.N137];&quot;&quot;)">
            <text:p/>
          </table:table-cell>
          <table:table-cell table:formula="of:=IF([.O137]=&quot;&quot;;&quot;&quot;;1)">
            <text:p/>
          </table:table-cell>
          <table:table-cell table:formula="of:=IF([.P137]=&quot;&quot;;&quot;&quot;;[.P137]/(1+([Datos.$G$7]/100))^[.N137])">
            <text:p/>
          </table:table-cell>
          <table:table-cell table:formula="of:=IF([.Q137]=&quot;&quot;;&quot;&quot;;1/[.Q13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table:formula="of:=IF([.D138]&lt;=[Datos.$G$9];[.D13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33" calcext:value-type="float">
            <text:p>133</text:p>
          </table:table-cell>
          <table:table-cell table:formula="of:=IF([.N138]&lt;=[Datos.$G$9];[.N138];&quot;&quot;)">
            <text:p/>
          </table:table-cell>
          <table:table-cell table:formula="of:=IF([.O138]=&quot;&quot;;&quot;&quot;;1)">
            <text:p/>
          </table:table-cell>
          <table:table-cell table:formula="of:=IF([.P138]=&quot;&quot;;&quot;&quot;;[.P138]/(1+([Datos.$G$7]/100))^[.N138])">
            <text:p/>
          </table:table-cell>
          <table:table-cell table:formula="of:=IF([.Q138]=&quot;&quot;;&quot;&quot;;1/[.Q13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table:formula="of:=IF([.D139]&lt;=[Datos.$G$9];[.D13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formula="of:=IF([.N139]&lt;=[Datos.$G$9];[.N139];&quot;&quot;)">
            <text:p/>
          </table:table-cell>
          <table:table-cell table:formula="of:=IF([.O139]=&quot;&quot;;&quot;&quot;;1)">
            <text:p/>
          </table:table-cell>
          <table:table-cell table:formula="of:=IF([.P139]=&quot;&quot;;&quot;&quot;;[.P139]/(1+([Datos.$G$7]/100))^[.N139])">
            <text:p/>
          </table:table-cell>
          <table:table-cell table:formula="of:=IF([.Q139]=&quot;&quot;;&quot;&quot;;1/[.Q13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formula="of:=IF([.D140]&lt;=[Datos.$G$9];[.D14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35" calcext:value-type="float">
            <text:p>135</text:p>
          </table:table-cell>
          <table:table-cell table:formula="of:=IF([.N140]&lt;=[Datos.$G$9];[.N140];&quot;&quot;)">
            <text:p/>
          </table:table-cell>
          <table:table-cell table:formula="of:=IF([.O140]=&quot;&quot;;&quot;&quot;;1)">
            <text:p/>
          </table:table-cell>
          <table:table-cell table:formula="of:=IF([.P140]=&quot;&quot;;&quot;&quot;;[.P140]/(1+([Datos.$G$7]/100))^[.N140])">
            <text:p/>
          </table:table-cell>
          <table:table-cell table:formula="of:=IF([.Q140]=&quot;&quot;;&quot;&quot;;1/[.Q14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table:formula="of:=IF([.D141]&lt;=[Datos.$G$9];[.D14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36" calcext:value-type="float">
            <text:p>136</text:p>
          </table:table-cell>
          <table:table-cell table:formula="of:=IF([.N141]&lt;=[Datos.$G$9];[.N141];&quot;&quot;)">
            <text:p/>
          </table:table-cell>
          <table:table-cell table:formula="of:=IF([.O141]=&quot;&quot;;&quot;&quot;;1)">
            <text:p/>
          </table:table-cell>
          <table:table-cell table:formula="of:=IF([.P141]=&quot;&quot;;&quot;&quot;;[.P141]/(1+([Datos.$G$7]/100))^[.N141])">
            <text:p/>
          </table:table-cell>
          <table:table-cell table:formula="of:=IF([.Q141]=&quot;&quot;;&quot;&quot;;1/[.Q14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formula="of:=IF([.D142]&lt;=[Datos.$G$9];[.D14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formula="of:=IF([.N142]&lt;=[Datos.$G$9];[.N142];&quot;&quot;)">
            <text:p/>
          </table:table-cell>
          <table:table-cell table:formula="of:=IF([.O142]=&quot;&quot;;&quot;&quot;;1)">
            <text:p/>
          </table:table-cell>
          <table:table-cell table:formula="of:=IF([.P142]=&quot;&quot;;&quot;&quot;;[.P142]/(1+([Datos.$G$7]/100))^[.N142])">
            <text:p/>
          </table:table-cell>
          <table:table-cell table:formula="of:=IF([.Q142]=&quot;&quot;;&quot;&quot;;1/[.Q14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table:formula="of:=IF([.D143]&lt;=[Datos.$G$9];[.D14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38" calcext:value-type="float">
            <text:p>138</text:p>
          </table:table-cell>
          <table:table-cell table:formula="of:=IF([.N143]&lt;=[Datos.$G$9];[.N143];&quot;&quot;)">
            <text:p/>
          </table:table-cell>
          <table:table-cell table:formula="of:=IF([.O143]=&quot;&quot;;&quot;&quot;;1)">
            <text:p/>
          </table:table-cell>
          <table:table-cell table:formula="of:=IF([.P143]=&quot;&quot;;&quot;&quot;;[.P143]/(1+([Datos.$G$7]/100))^[.N143])">
            <text:p/>
          </table:table-cell>
          <table:table-cell table:formula="of:=IF([.Q143]=&quot;&quot;;&quot;&quot;;1/[.Q14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table:formula="of:=IF([.D144]&lt;=[Datos.$G$9];[.D14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39" calcext:value-type="float">
            <text:p>139</text:p>
          </table:table-cell>
          <table:table-cell table:formula="of:=IF([.N144]&lt;=[Datos.$G$9];[.N144];&quot;&quot;)">
            <text:p/>
          </table:table-cell>
          <table:table-cell table:formula="of:=IF([.O144]=&quot;&quot;;&quot;&quot;;1)">
            <text:p/>
          </table:table-cell>
          <table:table-cell table:formula="of:=IF([.P144]=&quot;&quot;;&quot;&quot;;[.P144]/(1+([Datos.$G$7]/100))^[.N144])">
            <text:p/>
          </table:table-cell>
          <table:table-cell table:formula="of:=IF([.Q144]=&quot;&quot;;&quot;&quot;;1/[.Q14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table:formula="of:=IF([.D145]&lt;=[Datos.$G$9];[.D14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table:formula="of:=IF([.N145]&lt;=[Datos.$G$9];[.N145];&quot;&quot;)">
            <text:p/>
          </table:table-cell>
          <table:table-cell table:formula="of:=IF([.O145]=&quot;&quot;;&quot;&quot;;1)">
            <text:p/>
          </table:table-cell>
          <table:table-cell table:formula="of:=IF([.P145]=&quot;&quot;;&quot;&quot;;[.P145]/(1+([Datos.$G$7]/100))^[.N145])">
            <text:p/>
          </table:table-cell>
          <table:table-cell table:formula="of:=IF([.Q145]=&quot;&quot;;&quot;&quot;;1/[.Q14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table:formula="of:=IF([.D146]&lt;=[Datos.$G$9];[.D14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41" calcext:value-type="float">
            <text:p>141</text:p>
          </table:table-cell>
          <table:table-cell table:formula="of:=IF([.N146]&lt;=[Datos.$G$9];[.N146];&quot;&quot;)">
            <text:p/>
          </table:table-cell>
          <table:table-cell table:formula="of:=IF([.O146]=&quot;&quot;;&quot;&quot;;1)">
            <text:p/>
          </table:table-cell>
          <table:table-cell table:formula="of:=IF([.P146]=&quot;&quot;;&quot;&quot;;[.P146]/(1+([Datos.$G$7]/100))^[.N146])">
            <text:p/>
          </table:table-cell>
          <table:table-cell table:formula="of:=IF([.Q146]=&quot;&quot;;&quot;&quot;;1/[.Q14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table:formula="of:=IF([.D147]&lt;=[Datos.$G$9];[.D14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formula="of:=IF([.N147]&lt;=[Datos.$G$9];[.N147];&quot;&quot;)">
            <text:p/>
          </table:table-cell>
          <table:table-cell table:formula="of:=IF([.O147]=&quot;&quot;;&quot;&quot;;1)">
            <text:p/>
          </table:table-cell>
          <table:table-cell table:formula="of:=IF([.P147]=&quot;&quot;;&quot;&quot;;[.P147]/(1+([Datos.$G$7]/100))^[.N147])">
            <text:p/>
          </table:table-cell>
          <table:table-cell table:formula="of:=IF([.Q147]=&quot;&quot;;&quot;&quot;;1/[.Q14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table:formula="of:=IF([.D148]&lt;=[Datos.$G$9];[.D14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formula="of:=IF([.N148]&lt;=[Datos.$G$9];[.N148];&quot;&quot;)">
            <text:p/>
          </table:table-cell>
          <table:table-cell table:formula="of:=IF([.O148]=&quot;&quot;;&quot;&quot;;1)">
            <text:p/>
          </table:table-cell>
          <table:table-cell table:formula="of:=IF([.P148]=&quot;&quot;;&quot;&quot;;[.P148]/(1+([Datos.$G$7]/100))^[.N148])">
            <text:p/>
          </table:table-cell>
          <table:table-cell table:formula="of:=IF([.Q148]=&quot;&quot;;&quot;&quot;;1/[.Q14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table:formula="of:=IF([.D149]&lt;=[Datos.$G$9];[.D14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table:formula="of:=IF([.N149]&lt;=[Datos.$G$9];[.N149];&quot;&quot;)">
            <text:p/>
          </table:table-cell>
          <table:table-cell table:formula="of:=IF([.O149]=&quot;&quot;;&quot;&quot;;1)">
            <text:p/>
          </table:table-cell>
          <table:table-cell table:formula="of:=IF([.P149]=&quot;&quot;;&quot;&quot;;[.P149]/(1+([Datos.$G$7]/100))^[.N149])">
            <text:p/>
          </table:table-cell>
          <table:table-cell table:formula="of:=IF([.Q149]=&quot;&quot;;&quot;&quot;;1/[.Q14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formula="of:=IF([.D150]&lt;=[Datos.$G$9];[.D15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45" calcext:value-type="float">
            <text:p>145</text:p>
          </table:table-cell>
          <table:table-cell table:formula="of:=IF([.N150]&lt;=[Datos.$G$9];[.N150];&quot;&quot;)">
            <text:p/>
          </table:table-cell>
          <table:table-cell table:formula="of:=IF([.O150]=&quot;&quot;;&quot;&quot;;1)">
            <text:p/>
          </table:table-cell>
          <table:table-cell table:formula="of:=IF([.P150]=&quot;&quot;;&quot;&quot;;[.P150]/(1+([Datos.$G$7]/100))^[.N150])">
            <text:p/>
          </table:table-cell>
          <table:table-cell table:formula="of:=IF([.Q150]=&quot;&quot;;&quot;&quot;;1/[.Q15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table:formula="of:=IF([.D151]&lt;=[Datos.$G$9];[.D15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formula="of:=IF([.N151]&lt;=[Datos.$G$9];[.N151];&quot;&quot;)">
            <text:p/>
          </table:table-cell>
          <table:table-cell table:formula="of:=IF([.O151]=&quot;&quot;;&quot;&quot;;1)">
            <text:p/>
          </table:table-cell>
          <table:table-cell table:formula="of:=IF([.P151]=&quot;&quot;;&quot;&quot;;[.P151]/(1+([Datos.$G$7]/100))^[.N151])">
            <text:p/>
          </table:table-cell>
          <table:table-cell table:formula="of:=IF([.Q151]=&quot;&quot;;&quot;&quot;;1/[.Q15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table:formula="of:=IF([.D152]&lt;=[Datos.$G$9];[.D15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47" calcext:value-type="float">
            <text:p>147</text:p>
          </table:table-cell>
          <table:table-cell table:formula="of:=IF([.N152]&lt;=[Datos.$G$9];[.N152];&quot;&quot;)">
            <text:p/>
          </table:table-cell>
          <table:table-cell table:formula="of:=IF([.O152]=&quot;&quot;;&quot;&quot;;1)">
            <text:p/>
          </table:table-cell>
          <table:table-cell table:formula="of:=IF([.P152]=&quot;&quot;;&quot;&quot;;[.P152]/(1+([Datos.$G$7]/100))^[.N152])">
            <text:p/>
          </table:table-cell>
          <table:table-cell table:formula="of:=IF([.Q152]=&quot;&quot;;&quot;&quot;;1/[.Q15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table:formula="of:=IF([.D153]&lt;=[Datos.$G$9];[.D15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48" calcext:value-type="float">
            <text:p>148</text:p>
          </table:table-cell>
          <table:table-cell table:formula="of:=IF([.N153]&lt;=[Datos.$G$9];[.N153];&quot;&quot;)">
            <text:p/>
          </table:table-cell>
          <table:table-cell table:formula="of:=IF([.O153]=&quot;&quot;;&quot;&quot;;1)">
            <text:p/>
          </table:table-cell>
          <table:table-cell table:formula="of:=IF([.P153]=&quot;&quot;;&quot;&quot;;[.P153]/(1+([Datos.$G$7]/100))^[.N153])">
            <text:p/>
          </table:table-cell>
          <table:table-cell table:formula="of:=IF([.Q153]=&quot;&quot;;&quot;&quot;;1/[.Q15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table:formula="of:=IF([.D154]&lt;=[Datos.$G$9];[.D15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table:formula="of:=IF([.N154]&lt;=[Datos.$G$9];[.N154];&quot;&quot;)">
            <text:p/>
          </table:table-cell>
          <table:table-cell table:formula="of:=IF([.O154]=&quot;&quot;;&quot;&quot;;1)">
            <text:p/>
          </table:table-cell>
          <table:table-cell table:formula="of:=IF([.P154]=&quot;&quot;;&quot;&quot;;[.P154]/(1+([Datos.$G$7]/100))^[.N154])">
            <text:p/>
          </table:table-cell>
          <table:table-cell table:formula="of:=IF([.Q154]=&quot;&quot;;&quot;&quot;;1/[.Q15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formula="of:=IF([.D155]&lt;=[Datos.$G$9];[.D15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table:formula="of:=IF([.N155]&lt;=[Datos.$G$9];[.N155];&quot;&quot;)">
            <text:p/>
          </table:table-cell>
          <table:table-cell table:formula="of:=IF([.O155]=&quot;&quot;;&quot;&quot;;1)">
            <text:p/>
          </table:table-cell>
          <table:table-cell table:formula="of:=IF([.P155]=&quot;&quot;;&quot;&quot;;[.P155]/(1+([Datos.$G$7]/100))^[.N155])">
            <text:p/>
          </table:table-cell>
          <table:table-cell table:formula="of:=IF([.Q155]=&quot;&quot;;&quot;&quot;;1/[.Q15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table:formula="of:=IF([.D156]&lt;=[Datos.$G$9];[.D15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51" calcext:value-type="float">
            <text:p>151</text:p>
          </table:table-cell>
          <table:table-cell table:formula="of:=IF([.N156]&lt;=[Datos.$G$9];[.N156];&quot;&quot;)">
            <text:p/>
          </table:table-cell>
          <table:table-cell table:formula="of:=IF([.O156]=&quot;&quot;;&quot;&quot;;1)">
            <text:p/>
          </table:table-cell>
          <table:table-cell table:formula="of:=IF([.P156]=&quot;&quot;;&quot;&quot;;[.P156]/(1+([Datos.$G$7]/100))^[.N156])">
            <text:p/>
          </table:table-cell>
          <table:table-cell table:formula="of:=IF([.Q156]=&quot;&quot;;&quot;&quot;;1/[.Q15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table:formula="of:=IF([.D157]&lt;=[Datos.$G$9];[.D15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52" calcext:value-type="float">
            <text:p>152</text:p>
          </table:table-cell>
          <table:table-cell table:formula="of:=IF([.N157]&lt;=[Datos.$G$9];[.N157];&quot;&quot;)">
            <text:p/>
          </table:table-cell>
          <table:table-cell table:formula="of:=IF([.O157]=&quot;&quot;;&quot;&quot;;1)">
            <text:p/>
          </table:table-cell>
          <table:table-cell table:formula="of:=IF([.P157]=&quot;&quot;;&quot;&quot;;[.P157]/(1+([Datos.$G$7]/100))^[.N157])">
            <text:p/>
          </table:table-cell>
          <table:table-cell table:formula="of:=IF([.Q157]=&quot;&quot;;&quot;&quot;;1/[.Q15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table:formula="of:=IF([.D158]&lt;=[Datos.$G$9];[.D15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53" calcext:value-type="float">
            <text:p>153</text:p>
          </table:table-cell>
          <table:table-cell table:formula="of:=IF([.N158]&lt;=[Datos.$G$9];[.N158];&quot;&quot;)">
            <text:p/>
          </table:table-cell>
          <table:table-cell table:formula="of:=IF([.O158]=&quot;&quot;;&quot;&quot;;1)">
            <text:p/>
          </table:table-cell>
          <table:table-cell table:formula="of:=IF([.P158]=&quot;&quot;;&quot;&quot;;[.P158]/(1+([Datos.$G$7]/100))^[.N158])">
            <text:p/>
          </table:table-cell>
          <table:table-cell table:formula="of:=IF([.Q158]=&quot;&quot;;&quot;&quot;;1/[.Q15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table:formula="of:=IF([.D159]&lt;=[Datos.$G$9];[.D15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54" calcext:value-type="float">
            <text:p>154</text:p>
          </table:table-cell>
          <table:table-cell table:formula="of:=IF([.N159]&lt;=[Datos.$G$9];[.N159];&quot;&quot;)">
            <text:p/>
          </table:table-cell>
          <table:table-cell table:formula="of:=IF([.O159]=&quot;&quot;;&quot;&quot;;1)">
            <text:p/>
          </table:table-cell>
          <table:table-cell table:formula="of:=IF([.P159]=&quot;&quot;;&quot;&quot;;[.P159]/(1+([Datos.$G$7]/100))^[.N159])">
            <text:p/>
          </table:table-cell>
          <table:table-cell table:formula="of:=IF([.Q159]=&quot;&quot;;&quot;&quot;;1/[.Q15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table:formula="of:=IF([.D160]&lt;=[Datos.$G$9];[.D16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table:formula="of:=IF([.N160]&lt;=[Datos.$G$9];[.N160];&quot;&quot;)">
            <text:p/>
          </table:table-cell>
          <table:table-cell table:formula="of:=IF([.O160]=&quot;&quot;;&quot;&quot;;1)">
            <text:p/>
          </table:table-cell>
          <table:table-cell table:formula="of:=IF([.P160]=&quot;&quot;;&quot;&quot;;[.P160]/(1+([Datos.$G$7]/100))^[.N160])">
            <text:p/>
          </table:table-cell>
          <table:table-cell table:formula="of:=IF([.Q160]=&quot;&quot;;&quot;&quot;;1/[.Q16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table:formula="of:=IF([.D161]&lt;=[Datos.$G$9];[.D16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 table:formula="of:=IF([.N161]&lt;=[Datos.$G$9];[.N161];&quot;&quot;)">
            <text:p/>
          </table:table-cell>
          <table:table-cell table:formula="of:=IF([.O161]=&quot;&quot;;&quot;&quot;;1)">
            <text:p/>
          </table:table-cell>
          <table:table-cell table:formula="of:=IF([.P161]=&quot;&quot;;&quot;&quot;;[.P161]/(1+([Datos.$G$7]/100))^[.N161])">
            <text:p/>
          </table:table-cell>
          <table:table-cell table:formula="of:=IF([.Q161]=&quot;&quot;;&quot;&quot;;1/[.Q16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table:formula="of:=IF([.D162]&lt;=[Datos.$G$9];[.D16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table:formula="of:=IF([.N162]&lt;=[Datos.$G$9];[.N162];&quot;&quot;)">
            <text:p/>
          </table:table-cell>
          <table:table-cell table:formula="of:=IF([.O162]=&quot;&quot;;&quot;&quot;;1)">
            <text:p/>
          </table:table-cell>
          <table:table-cell table:formula="of:=IF([.P162]=&quot;&quot;;&quot;&quot;;[.P162]/(1+([Datos.$G$7]/100))^[.N162])">
            <text:p/>
          </table:table-cell>
          <table:table-cell table:formula="of:=IF([.Q162]=&quot;&quot;;&quot;&quot;;1/[.Q16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table:formula="of:=IF([.D163]&lt;=[Datos.$G$9];[.D16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58" calcext:value-type="float">
            <text:p>158</text:p>
          </table:table-cell>
          <table:table-cell table:formula="of:=IF([.N163]&lt;=[Datos.$G$9];[.N163];&quot;&quot;)">
            <text:p/>
          </table:table-cell>
          <table:table-cell table:formula="of:=IF([.O163]=&quot;&quot;;&quot;&quot;;1)">
            <text:p/>
          </table:table-cell>
          <table:table-cell table:formula="of:=IF([.P163]=&quot;&quot;;&quot;&quot;;[.P163]/(1+([Datos.$G$7]/100))^[.N163])">
            <text:p/>
          </table:table-cell>
          <table:table-cell table:formula="of:=IF([.Q163]=&quot;&quot;;&quot;&quot;;1/[.Q16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table:formula="of:=IF([.D164]&lt;=[Datos.$G$9];[.D16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59" calcext:value-type="float">
            <text:p>159</text:p>
          </table:table-cell>
          <table:table-cell table:formula="of:=IF([.N164]&lt;=[Datos.$G$9];[.N164];&quot;&quot;)">
            <text:p/>
          </table:table-cell>
          <table:table-cell table:formula="of:=IF([.O164]=&quot;&quot;;&quot;&quot;;1)">
            <text:p/>
          </table:table-cell>
          <table:table-cell table:formula="of:=IF([.P164]=&quot;&quot;;&quot;&quot;;[.P164]/(1+([Datos.$G$7]/100))^[.N164])">
            <text:p/>
          </table:table-cell>
          <table:table-cell table:formula="of:=IF([.Q164]=&quot;&quot;;&quot;&quot;;1/[.Q16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table:formula="of:=IF([.D165]&lt;=[Datos.$G$9];[.D16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table:formula="of:=IF([.N165]&lt;=[Datos.$G$9];[.N165];&quot;&quot;)">
            <text:p/>
          </table:table-cell>
          <table:table-cell table:formula="of:=IF([.O165]=&quot;&quot;;&quot;&quot;;1)">
            <text:p/>
          </table:table-cell>
          <table:table-cell table:formula="of:=IF([.P165]=&quot;&quot;;&quot;&quot;;[.P165]/(1+([Datos.$G$7]/100))^[.N165])">
            <text:p/>
          </table:table-cell>
          <table:table-cell table:formula="of:=IF([.Q165]=&quot;&quot;;&quot;&quot;;1/[.Q16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table:formula="of:=IF([.D166]&lt;=[Datos.$G$9];[.D16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61" calcext:value-type="float">
            <text:p>161</text:p>
          </table:table-cell>
          <table:table-cell table:formula="of:=IF([.N166]&lt;=[Datos.$G$9];[.N166];&quot;&quot;)">
            <text:p/>
          </table:table-cell>
          <table:table-cell table:formula="of:=IF([.O166]=&quot;&quot;;&quot;&quot;;1)">
            <text:p/>
          </table:table-cell>
          <table:table-cell table:formula="of:=IF([.P166]=&quot;&quot;;&quot;&quot;;[.P166]/(1+([Datos.$G$7]/100))^[.N166])">
            <text:p/>
          </table:table-cell>
          <table:table-cell table:formula="of:=IF([.Q166]=&quot;&quot;;&quot;&quot;;1/[.Q16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table:formula="of:=IF([.D167]&lt;=[Datos.$G$9];[.D16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62" calcext:value-type="float">
            <text:p>162</text:p>
          </table:table-cell>
          <table:table-cell table:formula="of:=IF([.N167]&lt;=[Datos.$G$9];[.N167];&quot;&quot;)">
            <text:p/>
          </table:table-cell>
          <table:table-cell table:formula="of:=IF([.O167]=&quot;&quot;;&quot;&quot;;1)">
            <text:p/>
          </table:table-cell>
          <table:table-cell table:formula="of:=IF([.P167]=&quot;&quot;;&quot;&quot;;[.P167]/(1+([Datos.$G$7]/100))^[.N167])">
            <text:p/>
          </table:table-cell>
          <table:table-cell table:formula="of:=IF([.Q167]=&quot;&quot;;&quot;&quot;;1/[.Q16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table:formula="of:=IF([.D168]&lt;=[Datos.$G$9];[.D16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63" calcext:value-type="float">
            <text:p>163</text:p>
          </table:table-cell>
          <table:table-cell table:formula="of:=IF([.N168]&lt;=[Datos.$G$9];[.N168];&quot;&quot;)">
            <text:p/>
          </table:table-cell>
          <table:table-cell table:formula="of:=IF([.O168]=&quot;&quot;;&quot;&quot;;1)">
            <text:p/>
          </table:table-cell>
          <table:table-cell table:formula="of:=IF([.P168]=&quot;&quot;;&quot;&quot;;[.P168]/(1+([Datos.$G$7]/100))^[.N168])">
            <text:p/>
          </table:table-cell>
          <table:table-cell table:formula="of:=IF([.Q168]=&quot;&quot;;&quot;&quot;;1/[.Q16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table:formula="of:=IF([.D169]&lt;=[Datos.$G$9];[.D16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64" calcext:value-type="float">
            <text:p>164</text:p>
          </table:table-cell>
          <table:table-cell table:formula="of:=IF([.N169]&lt;=[Datos.$G$9];[.N169];&quot;&quot;)">
            <text:p/>
          </table:table-cell>
          <table:table-cell table:formula="of:=IF([.O169]=&quot;&quot;;&quot;&quot;;1)">
            <text:p/>
          </table:table-cell>
          <table:table-cell table:formula="of:=IF([.P169]=&quot;&quot;;&quot;&quot;;[.P169]/(1+([Datos.$G$7]/100))^[.N169])">
            <text:p/>
          </table:table-cell>
          <table:table-cell table:formula="of:=IF([.Q169]=&quot;&quot;;&quot;&quot;;1/[.Q16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table:formula="of:=IF([.D170]&lt;=[Datos.$G$9];[.D17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65" calcext:value-type="float">
            <text:p>165</text:p>
          </table:table-cell>
          <table:table-cell table:formula="of:=IF([.N170]&lt;=[Datos.$G$9];[.N170];&quot;&quot;)">
            <text:p/>
          </table:table-cell>
          <table:table-cell table:formula="of:=IF([.O170]=&quot;&quot;;&quot;&quot;;1)">
            <text:p/>
          </table:table-cell>
          <table:table-cell table:formula="of:=IF([.P170]=&quot;&quot;;&quot;&quot;;[.P170]/(1+([Datos.$G$7]/100))^[.N170])">
            <text:p/>
          </table:table-cell>
          <table:table-cell table:formula="of:=IF([.Q170]=&quot;&quot;;&quot;&quot;;1/[.Q17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table:formula="of:=IF([.D171]&lt;=[Datos.$G$9];[.D17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66" calcext:value-type="float">
            <text:p>166</text:p>
          </table:table-cell>
          <table:table-cell table:formula="of:=IF([.N171]&lt;=[Datos.$G$9];[.N171];&quot;&quot;)">
            <text:p/>
          </table:table-cell>
          <table:table-cell table:formula="of:=IF([.O171]=&quot;&quot;;&quot;&quot;;1)">
            <text:p/>
          </table:table-cell>
          <table:table-cell table:formula="of:=IF([.P171]=&quot;&quot;;&quot;&quot;;[.P171]/(1+([Datos.$G$7]/100))^[.N171])">
            <text:p/>
          </table:table-cell>
          <table:table-cell table:formula="of:=IF([.Q171]=&quot;&quot;;&quot;&quot;;1/[.Q17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table:formula="of:=IF([.D172]&lt;=[Datos.$G$9];[.D17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formula="of:=IF([.N172]&lt;=[Datos.$G$9];[.N172];&quot;&quot;)">
            <text:p/>
          </table:table-cell>
          <table:table-cell table:formula="of:=IF([.O172]=&quot;&quot;;&quot;&quot;;1)">
            <text:p/>
          </table:table-cell>
          <table:table-cell table:formula="of:=IF([.P172]=&quot;&quot;;&quot;&quot;;[.P172]/(1+([Datos.$G$7]/100))^[.N172])">
            <text:p/>
          </table:table-cell>
          <table:table-cell table:formula="of:=IF([.Q172]=&quot;&quot;;&quot;&quot;;1/[.Q17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table:formula="of:=IF([.D173]&lt;=[Datos.$G$9];[.D17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68" calcext:value-type="float">
            <text:p>168</text:p>
          </table:table-cell>
          <table:table-cell table:formula="of:=IF([.N173]&lt;=[Datos.$G$9];[.N173];&quot;&quot;)">
            <text:p/>
          </table:table-cell>
          <table:table-cell table:formula="of:=IF([.O173]=&quot;&quot;;&quot;&quot;;1)">
            <text:p/>
          </table:table-cell>
          <table:table-cell table:formula="of:=IF([.P173]=&quot;&quot;;&quot;&quot;;[.P173]/(1+([Datos.$G$7]/100))^[.N173])">
            <text:p/>
          </table:table-cell>
          <table:table-cell table:formula="of:=IF([.Q173]=&quot;&quot;;&quot;&quot;;1/[.Q17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table:formula="of:=IF([.D174]&lt;=[Datos.$G$9];[.D17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formula="of:=IF([.N174]&lt;=[Datos.$G$9];[.N174];&quot;&quot;)">
            <text:p/>
          </table:table-cell>
          <table:table-cell table:formula="of:=IF([.O174]=&quot;&quot;;&quot;&quot;;1)">
            <text:p/>
          </table:table-cell>
          <table:table-cell table:formula="of:=IF([.P174]=&quot;&quot;;&quot;&quot;;[.P174]/(1+([Datos.$G$7]/100))^[.N174])">
            <text:p/>
          </table:table-cell>
          <table:table-cell table:formula="of:=IF([.Q174]=&quot;&quot;;&quot;&quot;;1/[.Q17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table:formula="of:=IF([.D175]&lt;=[Datos.$G$9];[.D17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70" calcext:value-type="float">
            <text:p>170</text:p>
          </table:table-cell>
          <table:table-cell table:formula="of:=IF([.N175]&lt;=[Datos.$G$9];[.N175];&quot;&quot;)">
            <text:p/>
          </table:table-cell>
          <table:table-cell table:formula="of:=IF([.O175]=&quot;&quot;;&quot;&quot;;1)">
            <text:p/>
          </table:table-cell>
          <table:table-cell table:formula="of:=IF([.P175]=&quot;&quot;;&quot;&quot;;[.P175]/(1+([Datos.$G$7]/100))^[.N175])">
            <text:p/>
          </table:table-cell>
          <table:table-cell table:formula="of:=IF([.Q175]=&quot;&quot;;&quot;&quot;;1/[.Q17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table:formula="of:=IF([.D176]&lt;=[Datos.$G$9];[.D17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71" calcext:value-type="float">
            <text:p>171</text:p>
          </table:table-cell>
          <table:table-cell table:formula="of:=IF([.N176]&lt;=[Datos.$G$9];[.N176];&quot;&quot;)">
            <text:p/>
          </table:table-cell>
          <table:table-cell table:formula="of:=IF([.O176]=&quot;&quot;;&quot;&quot;;1)">
            <text:p/>
          </table:table-cell>
          <table:table-cell table:formula="of:=IF([.P176]=&quot;&quot;;&quot;&quot;;[.P176]/(1+([Datos.$G$7]/100))^[.N176])">
            <text:p/>
          </table:table-cell>
          <table:table-cell table:formula="of:=IF([.Q176]=&quot;&quot;;&quot;&quot;;1/[.Q17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table:formula="of:=IF([.D177]&lt;=[Datos.$G$9];[.D17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72" calcext:value-type="float">
            <text:p>172</text:p>
          </table:table-cell>
          <table:table-cell table:formula="of:=IF([.N177]&lt;=[Datos.$G$9];[.N177];&quot;&quot;)">
            <text:p/>
          </table:table-cell>
          <table:table-cell table:formula="of:=IF([.O177]=&quot;&quot;;&quot;&quot;;1)">
            <text:p/>
          </table:table-cell>
          <table:table-cell table:formula="of:=IF([.P177]=&quot;&quot;;&quot;&quot;;[.P177]/(1+([Datos.$G$7]/100))^[.N177])">
            <text:p/>
          </table:table-cell>
          <table:table-cell table:formula="of:=IF([.Q177]=&quot;&quot;;&quot;&quot;;1/[.Q17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table:formula="of:=IF([.D178]&lt;=[Datos.$G$9];[.D17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73" calcext:value-type="float">
            <text:p>173</text:p>
          </table:table-cell>
          <table:table-cell table:formula="of:=IF([.N178]&lt;=[Datos.$G$9];[.N178];&quot;&quot;)">
            <text:p/>
          </table:table-cell>
          <table:table-cell table:formula="of:=IF([.O178]=&quot;&quot;;&quot;&quot;;1)">
            <text:p/>
          </table:table-cell>
          <table:table-cell table:formula="of:=IF([.P178]=&quot;&quot;;&quot;&quot;;[.P178]/(1+([Datos.$G$7]/100))^[.N178])">
            <text:p/>
          </table:table-cell>
          <table:table-cell table:formula="of:=IF([.Q178]=&quot;&quot;;&quot;&quot;;1/[.Q17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table:formula="of:=IF([.D179]&lt;=[Datos.$G$9];[.D17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74" calcext:value-type="float">
            <text:p>174</text:p>
          </table:table-cell>
          <table:table-cell table:formula="of:=IF([.N179]&lt;=[Datos.$G$9];[.N179];&quot;&quot;)">
            <text:p/>
          </table:table-cell>
          <table:table-cell table:formula="of:=IF([.O179]=&quot;&quot;;&quot;&quot;;1)">
            <text:p/>
          </table:table-cell>
          <table:table-cell table:formula="of:=IF([.P179]=&quot;&quot;;&quot;&quot;;[.P179]/(1+([Datos.$G$7]/100))^[.N179])">
            <text:p/>
          </table:table-cell>
          <table:table-cell table:formula="of:=IF([.Q179]=&quot;&quot;;&quot;&quot;;1/[.Q17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table:formula="of:=IF([.D180]&lt;=[Datos.$G$9];[.D18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75" calcext:value-type="float">
            <text:p>175</text:p>
          </table:table-cell>
          <table:table-cell table:formula="of:=IF([.N180]&lt;=[Datos.$G$9];[.N180];&quot;&quot;)">
            <text:p/>
          </table:table-cell>
          <table:table-cell table:formula="of:=IF([.O180]=&quot;&quot;;&quot;&quot;;1)">
            <text:p/>
          </table:table-cell>
          <table:table-cell table:formula="of:=IF([.P180]=&quot;&quot;;&quot;&quot;;[.P180]/(1+([Datos.$G$7]/100))^[.N180])">
            <text:p/>
          </table:table-cell>
          <table:table-cell table:formula="of:=IF([.Q180]=&quot;&quot;;&quot;&quot;;1/[.Q18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table:formula="of:=IF([.D181]&lt;=[Datos.$G$9];[.D18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76" calcext:value-type="float">
            <text:p>176</text:p>
          </table:table-cell>
          <table:table-cell table:formula="of:=IF([.N181]&lt;=[Datos.$G$9];[.N181];&quot;&quot;)">
            <text:p/>
          </table:table-cell>
          <table:table-cell table:formula="of:=IF([.O181]=&quot;&quot;;&quot;&quot;;1)">
            <text:p/>
          </table:table-cell>
          <table:table-cell table:formula="of:=IF([.P181]=&quot;&quot;;&quot;&quot;;[.P181]/(1+([Datos.$G$7]/100))^[.N181])">
            <text:p/>
          </table:table-cell>
          <table:table-cell table:formula="of:=IF([.Q181]=&quot;&quot;;&quot;&quot;;1/[.Q18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table:formula="of:=IF([.D182]&lt;=[Datos.$G$9];[.D18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77" calcext:value-type="float">
            <text:p>177</text:p>
          </table:table-cell>
          <table:table-cell table:formula="of:=IF([.N182]&lt;=[Datos.$G$9];[.N182];&quot;&quot;)">
            <text:p/>
          </table:table-cell>
          <table:table-cell table:formula="of:=IF([.O182]=&quot;&quot;;&quot;&quot;;1)">
            <text:p/>
          </table:table-cell>
          <table:table-cell table:formula="of:=IF([.P182]=&quot;&quot;;&quot;&quot;;[.P182]/(1+([Datos.$G$7]/100))^[.N182])">
            <text:p/>
          </table:table-cell>
          <table:table-cell table:formula="of:=IF([.Q182]=&quot;&quot;;&quot;&quot;;1/[.Q18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table:formula="of:=IF([.D183]&lt;=[Datos.$G$9];[.D18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78" calcext:value-type="float">
            <text:p>178</text:p>
          </table:table-cell>
          <table:table-cell table:formula="of:=IF([.N183]&lt;=[Datos.$G$9];[.N183];&quot;&quot;)">
            <text:p/>
          </table:table-cell>
          <table:table-cell table:formula="of:=IF([.O183]=&quot;&quot;;&quot;&quot;;1)">
            <text:p/>
          </table:table-cell>
          <table:table-cell table:formula="of:=IF([.P183]=&quot;&quot;;&quot;&quot;;[.P183]/(1+([Datos.$G$7]/100))^[.N183])">
            <text:p/>
          </table:table-cell>
          <table:table-cell table:formula="of:=IF([.Q183]=&quot;&quot;;&quot;&quot;;1/[.Q18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table:formula="of:=IF([.D184]&lt;=[Datos.$G$9];[.D18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79" calcext:value-type="float">
            <text:p>179</text:p>
          </table:table-cell>
          <table:table-cell table:formula="of:=IF([.N184]&lt;=[Datos.$G$9];[.N184];&quot;&quot;)">
            <text:p/>
          </table:table-cell>
          <table:table-cell table:formula="of:=IF([.O184]=&quot;&quot;;&quot;&quot;;1)">
            <text:p/>
          </table:table-cell>
          <table:table-cell table:formula="of:=IF([.P184]=&quot;&quot;;&quot;&quot;;[.P184]/(1+([Datos.$G$7]/100))^[.N184])">
            <text:p/>
          </table:table-cell>
          <table:table-cell table:formula="of:=IF([.Q184]=&quot;&quot;;&quot;&quot;;1/[.Q18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table:formula="of:=IF([.D185]&lt;=[Datos.$G$9];[.D18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table:formula="of:=IF([.N185]&lt;=[Datos.$G$9];[.N185];&quot;&quot;)">
            <text:p/>
          </table:table-cell>
          <table:table-cell table:formula="of:=IF([.O185]=&quot;&quot;;&quot;&quot;;1)">
            <text:p/>
          </table:table-cell>
          <table:table-cell table:formula="of:=IF([.P185]=&quot;&quot;;&quot;&quot;;[.P185]/(1+([Datos.$G$7]/100))^[.N185])">
            <text:p/>
          </table:table-cell>
          <table:table-cell table:formula="of:=IF([.Q185]=&quot;&quot;;&quot;&quot;;1/[.Q18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table:formula="of:=IF([.D186]&lt;=[Datos.$G$9];[.D18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81" calcext:value-type="float">
            <text:p>181</text:p>
          </table:table-cell>
          <table:table-cell table:formula="of:=IF([.N186]&lt;=[Datos.$G$9];[.N186];&quot;&quot;)">
            <text:p/>
          </table:table-cell>
          <table:table-cell table:formula="of:=IF([.O186]=&quot;&quot;;&quot;&quot;;1)">
            <text:p/>
          </table:table-cell>
          <table:table-cell table:formula="of:=IF([.P186]=&quot;&quot;;&quot;&quot;;[.P186]/(1+([Datos.$G$7]/100))^[.N186])">
            <text:p/>
          </table:table-cell>
          <table:table-cell table:formula="of:=IF([.Q186]=&quot;&quot;;&quot;&quot;;1/[.Q18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table:formula="of:=IF([.D187]&lt;=[Datos.$G$9];[.D18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82" calcext:value-type="float">
            <text:p>182</text:p>
          </table:table-cell>
          <table:table-cell table:formula="of:=IF([.N187]&lt;=[Datos.$G$9];[.N187];&quot;&quot;)">
            <text:p/>
          </table:table-cell>
          <table:table-cell table:formula="of:=IF([.O187]=&quot;&quot;;&quot;&quot;;1)">
            <text:p/>
          </table:table-cell>
          <table:table-cell table:formula="of:=IF([.P187]=&quot;&quot;;&quot;&quot;;[.P187]/(1+([Datos.$G$7]/100))^[.N187])">
            <text:p/>
          </table:table-cell>
          <table:table-cell table:formula="of:=IF([.Q187]=&quot;&quot;;&quot;&quot;;1/[.Q18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table:formula="of:=IF([.D188]&lt;=[Datos.$G$9];[.D18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83" calcext:value-type="float">
            <text:p>183</text:p>
          </table:table-cell>
          <table:table-cell table:formula="of:=IF([.N188]&lt;=[Datos.$G$9];[.N188];&quot;&quot;)">
            <text:p/>
          </table:table-cell>
          <table:table-cell table:formula="of:=IF([.O188]=&quot;&quot;;&quot;&quot;;1)">
            <text:p/>
          </table:table-cell>
          <table:table-cell table:formula="of:=IF([.P188]=&quot;&quot;;&quot;&quot;;[.P188]/(1+([Datos.$G$7]/100))^[.N188])">
            <text:p/>
          </table:table-cell>
          <table:table-cell table:formula="of:=IF([.Q188]=&quot;&quot;;&quot;&quot;;1/[.Q18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table:formula="of:=IF([.D189]&lt;=[Datos.$G$9];[.D18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84" calcext:value-type="float">
            <text:p>184</text:p>
          </table:table-cell>
          <table:table-cell table:formula="of:=IF([.N189]&lt;=[Datos.$G$9];[.N189];&quot;&quot;)">
            <text:p/>
          </table:table-cell>
          <table:table-cell table:formula="of:=IF([.O189]=&quot;&quot;;&quot;&quot;;1)">
            <text:p/>
          </table:table-cell>
          <table:table-cell table:formula="of:=IF([.P189]=&quot;&quot;;&quot;&quot;;[.P189]/(1+([Datos.$G$7]/100))^[.N189])">
            <text:p/>
          </table:table-cell>
          <table:table-cell table:formula="of:=IF([.Q189]=&quot;&quot;;&quot;&quot;;1/[.Q18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table:formula="of:=IF([.D190]&lt;=[Datos.$G$9];[.D19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85" calcext:value-type="float">
            <text:p>185</text:p>
          </table:table-cell>
          <table:table-cell table:formula="of:=IF([.N190]&lt;=[Datos.$G$9];[.N190];&quot;&quot;)">
            <text:p/>
          </table:table-cell>
          <table:table-cell table:formula="of:=IF([.O190]=&quot;&quot;;&quot;&quot;;1)">
            <text:p/>
          </table:table-cell>
          <table:table-cell table:formula="of:=IF([.P190]=&quot;&quot;;&quot;&quot;;[.P190]/(1+([Datos.$G$7]/100))^[.N190])">
            <text:p/>
          </table:table-cell>
          <table:table-cell table:formula="of:=IF([.Q190]=&quot;&quot;;&quot;&quot;;1/[.Q19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table:formula="of:=IF([.D191]&lt;=[Datos.$G$9];[.D19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86" calcext:value-type="float">
            <text:p>186</text:p>
          </table:table-cell>
          <table:table-cell table:formula="of:=IF([.N191]&lt;=[Datos.$G$9];[.N191];&quot;&quot;)">
            <text:p/>
          </table:table-cell>
          <table:table-cell table:formula="of:=IF([.O191]=&quot;&quot;;&quot;&quot;;1)">
            <text:p/>
          </table:table-cell>
          <table:table-cell table:formula="of:=IF([.P191]=&quot;&quot;;&quot;&quot;;[.P191]/(1+([Datos.$G$7]/100))^[.N191])">
            <text:p/>
          </table:table-cell>
          <table:table-cell table:formula="of:=IF([.Q191]=&quot;&quot;;&quot;&quot;;1/[.Q19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table:formula="of:=IF([.D192]&lt;=[Datos.$G$9];[.D19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87" calcext:value-type="float">
            <text:p>187</text:p>
          </table:table-cell>
          <table:table-cell table:formula="of:=IF([.N192]&lt;=[Datos.$G$9];[.N192];&quot;&quot;)">
            <text:p/>
          </table:table-cell>
          <table:table-cell table:formula="of:=IF([.O192]=&quot;&quot;;&quot;&quot;;1)">
            <text:p/>
          </table:table-cell>
          <table:table-cell table:formula="of:=IF([.P192]=&quot;&quot;;&quot;&quot;;[.P192]/(1+([Datos.$G$7]/100))^[.N192])">
            <text:p/>
          </table:table-cell>
          <table:table-cell table:formula="of:=IF([.Q192]=&quot;&quot;;&quot;&quot;;1/[.Q19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table:formula="of:=IF([.D193]&lt;=[Datos.$G$9];[.D19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88" calcext:value-type="float">
            <text:p>188</text:p>
          </table:table-cell>
          <table:table-cell table:formula="of:=IF([.N193]&lt;=[Datos.$G$9];[.N193];&quot;&quot;)">
            <text:p/>
          </table:table-cell>
          <table:table-cell table:formula="of:=IF([.O193]=&quot;&quot;;&quot;&quot;;1)">
            <text:p/>
          </table:table-cell>
          <table:table-cell table:formula="of:=IF([.P193]=&quot;&quot;;&quot;&quot;;[.P193]/(1+([Datos.$G$7]/100))^[.N193])">
            <text:p/>
          </table:table-cell>
          <table:table-cell table:formula="of:=IF([.Q193]=&quot;&quot;;&quot;&quot;;1/[.Q19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table:formula="of:=IF([.D194]&lt;=[Datos.$G$9];[.D19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89" calcext:value-type="float">
            <text:p>189</text:p>
          </table:table-cell>
          <table:table-cell table:formula="of:=IF([.N194]&lt;=[Datos.$G$9];[.N194];&quot;&quot;)">
            <text:p/>
          </table:table-cell>
          <table:table-cell table:formula="of:=IF([.O194]=&quot;&quot;;&quot;&quot;;1)">
            <text:p/>
          </table:table-cell>
          <table:table-cell table:formula="of:=IF([.P194]=&quot;&quot;;&quot;&quot;;[.P194]/(1+([Datos.$G$7]/100))^[.N194])">
            <text:p/>
          </table:table-cell>
          <table:table-cell table:formula="of:=IF([.Q194]=&quot;&quot;;&quot;&quot;;1/[.Q19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table:formula="of:=IF([.D195]&lt;=[Datos.$G$9];[.D19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90" calcext:value-type="float">
            <text:p>190</text:p>
          </table:table-cell>
          <table:table-cell table:formula="of:=IF([.N195]&lt;=[Datos.$G$9];[.N195];&quot;&quot;)">
            <text:p/>
          </table:table-cell>
          <table:table-cell table:formula="of:=IF([.O195]=&quot;&quot;;&quot;&quot;;1)">
            <text:p/>
          </table:table-cell>
          <table:table-cell table:formula="of:=IF([.P195]=&quot;&quot;;&quot;&quot;;[.P195]/(1+([Datos.$G$7]/100))^[.N195])">
            <text:p/>
          </table:table-cell>
          <table:table-cell table:formula="of:=IF([.Q195]=&quot;&quot;;&quot;&quot;;1/[.Q19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table:formula="of:=IF([.D196]&lt;=[Datos.$G$9];[.D19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91" calcext:value-type="float">
            <text:p>191</text:p>
          </table:table-cell>
          <table:table-cell table:formula="of:=IF([.N196]&lt;=[Datos.$G$9];[.N196];&quot;&quot;)">
            <text:p/>
          </table:table-cell>
          <table:table-cell table:formula="of:=IF([.O196]=&quot;&quot;;&quot;&quot;;1)">
            <text:p/>
          </table:table-cell>
          <table:table-cell table:formula="of:=IF([.P196]=&quot;&quot;;&quot;&quot;;[.P196]/(1+([Datos.$G$7]/100))^[.N196])">
            <text:p/>
          </table:table-cell>
          <table:table-cell table:formula="of:=IF([.Q196]=&quot;&quot;;&quot;&quot;;1/[.Q19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table:formula="of:=IF([.D197]&lt;=[Datos.$G$9];[.D19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92" calcext:value-type="float">
            <text:p>192</text:p>
          </table:table-cell>
          <table:table-cell table:formula="of:=IF([.N197]&lt;=[Datos.$G$9];[.N197];&quot;&quot;)">
            <text:p/>
          </table:table-cell>
          <table:table-cell table:formula="of:=IF([.O197]=&quot;&quot;;&quot;&quot;;1)">
            <text:p/>
          </table:table-cell>
          <table:table-cell table:formula="of:=IF([.P197]=&quot;&quot;;&quot;&quot;;[.P197]/(1+([Datos.$G$7]/100))^[.N197])">
            <text:p/>
          </table:table-cell>
          <table:table-cell table:formula="of:=IF([.Q197]=&quot;&quot;;&quot;&quot;;1/[.Q19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table:formula="of:=IF([.D198]&lt;=[Datos.$G$9];[.D19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93" calcext:value-type="float">
            <text:p>193</text:p>
          </table:table-cell>
          <table:table-cell table:formula="of:=IF([.N198]&lt;=[Datos.$G$9];[.N198];&quot;&quot;)">
            <text:p/>
          </table:table-cell>
          <table:table-cell table:formula="of:=IF([.O198]=&quot;&quot;;&quot;&quot;;1)">
            <text:p/>
          </table:table-cell>
          <table:table-cell table:formula="of:=IF([.P198]=&quot;&quot;;&quot;&quot;;[.P198]/(1+([Datos.$G$7]/100))^[.N198])">
            <text:p/>
          </table:table-cell>
          <table:table-cell table:formula="of:=IF([.Q198]=&quot;&quot;;&quot;&quot;;1/[.Q19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table:formula="of:=IF([.D199]&lt;=[Datos.$G$9];[.D19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94" calcext:value-type="float">
            <text:p>194</text:p>
          </table:table-cell>
          <table:table-cell table:formula="of:=IF([.N199]&lt;=[Datos.$G$9];[.N199];&quot;&quot;)">
            <text:p/>
          </table:table-cell>
          <table:table-cell table:formula="of:=IF([.O199]=&quot;&quot;;&quot;&quot;;1)">
            <text:p/>
          </table:table-cell>
          <table:table-cell table:formula="of:=IF([.P199]=&quot;&quot;;&quot;&quot;;[.P199]/(1+([Datos.$G$7]/100))^[.N199])">
            <text:p/>
          </table:table-cell>
          <table:table-cell table:formula="of:=IF([.Q199]=&quot;&quot;;&quot;&quot;;1/[.Q19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table:formula="of:=IF([.D200]&lt;=[Datos.$G$9];[.D20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95" calcext:value-type="float">
            <text:p>195</text:p>
          </table:table-cell>
          <table:table-cell table:formula="of:=IF([.N200]&lt;=[Datos.$G$9];[.N200];&quot;&quot;)">
            <text:p/>
          </table:table-cell>
          <table:table-cell table:formula="of:=IF([.O200]=&quot;&quot;;&quot;&quot;;1)">
            <text:p/>
          </table:table-cell>
          <table:table-cell table:formula="of:=IF([.P200]=&quot;&quot;;&quot;&quot;;[.P200]/(1+([Datos.$G$7]/100))^[.N200])">
            <text:p/>
          </table:table-cell>
          <table:table-cell table:formula="of:=IF([.Q200]=&quot;&quot;;&quot;&quot;;1/[.Q20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table:formula="of:=IF([.D201]&lt;=[Datos.$G$9];[.D20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96" calcext:value-type="float">
            <text:p>196</text:p>
          </table:table-cell>
          <table:table-cell table:formula="of:=IF([.N201]&lt;=[Datos.$G$9];[.N201];&quot;&quot;)">
            <text:p/>
          </table:table-cell>
          <table:table-cell table:formula="of:=IF([.O201]=&quot;&quot;;&quot;&quot;;1)">
            <text:p/>
          </table:table-cell>
          <table:table-cell table:formula="of:=IF([.P201]=&quot;&quot;;&quot;&quot;;[.P201]/(1+([Datos.$G$7]/100))^[.N201])">
            <text:p/>
          </table:table-cell>
          <table:table-cell table:formula="of:=IF([.Q201]=&quot;&quot;;&quot;&quot;;1/[.Q20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table:formula="of:=IF([.D202]&lt;=[Datos.$G$9];[.D20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97" calcext:value-type="float">
            <text:p>197</text:p>
          </table:table-cell>
          <table:table-cell table:formula="of:=IF([.N202]&lt;=[Datos.$G$9];[.N202];&quot;&quot;)">
            <text:p/>
          </table:table-cell>
          <table:table-cell table:formula="of:=IF([.O202]=&quot;&quot;;&quot;&quot;;1)">
            <text:p/>
          </table:table-cell>
          <table:table-cell table:formula="of:=IF([.P202]=&quot;&quot;;&quot;&quot;;[.P202]/(1+([Datos.$G$7]/100))^[.N202])">
            <text:p/>
          </table:table-cell>
          <table:table-cell table:formula="of:=IF([.Q202]=&quot;&quot;;&quot;&quot;;1/[.Q20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table:formula="of:=IF([.D203]&lt;=[Datos.$G$9];[.D20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98" calcext:value-type="float">
            <text:p>198</text:p>
          </table:table-cell>
          <table:table-cell table:formula="of:=IF([.N203]&lt;=[Datos.$G$9];[.N203];&quot;&quot;)">
            <text:p/>
          </table:table-cell>
          <table:table-cell table:formula="of:=IF([.O203]=&quot;&quot;;&quot;&quot;;1)">
            <text:p/>
          </table:table-cell>
          <table:table-cell table:formula="of:=IF([.P203]=&quot;&quot;;&quot;&quot;;[.P203]/(1+([Datos.$G$7]/100))^[.N203])">
            <text:p/>
          </table:table-cell>
          <table:table-cell table:formula="of:=IF([.Q203]=&quot;&quot;;&quot;&quot;;1/[.Q20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table:formula="of:=IF([.D204]&lt;=[Datos.$G$9];[.D20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table:formula="of:=IF([.N204]&lt;=[Datos.$G$9];[.N204];&quot;&quot;)">
            <text:p/>
          </table:table-cell>
          <table:table-cell table:formula="of:=IF([.O204]=&quot;&quot;;&quot;&quot;;1)">
            <text:p/>
          </table:table-cell>
          <table:table-cell table:formula="of:=IF([.P204]=&quot;&quot;;&quot;&quot;;[.P204]/(1+([Datos.$G$7]/100))^[.N204])">
            <text:p/>
          </table:table-cell>
          <table:table-cell table:formula="of:=IF([.Q204]=&quot;&quot;;&quot;&quot;;1/[.Q20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IF([.D205]&lt;=[Datos.$G$9];[.D20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 table:formula="of:=IF([.N205]&lt;=[Datos.$G$9];[.N205];&quot;&quot;)">
            <text:p/>
          </table:table-cell>
          <table:table-cell table:formula="of:=IF([.O205]=&quot;&quot;;&quot;&quot;;1)">
            <text:p/>
          </table:table-cell>
          <table:table-cell table:formula="of:=IF([.P205]=&quot;&quot;;&quot;&quot;;[.P205]/(1+([Datos.$G$7]/100))^[.N205])">
            <text:p/>
          </table:table-cell>
          <table:table-cell table:formula="of:=IF([.Q205]=&quot;&quot;;&quot;&quot;;1/[.Q20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table:formula="of:=IF([.D206]&lt;=[Datos.$G$9];[.D20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01" calcext:value-type="float">
            <text:p>201</text:p>
          </table:table-cell>
          <table:table-cell table:formula="of:=IF([.N206]&lt;=[Datos.$G$9];[.N206];&quot;&quot;)">
            <text:p/>
          </table:table-cell>
          <table:table-cell table:formula="of:=IF([.O206]=&quot;&quot;;&quot;&quot;;1)">
            <text:p/>
          </table:table-cell>
          <table:table-cell table:formula="of:=IF([.P206]=&quot;&quot;;&quot;&quot;;[.P206]/(1+([Datos.$G$7]/100))^[.N206])">
            <text:p/>
          </table:table-cell>
          <table:table-cell table:formula="of:=IF([.Q206]=&quot;&quot;;&quot;&quot;;1/[.Q20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table:formula="of:=IF([.D207]&lt;=[Datos.$G$9];[.D20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02" calcext:value-type="float">
            <text:p>202</text:p>
          </table:table-cell>
          <table:table-cell table:formula="of:=IF([.N207]&lt;=[Datos.$G$9];[.N207];&quot;&quot;)">
            <text:p/>
          </table:table-cell>
          <table:table-cell table:formula="of:=IF([.O207]=&quot;&quot;;&quot;&quot;;1)">
            <text:p/>
          </table:table-cell>
          <table:table-cell table:formula="of:=IF([.P207]=&quot;&quot;;&quot;&quot;;[.P207]/(1+([Datos.$G$7]/100))^[.N207])">
            <text:p/>
          </table:table-cell>
          <table:table-cell table:formula="of:=IF([.Q207]=&quot;&quot;;&quot;&quot;;1/[.Q20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table:formula="of:=IF([.D208]&lt;=[Datos.$G$9];[.D20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03" calcext:value-type="float">
            <text:p>203</text:p>
          </table:table-cell>
          <table:table-cell table:formula="of:=IF([.N208]&lt;=[Datos.$G$9];[.N208];&quot;&quot;)">
            <text:p/>
          </table:table-cell>
          <table:table-cell table:formula="of:=IF([.O208]=&quot;&quot;;&quot;&quot;;1)">
            <text:p/>
          </table:table-cell>
          <table:table-cell table:formula="of:=IF([.P208]=&quot;&quot;;&quot;&quot;;[.P208]/(1+([Datos.$G$7]/100))^[.N208])">
            <text:p/>
          </table:table-cell>
          <table:table-cell table:formula="of:=IF([.Q208]=&quot;&quot;;&quot;&quot;;1/[.Q20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table:formula="of:=IF([.D209]&lt;=[Datos.$G$9];[.D20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04" calcext:value-type="float">
            <text:p>204</text:p>
          </table:table-cell>
          <table:table-cell table:formula="of:=IF([.N209]&lt;=[Datos.$G$9];[.N209];&quot;&quot;)">
            <text:p/>
          </table:table-cell>
          <table:table-cell table:formula="of:=IF([.O209]=&quot;&quot;;&quot;&quot;;1)">
            <text:p/>
          </table:table-cell>
          <table:table-cell table:formula="of:=IF([.P209]=&quot;&quot;;&quot;&quot;;[.P209]/(1+([Datos.$G$7]/100))^[.N209])">
            <text:p/>
          </table:table-cell>
          <table:table-cell table:formula="of:=IF([.Q209]=&quot;&quot;;&quot;&quot;;1/[.Q20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table:formula="of:=IF([.D210]&lt;=[Datos.$G$9];[.D21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05" calcext:value-type="float">
            <text:p>205</text:p>
          </table:table-cell>
          <table:table-cell table:formula="of:=IF([.N210]&lt;=[Datos.$G$9];[.N210];&quot;&quot;)">
            <text:p/>
          </table:table-cell>
          <table:table-cell table:formula="of:=IF([.O210]=&quot;&quot;;&quot;&quot;;1)">
            <text:p/>
          </table:table-cell>
          <table:table-cell table:formula="of:=IF([.P210]=&quot;&quot;;&quot;&quot;;[.P210]/(1+([Datos.$G$7]/100))^[.N210])">
            <text:p/>
          </table:table-cell>
          <table:table-cell table:formula="of:=IF([.Q210]=&quot;&quot;;&quot;&quot;;1/[.Q21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table:formula="of:=IF([.D211]&lt;=[Datos.$G$9];[.D21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06" calcext:value-type="float">
            <text:p>206</text:p>
          </table:table-cell>
          <table:table-cell table:formula="of:=IF([.N211]&lt;=[Datos.$G$9];[.N211];&quot;&quot;)">
            <text:p/>
          </table:table-cell>
          <table:table-cell table:formula="of:=IF([.O211]=&quot;&quot;;&quot;&quot;;1)">
            <text:p/>
          </table:table-cell>
          <table:table-cell table:formula="of:=IF([.P211]=&quot;&quot;;&quot;&quot;;[.P211]/(1+([Datos.$G$7]/100))^[.N211])">
            <text:p/>
          </table:table-cell>
          <table:table-cell table:formula="of:=IF([.Q211]=&quot;&quot;;&quot;&quot;;1/[.Q21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table:formula="of:=IF([.D212]&lt;=[Datos.$G$9];[.D21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07" calcext:value-type="float">
            <text:p>207</text:p>
          </table:table-cell>
          <table:table-cell table:formula="of:=IF([.N212]&lt;=[Datos.$G$9];[.N212];&quot;&quot;)">
            <text:p/>
          </table:table-cell>
          <table:table-cell table:formula="of:=IF([.O212]=&quot;&quot;;&quot;&quot;;1)">
            <text:p/>
          </table:table-cell>
          <table:table-cell table:formula="of:=IF([.P212]=&quot;&quot;;&quot;&quot;;[.P212]/(1+([Datos.$G$7]/100))^[.N212])">
            <text:p/>
          </table:table-cell>
          <table:table-cell table:formula="of:=IF([.Q212]=&quot;&quot;;&quot;&quot;;1/[.Q21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table:formula="of:=IF([.D213]&lt;=[Datos.$G$9];[.D21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08" calcext:value-type="float">
            <text:p>208</text:p>
          </table:table-cell>
          <table:table-cell table:formula="of:=IF([.N213]&lt;=[Datos.$G$9];[.N213];&quot;&quot;)">
            <text:p/>
          </table:table-cell>
          <table:table-cell table:formula="of:=IF([.O213]=&quot;&quot;;&quot;&quot;;1)">
            <text:p/>
          </table:table-cell>
          <table:table-cell table:formula="of:=IF([.P213]=&quot;&quot;;&quot;&quot;;[.P213]/(1+([Datos.$G$7]/100))^[.N213])">
            <text:p/>
          </table:table-cell>
          <table:table-cell table:formula="of:=IF([.Q213]=&quot;&quot;;&quot;&quot;;1/[.Q21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table:formula="of:=IF([.D214]&lt;=[Datos.$G$9];[.D21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09" calcext:value-type="float">
            <text:p>209</text:p>
          </table:table-cell>
          <table:table-cell table:formula="of:=IF([.N214]&lt;=[Datos.$G$9];[.N214];&quot;&quot;)">
            <text:p/>
          </table:table-cell>
          <table:table-cell table:formula="of:=IF([.O214]=&quot;&quot;;&quot;&quot;;1)">
            <text:p/>
          </table:table-cell>
          <table:table-cell table:formula="of:=IF([.P214]=&quot;&quot;;&quot;&quot;;[.P214]/(1+([Datos.$G$7]/100))^[.N214])">
            <text:p/>
          </table:table-cell>
          <table:table-cell table:formula="of:=IF([.Q214]=&quot;&quot;;&quot;&quot;;1/[.Q21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formula="of:=IF([.D215]&lt;=[Datos.$G$9];[.D21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10" calcext:value-type="float">
            <text:p>210</text:p>
          </table:table-cell>
          <table:table-cell table:formula="of:=IF([.N215]&lt;=[Datos.$G$9];[.N215];&quot;&quot;)">
            <text:p/>
          </table:table-cell>
          <table:table-cell table:formula="of:=IF([.O215]=&quot;&quot;;&quot;&quot;;1)">
            <text:p/>
          </table:table-cell>
          <table:table-cell table:formula="of:=IF([.P215]=&quot;&quot;;&quot;&quot;;[.P215]/(1+([Datos.$G$7]/100))^[.N215])">
            <text:p/>
          </table:table-cell>
          <table:table-cell table:formula="of:=IF([.Q215]=&quot;&quot;;&quot;&quot;;1/[.Q21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table:formula="of:=IF([.D216]&lt;=[Datos.$G$9];[.D21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11" calcext:value-type="float">
            <text:p>211</text:p>
          </table:table-cell>
          <table:table-cell table:formula="of:=IF([.N216]&lt;=[Datos.$G$9];[.N216];&quot;&quot;)">
            <text:p/>
          </table:table-cell>
          <table:table-cell table:formula="of:=IF([.O216]=&quot;&quot;;&quot;&quot;;1)">
            <text:p/>
          </table:table-cell>
          <table:table-cell table:formula="of:=IF([.P216]=&quot;&quot;;&quot;&quot;;[.P216]/(1+([Datos.$G$7]/100))^[.N216])">
            <text:p/>
          </table:table-cell>
          <table:table-cell table:formula="of:=IF([.Q216]=&quot;&quot;;&quot;&quot;;1/[.Q21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table:formula="of:=IF([.D217]&lt;=[Datos.$G$9];[.D21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12" calcext:value-type="float">
            <text:p>212</text:p>
          </table:table-cell>
          <table:table-cell table:formula="of:=IF([.N217]&lt;=[Datos.$G$9];[.N217];&quot;&quot;)">
            <text:p/>
          </table:table-cell>
          <table:table-cell table:formula="of:=IF([.O217]=&quot;&quot;;&quot;&quot;;1)">
            <text:p/>
          </table:table-cell>
          <table:table-cell table:formula="of:=IF([.P217]=&quot;&quot;;&quot;&quot;;[.P217]/(1+([Datos.$G$7]/100))^[.N217])">
            <text:p/>
          </table:table-cell>
          <table:table-cell table:formula="of:=IF([.Q217]=&quot;&quot;;&quot;&quot;;1/[.Q21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table:formula="of:=IF([.D218]&lt;=[Datos.$G$9];[.D21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13" calcext:value-type="float">
            <text:p>213</text:p>
          </table:table-cell>
          <table:table-cell table:formula="of:=IF([.N218]&lt;=[Datos.$G$9];[.N218];&quot;&quot;)">
            <text:p/>
          </table:table-cell>
          <table:table-cell table:formula="of:=IF([.O218]=&quot;&quot;;&quot;&quot;;1)">
            <text:p/>
          </table:table-cell>
          <table:table-cell table:formula="of:=IF([.P218]=&quot;&quot;;&quot;&quot;;[.P218]/(1+([Datos.$G$7]/100))^[.N218])">
            <text:p/>
          </table:table-cell>
          <table:table-cell table:formula="of:=IF([.Q218]=&quot;&quot;;&quot;&quot;;1/[.Q21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table:formula="of:=IF([.D219]&lt;=[Datos.$G$9];[.D21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14" calcext:value-type="float">
            <text:p>214</text:p>
          </table:table-cell>
          <table:table-cell table:formula="of:=IF([.N219]&lt;=[Datos.$G$9];[.N219];&quot;&quot;)">
            <text:p/>
          </table:table-cell>
          <table:table-cell table:formula="of:=IF([.O219]=&quot;&quot;;&quot;&quot;;1)">
            <text:p/>
          </table:table-cell>
          <table:table-cell table:formula="of:=IF([.P219]=&quot;&quot;;&quot;&quot;;[.P219]/(1+([Datos.$G$7]/100))^[.N219])">
            <text:p/>
          </table:table-cell>
          <table:table-cell table:formula="of:=IF([.Q219]=&quot;&quot;;&quot;&quot;;1/[.Q21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table:formula="of:=IF([.D220]&lt;=[Datos.$G$9];[.D22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15" calcext:value-type="float">
            <text:p>215</text:p>
          </table:table-cell>
          <table:table-cell table:formula="of:=IF([.N220]&lt;=[Datos.$G$9];[.N220];&quot;&quot;)">
            <text:p/>
          </table:table-cell>
          <table:table-cell table:formula="of:=IF([.O220]=&quot;&quot;;&quot;&quot;;1)">
            <text:p/>
          </table:table-cell>
          <table:table-cell table:formula="of:=IF([.P220]=&quot;&quot;;&quot;&quot;;[.P220]/(1+([Datos.$G$7]/100))^[.N220])">
            <text:p/>
          </table:table-cell>
          <table:table-cell table:formula="of:=IF([.Q220]=&quot;&quot;;&quot;&quot;;1/[.Q22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table:formula="of:=IF([.D221]&lt;=[Datos.$G$9];[.D22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16" calcext:value-type="float">
            <text:p>216</text:p>
          </table:table-cell>
          <table:table-cell table:formula="of:=IF([.N221]&lt;=[Datos.$G$9];[.N221];&quot;&quot;)">
            <text:p/>
          </table:table-cell>
          <table:table-cell table:formula="of:=IF([.O221]=&quot;&quot;;&quot;&quot;;1)">
            <text:p/>
          </table:table-cell>
          <table:table-cell table:formula="of:=IF([.P221]=&quot;&quot;;&quot;&quot;;[.P221]/(1+([Datos.$G$7]/100))^[.N221])">
            <text:p/>
          </table:table-cell>
          <table:table-cell table:formula="of:=IF([.Q221]=&quot;&quot;;&quot;&quot;;1/[.Q22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table:formula="of:=IF([.D222]&lt;=[Datos.$G$9];[.D22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17" calcext:value-type="float">
            <text:p>217</text:p>
          </table:table-cell>
          <table:table-cell table:formula="of:=IF([.N222]&lt;=[Datos.$G$9];[.N222];&quot;&quot;)">
            <text:p/>
          </table:table-cell>
          <table:table-cell table:formula="of:=IF([.O222]=&quot;&quot;;&quot;&quot;;1)">
            <text:p/>
          </table:table-cell>
          <table:table-cell table:formula="of:=IF([.P222]=&quot;&quot;;&quot;&quot;;[.P222]/(1+([Datos.$G$7]/100))^[.N222])">
            <text:p/>
          </table:table-cell>
          <table:table-cell table:formula="of:=IF([.Q222]=&quot;&quot;;&quot;&quot;;1/[.Q22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table:formula="of:=IF([.D223]&lt;=[Datos.$G$9];[.D22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18" calcext:value-type="float">
            <text:p>218</text:p>
          </table:table-cell>
          <table:table-cell table:formula="of:=IF([.N223]&lt;=[Datos.$G$9];[.N223];&quot;&quot;)">
            <text:p/>
          </table:table-cell>
          <table:table-cell table:formula="of:=IF([.O223]=&quot;&quot;;&quot;&quot;;1)">
            <text:p/>
          </table:table-cell>
          <table:table-cell table:formula="of:=IF([.P223]=&quot;&quot;;&quot;&quot;;[.P223]/(1+([Datos.$G$7]/100))^[.N223])">
            <text:p/>
          </table:table-cell>
          <table:table-cell table:formula="of:=IF([.Q223]=&quot;&quot;;&quot;&quot;;1/[.Q22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table:formula="of:=IF([.D224]&lt;=[Datos.$G$9];[.D22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formula="of:=IF([.N224]&lt;=[Datos.$G$9];[.N224];&quot;&quot;)">
            <text:p/>
          </table:table-cell>
          <table:table-cell table:formula="of:=IF([.O224]=&quot;&quot;;&quot;&quot;;1)">
            <text:p/>
          </table:table-cell>
          <table:table-cell table:formula="of:=IF([.P224]=&quot;&quot;;&quot;&quot;;[.P224]/(1+([Datos.$G$7]/100))^[.N224])">
            <text:p/>
          </table:table-cell>
          <table:table-cell table:formula="of:=IF([.Q224]=&quot;&quot;;&quot;&quot;;1/[.Q22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table:formula="of:=IF([.D225]&lt;=[Datos.$G$9];[.D22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20" calcext:value-type="float">
            <text:p>220</text:p>
          </table:table-cell>
          <table:table-cell table:formula="of:=IF([.N225]&lt;=[Datos.$G$9];[.N225];&quot;&quot;)">
            <text:p/>
          </table:table-cell>
          <table:table-cell table:formula="of:=IF([.O225]=&quot;&quot;;&quot;&quot;;1)">
            <text:p/>
          </table:table-cell>
          <table:table-cell table:formula="of:=IF([.P225]=&quot;&quot;;&quot;&quot;;[.P225]/(1+([Datos.$G$7]/100))^[.N225])">
            <text:p/>
          </table:table-cell>
          <table:table-cell table:formula="of:=IF([.Q225]=&quot;&quot;;&quot;&quot;;1/[.Q22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table:formula="of:=IF([.D226]&lt;=[Datos.$G$9];[.D22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21" calcext:value-type="float">
            <text:p>221</text:p>
          </table:table-cell>
          <table:table-cell table:formula="of:=IF([.N226]&lt;=[Datos.$G$9];[.N226];&quot;&quot;)">
            <text:p/>
          </table:table-cell>
          <table:table-cell table:formula="of:=IF([.O226]=&quot;&quot;;&quot;&quot;;1)">
            <text:p/>
          </table:table-cell>
          <table:table-cell table:formula="of:=IF([.P226]=&quot;&quot;;&quot;&quot;;[.P226]/(1+([Datos.$G$7]/100))^[.N226])">
            <text:p/>
          </table:table-cell>
          <table:table-cell table:formula="of:=IF([.Q226]=&quot;&quot;;&quot;&quot;;1/[.Q22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table:formula="of:=IF([.D227]&lt;=[Datos.$G$9];[.D22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22" calcext:value-type="float">
            <text:p>222</text:p>
          </table:table-cell>
          <table:table-cell table:formula="of:=IF([.N227]&lt;=[Datos.$G$9];[.N227];&quot;&quot;)">
            <text:p/>
          </table:table-cell>
          <table:table-cell table:formula="of:=IF([.O227]=&quot;&quot;;&quot;&quot;;1)">
            <text:p/>
          </table:table-cell>
          <table:table-cell table:formula="of:=IF([.P227]=&quot;&quot;;&quot;&quot;;[.P227]/(1+([Datos.$G$7]/100))^[.N227])">
            <text:p/>
          </table:table-cell>
          <table:table-cell table:formula="of:=IF([.Q227]=&quot;&quot;;&quot;&quot;;1/[.Q22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table:formula="of:=IF([.D228]&lt;=[Datos.$G$9];[.D22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23" calcext:value-type="float">
            <text:p>223</text:p>
          </table:table-cell>
          <table:table-cell table:formula="of:=IF([.N228]&lt;=[Datos.$G$9];[.N228];&quot;&quot;)">
            <text:p/>
          </table:table-cell>
          <table:table-cell table:formula="of:=IF([.O228]=&quot;&quot;;&quot;&quot;;1)">
            <text:p/>
          </table:table-cell>
          <table:table-cell table:formula="of:=IF([.P228]=&quot;&quot;;&quot;&quot;;[.P228]/(1+([Datos.$G$7]/100))^[.N228])">
            <text:p/>
          </table:table-cell>
          <table:table-cell table:formula="of:=IF([.Q228]=&quot;&quot;;&quot;&quot;;1/[.Q22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4" calcext:value-type="float">
            <text:p>224</text:p>
          </table:table-cell>
          <table:table-cell table:formula="of:=IF([.D229]&lt;=[Datos.$G$9];[.D22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24" calcext:value-type="float">
            <text:p>224</text:p>
          </table:table-cell>
          <table:table-cell table:formula="of:=IF([.N229]&lt;=[Datos.$G$9];[.N229];&quot;&quot;)">
            <text:p/>
          </table:table-cell>
          <table:table-cell table:formula="of:=IF([.O229]=&quot;&quot;;&quot;&quot;;1)">
            <text:p/>
          </table:table-cell>
          <table:table-cell table:formula="of:=IF([.P229]=&quot;&quot;;&quot;&quot;;[.P229]/(1+([Datos.$G$7]/100))^[.N229])">
            <text:p/>
          </table:table-cell>
          <table:table-cell table:formula="of:=IF([.Q229]=&quot;&quot;;&quot;&quot;;1/[.Q22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table:formula="of:=IF([.D230]&lt;=[Datos.$G$9];[.D23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25" calcext:value-type="float">
            <text:p>225</text:p>
          </table:table-cell>
          <table:table-cell table:formula="of:=IF([.N230]&lt;=[Datos.$G$9];[.N230];&quot;&quot;)">
            <text:p/>
          </table:table-cell>
          <table:table-cell table:formula="of:=IF([.O230]=&quot;&quot;;&quot;&quot;;1)">
            <text:p/>
          </table:table-cell>
          <table:table-cell table:formula="of:=IF([.P230]=&quot;&quot;;&quot;&quot;;[.P230]/(1+([Datos.$G$7]/100))^[.N230])">
            <text:p/>
          </table:table-cell>
          <table:table-cell table:formula="of:=IF([.Q230]=&quot;&quot;;&quot;&quot;;1/[.Q23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6" calcext:value-type="float">
            <text:p>226</text:p>
          </table:table-cell>
          <table:table-cell table:formula="of:=IF([.D231]&lt;=[Datos.$G$9];[.D23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26" calcext:value-type="float">
            <text:p>226</text:p>
          </table:table-cell>
          <table:table-cell table:formula="of:=IF([.N231]&lt;=[Datos.$G$9];[.N231];&quot;&quot;)">
            <text:p/>
          </table:table-cell>
          <table:table-cell table:formula="of:=IF([.O231]=&quot;&quot;;&quot;&quot;;1)">
            <text:p/>
          </table:table-cell>
          <table:table-cell table:formula="of:=IF([.P231]=&quot;&quot;;&quot;&quot;;[.P231]/(1+([Datos.$G$7]/100))^[.N231])">
            <text:p/>
          </table:table-cell>
          <table:table-cell table:formula="of:=IF([.Q231]=&quot;&quot;;&quot;&quot;;1/[.Q23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table:formula="of:=IF([.D232]&lt;=[Datos.$G$9];[.D23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27" calcext:value-type="float">
            <text:p>227</text:p>
          </table:table-cell>
          <table:table-cell table:formula="of:=IF([.N232]&lt;=[Datos.$G$9];[.N232];&quot;&quot;)">
            <text:p/>
          </table:table-cell>
          <table:table-cell table:formula="of:=IF([.O232]=&quot;&quot;;&quot;&quot;;1)">
            <text:p/>
          </table:table-cell>
          <table:table-cell table:formula="of:=IF([.P232]=&quot;&quot;;&quot;&quot;;[.P232]/(1+([Datos.$G$7]/100))^[.N232])">
            <text:p/>
          </table:table-cell>
          <table:table-cell table:formula="of:=IF([.Q232]=&quot;&quot;;&quot;&quot;;1/[.Q23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table:formula="of:=IF([.D233]&lt;=[Datos.$G$9];[.D23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28" calcext:value-type="float">
            <text:p>228</text:p>
          </table:table-cell>
          <table:table-cell table:formula="of:=IF([.N233]&lt;=[Datos.$G$9];[.N233];&quot;&quot;)">
            <text:p/>
          </table:table-cell>
          <table:table-cell table:formula="of:=IF([.O233]=&quot;&quot;;&quot;&quot;;1)">
            <text:p/>
          </table:table-cell>
          <table:table-cell table:formula="of:=IF([.P233]=&quot;&quot;;&quot;&quot;;[.P233]/(1+([Datos.$G$7]/100))^[.N233])">
            <text:p/>
          </table:table-cell>
          <table:table-cell table:formula="of:=IF([.Q233]=&quot;&quot;;&quot;&quot;;1/[.Q23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table:formula="of:=IF([.D234]&lt;=[Datos.$G$9];[.D23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29" calcext:value-type="float">
            <text:p>229</text:p>
          </table:table-cell>
          <table:table-cell table:formula="of:=IF([.N234]&lt;=[Datos.$G$9];[.N234];&quot;&quot;)">
            <text:p/>
          </table:table-cell>
          <table:table-cell table:formula="of:=IF([.O234]=&quot;&quot;;&quot;&quot;;1)">
            <text:p/>
          </table:table-cell>
          <table:table-cell table:formula="of:=IF([.P234]=&quot;&quot;;&quot;&quot;;[.P234]/(1+([Datos.$G$7]/100))^[.N234])">
            <text:p/>
          </table:table-cell>
          <table:table-cell table:formula="of:=IF([.Q234]=&quot;&quot;;&quot;&quot;;1/[.Q23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table:formula="of:=IF([.D235]&lt;=[Datos.$G$9];[.D23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30" calcext:value-type="float">
            <text:p>230</text:p>
          </table:table-cell>
          <table:table-cell table:formula="of:=IF([.N235]&lt;=[Datos.$G$9];[.N235];&quot;&quot;)">
            <text:p/>
          </table:table-cell>
          <table:table-cell table:formula="of:=IF([.O235]=&quot;&quot;;&quot;&quot;;1)">
            <text:p/>
          </table:table-cell>
          <table:table-cell table:formula="of:=IF([.P235]=&quot;&quot;;&quot;&quot;;[.P235]/(1+([Datos.$G$7]/100))^[.N235])">
            <text:p/>
          </table:table-cell>
          <table:table-cell table:formula="of:=IF([.Q235]=&quot;&quot;;&quot;&quot;;1/[.Q23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table:formula="of:=IF([.D236]&lt;=[Datos.$G$9];[.D23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31" calcext:value-type="float">
            <text:p>231</text:p>
          </table:table-cell>
          <table:table-cell table:formula="of:=IF([.N236]&lt;=[Datos.$G$9];[.N236];&quot;&quot;)">
            <text:p/>
          </table:table-cell>
          <table:table-cell table:formula="of:=IF([.O236]=&quot;&quot;;&quot;&quot;;1)">
            <text:p/>
          </table:table-cell>
          <table:table-cell table:formula="of:=IF([.P236]=&quot;&quot;;&quot;&quot;;[.P236]/(1+([Datos.$G$7]/100))^[.N236])">
            <text:p/>
          </table:table-cell>
          <table:table-cell table:formula="of:=IF([.Q236]=&quot;&quot;;&quot;&quot;;1/[.Q23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table:formula="of:=IF([.D237]&lt;=[Datos.$G$9];[.D23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32" calcext:value-type="float">
            <text:p>232</text:p>
          </table:table-cell>
          <table:table-cell table:formula="of:=IF([.N237]&lt;=[Datos.$G$9];[.N237];&quot;&quot;)">
            <text:p/>
          </table:table-cell>
          <table:table-cell table:formula="of:=IF([.O237]=&quot;&quot;;&quot;&quot;;1)">
            <text:p/>
          </table:table-cell>
          <table:table-cell table:formula="of:=IF([.P237]=&quot;&quot;;&quot;&quot;;[.P237]/(1+([Datos.$G$7]/100))^[.N237])">
            <text:p/>
          </table:table-cell>
          <table:table-cell table:formula="of:=IF([.Q237]=&quot;&quot;;&quot;&quot;;1/[.Q23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table:formula="of:=IF([.D238]&lt;=[Datos.$G$9];[.D23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33" calcext:value-type="float">
            <text:p>233</text:p>
          </table:table-cell>
          <table:table-cell table:formula="of:=IF([.N238]&lt;=[Datos.$G$9];[.N238];&quot;&quot;)">
            <text:p/>
          </table:table-cell>
          <table:table-cell table:formula="of:=IF([.O238]=&quot;&quot;;&quot;&quot;;1)">
            <text:p/>
          </table:table-cell>
          <table:table-cell table:formula="of:=IF([.P238]=&quot;&quot;;&quot;&quot;;[.P238]/(1+([Datos.$G$7]/100))^[.N238])">
            <text:p/>
          </table:table-cell>
          <table:table-cell table:formula="of:=IF([.Q238]=&quot;&quot;;&quot;&quot;;1/[.Q23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table:formula="of:=IF([.D239]&lt;=[Datos.$G$9];[.D23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34" calcext:value-type="float">
            <text:p>234</text:p>
          </table:table-cell>
          <table:table-cell table:formula="of:=IF([.N239]&lt;=[Datos.$G$9];[.N239];&quot;&quot;)">
            <text:p/>
          </table:table-cell>
          <table:table-cell table:formula="of:=IF([.O239]=&quot;&quot;;&quot;&quot;;1)">
            <text:p/>
          </table:table-cell>
          <table:table-cell table:formula="of:=IF([.P239]=&quot;&quot;;&quot;&quot;;[.P239]/(1+([Datos.$G$7]/100))^[.N239])">
            <text:p/>
          </table:table-cell>
          <table:table-cell table:formula="of:=IF([.Q239]=&quot;&quot;;&quot;&quot;;1/[.Q23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table:formula="of:=IF([.D240]&lt;=[Datos.$G$9];[.D24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35" calcext:value-type="float">
            <text:p>235</text:p>
          </table:table-cell>
          <table:table-cell table:formula="of:=IF([.N240]&lt;=[Datos.$G$9];[.N240];&quot;&quot;)">
            <text:p/>
          </table:table-cell>
          <table:table-cell table:formula="of:=IF([.O240]=&quot;&quot;;&quot;&quot;;1)">
            <text:p/>
          </table:table-cell>
          <table:table-cell table:formula="of:=IF([.P240]=&quot;&quot;;&quot;&quot;;[.P240]/(1+([Datos.$G$7]/100))^[.N240])">
            <text:p/>
          </table:table-cell>
          <table:table-cell table:formula="of:=IF([.Q240]=&quot;&quot;;&quot;&quot;;1/[.Q24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6" calcext:value-type="float">
            <text:p>236</text:p>
          </table:table-cell>
          <table:table-cell table:formula="of:=IF([.D241]&lt;=[Datos.$G$9];[.D24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36" calcext:value-type="float">
            <text:p>236</text:p>
          </table:table-cell>
          <table:table-cell table:formula="of:=IF([.N241]&lt;=[Datos.$G$9];[.N241];&quot;&quot;)">
            <text:p/>
          </table:table-cell>
          <table:table-cell table:formula="of:=IF([.O241]=&quot;&quot;;&quot;&quot;;1)">
            <text:p/>
          </table:table-cell>
          <table:table-cell table:formula="of:=IF([.P241]=&quot;&quot;;&quot;&quot;;[.P241]/(1+([Datos.$G$7]/100))^[.N241])">
            <text:p/>
          </table:table-cell>
          <table:table-cell table:formula="of:=IF([.Q241]=&quot;&quot;;&quot;&quot;;1/[.Q24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7" calcext:value-type="float">
            <text:p>237</text:p>
          </table:table-cell>
          <table:table-cell table:formula="of:=IF([.D242]&lt;=[Datos.$G$9];[.D24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37" calcext:value-type="float">
            <text:p>237</text:p>
          </table:table-cell>
          <table:table-cell table:formula="of:=IF([.N242]&lt;=[Datos.$G$9];[.N242];&quot;&quot;)">
            <text:p/>
          </table:table-cell>
          <table:table-cell table:formula="of:=IF([.O242]=&quot;&quot;;&quot;&quot;;1)">
            <text:p/>
          </table:table-cell>
          <table:table-cell table:formula="of:=IF([.P242]=&quot;&quot;;&quot;&quot;;[.P242]/(1+([Datos.$G$7]/100))^[.N242])">
            <text:p/>
          </table:table-cell>
          <table:table-cell table:formula="of:=IF([.Q242]=&quot;&quot;;&quot;&quot;;1/[.Q24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table:formula="of:=IF([.D243]&lt;=[Datos.$G$9];[.D24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38" calcext:value-type="float">
            <text:p>238</text:p>
          </table:table-cell>
          <table:table-cell table:formula="of:=IF([.N243]&lt;=[Datos.$G$9];[.N243];&quot;&quot;)">
            <text:p/>
          </table:table-cell>
          <table:table-cell table:formula="of:=IF([.O243]=&quot;&quot;;&quot;&quot;;1)">
            <text:p/>
          </table:table-cell>
          <table:table-cell table:formula="of:=IF([.P243]=&quot;&quot;;&quot;&quot;;[.P243]/(1+([Datos.$G$7]/100))^[.N243])">
            <text:p/>
          </table:table-cell>
          <table:table-cell table:formula="of:=IF([.Q243]=&quot;&quot;;&quot;&quot;;1/[.Q24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9" calcext:value-type="float">
            <text:p>239</text:p>
          </table:table-cell>
          <table:table-cell table:formula="of:=IF([.D244]&lt;=[Datos.$G$9];[.D24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39" calcext:value-type="float">
            <text:p>239</text:p>
          </table:table-cell>
          <table:table-cell table:formula="of:=IF([.N244]&lt;=[Datos.$G$9];[.N244];&quot;&quot;)">
            <text:p/>
          </table:table-cell>
          <table:table-cell table:formula="of:=IF([.O244]=&quot;&quot;;&quot;&quot;;1)">
            <text:p/>
          </table:table-cell>
          <table:table-cell table:formula="of:=IF([.P244]=&quot;&quot;;&quot;&quot;;[.P244]/(1+([Datos.$G$7]/100))^[.N244])">
            <text:p/>
          </table:table-cell>
          <table:table-cell table:formula="of:=IF([.Q244]=&quot;&quot;;&quot;&quot;;1/[.Q24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table:formula="of:=IF([.D245]&lt;=[Datos.$G$9];[.D24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40" calcext:value-type="float">
            <text:p>240</text:p>
          </table:table-cell>
          <table:table-cell table:formula="of:=IF([.N245]&lt;=[Datos.$G$9];[.N245];&quot;&quot;)">
            <text:p/>
          </table:table-cell>
          <table:table-cell table:formula="of:=IF([.O245]=&quot;&quot;;&quot;&quot;;1)">
            <text:p/>
          </table:table-cell>
          <table:table-cell table:formula="of:=IF([.P245]=&quot;&quot;;&quot;&quot;;[.P245]/(1+([Datos.$G$7]/100))^[.N245])">
            <text:p/>
          </table:table-cell>
          <table:table-cell table:formula="of:=IF([.Q245]=&quot;&quot;;&quot;&quot;;1/[.Q24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1" calcext:value-type="float">
            <text:p>241</text:p>
          </table:table-cell>
          <table:table-cell table:formula="of:=IF([.D246]&lt;=[Datos.$G$9];[.D24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41" calcext:value-type="float">
            <text:p>241</text:p>
          </table:table-cell>
          <table:table-cell table:formula="of:=IF([.N246]&lt;=[Datos.$G$9];[.N246];&quot;&quot;)">
            <text:p/>
          </table:table-cell>
          <table:table-cell table:formula="of:=IF([.O246]=&quot;&quot;;&quot;&quot;;1)">
            <text:p/>
          </table:table-cell>
          <table:table-cell table:formula="of:=IF([.P246]=&quot;&quot;;&quot;&quot;;[.P246]/(1+([Datos.$G$7]/100))^[.N246])">
            <text:p/>
          </table:table-cell>
          <table:table-cell table:formula="of:=IF([.Q246]=&quot;&quot;;&quot;&quot;;1/[.Q24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2" calcext:value-type="float">
            <text:p>242</text:p>
          </table:table-cell>
          <table:table-cell table:formula="of:=IF([.D247]&lt;=[Datos.$G$9];[.D24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42" calcext:value-type="float">
            <text:p>242</text:p>
          </table:table-cell>
          <table:table-cell table:formula="of:=IF([.N247]&lt;=[Datos.$G$9];[.N247];&quot;&quot;)">
            <text:p/>
          </table:table-cell>
          <table:table-cell table:formula="of:=IF([.O247]=&quot;&quot;;&quot;&quot;;1)">
            <text:p/>
          </table:table-cell>
          <table:table-cell table:formula="of:=IF([.P247]=&quot;&quot;;&quot;&quot;;[.P247]/(1+([Datos.$G$7]/100))^[.N247])">
            <text:p/>
          </table:table-cell>
          <table:table-cell table:formula="of:=IF([.Q247]=&quot;&quot;;&quot;&quot;;1/[.Q24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table:formula="of:=IF([.D248]&lt;=[Datos.$G$9];[.D24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43" calcext:value-type="float">
            <text:p>243</text:p>
          </table:table-cell>
          <table:table-cell table:formula="of:=IF([.N248]&lt;=[Datos.$G$9];[.N248];&quot;&quot;)">
            <text:p/>
          </table:table-cell>
          <table:table-cell table:formula="of:=IF([.O248]=&quot;&quot;;&quot;&quot;;1)">
            <text:p/>
          </table:table-cell>
          <table:table-cell table:formula="of:=IF([.P248]=&quot;&quot;;&quot;&quot;;[.P248]/(1+([Datos.$G$7]/100))^[.N248])">
            <text:p/>
          </table:table-cell>
          <table:table-cell table:formula="of:=IF([.Q248]=&quot;&quot;;&quot;&quot;;1/[.Q24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4" calcext:value-type="float">
            <text:p>244</text:p>
          </table:table-cell>
          <table:table-cell table:formula="of:=IF([.D249]&lt;=[Datos.$G$9];[.D24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44" calcext:value-type="float">
            <text:p>244</text:p>
          </table:table-cell>
          <table:table-cell table:formula="of:=IF([.N249]&lt;=[Datos.$G$9];[.N249];&quot;&quot;)">
            <text:p/>
          </table:table-cell>
          <table:table-cell table:formula="of:=IF([.O249]=&quot;&quot;;&quot;&quot;;1)">
            <text:p/>
          </table:table-cell>
          <table:table-cell table:formula="of:=IF([.P249]=&quot;&quot;;&quot;&quot;;[.P249]/(1+([Datos.$G$7]/100))^[.N249])">
            <text:p/>
          </table:table-cell>
          <table:table-cell table:formula="of:=IF([.Q249]=&quot;&quot;;&quot;&quot;;1/[.Q24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5" calcext:value-type="float">
            <text:p>245</text:p>
          </table:table-cell>
          <table:table-cell table:formula="of:=IF([.D250]&lt;=[Datos.$G$9];[.D25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45" calcext:value-type="float">
            <text:p>245</text:p>
          </table:table-cell>
          <table:table-cell table:formula="of:=IF([.N250]&lt;=[Datos.$G$9];[.N250];&quot;&quot;)">
            <text:p/>
          </table:table-cell>
          <table:table-cell table:formula="of:=IF([.O250]=&quot;&quot;;&quot;&quot;;1)">
            <text:p/>
          </table:table-cell>
          <table:table-cell table:formula="of:=IF([.P250]=&quot;&quot;;&quot;&quot;;[.P250]/(1+([Datos.$G$7]/100))^[.N250])">
            <text:p/>
          </table:table-cell>
          <table:table-cell table:formula="of:=IF([.Q250]=&quot;&quot;;&quot;&quot;;1/[.Q25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6" calcext:value-type="float">
            <text:p>246</text:p>
          </table:table-cell>
          <table:table-cell table:formula="of:=IF([.D251]&lt;=[Datos.$G$9];[.D25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46" calcext:value-type="float">
            <text:p>246</text:p>
          </table:table-cell>
          <table:table-cell table:formula="of:=IF([.N251]&lt;=[Datos.$G$9];[.N251];&quot;&quot;)">
            <text:p/>
          </table:table-cell>
          <table:table-cell table:formula="of:=IF([.O251]=&quot;&quot;;&quot;&quot;;1)">
            <text:p/>
          </table:table-cell>
          <table:table-cell table:formula="of:=IF([.P251]=&quot;&quot;;&quot;&quot;;[.P251]/(1+([Datos.$G$7]/100))^[.N251])">
            <text:p/>
          </table:table-cell>
          <table:table-cell table:formula="of:=IF([.Q251]=&quot;&quot;;&quot;&quot;;1/[.Q25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7" calcext:value-type="float">
            <text:p>247</text:p>
          </table:table-cell>
          <table:table-cell table:formula="of:=IF([.D252]&lt;=[Datos.$G$9];[.D25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47" calcext:value-type="float">
            <text:p>247</text:p>
          </table:table-cell>
          <table:table-cell table:formula="of:=IF([.N252]&lt;=[Datos.$G$9];[.N252];&quot;&quot;)">
            <text:p/>
          </table:table-cell>
          <table:table-cell table:formula="of:=IF([.O252]=&quot;&quot;;&quot;&quot;;1)">
            <text:p/>
          </table:table-cell>
          <table:table-cell table:formula="of:=IF([.P252]=&quot;&quot;;&quot;&quot;;[.P252]/(1+([Datos.$G$7]/100))^[.N252])">
            <text:p/>
          </table:table-cell>
          <table:table-cell table:formula="of:=IF([.Q252]=&quot;&quot;;&quot;&quot;;1/[.Q25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table:formula="of:=IF([.D253]&lt;=[Datos.$G$9];[.D25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48" calcext:value-type="float">
            <text:p>248</text:p>
          </table:table-cell>
          <table:table-cell table:formula="of:=IF([.N253]&lt;=[Datos.$G$9];[.N253];&quot;&quot;)">
            <text:p/>
          </table:table-cell>
          <table:table-cell table:formula="of:=IF([.O253]=&quot;&quot;;&quot;&quot;;1)">
            <text:p/>
          </table:table-cell>
          <table:table-cell table:formula="of:=IF([.P253]=&quot;&quot;;&quot;&quot;;[.P253]/(1+([Datos.$G$7]/100))^[.N253])">
            <text:p/>
          </table:table-cell>
          <table:table-cell table:formula="of:=IF([.Q253]=&quot;&quot;;&quot;&quot;;1/[.Q25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table:formula="of:=IF([.D254]&lt;=[Datos.$G$9];[.D25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49" calcext:value-type="float">
            <text:p>249</text:p>
          </table:table-cell>
          <table:table-cell table:formula="of:=IF([.N254]&lt;=[Datos.$G$9];[.N254];&quot;&quot;)">
            <text:p/>
          </table:table-cell>
          <table:table-cell table:formula="of:=IF([.O254]=&quot;&quot;;&quot;&quot;;1)">
            <text:p/>
          </table:table-cell>
          <table:table-cell table:formula="of:=IF([.P254]=&quot;&quot;;&quot;&quot;;[.P254]/(1+([Datos.$G$7]/100))^[.N254])">
            <text:p/>
          </table:table-cell>
          <table:table-cell table:formula="of:=IF([.Q254]=&quot;&quot;;&quot;&quot;;1/[.Q25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table:formula="of:=IF([.D255]&lt;=[Datos.$G$9];[.D25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50" calcext:value-type="float">
            <text:p>250</text:p>
          </table:table-cell>
          <table:table-cell table:formula="of:=IF([.N255]&lt;=[Datos.$G$9];[.N255];&quot;&quot;)">
            <text:p/>
          </table:table-cell>
          <table:table-cell table:formula="of:=IF([.O255]=&quot;&quot;;&quot;&quot;;1)">
            <text:p/>
          </table:table-cell>
          <table:table-cell table:formula="of:=IF([.P255]=&quot;&quot;;&quot;&quot;;[.P255]/(1+([Datos.$G$7]/100))^[.N255])">
            <text:p/>
          </table:table-cell>
          <table:table-cell table:formula="of:=IF([.Q255]=&quot;&quot;;&quot;&quot;;1/[.Q25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table:formula="of:=IF([.D256]&lt;=[Datos.$G$9];[.D25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51" calcext:value-type="float">
            <text:p>251</text:p>
          </table:table-cell>
          <table:table-cell table:formula="of:=IF([.N256]&lt;=[Datos.$G$9];[.N256];&quot;&quot;)">
            <text:p/>
          </table:table-cell>
          <table:table-cell table:formula="of:=IF([.O256]=&quot;&quot;;&quot;&quot;;1)">
            <text:p/>
          </table:table-cell>
          <table:table-cell table:formula="of:=IF([.P256]=&quot;&quot;;&quot;&quot;;[.P256]/(1+([Datos.$G$7]/100))^[.N256])">
            <text:p/>
          </table:table-cell>
          <table:table-cell table:formula="of:=IF([.Q256]=&quot;&quot;;&quot;&quot;;1/[.Q25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2" calcext:value-type="float">
            <text:p>252</text:p>
          </table:table-cell>
          <table:table-cell table:formula="of:=IF([.D257]&lt;=[Datos.$G$9];[.D25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52" calcext:value-type="float">
            <text:p>252</text:p>
          </table:table-cell>
          <table:table-cell table:formula="of:=IF([.N257]&lt;=[Datos.$G$9];[.N257];&quot;&quot;)">
            <text:p/>
          </table:table-cell>
          <table:table-cell table:formula="of:=IF([.O257]=&quot;&quot;;&quot;&quot;;1)">
            <text:p/>
          </table:table-cell>
          <table:table-cell table:formula="of:=IF([.P257]=&quot;&quot;;&quot;&quot;;[.P257]/(1+([Datos.$G$7]/100))^[.N257])">
            <text:p/>
          </table:table-cell>
          <table:table-cell table:formula="of:=IF([.Q257]=&quot;&quot;;&quot;&quot;;1/[.Q25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table:formula="of:=IF([.D258]&lt;=[Datos.$G$9];[.D25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53" calcext:value-type="float">
            <text:p>253</text:p>
          </table:table-cell>
          <table:table-cell table:formula="of:=IF([.N258]&lt;=[Datos.$G$9];[.N258];&quot;&quot;)">
            <text:p/>
          </table:table-cell>
          <table:table-cell table:formula="of:=IF([.O258]=&quot;&quot;;&quot;&quot;;1)">
            <text:p/>
          </table:table-cell>
          <table:table-cell table:formula="of:=IF([.P258]=&quot;&quot;;&quot;&quot;;[.P258]/(1+([Datos.$G$7]/100))^[.N258])">
            <text:p/>
          </table:table-cell>
          <table:table-cell table:formula="of:=IF([.Q258]=&quot;&quot;;&quot;&quot;;1/[.Q25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table:formula="of:=IF([.D259]&lt;=[Datos.$G$9];[.D25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54" calcext:value-type="float">
            <text:p>254</text:p>
          </table:table-cell>
          <table:table-cell table:formula="of:=IF([.N259]&lt;=[Datos.$G$9];[.N259];&quot;&quot;)">
            <text:p/>
          </table:table-cell>
          <table:table-cell table:formula="of:=IF([.O259]=&quot;&quot;;&quot;&quot;;1)">
            <text:p/>
          </table:table-cell>
          <table:table-cell table:formula="of:=IF([.P259]=&quot;&quot;;&quot;&quot;;[.P259]/(1+([Datos.$G$7]/100))^[.N259])">
            <text:p/>
          </table:table-cell>
          <table:table-cell table:formula="of:=IF([.Q259]=&quot;&quot;;&quot;&quot;;1/[.Q25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IF([.D260]&lt;=[Datos.$G$9];[.D26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55" calcext:value-type="float">
            <text:p>255</text:p>
          </table:table-cell>
          <table:table-cell table:formula="of:=IF([.N260]&lt;=[Datos.$G$9];[.N260];&quot;&quot;)">
            <text:p/>
          </table:table-cell>
          <table:table-cell table:formula="of:=IF([.O260]=&quot;&quot;;&quot;&quot;;1)">
            <text:p/>
          </table:table-cell>
          <table:table-cell table:formula="of:=IF([.P260]=&quot;&quot;;&quot;&quot;;[.P260]/(1+([Datos.$G$7]/100))^[.N260])">
            <text:p/>
          </table:table-cell>
          <table:table-cell table:formula="of:=IF([.Q260]=&quot;&quot;;&quot;&quot;;1/[.Q26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table:formula="of:=IF([.D261]&lt;=[Datos.$G$9];[.D26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56" calcext:value-type="float">
            <text:p>256</text:p>
          </table:table-cell>
          <table:table-cell table:formula="of:=IF([.N261]&lt;=[Datos.$G$9];[.N261];&quot;&quot;)">
            <text:p/>
          </table:table-cell>
          <table:table-cell table:formula="of:=IF([.O261]=&quot;&quot;;&quot;&quot;;1)">
            <text:p/>
          </table:table-cell>
          <table:table-cell table:formula="of:=IF([.P261]=&quot;&quot;;&quot;&quot;;[.P261]/(1+([Datos.$G$7]/100))^[.N261])">
            <text:p/>
          </table:table-cell>
          <table:table-cell table:formula="of:=IF([.Q261]=&quot;&quot;;&quot;&quot;;1/[.Q26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7" calcext:value-type="float">
            <text:p>257</text:p>
          </table:table-cell>
          <table:table-cell table:formula="of:=IF([.D262]&lt;=[Datos.$G$9];[.D26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57" calcext:value-type="float">
            <text:p>257</text:p>
          </table:table-cell>
          <table:table-cell table:formula="of:=IF([.N262]&lt;=[Datos.$G$9];[.N262];&quot;&quot;)">
            <text:p/>
          </table:table-cell>
          <table:table-cell table:formula="of:=IF([.O262]=&quot;&quot;;&quot;&quot;;1)">
            <text:p/>
          </table:table-cell>
          <table:table-cell table:formula="of:=IF([.P262]=&quot;&quot;;&quot;&quot;;[.P262]/(1+([Datos.$G$7]/100))^[.N262])">
            <text:p/>
          </table:table-cell>
          <table:table-cell table:formula="of:=IF([.Q262]=&quot;&quot;;&quot;&quot;;1/[.Q26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8" calcext:value-type="float">
            <text:p>258</text:p>
          </table:table-cell>
          <table:table-cell table:formula="of:=IF([.D263]&lt;=[Datos.$G$9];[.D26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58" calcext:value-type="float">
            <text:p>258</text:p>
          </table:table-cell>
          <table:table-cell table:formula="of:=IF([.N263]&lt;=[Datos.$G$9];[.N263];&quot;&quot;)">
            <text:p/>
          </table:table-cell>
          <table:table-cell table:formula="of:=IF([.O263]=&quot;&quot;;&quot;&quot;;1)">
            <text:p/>
          </table:table-cell>
          <table:table-cell table:formula="of:=IF([.P263]=&quot;&quot;;&quot;&quot;;[.P263]/(1+([Datos.$G$7]/100))^[.N263])">
            <text:p/>
          </table:table-cell>
          <table:table-cell table:formula="of:=IF([.Q263]=&quot;&quot;;&quot;&quot;;1/[.Q26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table:formula="of:=IF([.D264]&lt;=[Datos.$G$9];[.D26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59" calcext:value-type="float">
            <text:p>259</text:p>
          </table:table-cell>
          <table:table-cell table:formula="of:=IF([.N264]&lt;=[Datos.$G$9];[.N264];&quot;&quot;)">
            <text:p/>
          </table:table-cell>
          <table:table-cell table:formula="of:=IF([.O264]=&quot;&quot;;&quot;&quot;;1)">
            <text:p/>
          </table:table-cell>
          <table:table-cell table:formula="of:=IF([.P264]=&quot;&quot;;&quot;&quot;;[.P264]/(1+([Datos.$G$7]/100))^[.N264])">
            <text:p/>
          </table:table-cell>
          <table:table-cell table:formula="of:=IF([.Q264]=&quot;&quot;;&quot;&quot;;1/[.Q26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0" calcext:value-type="float">
            <text:p>260</text:p>
          </table:table-cell>
          <table:table-cell table:formula="of:=IF([.D265]&lt;=[Datos.$G$9];[.D26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60" calcext:value-type="float">
            <text:p>260</text:p>
          </table:table-cell>
          <table:table-cell table:formula="of:=IF([.N265]&lt;=[Datos.$G$9];[.N265];&quot;&quot;)">
            <text:p/>
          </table:table-cell>
          <table:table-cell table:formula="of:=IF([.O265]=&quot;&quot;;&quot;&quot;;1)">
            <text:p/>
          </table:table-cell>
          <table:table-cell table:formula="of:=IF([.P265]=&quot;&quot;;&quot;&quot;;[.P265]/(1+([Datos.$G$7]/100))^[.N265])">
            <text:p/>
          </table:table-cell>
          <table:table-cell table:formula="of:=IF([.Q265]=&quot;&quot;;&quot;&quot;;1/[.Q26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table:formula="of:=IF([.D266]&lt;=[Datos.$G$9];[.D26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61" calcext:value-type="float">
            <text:p>261</text:p>
          </table:table-cell>
          <table:table-cell table:formula="of:=IF([.N266]&lt;=[Datos.$G$9];[.N266];&quot;&quot;)">
            <text:p/>
          </table:table-cell>
          <table:table-cell table:formula="of:=IF([.O266]=&quot;&quot;;&quot;&quot;;1)">
            <text:p/>
          </table:table-cell>
          <table:table-cell table:formula="of:=IF([.P266]=&quot;&quot;;&quot;&quot;;[.P266]/(1+([Datos.$G$7]/100))^[.N266])">
            <text:p/>
          </table:table-cell>
          <table:table-cell table:formula="of:=IF([.Q266]=&quot;&quot;;&quot;&quot;;1/[.Q26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2" calcext:value-type="float">
            <text:p>262</text:p>
          </table:table-cell>
          <table:table-cell table:formula="of:=IF([.D267]&lt;=[Datos.$G$9];[.D26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62" calcext:value-type="float">
            <text:p>262</text:p>
          </table:table-cell>
          <table:table-cell table:formula="of:=IF([.N267]&lt;=[Datos.$G$9];[.N267];&quot;&quot;)">
            <text:p/>
          </table:table-cell>
          <table:table-cell table:formula="of:=IF([.O267]=&quot;&quot;;&quot;&quot;;1)">
            <text:p/>
          </table:table-cell>
          <table:table-cell table:formula="of:=IF([.P267]=&quot;&quot;;&quot;&quot;;[.P267]/(1+([Datos.$G$7]/100))^[.N267])">
            <text:p/>
          </table:table-cell>
          <table:table-cell table:formula="of:=IF([.Q267]=&quot;&quot;;&quot;&quot;;1/[.Q26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3" calcext:value-type="float">
            <text:p>263</text:p>
          </table:table-cell>
          <table:table-cell table:formula="of:=IF([.D268]&lt;=[Datos.$G$9];[.D26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63" calcext:value-type="float">
            <text:p>263</text:p>
          </table:table-cell>
          <table:table-cell table:formula="of:=IF([.N268]&lt;=[Datos.$G$9];[.N268];&quot;&quot;)">
            <text:p/>
          </table:table-cell>
          <table:table-cell table:formula="of:=IF([.O268]=&quot;&quot;;&quot;&quot;;1)">
            <text:p/>
          </table:table-cell>
          <table:table-cell table:formula="of:=IF([.P268]=&quot;&quot;;&quot;&quot;;[.P268]/(1+([Datos.$G$7]/100))^[.N268])">
            <text:p/>
          </table:table-cell>
          <table:table-cell table:formula="of:=IF([.Q268]=&quot;&quot;;&quot;&quot;;1/[.Q26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4" calcext:value-type="float">
            <text:p>264</text:p>
          </table:table-cell>
          <table:table-cell table:formula="of:=IF([.D269]&lt;=[Datos.$G$9];[.D26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64" calcext:value-type="float">
            <text:p>264</text:p>
          </table:table-cell>
          <table:table-cell table:formula="of:=IF([.N269]&lt;=[Datos.$G$9];[.N269];&quot;&quot;)">
            <text:p/>
          </table:table-cell>
          <table:table-cell table:formula="of:=IF([.O269]=&quot;&quot;;&quot;&quot;;1)">
            <text:p/>
          </table:table-cell>
          <table:table-cell table:formula="of:=IF([.P269]=&quot;&quot;;&quot;&quot;;[.P269]/(1+([Datos.$G$7]/100))^[.N269])">
            <text:p/>
          </table:table-cell>
          <table:table-cell table:formula="of:=IF([.Q269]=&quot;&quot;;&quot;&quot;;1/[.Q26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5" calcext:value-type="float">
            <text:p>265</text:p>
          </table:table-cell>
          <table:table-cell table:formula="of:=IF([.D270]&lt;=[Datos.$G$9];[.D27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65" calcext:value-type="float">
            <text:p>265</text:p>
          </table:table-cell>
          <table:table-cell table:formula="of:=IF([.N270]&lt;=[Datos.$G$9];[.N270];&quot;&quot;)">
            <text:p/>
          </table:table-cell>
          <table:table-cell table:formula="of:=IF([.O270]=&quot;&quot;;&quot;&quot;;1)">
            <text:p/>
          </table:table-cell>
          <table:table-cell table:formula="of:=IF([.P270]=&quot;&quot;;&quot;&quot;;[.P270]/(1+([Datos.$G$7]/100))^[.N270])">
            <text:p/>
          </table:table-cell>
          <table:table-cell table:formula="of:=IF([.Q270]=&quot;&quot;;&quot;&quot;;1/[.Q27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6" calcext:value-type="float">
            <text:p>266</text:p>
          </table:table-cell>
          <table:table-cell table:formula="of:=IF([.D271]&lt;=[Datos.$G$9];[.D27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66" calcext:value-type="float">
            <text:p>266</text:p>
          </table:table-cell>
          <table:table-cell table:formula="of:=IF([.N271]&lt;=[Datos.$G$9];[.N271];&quot;&quot;)">
            <text:p/>
          </table:table-cell>
          <table:table-cell table:formula="of:=IF([.O271]=&quot;&quot;;&quot;&quot;;1)">
            <text:p/>
          </table:table-cell>
          <table:table-cell table:formula="of:=IF([.P271]=&quot;&quot;;&quot;&quot;;[.P271]/(1+([Datos.$G$7]/100))^[.N271])">
            <text:p/>
          </table:table-cell>
          <table:table-cell table:formula="of:=IF([.Q271]=&quot;&quot;;&quot;&quot;;1/[.Q27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table:formula="of:=IF([.D272]&lt;=[Datos.$G$9];[.D27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67" calcext:value-type="float">
            <text:p>267</text:p>
          </table:table-cell>
          <table:table-cell table:formula="of:=IF([.N272]&lt;=[Datos.$G$9];[.N272];&quot;&quot;)">
            <text:p/>
          </table:table-cell>
          <table:table-cell table:formula="of:=IF([.O272]=&quot;&quot;;&quot;&quot;;1)">
            <text:p/>
          </table:table-cell>
          <table:table-cell table:formula="of:=IF([.P272]=&quot;&quot;;&quot;&quot;;[.P272]/(1+([Datos.$G$7]/100))^[.N272])">
            <text:p/>
          </table:table-cell>
          <table:table-cell table:formula="of:=IF([.Q272]=&quot;&quot;;&quot;&quot;;1/[.Q27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8" calcext:value-type="float">
            <text:p>268</text:p>
          </table:table-cell>
          <table:table-cell table:formula="of:=IF([.D273]&lt;=[Datos.$G$9];[.D27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68" calcext:value-type="float">
            <text:p>268</text:p>
          </table:table-cell>
          <table:table-cell table:formula="of:=IF([.N273]&lt;=[Datos.$G$9];[.N273];&quot;&quot;)">
            <text:p/>
          </table:table-cell>
          <table:table-cell table:formula="of:=IF([.O273]=&quot;&quot;;&quot;&quot;;1)">
            <text:p/>
          </table:table-cell>
          <table:table-cell table:formula="of:=IF([.P273]=&quot;&quot;;&quot;&quot;;[.P273]/(1+([Datos.$G$7]/100))^[.N273])">
            <text:p/>
          </table:table-cell>
          <table:table-cell table:formula="of:=IF([.Q273]=&quot;&quot;;&quot;&quot;;1/[.Q27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9" calcext:value-type="float">
            <text:p>269</text:p>
          </table:table-cell>
          <table:table-cell table:formula="of:=IF([.D274]&lt;=[Datos.$G$9];[.D27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69" calcext:value-type="float">
            <text:p>269</text:p>
          </table:table-cell>
          <table:table-cell table:formula="of:=IF([.N274]&lt;=[Datos.$G$9];[.N274];&quot;&quot;)">
            <text:p/>
          </table:table-cell>
          <table:table-cell table:formula="of:=IF([.O274]=&quot;&quot;;&quot;&quot;;1)">
            <text:p/>
          </table:table-cell>
          <table:table-cell table:formula="of:=IF([.P274]=&quot;&quot;;&quot;&quot;;[.P274]/(1+([Datos.$G$7]/100))^[.N274])">
            <text:p/>
          </table:table-cell>
          <table:table-cell table:formula="of:=IF([.Q274]=&quot;&quot;;&quot;&quot;;1/[.Q27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0" calcext:value-type="float">
            <text:p>270</text:p>
          </table:table-cell>
          <table:table-cell table:formula="of:=IF([.D275]&lt;=[Datos.$G$9];[.D27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70" calcext:value-type="float">
            <text:p>270</text:p>
          </table:table-cell>
          <table:table-cell table:formula="of:=IF([.N275]&lt;=[Datos.$G$9];[.N275];&quot;&quot;)">
            <text:p/>
          </table:table-cell>
          <table:table-cell table:formula="of:=IF([.O275]=&quot;&quot;;&quot;&quot;;1)">
            <text:p/>
          </table:table-cell>
          <table:table-cell table:formula="of:=IF([.P275]=&quot;&quot;;&quot;&quot;;[.P275]/(1+([Datos.$G$7]/100))^[.N275])">
            <text:p/>
          </table:table-cell>
          <table:table-cell table:formula="of:=IF([.Q275]=&quot;&quot;;&quot;&quot;;1/[.Q27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1" calcext:value-type="float">
            <text:p>271</text:p>
          </table:table-cell>
          <table:table-cell table:formula="of:=IF([.D276]&lt;=[Datos.$G$9];[.D27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71" calcext:value-type="float">
            <text:p>271</text:p>
          </table:table-cell>
          <table:table-cell table:formula="of:=IF([.N276]&lt;=[Datos.$G$9];[.N276];&quot;&quot;)">
            <text:p/>
          </table:table-cell>
          <table:table-cell table:formula="of:=IF([.O276]=&quot;&quot;;&quot;&quot;;1)">
            <text:p/>
          </table:table-cell>
          <table:table-cell table:formula="of:=IF([.P276]=&quot;&quot;;&quot;&quot;;[.P276]/(1+([Datos.$G$7]/100))^[.N276])">
            <text:p/>
          </table:table-cell>
          <table:table-cell table:formula="of:=IF([.Q276]=&quot;&quot;;&quot;&quot;;1/[.Q27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table:formula="of:=IF([.D277]&lt;=[Datos.$G$9];[.D27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72" calcext:value-type="float">
            <text:p>272</text:p>
          </table:table-cell>
          <table:table-cell table:formula="of:=IF([.N277]&lt;=[Datos.$G$9];[.N277];&quot;&quot;)">
            <text:p/>
          </table:table-cell>
          <table:table-cell table:formula="of:=IF([.O277]=&quot;&quot;;&quot;&quot;;1)">
            <text:p/>
          </table:table-cell>
          <table:table-cell table:formula="of:=IF([.P277]=&quot;&quot;;&quot;&quot;;[.P277]/(1+([Datos.$G$7]/100))^[.N277])">
            <text:p/>
          </table:table-cell>
          <table:table-cell table:formula="of:=IF([.Q277]=&quot;&quot;;&quot;&quot;;1/[.Q27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3" calcext:value-type="float">
            <text:p>273</text:p>
          </table:table-cell>
          <table:table-cell table:formula="of:=IF([.D278]&lt;=[Datos.$G$9];[.D27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73" calcext:value-type="float">
            <text:p>273</text:p>
          </table:table-cell>
          <table:table-cell table:formula="of:=IF([.N278]&lt;=[Datos.$G$9];[.N278];&quot;&quot;)">
            <text:p/>
          </table:table-cell>
          <table:table-cell table:formula="of:=IF([.O278]=&quot;&quot;;&quot;&quot;;1)">
            <text:p/>
          </table:table-cell>
          <table:table-cell table:formula="of:=IF([.P278]=&quot;&quot;;&quot;&quot;;[.P278]/(1+([Datos.$G$7]/100))^[.N278])">
            <text:p/>
          </table:table-cell>
          <table:table-cell table:formula="of:=IF([.Q278]=&quot;&quot;;&quot;&quot;;1/[.Q27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4" calcext:value-type="float">
            <text:p>274</text:p>
          </table:table-cell>
          <table:table-cell table:formula="of:=IF([.D279]&lt;=[Datos.$G$9];[.D27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74" calcext:value-type="float">
            <text:p>274</text:p>
          </table:table-cell>
          <table:table-cell table:formula="of:=IF([.N279]&lt;=[Datos.$G$9];[.N279];&quot;&quot;)">
            <text:p/>
          </table:table-cell>
          <table:table-cell table:formula="of:=IF([.O279]=&quot;&quot;;&quot;&quot;;1)">
            <text:p/>
          </table:table-cell>
          <table:table-cell table:formula="of:=IF([.P279]=&quot;&quot;;&quot;&quot;;[.P279]/(1+([Datos.$G$7]/100))^[.N279])">
            <text:p/>
          </table:table-cell>
          <table:table-cell table:formula="of:=IF([.Q279]=&quot;&quot;;&quot;&quot;;1/[.Q27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table:formula="of:=IF([.D280]&lt;=[Datos.$G$9];[.D28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75" calcext:value-type="float">
            <text:p>275</text:p>
          </table:table-cell>
          <table:table-cell table:formula="of:=IF([.N280]&lt;=[Datos.$G$9];[.N280];&quot;&quot;)">
            <text:p/>
          </table:table-cell>
          <table:table-cell table:formula="of:=IF([.O280]=&quot;&quot;;&quot;&quot;;1)">
            <text:p/>
          </table:table-cell>
          <table:table-cell table:formula="of:=IF([.P280]=&quot;&quot;;&quot;&quot;;[.P280]/(1+([Datos.$G$7]/100))^[.N280])">
            <text:p/>
          </table:table-cell>
          <table:table-cell table:formula="of:=IF([.Q280]=&quot;&quot;;&quot;&quot;;1/[.Q28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6" calcext:value-type="float">
            <text:p>276</text:p>
          </table:table-cell>
          <table:table-cell table:formula="of:=IF([.D281]&lt;=[Datos.$G$9];[.D28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76" calcext:value-type="float">
            <text:p>276</text:p>
          </table:table-cell>
          <table:table-cell table:formula="of:=IF([.N281]&lt;=[Datos.$G$9];[.N281];&quot;&quot;)">
            <text:p/>
          </table:table-cell>
          <table:table-cell table:formula="of:=IF([.O281]=&quot;&quot;;&quot;&quot;;1)">
            <text:p/>
          </table:table-cell>
          <table:table-cell table:formula="of:=IF([.P281]=&quot;&quot;;&quot;&quot;;[.P281]/(1+([Datos.$G$7]/100))^[.N281])">
            <text:p/>
          </table:table-cell>
          <table:table-cell table:formula="of:=IF([.Q281]=&quot;&quot;;&quot;&quot;;1/[.Q28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7" calcext:value-type="float">
            <text:p>277</text:p>
          </table:table-cell>
          <table:table-cell table:formula="of:=IF([.D282]&lt;=[Datos.$G$9];[.D28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77" calcext:value-type="float">
            <text:p>277</text:p>
          </table:table-cell>
          <table:table-cell table:formula="of:=IF([.N282]&lt;=[Datos.$G$9];[.N282];&quot;&quot;)">
            <text:p/>
          </table:table-cell>
          <table:table-cell table:formula="of:=IF([.O282]=&quot;&quot;;&quot;&quot;;1)">
            <text:p/>
          </table:table-cell>
          <table:table-cell table:formula="of:=IF([.P282]=&quot;&quot;;&quot;&quot;;[.P282]/(1+([Datos.$G$7]/100))^[.N282])">
            <text:p/>
          </table:table-cell>
          <table:table-cell table:formula="of:=IF([.Q282]=&quot;&quot;;&quot;&quot;;1/[.Q28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8" calcext:value-type="float">
            <text:p>278</text:p>
          </table:table-cell>
          <table:table-cell table:formula="of:=IF([.D283]&lt;=[Datos.$G$9];[.D28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78" calcext:value-type="float">
            <text:p>278</text:p>
          </table:table-cell>
          <table:table-cell table:formula="of:=IF([.N283]&lt;=[Datos.$G$9];[.N283];&quot;&quot;)">
            <text:p/>
          </table:table-cell>
          <table:table-cell table:formula="of:=IF([.O283]=&quot;&quot;;&quot;&quot;;1)">
            <text:p/>
          </table:table-cell>
          <table:table-cell table:formula="of:=IF([.P283]=&quot;&quot;;&quot;&quot;;[.P283]/(1+([Datos.$G$7]/100))^[.N283])">
            <text:p/>
          </table:table-cell>
          <table:table-cell table:formula="of:=IF([.Q283]=&quot;&quot;;&quot;&quot;;1/[.Q28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9" calcext:value-type="float">
            <text:p>279</text:p>
          </table:table-cell>
          <table:table-cell table:formula="of:=IF([.D284]&lt;=[Datos.$G$9];[.D28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79" calcext:value-type="float">
            <text:p>279</text:p>
          </table:table-cell>
          <table:table-cell table:formula="of:=IF([.N284]&lt;=[Datos.$G$9];[.N284];&quot;&quot;)">
            <text:p/>
          </table:table-cell>
          <table:table-cell table:formula="of:=IF([.O284]=&quot;&quot;;&quot;&quot;;1)">
            <text:p/>
          </table:table-cell>
          <table:table-cell table:formula="of:=IF([.P284]=&quot;&quot;;&quot;&quot;;[.P284]/(1+([Datos.$G$7]/100))^[.N284])">
            <text:p/>
          </table:table-cell>
          <table:table-cell table:formula="of:=IF([.Q284]=&quot;&quot;;&quot;&quot;;1/[.Q28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0" calcext:value-type="float">
            <text:p>280</text:p>
          </table:table-cell>
          <table:table-cell table:formula="of:=IF([.D285]&lt;=[Datos.$G$9];[.D28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80" calcext:value-type="float">
            <text:p>280</text:p>
          </table:table-cell>
          <table:table-cell table:formula="of:=IF([.N285]&lt;=[Datos.$G$9];[.N285];&quot;&quot;)">
            <text:p/>
          </table:table-cell>
          <table:table-cell table:formula="of:=IF([.O285]=&quot;&quot;;&quot;&quot;;1)">
            <text:p/>
          </table:table-cell>
          <table:table-cell table:formula="of:=IF([.P285]=&quot;&quot;;&quot;&quot;;[.P285]/(1+([Datos.$G$7]/100))^[.N285])">
            <text:p/>
          </table:table-cell>
          <table:table-cell table:formula="of:=IF([.Q285]=&quot;&quot;;&quot;&quot;;1/[.Q28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1" calcext:value-type="float">
            <text:p>281</text:p>
          </table:table-cell>
          <table:table-cell table:formula="of:=IF([.D286]&lt;=[Datos.$G$9];[.D28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81" calcext:value-type="float">
            <text:p>281</text:p>
          </table:table-cell>
          <table:table-cell table:formula="of:=IF([.N286]&lt;=[Datos.$G$9];[.N286];&quot;&quot;)">
            <text:p/>
          </table:table-cell>
          <table:table-cell table:formula="of:=IF([.O286]=&quot;&quot;;&quot;&quot;;1)">
            <text:p/>
          </table:table-cell>
          <table:table-cell table:formula="of:=IF([.P286]=&quot;&quot;;&quot;&quot;;[.P286]/(1+([Datos.$G$7]/100))^[.N286])">
            <text:p/>
          </table:table-cell>
          <table:table-cell table:formula="of:=IF([.Q286]=&quot;&quot;;&quot;&quot;;1/[.Q28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2" calcext:value-type="float">
            <text:p>282</text:p>
          </table:table-cell>
          <table:table-cell table:formula="of:=IF([.D287]&lt;=[Datos.$G$9];[.D28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82" calcext:value-type="float">
            <text:p>282</text:p>
          </table:table-cell>
          <table:table-cell table:formula="of:=IF([.N287]&lt;=[Datos.$G$9];[.N287];&quot;&quot;)">
            <text:p/>
          </table:table-cell>
          <table:table-cell table:formula="of:=IF([.O287]=&quot;&quot;;&quot;&quot;;1)">
            <text:p/>
          </table:table-cell>
          <table:table-cell table:formula="of:=IF([.P287]=&quot;&quot;;&quot;&quot;;[.P287]/(1+([Datos.$G$7]/100))^[.N287])">
            <text:p/>
          </table:table-cell>
          <table:table-cell table:formula="of:=IF([.Q287]=&quot;&quot;;&quot;&quot;;1/[.Q28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3" calcext:value-type="float">
            <text:p>283</text:p>
          </table:table-cell>
          <table:table-cell table:formula="of:=IF([.D288]&lt;=[Datos.$G$9];[.D28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83" calcext:value-type="float">
            <text:p>283</text:p>
          </table:table-cell>
          <table:table-cell table:formula="of:=IF([.N288]&lt;=[Datos.$G$9];[.N288];&quot;&quot;)">
            <text:p/>
          </table:table-cell>
          <table:table-cell table:formula="of:=IF([.O288]=&quot;&quot;;&quot;&quot;;1)">
            <text:p/>
          </table:table-cell>
          <table:table-cell table:formula="of:=IF([.P288]=&quot;&quot;;&quot;&quot;;[.P288]/(1+([Datos.$G$7]/100))^[.N288])">
            <text:p/>
          </table:table-cell>
          <table:table-cell table:formula="of:=IF([.Q288]=&quot;&quot;;&quot;&quot;;1/[.Q28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4" calcext:value-type="float">
            <text:p>284</text:p>
          </table:table-cell>
          <table:table-cell table:formula="of:=IF([.D289]&lt;=[Datos.$G$9];[.D28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84" calcext:value-type="float">
            <text:p>284</text:p>
          </table:table-cell>
          <table:table-cell table:formula="of:=IF([.N289]&lt;=[Datos.$G$9];[.N289];&quot;&quot;)">
            <text:p/>
          </table:table-cell>
          <table:table-cell table:formula="of:=IF([.O289]=&quot;&quot;;&quot;&quot;;1)">
            <text:p/>
          </table:table-cell>
          <table:table-cell table:formula="of:=IF([.P289]=&quot;&quot;;&quot;&quot;;[.P289]/(1+([Datos.$G$7]/100))^[.N289])">
            <text:p/>
          </table:table-cell>
          <table:table-cell table:formula="of:=IF([.Q289]=&quot;&quot;;&quot;&quot;;1/[.Q28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5" calcext:value-type="float">
            <text:p>285</text:p>
          </table:table-cell>
          <table:table-cell table:formula="of:=IF([.D290]&lt;=[Datos.$G$9];[.D29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85" calcext:value-type="float">
            <text:p>285</text:p>
          </table:table-cell>
          <table:table-cell table:formula="of:=IF([.N290]&lt;=[Datos.$G$9];[.N290];&quot;&quot;)">
            <text:p/>
          </table:table-cell>
          <table:table-cell table:formula="of:=IF([.O290]=&quot;&quot;;&quot;&quot;;1)">
            <text:p/>
          </table:table-cell>
          <table:table-cell table:formula="of:=IF([.P290]=&quot;&quot;;&quot;&quot;;[.P290]/(1+([Datos.$G$7]/100))^[.N290])">
            <text:p/>
          </table:table-cell>
          <table:table-cell table:formula="of:=IF([.Q290]=&quot;&quot;;&quot;&quot;;1/[.Q29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table:formula="of:=IF([.D291]&lt;=[Datos.$G$9];[.D29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86" calcext:value-type="float">
            <text:p>286</text:p>
          </table:table-cell>
          <table:table-cell table:formula="of:=IF([.N291]&lt;=[Datos.$G$9];[.N291];&quot;&quot;)">
            <text:p/>
          </table:table-cell>
          <table:table-cell table:formula="of:=IF([.O291]=&quot;&quot;;&quot;&quot;;1)">
            <text:p/>
          </table:table-cell>
          <table:table-cell table:formula="of:=IF([.P291]=&quot;&quot;;&quot;&quot;;[.P291]/(1+([Datos.$G$7]/100))^[.N291])">
            <text:p/>
          </table:table-cell>
          <table:table-cell table:formula="of:=IF([.Q291]=&quot;&quot;;&quot;&quot;;1/[.Q29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7" calcext:value-type="float">
            <text:p>287</text:p>
          </table:table-cell>
          <table:table-cell table:formula="of:=IF([.D292]&lt;=[Datos.$G$9];[.D29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87" calcext:value-type="float">
            <text:p>287</text:p>
          </table:table-cell>
          <table:table-cell table:formula="of:=IF([.N292]&lt;=[Datos.$G$9];[.N292];&quot;&quot;)">
            <text:p/>
          </table:table-cell>
          <table:table-cell table:formula="of:=IF([.O292]=&quot;&quot;;&quot;&quot;;1)">
            <text:p/>
          </table:table-cell>
          <table:table-cell table:formula="of:=IF([.P292]=&quot;&quot;;&quot;&quot;;[.P292]/(1+([Datos.$G$7]/100))^[.N292])">
            <text:p/>
          </table:table-cell>
          <table:table-cell table:formula="of:=IF([.Q292]=&quot;&quot;;&quot;&quot;;1/[.Q29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8" calcext:value-type="float">
            <text:p>288</text:p>
          </table:table-cell>
          <table:table-cell table:formula="of:=IF([.D293]&lt;=[Datos.$G$9];[.D29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88" calcext:value-type="float">
            <text:p>288</text:p>
          </table:table-cell>
          <table:table-cell table:formula="of:=IF([.N293]&lt;=[Datos.$G$9];[.N293];&quot;&quot;)">
            <text:p/>
          </table:table-cell>
          <table:table-cell table:formula="of:=IF([.O293]=&quot;&quot;;&quot;&quot;;1)">
            <text:p/>
          </table:table-cell>
          <table:table-cell table:formula="of:=IF([.P293]=&quot;&quot;;&quot;&quot;;[.P293]/(1+([Datos.$G$7]/100))^[.N293])">
            <text:p/>
          </table:table-cell>
          <table:table-cell table:formula="of:=IF([.Q293]=&quot;&quot;;&quot;&quot;;1/[.Q29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9" calcext:value-type="float">
            <text:p>289</text:p>
          </table:table-cell>
          <table:table-cell table:formula="of:=IF([.D294]&lt;=[Datos.$G$9];[.D29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89" calcext:value-type="float">
            <text:p>289</text:p>
          </table:table-cell>
          <table:table-cell table:formula="of:=IF([.N294]&lt;=[Datos.$G$9];[.N294];&quot;&quot;)">
            <text:p/>
          </table:table-cell>
          <table:table-cell table:formula="of:=IF([.O294]=&quot;&quot;;&quot;&quot;;1)">
            <text:p/>
          </table:table-cell>
          <table:table-cell table:formula="of:=IF([.P294]=&quot;&quot;;&quot;&quot;;[.P294]/(1+([Datos.$G$7]/100))^[.N294])">
            <text:p/>
          </table:table-cell>
          <table:table-cell table:formula="of:=IF([.Q294]=&quot;&quot;;&quot;&quot;;1/[.Q29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0" calcext:value-type="float">
            <text:p>290</text:p>
          </table:table-cell>
          <table:table-cell table:formula="of:=IF([.D295]&lt;=[Datos.$G$9];[.D29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90" calcext:value-type="float">
            <text:p>290</text:p>
          </table:table-cell>
          <table:table-cell table:formula="of:=IF([.N295]&lt;=[Datos.$G$9];[.N295];&quot;&quot;)">
            <text:p/>
          </table:table-cell>
          <table:table-cell table:formula="of:=IF([.O295]=&quot;&quot;;&quot;&quot;;1)">
            <text:p/>
          </table:table-cell>
          <table:table-cell table:formula="of:=IF([.P295]=&quot;&quot;;&quot;&quot;;[.P295]/(1+([Datos.$G$7]/100))^[.N295])">
            <text:p/>
          </table:table-cell>
          <table:table-cell table:formula="of:=IF([.Q295]=&quot;&quot;;&quot;&quot;;1/[.Q29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1" calcext:value-type="float">
            <text:p>291</text:p>
          </table:table-cell>
          <table:table-cell table:formula="of:=IF([.D296]&lt;=[Datos.$G$9];[.D29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91" calcext:value-type="float">
            <text:p>291</text:p>
          </table:table-cell>
          <table:table-cell table:formula="of:=IF([.N296]&lt;=[Datos.$G$9];[.N296];&quot;&quot;)">
            <text:p/>
          </table:table-cell>
          <table:table-cell table:formula="of:=IF([.O296]=&quot;&quot;;&quot;&quot;;1)">
            <text:p/>
          </table:table-cell>
          <table:table-cell table:formula="of:=IF([.P296]=&quot;&quot;;&quot;&quot;;[.P296]/(1+([Datos.$G$7]/100))^[.N296])">
            <text:p/>
          </table:table-cell>
          <table:table-cell table:formula="of:=IF([.Q296]=&quot;&quot;;&quot;&quot;;1/[.Q29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table:formula="of:=IF([.D297]&lt;=[Datos.$G$9];[.D29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92" calcext:value-type="float">
            <text:p>292</text:p>
          </table:table-cell>
          <table:table-cell table:formula="of:=IF([.N297]&lt;=[Datos.$G$9];[.N297];&quot;&quot;)">
            <text:p/>
          </table:table-cell>
          <table:table-cell table:formula="of:=IF([.O297]=&quot;&quot;;&quot;&quot;;1)">
            <text:p/>
          </table:table-cell>
          <table:table-cell table:formula="of:=IF([.P297]=&quot;&quot;;&quot;&quot;;[.P297]/(1+([Datos.$G$7]/100))^[.N297])">
            <text:p/>
          </table:table-cell>
          <table:table-cell table:formula="of:=IF([.Q297]=&quot;&quot;;&quot;&quot;;1/[.Q29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3" calcext:value-type="float">
            <text:p>293</text:p>
          </table:table-cell>
          <table:table-cell table:formula="of:=IF([.D298]&lt;=[Datos.$G$9];[.D29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93" calcext:value-type="float">
            <text:p>293</text:p>
          </table:table-cell>
          <table:table-cell table:formula="of:=IF([.N298]&lt;=[Datos.$G$9];[.N298];&quot;&quot;)">
            <text:p/>
          </table:table-cell>
          <table:table-cell table:formula="of:=IF([.O298]=&quot;&quot;;&quot;&quot;;1)">
            <text:p/>
          </table:table-cell>
          <table:table-cell table:formula="of:=IF([.P298]=&quot;&quot;;&quot;&quot;;[.P298]/(1+([Datos.$G$7]/100))^[.N298])">
            <text:p/>
          </table:table-cell>
          <table:table-cell table:formula="of:=IF([.Q298]=&quot;&quot;;&quot;&quot;;1/[.Q29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4" calcext:value-type="float">
            <text:p>294</text:p>
          </table:table-cell>
          <table:table-cell table:formula="of:=IF([.D299]&lt;=[Datos.$G$9];[.D29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94" calcext:value-type="float">
            <text:p>294</text:p>
          </table:table-cell>
          <table:table-cell table:formula="of:=IF([.N299]&lt;=[Datos.$G$9];[.N299];&quot;&quot;)">
            <text:p/>
          </table:table-cell>
          <table:table-cell table:formula="of:=IF([.O299]=&quot;&quot;;&quot;&quot;;1)">
            <text:p/>
          </table:table-cell>
          <table:table-cell table:formula="of:=IF([.P299]=&quot;&quot;;&quot;&quot;;[.P299]/(1+([Datos.$G$7]/100))^[.N299])">
            <text:p/>
          </table:table-cell>
          <table:table-cell table:formula="of:=IF([.Q299]=&quot;&quot;;&quot;&quot;;1/[.Q29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5" calcext:value-type="float">
            <text:p>295</text:p>
          </table:table-cell>
          <table:table-cell table:formula="of:=IF([.D300]&lt;=[Datos.$G$9];[.D30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95" calcext:value-type="float">
            <text:p>295</text:p>
          </table:table-cell>
          <table:table-cell table:formula="of:=IF([.N300]&lt;=[Datos.$G$9];[.N300];&quot;&quot;)">
            <text:p/>
          </table:table-cell>
          <table:table-cell table:formula="of:=IF([.O300]=&quot;&quot;;&quot;&quot;;1)">
            <text:p/>
          </table:table-cell>
          <table:table-cell table:formula="of:=IF([.P300]=&quot;&quot;;&quot;&quot;;[.P300]/(1+([Datos.$G$7]/100))^[.N300])">
            <text:p/>
          </table:table-cell>
          <table:table-cell table:formula="of:=IF([.Q300]=&quot;&quot;;&quot;&quot;;1/[.Q30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6" calcext:value-type="float">
            <text:p>296</text:p>
          </table:table-cell>
          <table:table-cell table:formula="of:=IF([.D301]&lt;=[Datos.$G$9];[.D30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96" calcext:value-type="float">
            <text:p>296</text:p>
          </table:table-cell>
          <table:table-cell table:formula="of:=IF([.N301]&lt;=[Datos.$G$9];[.N301];&quot;&quot;)">
            <text:p/>
          </table:table-cell>
          <table:table-cell table:formula="of:=IF([.O301]=&quot;&quot;;&quot;&quot;;1)">
            <text:p/>
          </table:table-cell>
          <table:table-cell table:formula="of:=IF([.P301]=&quot;&quot;;&quot;&quot;;[.P301]/(1+([Datos.$G$7]/100))^[.N301])">
            <text:p/>
          </table:table-cell>
          <table:table-cell table:formula="of:=IF([.Q301]=&quot;&quot;;&quot;&quot;;1/[.Q30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7" calcext:value-type="float">
            <text:p>297</text:p>
          </table:table-cell>
          <table:table-cell table:formula="of:=IF([.D302]&lt;=[Datos.$G$9];[.D30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97" calcext:value-type="float">
            <text:p>297</text:p>
          </table:table-cell>
          <table:table-cell table:formula="of:=IF([.N302]&lt;=[Datos.$G$9];[.N302];&quot;&quot;)">
            <text:p/>
          </table:table-cell>
          <table:table-cell table:formula="of:=IF([.O302]=&quot;&quot;;&quot;&quot;;1)">
            <text:p/>
          </table:table-cell>
          <table:table-cell table:formula="of:=IF([.P302]=&quot;&quot;;&quot;&quot;;[.P302]/(1+([Datos.$G$7]/100))^[.N302])">
            <text:p/>
          </table:table-cell>
          <table:table-cell table:formula="of:=IF([.Q302]=&quot;&quot;;&quot;&quot;;1/[.Q30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8" calcext:value-type="float">
            <text:p>298</text:p>
          </table:table-cell>
          <table:table-cell table:formula="of:=IF([.D303]&lt;=[Datos.$G$9];[.D30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98" calcext:value-type="float">
            <text:p>298</text:p>
          </table:table-cell>
          <table:table-cell table:formula="of:=IF([.N303]&lt;=[Datos.$G$9];[.N303];&quot;&quot;)">
            <text:p/>
          </table:table-cell>
          <table:table-cell table:formula="of:=IF([.O303]=&quot;&quot;;&quot;&quot;;1)">
            <text:p/>
          </table:table-cell>
          <table:table-cell table:formula="of:=IF([.P303]=&quot;&quot;;&quot;&quot;;[.P303]/(1+([Datos.$G$7]/100))^[.N303])">
            <text:p/>
          </table:table-cell>
          <table:table-cell table:formula="of:=IF([.Q303]=&quot;&quot;;&quot;&quot;;1/[.Q30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9" calcext:value-type="float">
            <text:p>299</text:p>
          </table:table-cell>
          <table:table-cell table:formula="of:=IF([.D304]&lt;=[Datos.$G$9];[.D30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299" calcext:value-type="float">
            <text:p>299</text:p>
          </table:table-cell>
          <table:table-cell table:formula="of:=IF([.N304]&lt;=[Datos.$G$9];[.N304];&quot;&quot;)">
            <text:p/>
          </table:table-cell>
          <table:table-cell table:formula="of:=IF([.O304]=&quot;&quot;;&quot;&quot;;1)">
            <text:p/>
          </table:table-cell>
          <table:table-cell table:formula="of:=IF([.P304]=&quot;&quot;;&quot;&quot;;[.P304]/(1+([Datos.$G$7]/100))^[.N304])">
            <text:p/>
          </table:table-cell>
          <table:table-cell table:formula="of:=IF([.Q304]=&quot;&quot;;&quot;&quot;;1/[.Q30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formula="of:=IF([.D305]&lt;=[Datos.$G$9];[.D30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formula="of:=IF([.N305]&lt;=[Datos.$G$9];[.N305];&quot;&quot;)">
            <text:p/>
          </table:table-cell>
          <table:table-cell table:formula="of:=IF([.O305]=&quot;&quot;;&quot;&quot;;1)">
            <text:p/>
          </table:table-cell>
          <table:table-cell table:formula="of:=IF([.P305]=&quot;&quot;;&quot;&quot;;[.P305]/(1+([Datos.$G$7]/100))^[.N305])">
            <text:p/>
          </table:table-cell>
          <table:table-cell table:formula="of:=IF([.Q305]=&quot;&quot;;&quot;&quot;;1/[.Q30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1" calcext:value-type="float">
            <text:p>301</text:p>
          </table:table-cell>
          <table:table-cell table:formula="of:=IF([.D306]&lt;=[Datos.$G$9];[.D30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01" calcext:value-type="float">
            <text:p>301</text:p>
          </table:table-cell>
          <table:table-cell table:formula="of:=IF([.N306]&lt;=[Datos.$G$9];[.N306];&quot;&quot;)">
            <text:p/>
          </table:table-cell>
          <table:table-cell table:formula="of:=IF([.O306]=&quot;&quot;;&quot;&quot;;1)">
            <text:p/>
          </table:table-cell>
          <table:table-cell table:formula="of:=IF([.P306]=&quot;&quot;;&quot;&quot;;[.P306]/(1+([Datos.$G$7]/100))^[.N306])">
            <text:p/>
          </table:table-cell>
          <table:table-cell table:formula="of:=IF([.Q306]=&quot;&quot;;&quot;&quot;;1/[.Q30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 table:formula="of:=IF([.D307]&lt;=[Datos.$G$9];[.D30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02" calcext:value-type="float">
            <text:p>302</text:p>
          </table:table-cell>
          <table:table-cell table:formula="of:=IF([.N307]&lt;=[Datos.$G$9];[.N307];&quot;&quot;)">
            <text:p/>
          </table:table-cell>
          <table:table-cell table:formula="of:=IF([.O307]=&quot;&quot;;&quot;&quot;;1)">
            <text:p/>
          </table:table-cell>
          <table:table-cell table:formula="of:=IF([.P307]=&quot;&quot;;&quot;&quot;;[.P307]/(1+([Datos.$G$7]/100))^[.N307])">
            <text:p/>
          </table:table-cell>
          <table:table-cell table:formula="of:=IF([.Q307]=&quot;&quot;;&quot;&quot;;1/[.Q30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 table:formula="of:=IF([.D308]&lt;=[Datos.$G$9];[.D30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03" calcext:value-type="float">
            <text:p>303</text:p>
          </table:table-cell>
          <table:table-cell table:formula="of:=IF([.N308]&lt;=[Datos.$G$9];[.N308];&quot;&quot;)">
            <text:p/>
          </table:table-cell>
          <table:table-cell table:formula="of:=IF([.O308]=&quot;&quot;;&quot;&quot;;1)">
            <text:p/>
          </table:table-cell>
          <table:table-cell table:formula="of:=IF([.P308]=&quot;&quot;;&quot;&quot;;[.P308]/(1+([Datos.$G$7]/100))^[.N308])">
            <text:p/>
          </table:table-cell>
          <table:table-cell table:formula="of:=IF([.Q308]=&quot;&quot;;&quot;&quot;;1/[.Q30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4" calcext:value-type="float">
            <text:p>304</text:p>
          </table:table-cell>
          <table:table-cell table:formula="of:=IF([.D309]&lt;=[Datos.$G$9];[.D30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04" calcext:value-type="float">
            <text:p>304</text:p>
          </table:table-cell>
          <table:table-cell table:formula="of:=IF([.N309]&lt;=[Datos.$G$9];[.N309];&quot;&quot;)">
            <text:p/>
          </table:table-cell>
          <table:table-cell table:formula="of:=IF([.O309]=&quot;&quot;;&quot;&quot;;1)">
            <text:p/>
          </table:table-cell>
          <table:table-cell table:formula="of:=IF([.P309]=&quot;&quot;;&quot;&quot;;[.P309]/(1+([Datos.$G$7]/100))^[.N309])">
            <text:p/>
          </table:table-cell>
          <table:table-cell table:formula="of:=IF([.Q309]=&quot;&quot;;&quot;&quot;;1/[.Q30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5" calcext:value-type="float">
            <text:p>305</text:p>
          </table:table-cell>
          <table:table-cell table:formula="of:=IF([.D310]&lt;=[Datos.$G$9];[.D31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05" calcext:value-type="float">
            <text:p>305</text:p>
          </table:table-cell>
          <table:table-cell table:formula="of:=IF([.N310]&lt;=[Datos.$G$9];[.N310];&quot;&quot;)">
            <text:p/>
          </table:table-cell>
          <table:table-cell table:formula="of:=IF([.O310]=&quot;&quot;;&quot;&quot;;1)">
            <text:p/>
          </table:table-cell>
          <table:table-cell table:formula="of:=IF([.P310]=&quot;&quot;;&quot;&quot;;[.P310]/(1+([Datos.$G$7]/100))^[.N310])">
            <text:p/>
          </table:table-cell>
          <table:table-cell table:formula="of:=IF([.Q310]=&quot;&quot;;&quot;&quot;;1/[.Q31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6" calcext:value-type="float">
            <text:p>306</text:p>
          </table:table-cell>
          <table:table-cell table:formula="of:=IF([.D311]&lt;=[Datos.$G$9];[.D31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06" calcext:value-type="float">
            <text:p>306</text:p>
          </table:table-cell>
          <table:table-cell table:formula="of:=IF([.N311]&lt;=[Datos.$G$9];[.N311];&quot;&quot;)">
            <text:p/>
          </table:table-cell>
          <table:table-cell table:formula="of:=IF([.O311]=&quot;&quot;;&quot;&quot;;1)">
            <text:p/>
          </table:table-cell>
          <table:table-cell table:formula="of:=IF([.P311]=&quot;&quot;;&quot;&quot;;[.P311]/(1+([Datos.$G$7]/100))^[.N311])">
            <text:p/>
          </table:table-cell>
          <table:table-cell table:formula="of:=IF([.Q311]=&quot;&quot;;&quot;&quot;;1/[.Q31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7" calcext:value-type="float">
            <text:p>307</text:p>
          </table:table-cell>
          <table:table-cell table:formula="of:=IF([.D312]&lt;=[Datos.$G$9];[.D31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07" calcext:value-type="float">
            <text:p>307</text:p>
          </table:table-cell>
          <table:table-cell table:formula="of:=IF([.N312]&lt;=[Datos.$G$9];[.N312];&quot;&quot;)">
            <text:p/>
          </table:table-cell>
          <table:table-cell table:formula="of:=IF([.O312]=&quot;&quot;;&quot;&quot;;1)">
            <text:p/>
          </table:table-cell>
          <table:table-cell table:formula="of:=IF([.P312]=&quot;&quot;;&quot;&quot;;[.P312]/(1+([Datos.$G$7]/100))^[.N312])">
            <text:p/>
          </table:table-cell>
          <table:table-cell table:formula="of:=IF([.Q312]=&quot;&quot;;&quot;&quot;;1/[.Q31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 table:formula="of:=IF([.D313]&lt;=[Datos.$G$9];[.D31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08" calcext:value-type="float">
            <text:p>308</text:p>
          </table:table-cell>
          <table:table-cell table:formula="of:=IF([.N313]&lt;=[Datos.$G$9];[.N313];&quot;&quot;)">
            <text:p/>
          </table:table-cell>
          <table:table-cell table:formula="of:=IF([.O313]=&quot;&quot;;&quot;&quot;;1)">
            <text:p/>
          </table:table-cell>
          <table:table-cell table:formula="of:=IF([.P313]=&quot;&quot;;&quot;&quot;;[.P313]/(1+([Datos.$G$7]/100))^[.N313])">
            <text:p/>
          </table:table-cell>
          <table:table-cell table:formula="of:=IF([.Q313]=&quot;&quot;;&quot;&quot;;1/[.Q31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9" calcext:value-type="float">
            <text:p>309</text:p>
          </table:table-cell>
          <table:table-cell table:formula="of:=IF([.D314]&lt;=[Datos.$G$9];[.D31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09" calcext:value-type="float">
            <text:p>309</text:p>
          </table:table-cell>
          <table:table-cell table:formula="of:=IF([.N314]&lt;=[Datos.$G$9];[.N314];&quot;&quot;)">
            <text:p/>
          </table:table-cell>
          <table:table-cell table:formula="of:=IF([.O314]=&quot;&quot;;&quot;&quot;;1)">
            <text:p/>
          </table:table-cell>
          <table:table-cell table:formula="of:=IF([.P314]=&quot;&quot;;&quot;&quot;;[.P314]/(1+([Datos.$G$7]/100))^[.N314])">
            <text:p/>
          </table:table-cell>
          <table:table-cell table:formula="of:=IF([.Q314]=&quot;&quot;;&quot;&quot;;1/[.Q31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0" calcext:value-type="float">
            <text:p>310</text:p>
          </table:table-cell>
          <table:table-cell table:formula="of:=IF([.D315]&lt;=[Datos.$G$9];[.D31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10" calcext:value-type="float">
            <text:p>310</text:p>
          </table:table-cell>
          <table:table-cell table:formula="of:=IF([.N315]&lt;=[Datos.$G$9];[.N315];&quot;&quot;)">
            <text:p/>
          </table:table-cell>
          <table:table-cell table:formula="of:=IF([.O315]=&quot;&quot;;&quot;&quot;;1)">
            <text:p/>
          </table:table-cell>
          <table:table-cell table:formula="of:=IF([.P315]=&quot;&quot;;&quot;&quot;;[.P315]/(1+([Datos.$G$7]/100))^[.N315])">
            <text:p/>
          </table:table-cell>
          <table:table-cell table:formula="of:=IF([.Q315]=&quot;&quot;;&quot;&quot;;1/[.Q31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1" calcext:value-type="float">
            <text:p>311</text:p>
          </table:table-cell>
          <table:table-cell table:formula="of:=IF([.D316]&lt;=[Datos.$G$9];[.D31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11" calcext:value-type="float">
            <text:p>311</text:p>
          </table:table-cell>
          <table:table-cell table:formula="of:=IF([.N316]&lt;=[Datos.$G$9];[.N316];&quot;&quot;)">
            <text:p/>
          </table:table-cell>
          <table:table-cell table:formula="of:=IF([.O316]=&quot;&quot;;&quot;&quot;;1)">
            <text:p/>
          </table:table-cell>
          <table:table-cell table:formula="of:=IF([.P316]=&quot;&quot;;&quot;&quot;;[.P316]/(1+([Datos.$G$7]/100))^[.N316])">
            <text:p/>
          </table:table-cell>
          <table:table-cell table:formula="of:=IF([.Q316]=&quot;&quot;;&quot;&quot;;1/[.Q31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table:formula="of:=IF([.D317]&lt;=[Datos.$G$9];[.D31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12" calcext:value-type="float">
            <text:p>312</text:p>
          </table:table-cell>
          <table:table-cell table:formula="of:=IF([.N317]&lt;=[Datos.$G$9];[.N317];&quot;&quot;)">
            <text:p/>
          </table:table-cell>
          <table:table-cell table:formula="of:=IF([.O317]=&quot;&quot;;&quot;&quot;;1)">
            <text:p/>
          </table:table-cell>
          <table:table-cell table:formula="of:=IF([.P317]=&quot;&quot;;&quot;&quot;;[.P317]/(1+([Datos.$G$7]/100))^[.N317])">
            <text:p/>
          </table:table-cell>
          <table:table-cell table:formula="of:=IF([.Q317]=&quot;&quot;;&quot;&quot;;1/[.Q31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3" calcext:value-type="float">
            <text:p>313</text:p>
          </table:table-cell>
          <table:table-cell table:formula="of:=IF([.D318]&lt;=[Datos.$G$9];[.D31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13" calcext:value-type="float">
            <text:p>313</text:p>
          </table:table-cell>
          <table:table-cell table:formula="of:=IF([.N318]&lt;=[Datos.$G$9];[.N318];&quot;&quot;)">
            <text:p/>
          </table:table-cell>
          <table:table-cell table:formula="of:=IF([.O318]=&quot;&quot;;&quot;&quot;;1)">
            <text:p/>
          </table:table-cell>
          <table:table-cell table:formula="of:=IF([.P318]=&quot;&quot;;&quot;&quot;;[.P318]/(1+([Datos.$G$7]/100))^[.N318])">
            <text:p/>
          </table:table-cell>
          <table:table-cell table:formula="of:=IF([.Q318]=&quot;&quot;;&quot;&quot;;1/[.Q31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4" calcext:value-type="float">
            <text:p>314</text:p>
          </table:table-cell>
          <table:table-cell table:formula="of:=IF([.D319]&lt;=[Datos.$G$9];[.D31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14" calcext:value-type="float">
            <text:p>314</text:p>
          </table:table-cell>
          <table:table-cell table:formula="of:=IF([.N319]&lt;=[Datos.$G$9];[.N319];&quot;&quot;)">
            <text:p/>
          </table:table-cell>
          <table:table-cell table:formula="of:=IF([.O319]=&quot;&quot;;&quot;&quot;;1)">
            <text:p/>
          </table:table-cell>
          <table:table-cell table:formula="of:=IF([.P319]=&quot;&quot;;&quot;&quot;;[.P319]/(1+([Datos.$G$7]/100))^[.N319])">
            <text:p/>
          </table:table-cell>
          <table:table-cell table:formula="of:=IF([.Q319]=&quot;&quot;;&quot;&quot;;1/[.Q31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5" calcext:value-type="float">
            <text:p>315</text:p>
          </table:table-cell>
          <table:table-cell table:formula="of:=IF([.D320]&lt;=[Datos.$G$9];[.D32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15" calcext:value-type="float">
            <text:p>315</text:p>
          </table:table-cell>
          <table:table-cell table:formula="of:=IF([.N320]&lt;=[Datos.$G$9];[.N320];&quot;&quot;)">
            <text:p/>
          </table:table-cell>
          <table:table-cell table:formula="of:=IF([.O320]=&quot;&quot;;&quot;&quot;;1)">
            <text:p/>
          </table:table-cell>
          <table:table-cell table:formula="of:=IF([.P320]=&quot;&quot;;&quot;&quot;;[.P320]/(1+([Datos.$G$7]/100))^[.N320])">
            <text:p/>
          </table:table-cell>
          <table:table-cell table:formula="of:=IF([.Q320]=&quot;&quot;;&quot;&quot;;1/[.Q32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6" calcext:value-type="float">
            <text:p>316</text:p>
          </table:table-cell>
          <table:table-cell table:formula="of:=IF([.D321]&lt;=[Datos.$G$9];[.D32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16" calcext:value-type="float">
            <text:p>316</text:p>
          </table:table-cell>
          <table:table-cell table:formula="of:=IF([.N321]&lt;=[Datos.$G$9];[.N321];&quot;&quot;)">
            <text:p/>
          </table:table-cell>
          <table:table-cell table:formula="of:=IF([.O321]=&quot;&quot;;&quot;&quot;;1)">
            <text:p/>
          </table:table-cell>
          <table:table-cell table:formula="of:=IF([.P321]=&quot;&quot;;&quot;&quot;;[.P321]/(1+([Datos.$G$7]/100))^[.N321])">
            <text:p/>
          </table:table-cell>
          <table:table-cell table:formula="of:=IF([.Q321]=&quot;&quot;;&quot;&quot;;1/[.Q32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table:formula="of:=IF([.D322]&lt;=[Datos.$G$9];[.D32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17" calcext:value-type="float">
            <text:p>317</text:p>
          </table:table-cell>
          <table:table-cell table:formula="of:=IF([.N322]&lt;=[Datos.$G$9];[.N322];&quot;&quot;)">
            <text:p/>
          </table:table-cell>
          <table:table-cell table:formula="of:=IF([.O322]=&quot;&quot;;&quot;&quot;;1)">
            <text:p/>
          </table:table-cell>
          <table:table-cell table:formula="of:=IF([.P322]=&quot;&quot;;&quot;&quot;;[.P322]/(1+([Datos.$G$7]/100))^[.N322])">
            <text:p/>
          </table:table-cell>
          <table:table-cell table:formula="of:=IF([.Q322]=&quot;&quot;;&quot;&quot;;1/[.Q32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8" calcext:value-type="float">
            <text:p>318</text:p>
          </table:table-cell>
          <table:table-cell table:formula="of:=IF([.D323]&lt;=[Datos.$G$9];[.D32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18" calcext:value-type="float">
            <text:p>318</text:p>
          </table:table-cell>
          <table:table-cell table:formula="of:=IF([.N323]&lt;=[Datos.$G$9];[.N323];&quot;&quot;)">
            <text:p/>
          </table:table-cell>
          <table:table-cell table:formula="of:=IF([.O323]=&quot;&quot;;&quot;&quot;;1)">
            <text:p/>
          </table:table-cell>
          <table:table-cell table:formula="of:=IF([.P323]=&quot;&quot;;&quot;&quot;;[.P323]/(1+([Datos.$G$7]/100))^[.N323])">
            <text:p/>
          </table:table-cell>
          <table:table-cell table:formula="of:=IF([.Q323]=&quot;&quot;;&quot;&quot;;1/[.Q32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9" calcext:value-type="float">
            <text:p>319</text:p>
          </table:table-cell>
          <table:table-cell table:formula="of:=IF([.D324]&lt;=[Datos.$G$9];[.D32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19" calcext:value-type="float">
            <text:p>319</text:p>
          </table:table-cell>
          <table:table-cell table:formula="of:=IF([.N324]&lt;=[Datos.$G$9];[.N324];&quot;&quot;)">
            <text:p/>
          </table:table-cell>
          <table:table-cell table:formula="of:=IF([.O324]=&quot;&quot;;&quot;&quot;;1)">
            <text:p/>
          </table:table-cell>
          <table:table-cell table:formula="of:=IF([.P324]=&quot;&quot;;&quot;&quot;;[.P324]/(1+([Datos.$G$7]/100))^[.N324])">
            <text:p/>
          </table:table-cell>
          <table:table-cell table:formula="of:=IF([.Q324]=&quot;&quot;;&quot;&quot;;1/[.Q32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0" calcext:value-type="float">
            <text:p>320</text:p>
          </table:table-cell>
          <table:table-cell table:formula="of:=IF([.D325]&lt;=[Datos.$G$9];[.D32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20" calcext:value-type="float">
            <text:p>320</text:p>
          </table:table-cell>
          <table:table-cell table:formula="of:=IF([.N325]&lt;=[Datos.$G$9];[.N325];&quot;&quot;)">
            <text:p/>
          </table:table-cell>
          <table:table-cell table:formula="of:=IF([.O325]=&quot;&quot;;&quot;&quot;;1)">
            <text:p/>
          </table:table-cell>
          <table:table-cell table:formula="of:=IF([.P325]=&quot;&quot;;&quot;&quot;;[.P325]/(1+([Datos.$G$7]/100))^[.N325])">
            <text:p/>
          </table:table-cell>
          <table:table-cell table:formula="of:=IF([.Q325]=&quot;&quot;;&quot;&quot;;1/[.Q32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1" calcext:value-type="float">
            <text:p>321</text:p>
          </table:table-cell>
          <table:table-cell table:formula="of:=IF([.D326]&lt;=[Datos.$G$9];[.D32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21" calcext:value-type="float">
            <text:p>321</text:p>
          </table:table-cell>
          <table:table-cell table:formula="of:=IF([.N326]&lt;=[Datos.$G$9];[.N326];&quot;&quot;)">
            <text:p/>
          </table:table-cell>
          <table:table-cell table:formula="of:=IF([.O326]=&quot;&quot;;&quot;&quot;;1)">
            <text:p/>
          </table:table-cell>
          <table:table-cell table:formula="of:=IF([.P326]=&quot;&quot;;&quot;&quot;;[.P326]/(1+([Datos.$G$7]/100))^[.N326])">
            <text:p/>
          </table:table-cell>
          <table:table-cell table:formula="of:=IF([.Q326]=&quot;&quot;;&quot;&quot;;1/[.Q32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table:formula="of:=IF([.D327]&lt;=[Datos.$G$9];[.D32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22" calcext:value-type="float">
            <text:p>322</text:p>
          </table:table-cell>
          <table:table-cell table:formula="of:=IF([.N327]&lt;=[Datos.$G$9];[.N327];&quot;&quot;)">
            <text:p/>
          </table:table-cell>
          <table:table-cell table:formula="of:=IF([.O327]=&quot;&quot;;&quot;&quot;;1)">
            <text:p/>
          </table:table-cell>
          <table:table-cell table:formula="of:=IF([.P327]=&quot;&quot;;&quot;&quot;;[.P327]/(1+([Datos.$G$7]/100))^[.N327])">
            <text:p/>
          </table:table-cell>
          <table:table-cell table:formula="of:=IF([.Q327]=&quot;&quot;;&quot;&quot;;1/[.Q32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table:formula="of:=IF([.D328]&lt;=[Datos.$G$9];[.D32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table:formula="of:=IF([.N328]&lt;=[Datos.$G$9];[.N328];&quot;&quot;)">
            <text:p/>
          </table:table-cell>
          <table:table-cell table:formula="of:=IF([.O328]=&quot;&quot;;&quot;&quot;;1)">
            <text:p/>
          </table:table-cell>
          <table:table-cell table:formula="of:=IF([.P328]=&quot;&quot;;&quot;&quot;;[.P328]/(1+([Datos.$G$7]/100))^[.N328])">
            <text:p/>
          </table:table-cell>
          <table:table-cell table:formula="of:=IF([.Q328]=&quot;&quot;;&quot;&quot;;1/[.Q32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4" calcext:value-type="float">
            <text:p>324</text:p>
          </table:table-cell>
          <table:table-cell table:formula="of:=IF([.D329]&lt;=[Datos.$G$9];[.D32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24" calcext:value-type="float">
            <text:p>324</text:p>
          </table:table-cell>
          <table:table-cell table:formula="of:=IF([.N329]&lt;=[Datos.$G$9];[.N329];&quot;&quot;)">
            <text:p/>
          </table:table-cell>
          <table:table-cell table:formula="of:=IF([.O329]=&quot;&quot;;&quot;&quot;;1)">
            <text:p/>
          </table:table-cell>
          <table:table-cell table:formula="of:=IF([.P329]=&quot;&quot;;&quot;&quot;;[.P329]/(1+([Datos.$G$7]/100))^[.N329])">
            <text:p/>
          </table:table-cell>
          <table:table-cell table:formula="of:=IF([.Q329]=&quot;&quot;;&quot;&quot;;1/[.Q32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5" calcext:value-type="float">
            <text:p>325</text:p>
          </table:table-cell>
          <table:table-cell table:formula="of:=IF([.D330]&lt;=[Datos.$G$9];[.D33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25" calcext:value-type="float">
            <text:p>325</text:p>
          </table:table-cell>
          <table:table-cell table:formula="of:=IF([.N330]&lt;=[Datos.$G$9];[.N330];&quot;&quot;)">
            <text:p/>
          </table:table-cell>
          <table:table-cell table:formula="of:=IF([.O330]=&quot;&quot;;&quot;&quot;;1)">
            <text:p/>
          </table:table-cell>
          <table:table-cell table:formula="of:=IF([.P330]=&quot;&quot;;&quot;&quot;;[.P330]/(1+([Datos.$G$7]/100))^[.N330])">
            <text:p/>
          </table:table-cell>
          <table:table-cell table:formula="of:=IF([.Q330]=&quot;&quot;;&quot;&quot;;1/[.Q33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6" calcext:value-type="float">
            <text:p>326</text:p>
          </table:table-cell>
          <table:table-cell table:formula="of:=IF([.D331]&lt;=[Datos.$G$9];[.D33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26" calcext:value-type="float">
            <text:p>326</text:p>
          </table:table-cell>
          <table:table-cell table:formula="of:=IF([.N331]&lt;=[Datos.$G$9];[.N331];&quot;&quot;)">
            <text:p/>
          </table:table-cell>
          <table:table-cell table:formula="of:=IF([.O331]=&quot;&quot;;&quot;&quot;;1)">
            <text:p/>
          </table:table-cell>
          <table:table-cell table:formula="of:=IF([.P331]=&quot;&quot;;&quot;&quot;;[.P331]/(1+([Datos.$G$7]/100))^[.N331])">
            <text:p/>
          </table:table-cell>
          <table:table-cell table:formula="of:=IF([.Q331]=&quot;&quot;;&quot;&quot;;1/[.Q33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7" calcext:value-type="float">
            <text:p>327</text:p>
          </table:table-cell>
          <table:table-cell table:formula="of:=IF([.D332]&lt;=[Datos.$G$9];[.D33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27" calcext:value-type="float">
            <text:p>327</text:p>
          </table:table-cell>
          <table:table-cell table:formula="of:=IF([.N332]&lt;=[Datos.$G$9];[.N332];&quot;&quot;)">
            <text:p/>
          </table:table-cell>
          <table:table-cell table:formula="of:=IF([.O332]=&quot;&quot;;&quot;&quot;;1)">
            <text:p/>
          </table:table-cell>
          <table:table-cell table:formula="of:=IF([.P332]=&quot;&quot;;&quot;&quot;;[.P332]/(1+([Datos.$G$7]/100))^[.N332])">
            <text:p/>
          </table:table-cell>
          <table:table-cell table:formula="of:=IF([.Q332]=&quot;&quot;;&quot;&quot;;1/[.Q33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8" calcext:value-type="float">
            <text:p>328</text:p>
          </table:table-cell>
          <table:table-cell table:formula="of:=IF([.D333]&lt;=[Datos.$G$9];[.D33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28" calcext:value-type="float">
            <text:p>328</text:p>
          </table:table-cell>
          <table:table-cell table:formula="of:=IF([.N333]&lt;=[Datos.$G$9];[.N333];&quot;&quot;)">
            <text:p/>
          </table:table-cell>
          <table:table-cell table:formula="of:=IF([.O333]=&quot;&quot;;&quot;&quot;;1)">
            <text:p/>
          </table:table-cell>
          <table:table-cell table:formula="of:=IF([.P333]=&quot;&quot;;&quot;&quot;;[.P333]/(1+([Datos.$G$7]/100))^[.N333])">
            <text:p/>
          </table:table-cell>
          <table:table-cell table:formula="of:=IF([.Q333]=&quot;&quot;;&quot;&quot;;1/[.Q33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9" calcext:value-type="float">
            <text:p>329</text:p>
          </table:table-cell>
          <table:table-cell table:formula="of:=IF([.D334]&lt;=[Datos.$G$9];[.D33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29" calcext:value-type="float">
            <text:p>329</text:p>
          </table:table-cell>
          <table:table-cell table:formula="of:=IF([.N334]&lt;=[Datos.$G$9];[.N334];&quot;&quot;)">
            <text:p/>
          </table:table-cell>
          <table:table-cell table:formula="of:=IF([.O334]=&quot;&quot;;&quot;&quot;;1)">
            <text:p/>
          </table:table-cell>
          <table:table-cell table:formula="of:=IF([.P334]=&quot;&quot;;&quot;&quot;;[.P334]/(1+([Datos.$G$7]/100))^[.N334])">
            <text:p/>
          </table:table-cell>
          <table:table-cell table:formula="of:=IF([.Q334]=&quot;&quot;;&quot;&quot;;1/[.Q33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table:formula="of:=IF([.D335]&lt;=[Datos.$G$9];[.D33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30" calcext:value-type="float">
            <text:p>330</text:p>
          </table:table-cell>
          <table:table-cell table:formula="of:=IF([.N335]&lt;=[Datos.$G$9];[.N335];&quot;&quot;)">
            <text:p/>
          </table:table-cell>
          <table:table-cell table:formula="of:=IF([.O335]=&quot;&quot;;&quot;&quot;;1)">
            <text:p/>
          </table:table-cell>
          <table:table-cell table:formula="of:=IF([.P335]=&quot;&quot;;&quot;&quot;;[.P335]/(1+([Datos.$G$7]/100))^[.N335])">
            <text:p/>
          </table:table-cell>
          <table:table-cell table:formula="of:=IF([.Q335]=&quot;&quot;;&quot;&quot;;1/[.Q33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1" calcext:value-type="float">
            <text:p>331</text:p>
          </table:table-cell>
          <table:table-cell table:formula="of:=IF([.D336]&lt;=[Datos.$G$9];[.D33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31" calcext:value-type="float">
            <text:p>331</text:p>
          </table:table-cell>
          <table:table-cell table:formula="of:=IF([.N336]&lt;=[Datos.$G$9];[.N336];&quot;&quot;)">
            <text:p/>
          </table:table-cell>
          <table:table-cell table:formula="of:=IF([.O336]=&quot;&quot;;&quot;&quot;;1)">
            <text:p/>
          </table:table-cell>
          <table:table-cell table:formula="of:=IF([.P336]=&quot;&quot;;&quot;&quot;;[.P336]/(1+([Datos.$G$7]/100))^[.N336])">
            <text:p/>
          </table:table-cell>
          <table:table-cell table:formula="of:=IF([.Q336]=&quot;&quot;;&quot;&quot;;1/[.Q33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2" calcext:value-type="float">
            <text:p>332</text:p>
          </table:table-cell>
          <table:table-cell table:formula="of:=IF([.D337]&lt;=[Datos.$G$9];[.D33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32" calcext:value-type="float">
            <text:p>332</text:p>
          </table:table-cell>
          <table:table-cell table:formula="of:=IF([.N337]&lt;=[Datos.$G$9];[.N337];&quot;&quot;)">
            <text:p/>
          </table:table-cell>
          <table:table-cell table:formula="of:=IF([.O337]=&quot;&quot;;&quot;&quot;;1)">
            <text:p/>
          </table:table-cell>
          <table:table-cell table:formula="of:=IF([.P337]=&quot;&quot;;&quot;&quot;;[.P337]/(1+([Datos.$G$7]/100))^[.N337])">
            <text:p/>
          </table:table-cell>
          <table:table-cell table:formula="of:=IF([.Q337]=&quot;&quot;;&quot;&quot;;1/[.Q33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3" calcext:value-type="float">
            <text:p>333</text:p>
          </table:table-cell>
          <table:table-cell table:formula="of:=IF([.D338]&lt;=[Datos.$G$9];[.D33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33" calcext:value-type="float">
            <text:p>333</text:p>
          </table:table-cell>
          <table:table-cell table:formula="of:=IF([.N338]&lt;=[Datos.$G$9];[.N338];&quot;&quot;)">
            <text:p/>
          </table:table-cell>
          <table:table-cell table:formula="of:=IF([.O338]=&quot;&quot;;&quot;&quot;;1)">
            <text:p/>
          </table:table-cell>
          <table:table-cell table:formula="of:=IF([.P338]=&quot;&quot;;&quot;&quot;;[.P338]/(1+([Datos.$G$7]/100))^[.N338])">
            <text:p/>
          </table:table-cell>
          <table:table-cell table:formula="of:=IF([.Q338]=&quot;&quot;;&quot;&quot;;1/[.Q33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4" calcext:value-type="float">
            <text:p>334</text:p>
          </table:table-cell>
          <table:table-cell table:formula="of:=IF([.D339]&lt;=[Datos.$G$9];[.D33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34" calcext:value-type="float">
            <text:p>334</text:p>
          </table:table-cell>
          <table:table-cell table:formula="of:=IF([.N339]&lt;=[Datos.$G$9];[.N339];&quot;&quot;)">
            <text:p/>
          </table:table-cell>
          <table:table-cell table:formula="of:=IF([.O339]=&quot;&quot;;&quot;&quot;;1)">
            <text:p/>
          </table:table-cell>
          <table:table-cell table:formula="of:=IF([.P339]=&quot;&quot;;&quot;&quot;;[.P339]/(1+([Datos.$G$7]/100))^[.N339])">
            <text:p/>
          </table:table-cell>
          <table:table-cell table:formula="of:=IF([.Q339]=&quot;&quot;;&quot;&quot;;1/[.Q33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5" calcext:value-type="float">
            <text:p>335</text:p>
          </table:table-cell>
          <table:table-cell table:formula="of:=IF([.D340]&lt;=[Datos.$G$9];[.D34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35" calcext:value-type="float">
            <text:p>335</text:p>
          </table:table-cell>
          <table:table-cell table:formula="of:=IF([.N340]&lt;=[Datos.$G$9];[.N340];&quot;&quot;)">
            <text:p/>
          </table:table-cell>
          <table:table-cell table:formula="of:=IF([.O340]=&quot;&quot;;&quot;&quot;;1)">
            <text:p/>
          </table:table-cell>
          <table:table-cell table:formula="of:=IF([.P340]=&quot;&quot;;&quot;&quot;;[.P340]/(1+([Datos.$G$7]/100))^[.N340])">
            <text:p/>
          </table:table-cell>
          <table:table-cell table:formula="of:=IF([.Q340]=&quot;&quot;;&quot;&quot;;1/[.Q34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6" calcext:value-type="float">
            <text:p>336</text:p>
          </table:table-cell>
          <table:table-cell table:formula="of:=IF([.D341]&lt;=[Datos.$G$9];[.D34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36" calcext:value-type="float">
            <text:p>336</text:p>
          </table:table-cell>
          <table:table-cell table:formula="of:=IF([.N341]&lt;=[Datos.$G$9];[.N341];&quot;&quot;)">
            <text:p/>
          </table:table-cell>
          <table:table-cell table:formula="of:=IF([.O341]=&quot;&quot;;&quot;&quot;;1)">
            <text:p/>
          </table:table-cell>
          <table:table-cell table:formula="of:=IF([.P341]=&quot;&quot;;&quot;&quot;;[.P341]/(1+([Datos.$G$7]/100))^[.N341])">
            <text:p/>
          </table:table-cell>
          <table:table-cell table:formula="of:=IF([.Q341]=&quot;&quot;;&quot;&quot;;1/[.Q34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7" calcext:value-type="float">
            <text:p>337</text:p>
          </table:table-cell>
          <table:table-cell table:formula="of:=IF([.D342]&lt;=[Datos.$G$9];[.D34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37" calcext:value-type="float">
            <text:p>337</text:p>
          </table:table-cell>
          <table:table-cell table:formula="of:=IF([.N342]&lt;=[Datos.$G$9];[.N342];&quot;&quot;)">
            <text:p/>
          </table:table-cell>
          <table:table-cell table:formula="of:=IF([.O342]=&quot;&quot;;&quot;&quot;;1)">
            <text:p/>
          </table:table-cell>
          <table:table-cell table:formula="of:=IF([.P342]=&quot;&quot;;&quot;&quot;;[.P342]/(1+([Datos.$G$7]/100))^[.N342])">
            <text:p/>
          </table:table-cell>
          <table:table-cell table:formula="of:=IF([.Q342]=&quot;&quot;;&quot;&quot;;1/[.Q34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8" calcext:value-type="float">
            <text:p>338</text:p>
          </table:table-cell>
          <table:table-cell table:formula="of:=IF([.D343]&lt;=[Datos.$G$9];[.D34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38" calcext:value-type="float">
            <text:p>338</text:p>
          </table:table-cell>
          <table:table-cell table:formula="of:=IF([.N343]&lt;=[Datos.$G$9];[.N343];&quot;&quot;)">
            <text:p/>
          </table:table-cell>
          <table:table-cell table:formula="of:=IF([.O343]=&quot;&quot;;&quot;&quot;;1)">
            <text:p/>
          </table:table-cell>
          <table:table-cell table:formula="of:=IF([.P343]=&quot;&quot;;&quot;&quot;;[.P343]/(1+([Datos.$G$7]/100))^[.N343])">
            <text:p/>
          </table:table-cell>
          <table:table-cell table:formula="of:=IF([.Q343]=&quot;&quot;;&quot;&quot;;1/[.Q34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9" calcext:value-type="float">
            <text:p>339</text:p>
          </table:table-cell>
          <table:table-cell table:formula="of:=IF([.D344]&lt;=[Datos.$G$9];[.D34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39" calcext:value-type="float">
            <text:p>339</text:p>
          </table:table-cell>
          <table:table-cell table:formula="of:=IF([.N344]&lt;=[Datos.$G$9];[.N344];&quot;&quot;)">
            <text:p/>
          </table:table-cell>
          <table:table-cell table:formula="of:=IF([.O344]=&quot;&quot;;&quot;&quot;;1)">
            <text:p/>
          </table:table-cell>
          <table:table-cell table:formula="of:=IF([.P344]=&quot;&quot;;&quot;&quot;;[.P344]/(1+([Datos.$G$7]/100))^[.N344])">
            <text:p/>
          </table:table-cell>
          <table:table-cell table:formula="of:=IF([.Q344]=&quot;&quot;;&quot;&quot;;1/[.Q34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formula="of:=IF([.D345]&lt;=[Datos.$G$9];[.D34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table:formula="of:=IF([.N345]&lt;=[Datos.$G$9];[.N345];&quot;&quot;)">
            <text:p/>
          </table:table-cell>
          <table:table-cell table:formula="of:=IF([.O345]=&quot;&quot;;&quot;&quot;;1)">
            <text:p/>
          </table:table-cell>
          <table:table-cell table:formula="of:=IF([.P345]=&quot;&quot;;&quot;&quot;;[.P345]/(1+([Datos.$G$7]/100))^[.N345])">
            <text:p/>
          </table:table-cell>
          <table:table-cell table:formula="of:=IF([.Q345]=&quot;&quot;;&quot;&quot;;1/[.Q34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1" calcext:value-type="float">
            <text:p>341</text:p>
          </table:table-cell>
          <table:table-cell table:formula="of:=IF([.D346]&lt;=[Datos.$G$9];[.D34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41" calcext:value-type="float">
            <text:p>341</text:p>
          </table:table-cell>
          <table:table-cell table:formula="of:=IF([.N346]&lt;=[Datos.$G$9];[.N346];&quot;&quot;)">
            <text:p/>
          </table:table-cell>
          <table:table-cell table:formula="of:=IF([.O346]=&quot;&quot;;&quot;&quot;;1)">
            <text:p/>
          </table:table-cell>
          <table:table-cell table:formula="of:=IF([.P346]=&quot;&quot;;&quot;&quot;;[.P346]/(1+([Datos.$G$7]/100))^[.N346])">
            <text:p/>
          </table:table-cell>
          <table:table-cell table:formula="of:=IF([.Q346]=&quot;&quot;;&quot;&quot;;1/[.Q34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2" calcext:value-type="float">
            <text:p>342</text:p>
          </table:table-cell>
          <table:table-cell table:formula="of:=IF([.D347]&lt;=[Datos.$G$9];[.D34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42" calcext:value-type="float">
            <text:p>342</text:p>
          </table:table-cell>
          <table:table-cell table:formula="of:=IF([.N347]&lt;=[Datos.$G$9];[.N347];&quot;&quot;)">
            <text:p/>
          </table:table-cell>
          <table:table-cell table:formula="of:=IF([.O347]=&quot;&quot;;&quot;&quot;;1)">
            <text:p/>
          </table:table-cell>
          <table:table-cell table:formula="of:=IF([.P347]=&quot;&quot;;&quot;&quot;;[.P347]/(1+([Datos.$G$7]/100))^[.N347])">
            <text:p/>
          </table:table-cell>
          <table:table-cell table:formula="of:=IF([.Q347]=&quot;&quot;;&quot;&quot;;1/[.Q34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3" calcext:value-type="float">
            <text:p>343</text:p>
          </table:table-cell>
          <table:table-cell table:formula="of:=IF([.D348]&lt;=[Datos.$G$9];[.D34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43" calcext:value-type="float">
            <text:p>343</text:p>
          </table:table-cell>
          <table:table-cell table:formula="of:=IF([.N348]&lt;=[Datos.$G$9];[.N348];&quot;&quot;)">
            <text:p/>
          </table:table-cell>
          <table:table-cell table:formula="of:=IF([.O348]=&quot;&quot;;&quot;&quot;;1)">
            <text:p/>
          </table:table-cell>
          <table:table-cell table:formula="of:=IF([.P348]=&quot;&quot;;&quot;&quot;;[.P348]/(1+([Datos.$G$7]/100))^[.N348])">
            <text:p/>
          </table:table-cell>
          <table:table-cell table:formula="of:=IF([.Q348]=&quot;&quot;;&quot;&quot;;1/[.Q34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4" calcext:value-type="float">
            <text:p>344</text:p>
          </table:table-cell>
          <table:table-cell table:formula="of:=IF([.D349]&lt;=[Datos.$G$9];[.D34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44" calcext:value-type="float">
            <text:p>344</text:p>
          </table:table-cell>
          <table:table-cell table:formula="of:=IF([.N349]&lt;=[Datos.$G$9];[.N349];&quot;&quot;)">
            <text:p/>
          </table:table-cell>
          <table:table-cell table:formula="of:=IF([.O349]=&quot;&quot;;&quot;&quot;;1)">
            <text:p/>
          </table:table-cell>
          <table:table-cell table:formula="of:=IF([.P349]=&quot;&quot;;&quot;&quot;;[.P349]/(1+([Datos.$G$7]/100))^[.N349])">
            <text:p/>
          </table:table-cell>
          <table:table-cell table:formula="of:=IF([.Q349]=&quot;&quot;;&quot;&quot;;1/[.Q34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5" calcext:value-type="float">
            <text:p>345</text:p>
          </table:table-cell>
          <table:table-cell table:formula="of:=IF([.D350]&lt;=[Datos.$G$9];[.D35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45" calcext:value-type="float">
            <text:p>345</text:p>
          </table:table-cell>
          <table:table-cell table:formula="of:=IF([.N350]&lt;=[Datos.$G$9];[.N350];&quot;&quot;)">
            <text:p/>
          </table:table-cell>
          <table:table-cell table:formula="of:=IF([.O350]=&quot;&quot;;&quot;&quot;;1)">
            <text:p/>
          </table:table-cell>
          <table:table-cell table:formula="of:=IF([.P350]=&quot;&quot;;&quot;&quot;;[.P350]/(1+([Datos.$G$7]/100))^[.N350])">
            <text:p/>
          </table:table-cell>
          <table:table-cell table:formula="of:=IF([.Q350]=&quot;&quot;;&quot;&quot;;1/[.Q35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6" calcext:value-type="float">
            <text:p>346</text:p>
          </table:table-cell>
          <table:table-cell table:formula="of:=IF([.D351]&lt;=[Datos.$G$9];[.D35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46" calcext:value-type="float">
            <text:p>346</text:p>
          </table:table-cell>
          <table:table-cell table:formula="of:=IF([.N351]&lt;=[Datos.$G$9];[.N351];&quot;&quot;)">
            <text:p/>
          </table:table-cell>
          <table:table-cell table:formula="of:=IF([.O351]=&quot;&quot;;&quot;&quot;;1)">
            <text:p/>
          </table:table-cell>
          <table:table-cell table:formula="of:=IF([.P351]=&quot;&quot;;&quot;&quot;;[.P351]/(1+([Datos.$G$7]/100))^[.N351])">
            <text:p/>
          </table:table-cell>
          <table:table-cell table:formula="of:=IF([.Q351]=&quot;&quot;;&quot;&quot;;1/[.Q35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" calcext:value-type="float">
            <text:p>347</text:p>
          </table:table-cell>
          <table:table-cell table:formula="of:=IF([.D352]&lt;=[Datos.$G$9];[.D35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47" calcext:value-type="float">
            <text:p>347</text:p>
          </table:table-cell>
          <table:table-cell table:formula="of:=IF([.N352]&lt;=[Datos.$G$9];[.N352];&quot;&quot;)">
            <text:p/>
          </table:table-cell>
          <table:table-cell table:formula="of:=IF([.O352]=&quot;&quot;;&quot;&quot;;1)">
            <text:p/>
          </table:table-cell>
          <table:table-cell table:formula="of:=IF([.P352]=&quot;&quot;;&quot;&quot;;[.P352]/(1+([Datos.$G$7]/100))^[.N352])">
            <text:p/>
          </table:table-cell>
          <table:table-cell table:formula="of:=IF([.Q352]=&quot;&quot;;&quot;&quot;;1/[.Q35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8" calcext:value-type="float">
            <text:p>348</text:p>
          </table:table-cell>
          <table:table-cell table:formula="of:=IF([.D353]&lt;=[Datos.$G$9];[.D35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48" calcext:value-type="float">
            <text:p>348</text:p>
          </table:table-cell>
          <table:table-cell table:formula="of:=IF([.N353]&lt;=[Datos.$G$9];[.N353];&quot;&quot;)">
            <text:p/>
          </table:table-cell>
          <table:table-cell table:formula="of:=IF([.O353]=&quot;&quot;;&quot;&quot;;1)">
            <text:p/>
          </table:table-cell>
          <table:table-cell table:formula="of:=IF([.P353]=&quot;&quot;;&quot;&quot;;[.P353]/(1+([Datos.$G$7]/100))^[.N353])">
            <text:p/>
          </table:table-cell>
          <table:table-cell table:formula="of:=IF([.Q353]=&quot;&quot;;&quot;&quot;;1/[.Q35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9" calcext:value-type="float">
            <text:p>349</text:p>
          </table:table-cell>
          <table:table-cell table:formula="of:=IF([.D354]&lt;=[Datos.$G$9];[.D35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49" calcext:value-type="float">
            <text:p>349</text:p>
          </table:table-cell>
          <table:table-cell table:formula="of:=IF([.N354]&lt;=[Datos.$G$9];[.N354];&quot;&quot;)">
            <text:p/>
          </table:table-cell>
          <table:table-cell table:formula="of:=IF([.O354]=&quot;&quot;;&quot;&quot;;1)">
            <text:p/>
          </table:table-cell>
          <table:table-cell table:formula="of:=IF([.P354]=&quot;&quot;;&quot;&quot;;[.P354]/(1+([Datos.$G$7]/100))^[.N354])">
            <text:p/>
          </table:table-cell>
          <table:table-cell table:formula="of:=IF([.Q354]=&quot;&quot;;&quot;&quot;;1/[.Q35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table:formula="of:=IF([.D355]&lt;=[Datos.$G$9];[.D35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50" calcext:value-type="float">
            <text:p>350</text:p>
          </table:table-cell>
          <table:table-cell table:formula="of:=IF([.N355]&lt;=[Datos.$G$9];[.N355];&quot;&quot;)">
            <text:p/>
          </table:table-cell>
          <table:table-cell table:formula="of:=IF([.O355]=&quot;&quot;;&quot;&quot;;1)">
            <text:p/>
          </table:table-cell>
          <table:table-cell table:formula="of:=IF([.P355]=&quot;&quot;;&quot;&quot;;[.P355]/(1+([Datos.$G$7]/100))^[.N355])">
            <text:p/>
          </table:table-cell>
          <table:table-cell table:formula="of:=IF([.Q355]=&quot;&quot;;&quot;&quot;;1/[.Q35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table:formula="of:=IF([.D356]&lt;=[Datos.$G$9];[.D356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51" calcext:value-type="float">
            <text:p>351</text:p>
          </table:table-cell>
          <table:table-cell table:formula="of:=IF([.N356]&lt;=[Datos.$G$9];[.N356];&quot;&quot;)">
            <text:p/>
          </table:table-cell>
          <table:table-cell table:formula="of:=IF([.O356]=&quot;&quot;;&quot;&quot;;1)">
            <text:p/>
          </table:table-cell>
          <table:table-cell table:formula="of:=IF([.P356]=&quot;&quot;;&quot;&quot;;[.P356]/(1+([Datos.$G$7]/100))^[.N356])">
            <text:p/>
          </table:table-cell>
          <table:table-cell table:formula="of:=IF([.Q356]=&quot;&quot;;&quot;&quot;;1/[.Q35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2" calcext:value-type="float">
            <text:p>352</text:p>
          </table:table-cell>
          <table:table-cell table:formula="of:=IF([.D357]&lt;=[Datos.$G$9];[.D357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52" calcext:value-type="float">
            <text:p>352</text:p>
          </table:table-cell>
          <table:table-cell table:formula="of:=IF([.N357]&lt;=[Datos.$G$9];[.N357];&quot;&quot;)">
            <text:p/>
          </table:table-cell>
          <table:table-cell table:formula="of:=IF([.O357]=&quot;&quot;;&quot;&quot;;1)">
            <text:p/>
          </table:table-cell>
          <table:table-cell table:formula="of:=IF([.P357]=&quot;&quot;;&quot;&quot;;[.P357]/(1+([Datos.$G$7]/100))^[.N357])">
            <text:p/>
          </table:table-cell>
          <table:table-cell table:formula="of:=IF([.Q357]=&quot;&quot;;&quot;&quot;;1/[.Q35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3" calcext:value-type="float">
            <text:p>353</text:p>
          </table:table-cell>
          <table:table-cell table:formula="of:=IF([.D358]&lt;=[Datos.$G$9];[.D358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53" calcext:value-type="float">
            <text:p>353</text:p>
          </table:table-cell>
          <table:table-cell table:formula="of:=IF([.N358]&lt;=[Datos.$G$9];[.N358];&quot;&quot;)">
            <text:p/>
          </table:table-cell>
          <table:table-cell table:formula="of:=IF([.O358]=&quot;&quot;;&quot;&quot;;1)">
            <text:p/>
          </table:table-cell>
          <table:table-cell table:formula="of:=IF([.P358]=&quot;&quot;;&quot;&quot;;[.P358]/(1+([Datos.$G$7]/100))^[.N358])">
            <text:p/>
          </table:table-cell>
          <table:table-cell table:formula="of:=IF([.Q358]=&quot;&quot;;&quot;&quot;;1/[.Q35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4" calcext:value-type="float">
            <text:p>354</text:p>
          </table:table-cell>
          <table:table-cell table:formula="of:=IF([.D359]&lt;=[Datos.$G$9];[.D359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54" calcext:value-type="float">
            <text:p>354</text:p>
          </table:table-cell>
          <table:table-cell table:formula="of:=IF([.N359]&lt;=[Datos.$G$9];[.N359];&quot;&quot;)">
            <text:p/>
          </table:table-cell>
          <table:table-cell table:formula="of:=IF([.O359]=&quot;&quot;;&quot;&quot;;1)">
            <text:p/>
          </table:table-cell>
          <table:table-cell table:formula="of:=IF([.P359]=&quot;&quot;;&quot;&quot;;[.P359]/(1+([Datos.$G$7]/100))^[.N359])">
            <text:p/>
          </table:table-cell>
          <table:table-cell table:formula="of:=IF([.Q359]=&quot;&quot;;&quot;&quot;;1/[.Q35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5" calcext:value-type="float">
            <text:p>355</text:p>
          </table:table-cell>
          <table:table-cell table:formula="of:=IF([.D360]&lt;=[Datos.$G$9];[.D360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55" calcext:value-type="float">
            <text:p>355</text:p>
          </table:table-cell>
          <table:table-cell table:formula="of:=IF([.N360]&lt;=[Datos.$G$9];[.N360];&quot;&quot;)">
            <text:p/>
          </table:table-cell>
          <table:table-cell table:formula="of:=IF([.O360]=&quot;&quot;;&quot;&quot;;1)">
            <text:p/>
          </table:table-cell>
          <table:table-cell table:formula="of:=IF([.P360]=&quot;&quot;;&quot;&quot;;[.P360]/(1+([Datos.$G$7]/100))^[.N360])">
            <text:p/>
          </table:table-cell>
          <table:table-cell table:formula="of:=IF([.Q360]=&quot;&quot;;&quot;&quot;;1/[.Q36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6" calcext:value-type="float">
            <text:p>356</text:p>
          </table:table-cell>
          <table:table-cell table:formula="of:=IF([.D361]&lt;=[Datos.$G$9];[.D361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56" calcext:value-type="float">
            <text:p>356</text:p>
          </table:table-cell>
          <table:table-cell table:formula="of:=IF([.N361]&lt;=[Datos.$G$9];[.N361];&quot;&quot;)">
            <text:p/>
          </table:table-cell>
          <table:table-cell table:formula="of:=IF([.O361]=&quot;&quot;;&quot;&quot;;1)">
            <text:p/>
          </table:table-cell>
          <table:table-cell table:formula="of:=IF([.P361]=&quot;&quot;;&quot;&quot;;[.P361]/(1+([Datos.$G$7]/100))^[.N361])">
            <text:p/>
          </table:table-cell>
          <table:table-cell table:formula="of:=IF([.Q361]=&quot;&quot;;&quot;&quot;;1/[.Q36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7" calcext:value-type="float">
            <text:p>357</text:p>
          </table:table-cell>
          <table:table-cell table:formula="of:=IF([.D362]&lt;=[Datos.$G$9];[.D362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57" calcext:value-type="float">
            <text:p>357</text:p>
          </table:table-cell>
          <table:table-cell table:formula="of:=IF([.N362]&lt;=[Datos.$G$9];[.N362];&quot;&quot;)">
            <text:p/>
          </table:table-cell>
          <table:table-cell table:formula="of:=IF([.O362]=&quot;&quot;;&quot;&quot;;1)">
            <text:p/>
          </table:table-cell>
          <table:table-cell table:formula="of:=IF([.P362]=&quot;&quot;;&quot;&quot;;[.P362]/(1+([Datos.$G$7]/100))^[.N362])">
            <text:p/>
          </table:table-cell>
          <table:table-cell table:formula="of:=IF([.Q362]=&quot;&quot;;&quot;&quot;;1/[.Q36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8" calcext:value-type="float">
            <text:p>358</text:p>
          </table:table-cell>
          <table:table-cell table:formula="of:=IF([.D363]&lt;=[Datos.$G$9];[.D363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58" calcext:value-type="float">
            <text:p>358</text:p>
          </table:table-cell>
          <table:table-cell table:formula="of:=IF([.N363]&lt;=[Datos.$G$9];[.N363];&quot;&quot;)">
            <text:p/>
          </table:table-cell>
          <table:table-cell table:formula="of:=IF([.O363]=&quot;&quot;;&quot;&quot;;1)">
            <text:p/>
          </table:table-cell>
          <table:table-cell table:formula="of:=IF([.P363]=&quot;&quot;;&quot;&quot;;[.P363]/(1+([Datos.$G$7]/100))^[.N363])">
            <text:p/>
          </table:table-cell>
          <table:table-cell table:formula="of:=IF([.Q363]=&quot;&quot;;&quot;&quot;;1/[.Q36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9" calcext:value-type="float">
            <text:p>359</text:p>
          </table:table-cell>
          <table:table-cell table:formula="of:=IF([.D364]&lt;=[Datos.$G$9];[.D364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59" calcext:value-type="float">
            <text:p>359</text:p>
          </table:table-cell>
          <table:table-cell table:formula="of:=IF([.N364]&lt;=[Datos.$G$9];[.N364];&quot;&quot;)">
            <text:p/>
          </table:table-cell>
          <table:table-cell table:formula="of:=IF([.O364]=&quot;&quot;;&quot;&quot;;1)">
            <text:p/>
          </table:table-cell>
          <table:table-cell table:formula="of:=IF([.P364]=&quot;&quot;;&quot;&quot;;[.P364]/(1+([Datos.$G$7]/100))^[.N364])">
            <text:p/>
          </table:table-cell>
          <table:table-cell table:formula="of:=IF([.Q364]=&quot;&quot;;&quot;&quot;;1/[.Q36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table:formula="of:=IF([.D365]&lt;=[Datos.$G$9];[.D365];&quot;&quot;)">
            <text:p/>
          </table:table-cell>
          <table:table-cell table:formula="of:=IF([.$U$12]=&quot;&quot;;&quot;&quot;;[.$U$12])" office:value-type="float" office:value="139.791913190695" calcext:value-type="float">
            <text:p>139,791913190695</text:p>
          </table:table-cell>
          <table:table-cell table:number-columns-repeated="7"/>
          <table:table-cell office:value-type="float" office:value="360" calcext:value-type="float">
            <text:p>360</text:p>
          </table:table-cell>
          <table:table-cell table:formula="of:=IF([.N365]&lt;=[Datos.$G$9];[.N365];&quot;&quot;)">
            <text:p/>
          </table:table-cell>
          <table:table-cell table:formula="of:=IF([.O365]=&quot;&quot;;&quot;&quot;;1)">
            <text:p/>
          </table:table-cell>
          <table:table-cell table:formula="of:=IF([.P365]=&quot;&quot;;&quot;&quot;;[.P365]/(1+([Datos.$G$7]/100))^[.N365])">
            <text:p/>
          </table:table-cell>
          <table:table-cell table:formula="of:=IF([.Q365]=&quot;&quot;;&quot;&quot;;1/[.Q365])">
            <text:p/>
          </table:table-cell>
          <table:table-cell table:number-columns-repeated="3"/>
        </table:table-row>
        <table:table-row table:style-name="ro1">
          <table:table-cell table:number-columns-repeated="16"/>
          <table:table-cell table:formula="of:=IF([.P366]=&quot;&quot;;&quot;&quot;;[.P366]/(1+([Datos.$G$7]/100))^[.N366])">
            <text:p/>
          </table:table-cell>
          <table:table-cell table:number-columns-repeated="4"/>
        </table:table-row>
        <table:table-row table:style-name="ro1">
          <table:table-cell table:number-columns-repeated="16"/>
          <table:table-cell table:formula="of:=IF([.P367]=&quot;&quot;;&quot;&quot;;[.P367]/(1+([Datos.$G$7]/100))^[.N367])">
            <text:p/>
          </table:table-cell>
          <table:table-cell table:number-columns-repeated="4"/>
        </table:table-row>
        <table:table-row table:style-name="ro1">
          <table:table-cell table:number-columns-repeated="16"/>
          <table:table-cell table:formula="of:=IF([.P368]=&quot;&quot;;&quot;&quot;;[.P368]/(1+([Datos.$G$7]/100))^[.N368])">
            <text:p/>
          </table:table-cell>
          <table:table-cell table:number-columns-repeated="4"/>
        </table:table-row>
        <table:table-row table:style-name="ro1">
          <table:table-cell table:number-columns-repeated="16"/>
          <table:table-cell table:formula="of:=IF([.P369]=&quot;&quot;;&quot;&quot;;[.P369]/(1+([Datos.$G$7]/100))^[.N369])">
            <text:p/>
          </table:table-cell>
          <table:table-cell table:number-columns-repeated="4"/>
        </table:table-row>
        <table:table-row table:style-name="ro1">
          <table:table-cell table:number-columns-repeated="16"/>
          <table:table-cell table:formula="of:=IF([.P370]=&quot;&quot;;&quot;&quot;;[.P370]/(1+([Datos.$G$7]/100))^[.N370])">
            <text:p/>
          </table:table-cell>
          <table:table-cell table:number-columns-repeated="4"/>
        </table:table-row>
        <table:table-row table:style-name="ro1">
          <table:table-cell table:number-columns-repeated="16"/>
          <table:table-cell table:formula="of:=IF([.P371]=&quot;&quot;;&quot;&quot;;[.P371]/(1+([Datos.$G$7]/100))^[.N371])">
            <text:p/>
          </table:table-cell>
          <table:table-cell table:number-columns-repeated="4"/>
        </table:table-row>
        <table:table-row table:style-name="ro1">
          <table:table-cell table:number-columns-repeated="16"/>
          <table:table-cell table:formula="of:=IF([.P372]=&quot;&quot;;&quot;&quot;;[.P372]/(1+([Datos.$G$7]/100))^[.N372])">
            <text:p/>
          </table:table-cell>
          <table:table-cell table:number-columns-repeated="4"/>
        </table:table-row>
        <table:table-row table:style-name="ro1">
          <table:table-cell table:number-columns-repeated="16"/>
          <table:table-cell table:formula="of:=IF([.P373]=&quot;&quot;;&quot;&quot;;[.P373]/(1+([Datos.$G$7]/100))^[.N373])">
            <text:p/>
          </table:table-cell>
          <table:table-cell table:number-columns-repeated="4"/>
        </table:table-row>
        <table:table-row table:style-name="ro1">
          <table:table-cell table:number-columns-repeated="16"/>
          <table:table-cell table:formula="of:=IF([.P374]=&quot;&quot;;&quot;&quot;;[.P374]/(1+([Datos.$G$7]/100))^[.N374])">
            <text:p/>
          </table:table-cell>
          <table:table-cell table:number-columns-repeated="4"/>
        </table:table-row>
        <table:table-row table:style-name="ro1">
          <table:table-cell table:number-columns-repeated="16"/>
          <table:table-cell table:formula="of:=IF([.P375]=&quot;&quot;;&quot;&quot;;[.P375]/(1+([Datos.$G$7]/100))^[.N375])">
            <text:p/>
          </table:table-cell>
          <table:table-cell table:number-columns-repeated="4"/>
        </table:table-row>
      </table:table>
      <table:table table:name="Cuadro Amortización Anual" table:style-name="ta1">
        <table:table-column table:style-name="co1" table:number-columns-repeated="5" table:default-cell-style-name="Default"/>
        <table:table-column table:style-name="co1" table:default-cell-style-name="ce8"/>
        <table:table-column table:style-name="co1" table:number-columns-repeated="2" table:default-cell-style-name="ce9"/>
        <table:table-column table:style-name="co1" table:number-columns-repeated="3" table:default-cell-style-name="ce10"/>
        <table:table-row table:style-name="ro1" table:number-rows-repeated="6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5"/>
          <table:table-cell table:style-name="ce4" office:value-type="string" calcext:value-type="string">
            <text:p>Años</text:p>
          </table:table-cell>
          <table:table-cell table:style-name="ce4" office:value-type="string" calcext:value-type="string">
            <text:p>Anualidad</text:p>
          </table:table-cell>
          <table:table-cell table:style-name="ce4" office:value-type="string" calcext:value-type="string">
            <text:p>Interés(%)</text:p>
          </table:table-cell>
          <table:table-cell table:style-name="ce4" office:value-type="string" calcext:value-type="string">
            <text:p>Interés(€)</text:p>
          </table:table-cell>
          <table:table-cell table:style-name="ce4" office:value-type="string" calcext:value-type="string">
            <text:p>C. Devuelto</text:p>
          </table:table-cell>
          <table:table-cell table:style-name="ce4" office:value-type="string" calcext:value-type="string">
            <text:p>C. Pendiente</text:p>
          </table:table-cell>
        </table:table-row>
        <table:table-row table:style-name="ro1">
          <table:table-cell table:number-columns-repeated="5"/>
          <table:table-cell table:formula="of:=IF([$Auxiliar.D5]&lt;=[Datos.$E$9];[$Auxiliar.D5];&quot;&quot;)" office:value-type="float" office:value="0" calcext:value-type="float">
            <text:p>0</text:p>
          </table:table-cell>
          <table:table-cell table:number-columns-repeated="4"/>
          <table:table-cell table:formula="of:=[Datos.$E$5]" office:value-type="float" office:value="10000" calcext:value-type="float">
            <text:p>10000</text:p>
          </table:table-cell>
        </table:table-row>
        <table:table-row table:style-name="ro1">
          <table:table-cell table:number-columns-repeated="5"/>
          <table:table-cell table:formula="of:=IF([$Auxiliar.D6]&lt;=[Datos.$E$9];[$Auxiliar.D6];&quot;&quot;)" office:value-type="float" office:value="1" calcext:value-type="float">
            <text:p>1</text:p>
          </table:table-cell>
          <table:table-cell table:formula="of:=IF([.F9]=&quot;&quot;;&quot;&quot;;[Datos.$E$11])" office:value-type="float" office:value="1172.3050660516" calcext:value-type="float">
            <text:p>1172,3050660516</text:p>
          </table:table-cell>
          <table:table-cell table:formula="of:=IF([.F9]=&quot;&quot;;&quot;&quot;;[Datos.$E$7])" office:value-type="float" office:value="3" calcext:value-type="float">
            <text:p>3</text:p>
          </table:table-cell>
          <table:table-cell table:formula="of:=IF([.F9]=&quot;&quot;;&quot;&quot;;[.K8]*([.H9]/100))" office:value-type="float" office:value="300" calcext:value-type="float">
            <text:p>300</text:p>
          </table:table-cell>
          <table:table-cell table:formula="of:=IF([.F9]=&quot;&quot;;&quot;&quot;;[.G9]-[.I9])" office:value-type="float" office:value="872.305066051596" calcext:value-type="float">
            <text:p>872,305066051596</text:p>
          </table:table-cell>
          <table:table-cell table:formula="of:=IF([.F9]=&quot;&quot;;&quot;&quot;;[.K8]-[.J9])" office:value-type="float" office:value="9127.6949339484" calcext:value-type="float">
            <text:p>9127,6949339484</text:p>
          </table:table-cell>
        </table:table-row>
        <table:table-row table:style-name="ro1">
          <table:table-cell table:number-columns-repeated="5"/>
          <table:table-cell table:formula="of:=IF([$Auxiliar.D7]&lt;=[Datos.$E$9];[$Auxiliar.D7];&quot;&quot;)" office:value-type="float" office:value="2" calcext:value-type="float">
            <text:p>2</text:p>
          </table:table-cell>
          <table:table-cell table:formula="of:=IF([.F10]=&quot;&quot;;&quot;&quot;;[Datos.$E$11])" office:value-type="float" office:value="1172.3050660516" calcext:value-type="float">
            <text:p>1172,3050660516</text:p>
          </table:table-cell>
          <table:table-cell table:formula="of:=IF([.F10]=&quot;&quot;;&quot;&quot;;[Datos.$E$7])" office:value-type="float" office:value="3" calcext:value-type="float">
            <text:p>3</text:p>
          </table:table-cell>
          <table:table-cell table:formula="of:=IF([.F10]=&quot;&quot;;&quot;&quot;;[.K9]*([.H10]/100))" office:value-type="float" office:value="273.830848018452" calcext:value-type="float">
            <text:p>273,830848018452</text:p>
          </table:table-cell>
          <table:table-cell table:formula="of:=IF([.F10]=&quot;&quot;;&quot;&quot;;[.G10]-[.I10])" office:value-type="float" office:value="898.474218033144" calcext:value-type="float">
            <text:p>898,474218033144</text:p>
          </table:table-cell>
          <table:table-cell table:formula="of:=IF([.F10]=&quot;&quot;;&quot;&quot;;[.K9]-[.J10])" office:value-type="float" office:value="8229.22071591526" calcext:value-type="float">
            <text:p>8229,22071591526</text:p>
          </table:table-cell>
        </table:table-row>
        <table:table-row table:style-name="ro1">
          <table:table-cell table:number-columns-repeated="5"/>
          <table:table-cell table:formula="of:=IF([$Auxiliar.D8]&lt;=[Datos.$E$9];[$Auxiliar.D8];&quot;&quot;)" office:value-type="float" office:value="3" calcext:value-type="float">
            <text:p>3</text:p>
          </table:table-cell>
          <table:table-cell table:formula="of:=IF([.F11]=&quot;&quot;;&quot;&quot;;[Datos.$E$11])" office:value-type="float" office:value="1172.3050660516" calcext:value-type="float">
            <text:p>1172,3050660516</text:p>
          </table:table-cell>
          <table:table-cell table:formula="of:=IF([.F11]=&quot;&quot;;&quot;&quot;;[Datos.$E$7])" office:value-type="float" office:value="3" calcext:value-type="float">
            <text:p>3</text:p>
          </table:table-cell>
          <table:table-cell table:formula="of:=IF([.F11]=&quot;&quot;;&quot;&quot;;[.K10]*([.H11]/100))" office:value-type="float" office:value="246.876621477458" calcext:value-type="float">
            <text:p>246,876621477458</text:p>
          </table:table-cell>
          <table:table-cell table:formula="of:=IF([.F11]=&quot;&quot;;&quot;&quot;;[.G11]-[.I11])" office:value-type="float" office:value="925.428444574138" calcext:value-type="float">
            <text:p>925,428444574138</text:p>
          </table:table-cell>
          <table:table-cell table:formula="of:=IF([.F11]=&quot;&quot;;&quot;&quot;;[.K10]-[.J11])" office:value-type="float" office:value="7303.79227134112" calcext:value-type="float">
            <text:p>7303,79227134112</text:p>
          </table:table-cell>
        </table:table-row>
        <table:table-row table:style-name="ro1">
          <table:table-cell table:number-columns-repeated="5"/>
          <table:table-cell table:formula="of:=IF([$Auxiliar.D9]&lt;=[Datos.$E$9];[$Auxiliar.D9];&quot;&quot;)" office:value-type="float" office:value="4" calcext:value-type="float">
            <text:p>4</text:p>
          </table:table-cell>
          <table:table-cell table:formula="of:=IF([.F12]=&quot;&quot;;&quot;&quot;;[Datos.$E$11])" office:value-type="float" office:value="1172.3050660516" calcext:value-type="float">
            <text:p>1172,3050660516</text:p>
          </table:table-cell>
          <table:table-cell table:formula="of:=IF([.F12]=&quot;&quot;;&quot;&quot;;[Datos.$E$7])" office:value-type="float" office:value="3" calcext:value-type="float">
            <text:p>3</text:p>
          </table:table-cell>
          <table:table-cell table:formula="of:=IF([.F12]=&quot;&quot;;&quot;&quot;;[.K11]*([.H12]/100))" office:value-type="float" office:value="219.113768140234" calcext:value-type="float">
            <text:p>219,113768140234</text:p>
          </table:table-cell>
          <table:table-cell table:formula="of:=IF([.F12]=&quot;&quot;;&quot;&quot;;[.G12]-[.I12])" office:value-type="float" office:value="953.191297911363" calcext:value-type="float">
            <text:p>953,191297911363</text:p>
          </table:table-cell>
          <table:table-cell table:formula="of:=IF([.F12]=&quot;&quot;;&quot;&quot;;[.K11]-[.J12])" office:value-type="float" office:value="6350.60097342976" calcext:value-type="float">
            <text:p>6350,60097342976</text:p>
          </table:table-cell>
        </table:table-row>
        <table:table-row table:style-name="ro1">
          <table:table-cell table:number-columns-repeated="5"/>
          <table:table-cell table:formula="of:=IF([$Auxiliar.D10]&lt;=[Datos.$E$9];[$Auxiliar.D10];&quot;&quot;)" office:value-type="float" office:value="5" calcext:value-type="float">
            <text:p>5</text:p>
          </table:table-cell>
          <table:table-cell table:formula="of:=IF([.F13]=&quot;&quot;;&quot;&quot;;[Datos.$E$11])" office:value-type="float" office:value="1172.3050660516" calcext:value-type="float">
            <text:p>1172,3050660516</text:p>
          </table:table-cell>
          <table:table-cell table:formula="of:=IF([.F13]=&quot;&quot;;&quot;&quot;;[Datos.$E$7])" office:value-type="float" office:value="3" calcext:value-type="float">
            <text:p>3</text:p>
          </table:table-cell>
          <table:table-cell table:formula="of:=IF([.F13]=&quot;&quot;;&quot;&quot;;[.K12]*([.H13]/100))" office:value-type="float" office:value="190.518029202893" calcext:value-type="float">
            <text:p>190,518029202893</text:p>
          </table:table-cell>
          <table:table-cell table:formula="of:=IF([.F13]=&quot;&quot;;&quot;&quot;;[.G13]-[.I13])" office:value-type="float" office:value="981.787036848704" calcext:value-type="float">
            <text:p>981,787036848704</text:p>
          </table:table-cell>
          <table:table-cell table:formula="of:=IF([.F13]=&quot;&quot;;&quot;&quot;;[.K12]-[.J13])" office:value-type="float" office:value="5368.81393658106" calcext:value-type="float">
            <text:p>5368,81393658106</text:p>
          </table:table-cell>
        </table:table-row>
        <table:table-row table:style-name="ro1">
          <table:table-cell table:number-columns-repeated="5"/>
          <table:table-cell table:formula="of:=IF([$Auxiliar.D11]&lt;=[Datos.$E$9];[$Auxiliar.D11];&quot;&quot;)" office:value-type="float" office:value="6" calcext:value-type="float">
            <text:p>6</text:p>
          </table:table-cell>
          <table:table-cell table:formula="of:=IF([.F14]=&quot;&quot;;&quot;&quot;;[Datos.$E$11])" office:value-type="float" office:value="1172.3050660516" calcext:value-type="float">
            <text:p>1172,3050660516</text:p>
          </table:table-cell>
          <table:table-cell table:formula="of:=IF([.F14]=&quot;&quot;;&quot;&quot;;[Datos.$E$7])" office:value-type="float" office:value="3" calcext:value-type="float">
            <text:p>3</text:p>
          </table:table-cell>
          <table:table-cell table:formula="of:=IF([.F14]=&quot;&quot;;&quot;&quot;;[.K13]*([.H14]/100))" office:value-type="float" office:value="161.064418097432" calcext:value-type="float">
            <text:p>161,064418097432</text:p>
          </table:table-cell>
          <table:table-cell table:formula="of:=IF([.F14]=&quot;&quot;;&quot;&quot;;[.G14]-[.I14])" office:value-type="float" office:value="1011.24064795416" calcext:value-type="float">
            <text:p>1011,24064795416</text:p>
          </table:table-cell>
          <table:table-cell table:formula="of:=IF([.F14]=&quot;&quot;;&quot;&quot;;[.K13]-[.J14])" office:value-type="float" office:value="4357.57328862689" calcext:value-type="float">
            <text:p>4357,57328862689</text:p>
          </table:table-cell>
        </table:table-row>
        <table:table-row table:style-name="ro1">
          <table:table-cell table:number-columns-repeated="5"/>
          <table:table-cell table:style-name="ce21" table:formula="of:=IF([$Auxiliar.D12]&lt;=[Datos.$E$9];[$Auxiliar.D12];&quot;&quot;)" office:value-type="float" office:value="7" calcext:value-type="float">
            <text:p>7</text:p>
          </table:table-cell>
          <table:table-cell table:style-name="ce23" table:formula="of:=IF([.F15]=&quot;&quot;;&quot;&quot;;[Datos.$E$11])" office:value-type="float" office:value="1172.3050660516" calcext:value-type="float">
            <text:p>1172,3050660516</text:p>
          </table:table-cell>
          <table:table-cell table:style-name="ce23" table:formula="of:=IF([.F15]=&quot;&quot;;&quot;&quot;;[Datos.$E$7])" office:value-type="float" office:value="3" calcext:value-type="float">
            <text:p>3</text:p>
          </table:table-cell>
          <table:table-cell table:style-name="ce25" table:formula="of:=IF([.F15]=&quot;&quot;;&quot;&quot;;[.K14]*([.H15]/100))" office:value-type="float" office:value="130.727198658807" calcext:value-type="float">
            <text:p>130,727198658807</text:p>
          </table:table-cell>
          <table:table-cell table:style-name="ce25" table:formula="of:=IF([.F15]=&quot;&quot;;&quot;&quot;;[.G15]-[.I15])" office:value-type="float" office:value="1041.57786739279" calcext:value-type="float">
            <text:p>1041,57786739279</text:p>
          </table:table-cell>
          <table:table-cell table:style-name="ce25" table:formula="of:=IF([.F15]=&quot;&quot;;&quot;&quot;;[.K14]-[.J15])" office:value-type="float" office:value="3315.9954212341" calcext:value-type="float">
            <text:p>3315,9954212341</text:p>
          </table:table-cell>
        </table:table-row>
        <table:table-row table:style-name="ro1">
          <table:table-cell table:number-columns-repeated="5"/>
          <table:table-cell table:style-name="ce21" table:formula="of:=IF([$Auxiliar.D13]&lt;=[Datos.$E$9];[$Auxiliar.D13];&quot;&quot;)" office:value-type="float" office:value="8" calcext:value-type="float">
            <text:p>8</text:p>
          </table:table-cell>
          <table:table-cell table:style-name="ce23" table:formula="of:=IF([.F16]=&quot;&quot;;&quot;&quot;;[Datos.$E$11])" office:value-type="float" office:value="1172.3050660516" calcext:value-type="float">
            <text:p>1172,3050660516</text:p>
          </table:table-cell>
          <table:table-cell table:style-name="ce23" table:formula="of:=IF([.F16]=&quot;&quot;;&quot;&quot;;[Datos.$E$7])" office:value-type="float" office:value="3" calcext:value-type="float">
            <text:p>3</text:p>
          </table:table-cell>
          <table:table-cell table:style-name="ce25" table:formula="of:=IF([.F16]=&quot;&quot;;&quot;&quot;;[.K15]*([.H16]/100))" office:value-type="float" office:value="99.479862637023" calcext:value-type="float">
            <text:p>99,479862637023</text:p>
          </table:table-cell>
          <table:table-cell table:style-name="ce25" table:formula="of:=IF([.F16]=&quot;&quot;;&quot;&quot;;[.G16]-[.I16])" office:value-type="float" office:value="1072.82520341457" calcext:value-type="float">
            <text:p>1072,82520341457</text:p>
          </table:table-cell>
          <table:table-cell table:style-name="ce25" table:formula="of:=IF([.F16]=&quot;&quot;;&quot;&quot;;[.K15]-[.J16])" office:value-type="float" office:value="2243.17021781953" calcext:value-type="float">
            <text:p>2243,17021781953</text:p>
          </table:table-cell>
        </table:table-row>
        <table:table-row table:style-name="ro1">
          <table:table-cell table:number-columns-repeated="5"/>
          <table:table-cell table:style-name="ce21" table:formula="of:=IF([$Auxiliar.D14]&lt;=[Datos.$E$9];[$Auxiliar.D14];&quot;&quot;)" office:value-type="float" office:value="9" calcext:value-type="float">
            <text:p>9</text:p>
          </table:table-cell>
          <table:table-cell table:style-name="ce23" table:formula="of:=IF([.F17]=&quot;&quot;;&quot;&quot;;[Datos.$E$11])" office:value-type="float" office:value="1172.3050660516" calcext:value-type="float">
            <text:p>1172,3050660516</text:p>
          </table:table-cell>
          <table:table-cell table:style-name="ce23" table:formula="of:=IF([.F17]=&quot;&quot;;&quot;&quot;;[Datos.$E$7])" office:value-type="float" office:value="3" calcext:value-type="float">
            <text:p>3</text:p>
          </table:table-cell>
          <table:table-cell table:style-name="ce25" table:formula="of:=IF([.F17]=&quot;&quot;;&quot;&quot;;[.K16]*([.H17]/100))" office:value-type="float" office:value="67.2951065345858" calcext:value-type="float">
            <text:p>67,2951065345858</text:p>
          </table:table-cell>
          <table:table-cell table:style-name="ce25" table:formula="of:=IF([.F17]=&quot;&quot;;&quot;&quot;;[.G17]-[.I17])" office:value-type="float" office:value="1105.00995951701" calcext:value-type="float">
            <text:p>1105,00995951701</text:p>
          </table:table-cell>
          <table:table-cell table:style-name="ce25" table:formula="of:=IF([.F17]=&quot;&quot;;&quot;&quot;;[.K16]-[.J17])" office:value-type="float" office:value="1138.16025830252" calcext:value-type="float">
            <text:p>1138,16025830252</text:p>
          </table:table-cell>
        </table:table-row>
        <table:table-row table:style-name="ro1">
          <table:table-cell table:number-columns-repeated="5"/>
          <table:table-cell table:style-name="ce21" table:formula="of:=IF([$Auxiliar.D15]&lt;=[Datos.$E$9];[$Auxiliar.D15];&quot;&quot;)" office:value-type="float" office:value="10" calcext:value-type="float">
            <text:p>10</text:p>
          </table:table-cell>
          <table:table-cell table:style-name="ce23" table:formula="of:=IF([.F18]=&quot;&quot;;&quot;&quot;;[Datos.$E$11])" office:value-type="float" office:value="1172.3050660516" calcext:value-type="float">
            <text:p>1172,3050660516</text:p>
          </table:table-cell>
          <table:table-cell table:style-name="ce23" table:formula="of:=IF([.F18]=&quot;&quot;;&quot;&quot;;[Datos.$E$7])" office:value-type="float" office:value="3" calcext:value-type="float">
            <text:p>3</text:p>
          </table:table-cell>
          <table:table-cell table:style-name="ce25" table:formula="of:=IF([.F18]=&quot;&quot;;&quot;&quot;;[.K17]*([.H18]/100))" office:value-type="float" office:value="34.1448077490755" calcext:value-type="float">
            <text:p>34,1448077490755</text:p>
          </table:table-cell>
          <table:table-cell table:style-name="ce25" table:formula="of:=IF([.F18]=&quot;&quot;;&quot;&quot;;[.G18]-[.I18])" office:value-type="float" office:value="1138.16025830252" calcext:value-type="float">
            <text:p>1138,16025830252</text:p>
          </table:table-cell>
          <table:table-cell table:style-name="ce25" table:formula="of:=IF([.F18]=&quot;&quot;;&quot;&quot;;[.K17]-[.J1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IF([$Auxiliar.D16]&lt;=[Datos.$E$9];[$Auxiliar.D16];&quot;&quot;)">
            <text:p/>
          </table:table-cell>
          <table:table-cell table:formula="of:=IF([.F19]=&quot;&quot;;&quot;&quot;;[Datos.$E$11])">
            <text:p/>
          </table:table-cell>
          <table:table-cell table:formula="of:=IF([.F19]=&quot;&quot;;&quot;&quot;;[Datos.$E$7])">
            <text:p/>
          </table:table-cell>
          <table:table-cell table:formula="of:=IF([.F19]=&quot;&quot;;&quot;&quot;;[.K18]*([.H19]/100))">
            <text:p/>
          </table:table-cell>
          <table:table-cell table:formula="of:=IF([.F19]=&quot;&quot;;&quot;&quot;;[.G19]-[.I19])">
            <text:p/>
          </table:table-cell>
          <table:table-cell table:formula="of:=IF([.F19]=&quot;&quot;;&quot;&quot;;[.K18]-[.J19])">
            <text:p/>
          </table:table-cell>
        </table:table-row>
        <table:table-row table:style-name="ro1">
          <table:table-cell table:number-columns-repeated="5"/>
          <table:table-cell table:formula="of:=IF([$Auxiliar.D17]&lt;=[Datos.$E$9];[$Auxiliar.D17];&quot;&quot;)">
            <text:p/>
          </table:table-cell>
          <table:table-cell table:formula="of:=IF([.F20]=&quot;&quot;;&quot;&quot;;[Datos.$E$11])">
            <text:p/>
          </table:table-cell>
          <table:table-cell table:formula="of:=IF([.F20]=&quot;&quot;;&quot;&quot;;[Datos.$E$7])">
            <text:p/>
          </table:table-cell>
          <table:table-cell table:formula="of:=IF([.F20]=&quot;&quot;;&quot;&quot;;[.K19]*([.H20]/100))">
            <text:p/>
          </table:table-cell>
          <table:table-cell table:formula="of:=IF([.F20]=&quot;&quot;;&quot;&quot;;[.G20]-[.I20])">
            <text:p/>
          </table:table-cell>
          <table:table-cell table:formula="of:=IF([.F20]=&quot;&quot;;&quot;&quot;;[.K19]-[.J20])">
            <text:p/>
          </table:table-cell>
        </table:table-row>
        <table:table-row table:style-name="ro1">
          <table:table-cell table:number-columns-repeated="5"/>
          <table:table-cell table:formula="of:=IF([$Auxiliar.D18]&lt;=[Datos.$E$9];[$Auxiliar.D18];&quot;&quot;)">
            <text:p/>
          </table:table-cell>
          <table:table-cell table:formula="of:=IF([.F21]=&quot;&quot;;&quot;&quot;;[Datos.$E$11])">
            <text:p/>
          </table:table-cell>
          <table:table-cell table:formula="of:=IF([.F21]=&quot;&quot;;&quot;&quot;;[Datos.$E$7])">
            <text:p/>
          </table:table-cell>
          <table:table-cell table:formula="of:=IF([.F21]=&quot;&quot;;&quot;&quot;;[.K20]*([.H21]/100))">
            <text:p/>
          </table:table-cell>
          <table:table-cell table:formula="of:=IF([.F21]=&quot;&quot;;&quot;&quot;;[.G21]-[.I21])">
            <text:p/>
          </table:table-cell>
          <table:table-cell table:formula="of:=IF([.F21]=&quot;&quot;;&quot;&quot;;[.K20]-[.J21])">
            <text:p/>
          </table:table-cell>
        </table:table-row>
        <table:table-row table:style-name="ro1">
          <table:table-cell table:number-columns-repeated="5"/>
          <table:table-cell table:formula="of:=IF([$Auxiliar.D19]&lt;=[Datos.$E$9];[$Auxiliar.D19];&quot;&quot;)">
            <text:p/>
          </table:table-cell>
          <table:table-cell table:formula="of:=IF([.F22]=&quot;&quot;;&quot;&quot;;[Datos.$E$11])">
            <text:p/>
          </table:table-cell>
          <table:table-cell table:formula="of:=IF([.F22]=&quot;&quot;;&quot;&quot;;[Datos.$E$7])">
            <text:p/>
          </table:table-cell>
          <table:table-cell table:formula="of:=IF([.F22]=&quot;&quot;;&quot;&quot;;[.K21]*([.H22]/100))">
            <text:p/>
          </table:table-cell>
          <table:table-cell table:formula="of:=IF([.F22]=&quot;&quot;;&quot;&quot;;[.G22]-[.I22])">
            <text:p/>
          </table:table-cell>
          <table:table-cell table:formula="of:=IF([.F22]=&quot;&quot;;&quot;&quot;;[.K21]-[.J22])">
            <text:p/>
          </table:table-cell>
        </table:table-row>
        <table:table-row table:style-name="ro1">
          <table:table-cell table:number-columns-repeated="5"/>
          <table:table-cell table:formula="of:=IF([$Auxiliar.D20]&lt;=[Datos.$E$9];[$Auxiliar.D20];&quot;&quot;)">
            <text:p/>
          </table:table-cell>
          <table:table-cell table:formula="of:=IF([.F23]=&quot;&quot;;&quot;&quot;;[Datos.$E$11])">
            <text:p/>
          </table:table-cell>
          <table:table-cell table:formula="of:=IF([.F23]=&quot;&quot;;&quot;&quot;;[Datos.$E$7])">
            <text:p/>
          </table:table-cell>
          <table:table-cell table:formula="of:=IF([.F23]=&quot;&quot;;&quot;&quot;;[.K22]*([.H23]/100))">
            <text:p/>
          </table:table-cell>
          <table:table-cell table:formula="of:=IF([.F23]=&quot;&quot;;&quot;&quot;;[.G23]-[.I23])">
            <text:p/>
          </table:table-cell>
          <table:table-cell table:formula="of:=IF([.F23]=&quot;&quot;;&quot;&quot;;[.K22]-[.J23])">
            <text:p/>
          </table:table-cell>
        </table:table-row>
        <table:table-row table:style-name="ro1">
          <table:table-cell table:number-columns-repeated="5"/>
          <table:table-cell table:formula="of:=IF([$Auxiliar.D21]&lt;=[Datos.$E$9];[$Auxiliar.D21];&quot;&quot;)">
            <text:p/>
          </table:table-cell>
          <table:table-cell table:formula="of:=IF([.F24]=&quot;&quot;;&quot;&quot;;[Datos.$E$11])">
            <text:p/>
          </table:table-cell>
          <table:table-cell table:formula="of:=IF([.F24]=&quot;&quot;;&quot;&quot;;[Datos.$E$7])">
            <text:p/>
          </table:table-cell>
          <table:table-cell table:formula="of:=IF([.F24]=&quot;&quot;;&quot;&quot;;[.K23]*([.H24]/100))">
            <text:p/>
          </table:table-cell>
          <table:table-cell table:formula="of:=IF([.F24]=&quot;&quot;;&quot;&quot;;[.G24]-[.I24])">
            <text:p/>
          </table:table-cell>
          <table:table-cell table:formula="of:=IF([.F24]=&quot;&quot;;&quot;&quot;;[.K23]-[.J24])">
            <text:p/>
          </table:table-cell>
        </table:table-row>
        <table:table-row table:style-name="ro1">
          <table:table-cell table:number-columns-repeated="5"/>
          <table:table-cell table:formula="of:=IF([$Auxiliar.D22]&lt;=[Datos.$E$9];[$Auxiliar.D22];&quot;&quot;)">
            <text:p/>
          </table:table-cell>
          <table:table-cell table:formula="of:=IF([.F25]=&quot;&quot;;&quot;&quot;;[Datos.$E$11])">
            <text:p/>
          </table:table-cell>
          <table:table-cell table:formula="of:=IF([.F25]=&quot;&quot;;&quot;&quot;;[Datos.$E$7])">
            <text:p/>
          </table:table-cell>
          <table:table-cell table:formula="of:=IF([.F25]=&quot;&quot;;&quot;&quot;;[.K24]*([.H25]/100))">
            <text:p/>
          </table:table-cell>
          <table:table-cell table:formula="of:=IF([.F25]=&quot;&quot;;&quot;&quot;;[.G25]-[.I25])">
            <text:p/>
          </table:table-cell>
          <table:table-cell table:formula="of:=IF([.F25]=&quot;&quot;;&quot;&quot;;[.K24]-[.J25])">
            <text:p/>
          </table:table-cell>
        </table:table-row>
        <table:table-row table:style-name="ro1">
          <table:table-cell table:number-columns-repeated="5"/>
          <table:table-cell table:formula="of:=IF([$Auxiliar.D23]&lt;=[Datos.$E$9];[$Auxiliar.D23];&quot;&quot;)">
            <text:p/>
          </table:table-cell>
          <table:table-cell table:formula="of:=IF([.F26]=&quot;&quot;;&quot;&quot;;[Datos.$E$11])">
            <text:p/>
          </table:table-cell>
          <table:table-cell table:formula="of:=IF([.F26]=&quot;&quot;;&quot;&quot;;[Datos.$E$7])">
            <text:p/>
          </table:table-cell>
          <table:table-cell table:formula="of:=IF([.F26]=&quot;&quot;;&quot;&quot;;[.K25]*([.H26]/100))">
            <text:p/>
          </table:table-cell>
          <table:table-cell table:formula="of:=IF([.F26]=&quot;&quot;;&quot;&quot;;[.G26]-[.I26])">
            <text:p/>
          </table:table-cell>
          <table:table-cell table:formula="of:=IF([.F26]=&quot;&quot;;&quot;&quot;;[.K25]-[.J26])">
            <text:p/>
          </table:table-cell>
        </table:table-row>
        <table:table-row table:style-name="ro1">
          <table:table-cell table:number-columns-repeated="5"/>
          <table:table-cell table:formula="of:=IF([$Auxiliar.D24]&lt;=[Datos.$E$9];[$Auxiliar.D24];&quot;&quot;)">
            <text:p/>
          </table:table-cell>
          <table:table-cell table:formula="of:=IF([.F27]=&quot;&quot;;&quot;&quot;;[Datos.$E$11])">
            <text:p/>
          </table:table-cell>
          <table:table-cell table:formula="of:=IF([.F27]=&quot;&quot;;&quot;&quot;;[Datos.$E$7])">
            <text:p/>
          </table:table-cell>
          <table:table-cell table:formula="of:=IF([.F27]=&quot;&quot;;&quot;&quot;;[.K26]*([.H27]/100))">
            <text:p/>
          </table:table-cell>
          <table:table-cell table:formula="of:=IF([.F27]=&quot;&quot;;&quot;&quot;;[.G27]-[.I27])">
            <text:p/>
          </table:table-cell>
          <table:table-cell table:formula="of:=IF([.F27]=&quot;&quot;;&quot;&quot;;[.K26]-[.J27])">
            <text:p/>
          </table:table-cell>
        </table:table-row>
        <table:table-row table:style-name="ro1">
          <table:table-cell table:number-columns-repeated="5"/>
          <table:table-cell table:formula="of:=IF([$Auxiliar.D25]&lt;=[Datos.$E$9];[$Auxiliar.D25];&quot;&quot;)">
            <text:p/>
          </table:table-cell>
          <table:table-cell table:formula="of:=IF([.F28]=&quot;&quot;;&quot;&quot;;[Datos.$E$11])">
            <text:p/>
          </table:table-cell>
          <table:table-cell table:formula="of:=IF([.F28]=&quot;&quot;;&quot;&quot;;[Datos.$E$7])">
            <text:p/>
          </table:table-cell>
          <table:table-cell table:formula="of:=IF([.F28]=&quot;&quot;;&quot;&quot;;[.K27]*([.H28]/100))">
            <text:p/>
          </table:table-cell>
          <table:table-cell table:formula="of:=IF([.F28]=&quot;&quot;;&quot;&quot;;[.G28]-[.I28])">
            <text:p/>
          </table:table-cell>
          <table:table-cell table:formula="of:=IF([.F28]=&quot;&quot;;&quot;&quot;;[.K27]-[.J28])">
            <text:p/>
          </table:table-cell>
        </table:table-row>
        <table:table-row table:style-name="ro1">
          <table:table-cell table:number-columns-repeated="5"/>
          <table:table-cell table:formula="of:=IF([$Auxiliar.D26]&lt;=[Datos.$E$9];[$Auxiliar.D26];&quot;&quot;)">
            <text:p/>
          </table:table-cell>
          <table:table-cell table:formula="of:=IF([.F29]=&quot;&quot;;&quot;&quot;;[Datos.$E$11])">
            <text:p/>
          </table:table-cell>
          <table:table-cell table:formula="of:=IF([.F29]=&quot;&quot;;&quot;&quot;;[Datos.$E$7])">
            <text:p/>
          </table:table-cell>
          <table:table-cell table:formula="of:=IF([.F29]=&quot;&quot;;&quot;&quot;;[.K28]*([.H29]/100))">
            <text:p/>
          </table:table-cell>
          <table:table-cell table:formula="of:=IF([.F29]=&quot;&quot;;&quot;&quot;;[.G29]-[.I29])">
            <text:p/>
          </table:table-cell>
          <table:table-cell table:formula="of:=IF([.F29]=&quot;&quot;;&quot;&quot;;[.K28]-[.J29])">
            <text:p/>
          </table:table-cell>
        </table:table-row>
        <table:table-row table:style-name="ro1">
          <table:table-cell table:number-columns-repeated="5"/>
          <table:table-cell table:formula="of:=IF([$Auxiliar.D27]&lt;=[Datos.$E$9];[$Auxiliar.D27];&quot;&quot;)">
            <text:p/>
          </table:table-cell>
          <table:table-cell table:formula="of:=IF([.F30]=&quot;&quot;;&quot;&quot;;[Datos.$E$11])">
            <text:p/>
          </table:table-cell>
          <table:table-cell table:formula="of:=IF([.F30]=&quot;&quot;;&quot;&quot;;[Datos.$E$7])">
            <text:p/>
          </table:table-cell>
          <table:table-cell table:formula="of:=IF([.F30]=&quot;&quot;;&quot;&quot;;[.K29]*([.H30]/100))">
            <text:p/>
          </table:table-cell>
          <table:table-cell table:formula="of:=IF([.F30]=&quot;&quot;;&quot;&quot;;[.G30]-[.I30])">
            <text:p/>
          </table:table-cell>
          <table:table-cell table:formula="of:=IF([.F30]=&quot;&quot;;&quot;&quot;;[.K29]-[.J30])">
            <text:p/>
          </table:table-cell>
        </table:table-row>
        <table:table-row table:style-name="ro1">
          <table:table-cell table:number-columns-repeated="5"/>
          <table:table-cell table:formula="of:=IF([$Auxiliar.D28]&lt;=[Datos.$E$9];[$Auxiliar.D28];&quot;&quot;)">
            <text:p/>
          </table:table-cell>
          <table:table-cell table:formula="of:=IF([.F31]=&quot;&quot;;&quot;&quot;;[Datos.$E$11])">
            <text:p/>
          </table:table-cell>
          <table:table-cell table:formula="of:=IF([.F31]=&quot;&quot;;&quot;&quot;;[Datos.$E$7])">
            <text:p/>
          </table:table-cell>
          <table:table-cell table:formula="of:=IF([.F31]=&quot;&quot;;&quot;&quot;;[.K30]*([.H31]/100))">
            <text:p/>
          </table:table-cell>
          <table:table-cell table:formula="of:=IF([.F31]=&quot;&quot;;&quot;&quot;;[.G31]-[.I31])">
            <text:p/>
          </table:table-cell>
          <table:table-cell table:formula="of:=IF([.F31]=&quot;&quot;;&quot;&quot;;[.K30]-[.J31])">
            <text:p/>
          </table:table-cell>
        </table:table-row>
        <table:table-row table:style-name="ro1">
          <table:table-cell table:number-columns-repeated="5"/>
          <table:table-cell table:formula="of:=IF([$Auxiliar.D29]&lt;=[Datos.$E$9];[$Auxiliar.D29];&quot;&quot;)">
            <text:p/>
          </table:table-cell>
          <table:table-cell table:formula="of:=IF([.F32]=&quot;&quot;;&quot;&quot;;[Datos.$E$11])">
            <text:p/>
          </table:table-cell>
          <table:table-cell table:formula="of:=IF([.F32]=&quot;&quot;;&quot;&quot;;[Datos.$E$7])">
            <text:p/>
          </table:table-cell>
          <table:table-cell table:formula="of:=IF([.F32]=&quot;&quot;;&quot;&quot;;[.K31]*([.H32]/100))">
            <text:p/>
          </table:table-cell>
          <table:table-cell table:formula="of:=IF([.F32]=&quot;&quot;;&quot;&quot;;[.G32]-[.I32])">
            <text:p/>
          </table:table-cell>
          <table:table-cell table:formula="of:=IF([.F32]=&quot;&quot;;&quot;&quot;;[.K31]-[.J32])">
            <text:p/>
          </table:table-cell>
        </table:table-row>
        <table:table-row table:style-name="ro1">
          <table:table-cell table:number-columns-repeated="5"/>
          <table:table-cell table:formula="of:=IF([$Auxiliar.D30]&lt;=[Datos.$E$9];[$Auxiliar.D30];&quot;&quot;)">
            <text:p/>
          </table:table-cell>
          <table:table-cell table:formula="of:=IF([.F33]=&quot;&quot;;&quot;&quot;;[Datos.$E$11])">
            <text:p/>
          </table:table-cell>
          <table:table-cell table:formula="of:=IF([.F33]=&quot;&quot;;&quot;&quot;;[Datos.$E$7])">
            <text:p/>
          </table:table-cell>
          <table:table-cell table:formula="of:=IF([.F33]=&quot;&quot;;&quot;&quot;;[.K32]*([.H33]/100))">
            <text:p/>
          </table:table-cell>
          <table:table-cell table:formula="of:=IF([.F33]=&quot;&quot;;&quot;&quot;;[.G33]-[.I33])">
            <text:p/>
          </table:table-cell>
          <table:table-cell table:formula="of:=IF([.F33]=&quot;&quot;;&quot;&quot;;[.K32]-[.J33])">
            <text:p/>
          </table:table-cell>
        </table:table-row>
        <table:table-row table:style-name="ro1">
          <table:table-cell table:number-columns-repeated="5"/>
          <table:table-cell table:formula="of:=IF([$Auxiliar.D31]&lt;=[Datos.$E$9];[$Auxiliar.D31];&quot;&quot;)">
            <text:p/>
          </table:table-cell>
          <table:table-cell table:formula="of:=IF([.F34]=&quot;&quot;;&quot;&quot;;[Datos.$E$11])">
            <text:p/>
          </table:table-cell>
          <table:table-cell table:formula="of:=IF([.F34]=&quot;&quot;;&quot;&quot;;[Datos.$E$7])">
            <text:p/>
          </table:table-cell>
          <table:table-cell table:formula="of:=IF([.F34]=&quot;&quot;;&quot;&quot;;[.K33]*([.H34]/100))">
            <text:p/>
          </table:table-cell>
          <table:table-cell table:formula="of:=IF([.F34]=&quot;&quot;;&quot;&quot;;[.G34]-[.I34])">
            <text:p/>
          </table:table-cell>
          <table:table-cell table:formula="of:=IF([.F34]=&quot;&quot;;&quot;&quot;;[.K33]-[.J34])">
            <text:p/>
          </table:table-cell>
        </table:table-row>
        <table:table-row table:style-name="ro1">
          <table:table-cell table:number-columns-repeated="5"/>
          <table:table-cell table:formula="of:=IF([$Auxiliar.D32]&lt;=[Datos.$E$9];[$Auxiliar.D32];&quot;&quot;)">
            <text:p/>
          </table:table-cell>
          <table:table-cell table:formula="of:=IF([.F35]=&quot;&quot;;&quot;&quot;;[Datos.$E$11])">
            <text:p/>
          </table:table-cell>
          <table:table-cell table:formula="of:=IF([.F35]=&quot;&quot;;&quot;&quot;;[Datos.$E$7])">
            <text:p/>
          </table:table-cell>
          <table:table-cell table:formula="of:=IF([.F35]=&quot;&quot;;&quot;&quot;;[.K34]*([.H35]/100))">
            <text:p/>
          </table:table-cell>
          <table:table-cell table:formula="of:=IF([.F35]=&quot;&quot;;&quot;&quot;;[.G35]-[.I35])">
            <text:p/>
          </table:table-cell>
          <table:table-cell table:formula="of:=IF([.F35]=&quot;&quot;;&quot;&quot;;[.K34]-[.J35])">
            <text:p/>
          </table:table-cell>
        </table:table-row>
        <table:table-row table:style-name="ro1">
          <table:table-cell table:number-columns-repeated="5"/>
          <table:table-cell table:formula="of:=IF([$Auxiliar.D33]&lt;=[Datos.$E$9];[$Auxiliar.D33];&quot;&quot;)">
            <text:p/>
          </table:table-cell>
          <table:table-cell table:formula="of:=IF([.F36]=&quot;&quot;;&quot;&quot;;[Datos.$E$11])">
            <text:p/>
          </table:table-cell>
          <table:table-cell table:formula="of:=IF([.F36]=&quot;&quot;;&quot;&quot;;[Datos.$E$7])">
            <text:p/>
          </table:table-cell>
          <table:table-cell table:formula="of:=IF([.F36]=&quot;&quot;;&quot;&quot;;[.K35]*([.H36]/100))">
            <text:p/>
          </table:table-cell>
          <table:table-cell table:formula="of:=IF([.F36]=&quot;&quot;;&quot;&quot;;[.G36]-[.I36])">
            <text:p/>
          </table:table-cell>
          <table:table-cell table:formula="of:=IF([.F36]=&quot;&quot;;&quot;&quot;;[.K35]-[.J36])">
            <text:p/>
          </table:table-cell>
        </table:table-row>
        <table:table-row table:style-name="ro1">
          <table:table-cell table:number-columns-repeated="5"/>
          <table:table-cell table:formula="of:=IF([$Auxiliar.D34]&lt;=[Datos.$E$9];[$Auxiliar.D34];&quot;&quot;)">
            <text:p/>
          </table:table-cell>
          <table:table-cell table:formula="of:=IF([.F37]=&quot;&quot;;&quot;&quot;;[Datos.$E$11])">
            <text:p/>
          </table:table-cell>
          <table:table-cell table:formula="of:=IF([.F37]=&quot;&quot;;&quot;&quot;;[Datos.$E$7])">
            <text:p/>
          </table:table-cell>
          <table:table-cell table:formula="of:=IF([.F37]=&quot;&quot;;&quot;&quot;;[.K36]*([.H37]/100))">
            <text:p/>
          </table:table-cell>
          <table:table-cell table:formula="of:=IF([.F37]=&quot;&quot;;&quot;&quot;;[.G37]-[.I37])">
            <text:p/>
          </table:table-cell>
          <table:table-cell table:formula="of:=IF([.F37]=&quot;&quot;;&quot;&quot;;[.K36]-[.J37])">
            <text:p/>
          </table:table-cell>
        </table:table-row>
        <table:table-row table:style-name="ro1">
          <table:table-cell table:number-columns-repeated="5"/>
          <table:table-cell table:formula="of:=IF([$Auxiliar.D35]&lt;=[Datos.$E$9];[$Auxiliar.D35];&quot;&quot;)">
            <text:p/>
          </table:table-cell>
          <table:table-cell table:formula="of:=IF([.F38]=&quot;&quot;;&quot;&quot;;[Datos.$E$11])">
            <text:p/>
          </table:table-cell>
          <table:table-cell table:formula="of:=IF([.F38]=&quot;&quot;;&quot;&quot;;[Datos.$E$7])">
            <text:p/>
          </table:table-cell>
          <table:table-cell table:formula="of:=IF([.F38]=&quot;&quot;;&quot;&quot;;[.K37]*([.H38]/100))">
            <text:p/>
          </table:table-cell>
          <table:table-cell table:formula="of:=IF([.F38]=&quot;&quot;;&quot;&quot;;[.G38]-[.I38])">
            <text:p/>
          </table:table-cell>
          <table:table-cell table:formula="of:=IF([.F38]=&quot;&quot;;&quot;&quot;;[.K37]-[.J38])">
            <text:p/>
          </table:table-cell>
        </table:table-row>
        <table:table-row table:style-name="ro1">
          <table:table-cell table:number-columns-repeated="5"/>
          <table:table-cell table:style-name="Default"/>
          <table:table-cell table:style-name="Default" table:formula="of:=IF([.F39]=&quot;&quot;;&quot;&quot;;[Datos.$E$11])">
            <text:p/>
          </table:table-cell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/>
          <table:table-cell table:style-name="Default" table:formula="of:=IF([.F40]=&quot;&quot;;&quot;&quot;;[Datos.$E$11])">
            <text:p/>
          </table:table-cell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/>
          <table:table-cell table:style-name="Default" table:formula="of:=IF([.F41]=&quot;&quot;;&quot;&quot;;[Datos.$E$11])">
            <text:p/>
          </table:table-cell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/>
          <table:table-cell table:style-name="Default" table:formula="of:=IF([.F42]=&quot;&quot;;&quot;&quot;;[Datos.$E$11])">
            <text:p/>
          </table:table-cell>
          <table:table-cell table:style-name="Default" table:number-columns-repeated="4"/>
        </table:table-row>
        <calcext:conditional-formats>
          <calcext:conditional-format calcext:target-range-address="'Cuadro Amortización Anual'.G8:'Cuadro Amortización Anual'.H38">
            <calcext:condition calcext:apply-style-name="Bordes y Fondo" calcext:value="!=&quot;&quot;" calcext:base-cell-address="'Cuadro Amortización Anual'.G8"/>
          </calcext:conditional-format>
          <calcext:conditional-format calcext:target-range-address="'Cuadro Amortización Anual'.F8:'Cuadro Amortización Anual'.F38">
            <calcext:condition calcext:apply-style-name="Bordes" calcext:value="!=&quot;&quot;" calcext:base-cell-address="'Cuadro Amortización Anual'.F8"/>
          </calcext:conditional-format>
          <calcext:conditional-format calcext:target-range-address="'Cuadro Amortización Anual'.I8:'Cuadro Amortización Anual'.K38">
            <calcext:condition calcext:apply-style-name="Bordes" calcext:value="!=&quot;&quot;" calcext:base-cell-address="'Cuadro Amortización Anual'.I8"/>
          </calcext:conditional-format>
        </calcext:conditional-formats>
      </table:table>
      <table:table table:name="Cuadro Amortización Mensual" table:style-name="ta1">
        <table:table-column table:style-name="co1" table:number-columns-repeated="7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row table:style-name="ro1" table:number-rows-repeated="4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ce4" office:value-type="string" calcext:value-type="string">
            <text:p>Meses</text:p>
          </table:table-cell>
          <table:table-cell table:style-name="ce4" office:value-type="string" calcext:value-type="string">
            <text:p>Mensualidad</text:p>
          </table:table-cell>
          <table:table-cell table:style-name="ce4" office:value-type="string" calcext:value-type="string">
            <text:p>Interés(%)</text:p>
          </table:table-cell>
          <table:table-cell table:style-name="ce4" office:value-type="string" calcext:value-type="string">
            <text:p>Interés(€)</text:p>
          </table:table-cell>
          <table:table-cell table:style-name="ce4" office:value-type="string" calcext:value-type="string">
            <text:p>C. Devuelto</text:p>
          </table:table-cell>
          <table:table-cell table:style-name="ce4" office:value-type="string" calcext:value-type="string">
            <text:p>C. Pendiente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$'Operaciones Mensuales'.E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$'Operaciones Mensuales'.E6]" office:value-type="float" office:value="1" calcext:value-type="float">
            <text:p>1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$'Operaciones Mensuales'.E7]" office:value-type="float" office:value="2" calcext:value-type="float">
            <text:p>2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$'Operaciones Mensuales'.E8]" office:value-type="float" office:value="3" calcext:value-type="float">
            <text:p>3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$'Operaciones Mensuales'.E9]" office:value-type="float" office:value="4" calcext:value-type="float">
            <text:p>4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$'Operaciones Mensuales'.E10]" office:value-type="float" office:value="5" calcext:value-type="float">
            <text:p>5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$'Operaciones Mensuales'.E11]" office:value-type="float" office:value="6" calcext:value-type="float">
            <text:p>6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$'Operaciones Mensuales'.E12]" office:value-type="float" office:value="7" calcext:value-type="float">
            <text:p>7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$'Operaciones Mensuales'.E13]" office:value-type="float" office:value="8" calcext:value-type="float">
            <text:p>8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$'Operaciones Mensuales'.E14]" office:value-type="float" office:value="9" calcext:value-type="float">
            <text:p>9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$'Operaciones Mensuales'.E15]" office:value-type="float" office:value="10" calcext:value-type="float">
            <text:p>10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$'Operaciones Mensuales'.E16]" office:value-type="float" office:value="11" calcext:value-type="float">
            <text:p>11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$'Operaciones Mensuales'.E17]" office:value-type="float" office:value="12" calcext:value-type="float">
            <text:p>12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$'Operaciones Mensuales'.E18]" office:value-type="float" office:value="13" calcext:value-type="float">
            <text:p>13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$'Operaciones Mensuales'.E19]" office:value-type="float" office:value="14" calcext:value-type="float">
            <text:p>14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$'Operaciones Mensuales'.E20]" office:value-type="float" office:value="15" calcext:value-type="float">
            <text:p>15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$'Operaciones Mensuales'.E21]" office:value-type="float" office:value="16" calcext:value-type="float">
            <text:p>16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$'Operaciones Mensuales'.E22]" office:value-type="float" office:value="17" calcext:value-type="float">
            <text:p>17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$'Operaciones Mensuales'.E23]" office:value-type="float" office:value="18" calcext:value-type="float">
            <text:p>18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$'Operaciones Mensuales'.E24]" office:value-type="float" office:value="19" calcext:value-type="float">
            <text:p>19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$'Operaciones Mensuales'.E25]" office:value-type="float" office:value="20" calcext:value-type="float">
            <text:p>20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$'Operaciones Mensuales'.E26]" office:value-type="float" office:value="21" calcext:value-type="float">
            <text:p>21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$'Operaciones Mensuales'.E27]" office:value-type="float" office:value="22" calcext:value-type="float">
            <text:p>22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$'Operaciones Mensuales'.E28]" office:value-type="float" office:value="23" calcext:value-type="float">
            <text:p>23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$'Operaciones Mensuales'.E29]" office:value-type="float" office:value="24" calcext:value-type="float">
            <text:p>24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$'Operaciones Mensuales'.E30]" office:value-type="float" office:value="25" calcext:value-type="float">
            <text:p>25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$'Operaciones Mensuales'.E31]" office:value-type="float" office:value="26" calcext:value-type="float">
            <text:p>26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$'Operaciones Mensuales'.E32]" office:value-type="float" office:value="27" calcext:value-type="float">
            <text:p>27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$'Operaciones Mensuales'.E33]" office:value-type="float" office:value="28" calcext:value-type="float">
            <text:p>28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$'Operaciones Mensuales'.E34]" office:value-type="float" office:value="29" calcext:value-type="float">
            <text:p>29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$'Operaciones Mensuales'.E35]" office:value-type="float" office:value="30" calcext:value-type="float">
            <text:p>30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$'Operaciones Mensuales'.E36]" office:value-type="float" office:value="31" calcext:value-type="float">
            <text:p>31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$'Operaciones Mensuales'.E37]" office:value-type="float" office:value="32" calcext:value-type="float">
            <text:p>32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$'Operaciones Mensuales'.E38]" office:value-type="float" office:value="33" calcext:value-type="float">
            <text:p>33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$'Operaciones Mensuales'.E39]" office:value-type="float" office:value="34" calcext:value-type="float">
            <text:p>34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$'Operaciones Mensuales'.E40]" office:value-type="float" office:value="35" calcext:value-type="float">
            <text:p>35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[$'Operaciones Mensuales'.E41]" office:value-type="float" office:value="36" calcext:value-type="float">
            <text:p>36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[$'Operaciones Mensuales'.E42]" office:value-type="float" office:value="37" calcext:value-type="float">
            <text:p>37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[$'Operaciones Mensuales'.E43]" office:value-type="float" office:value="38" calcext:value-type="float">
            <text:p>38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[$'Operaciones Mensuales'.E44]" office:value-type="float" office:value="39" calcext:value-type="float">
            <text:p>39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$'Operaciones Mensuales'.E45]" office:value-type="float" office:value="40" calcext:value-type="float">
            <text:p>40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[$'Operaciones Mensuales'.E46]" office:value-type="float" office:value="41" calcext:value-type="float">
            <text:p>41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formula="of:=[$'Operaciones Mensuales'.E47]" office:value-type="float" office:value="42" calcext:value-type="float">
            <text:p>42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[$'Operaciones Mensuales'.E48]" office:value-type="float" office:value="43" calcext:value-type="float">
            <text:p>43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[$'Operaciones Mensuales'.E49]" office:value-type="float" office:value="44" calcext:value-type="float">
            <text:p>44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$'Operaciones Mensuales'.E50]" office:value-type="float" office:value="45" calcext:value-type="float">
            <text:p>45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[$'Operaciones Mensuales'.E51]" office:value-type="float" office:value="46" calcext:value-type="float">
            <text:p>46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[$'Operaciones Mensuales'.E52]" office:value-type="float" office:value="47" calcext:value-type="float">
            <text:p>47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[$'Operaciones Mensuales'.E53]" office:value-type="float" office:value="48" calcext:value-type="float">
            <text:p>48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[$'Operaciones Mensuales'.E54]" office:value-type="float" office:value="49" calcext:value-type="float">
            <text:p>49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$'Operaciones Mensuales'.E55]" office:value-type="float" office:value="50" calcext:value-type="float">
            <text:p>50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[$'Operaciones Mensuales'.E56]" office:value-type="float" office:value="51" calcext:value-type="float">
            <text:p>51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[$'Operaciones Mensuales'.E57]" office:value-type="float" office:value="52" calcext:value-type="float">
            <text:p>52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[$'Operaciones Mensuales'.E58]" office:value-type="float" office:value="53" calcext:value-type="float">
            <text:p>53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[$'Operaciones Mensuales'.E59]" office:value-type="float" office:value="54" calcext:value-type="float">
            <text:p>54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[$'Operaciones Mensuales'.E60]" office:value-type="float" office:value="55" calcext:value-type="float">
            <text:p>55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[$'Operaciones Mensuales'.E61]" office:value-type="float" office:value="56" calcext:value-type="float">
            <text:p>56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[$'Operaciones Mensuales'.E62]" office:value-type="float" office:value="57" calcext:value-type="float">
            <text:p>57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[$'Operaciones Mensuales'.E63]" office:value-type="float" office:value="58" calcext:value-type="float">
            <text:p>58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[$'Operaciones Mensuales'.E64]" office:value-type="float" office:value="59" calcext:value-type="float">
            <text:p>59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$'Operaciones Mensuales'.E65]" office:value-type="float" office:value="60" calcext:value-type="float">
            <text:p>60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[$'Operaciones Mensuales'.E66]" office:value-type="float" office:value="61" calcext:value-type="float">
            <text:p>61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[$'Operaciones Mensuales'.E67]" office:value-type="float" office:value="62" calcext:value-type="float">
            <text:p>62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[$'Operaciones Mensuales'.E68]" office:value-type="float" office:value="63" calcext:value-type="float">
            <text:p>63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$'Operaciones Mensuales'.E69]" office:value-type="float" office:value="64" calcext:value-type="float">
            <text:p>64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[$'Operaciones Mensuales'.E70]" office:value-type="float" office:value="65" calcext:value-type="float">
            <text:p>65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[$'Operaciones Mensuales'.E71]" office:value-type="float" office:value="66" calcext:value-type="float">
            <text:p>66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[$'Operaciones Mensuales'.E72]" office:value-type="float" office:value="67" calcext:value-type="float">
            <text:p>67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[$'Operaciones Mensuales'.E73]" office:value-type="float" office:value="68" calcext:value-type="float">
            <text:p>68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[$'Operaciones Mensuales'.E74]" office:value-type="float" office:value="69" calcext:value-type="float">
            <text:p>69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$'Operaciones Mensuales'.E75]" office:value-type="float" office:value="70" calcext:value-type="float">
            <text:p>70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[$'Operaciones Mensuales'.E76]" office:value-type="float" office:value="71" calcext:value-type="float">
            <text:p>71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[$'Operaciones Mensuales'.E77]" office:value-type="float" office:value="72" calcext:value-type="float">
            <text:p>72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[$'Operaciones Mensuales'.E78]" office:value-type="float" office:value="73" calcext:value-type="float">
            <text:p>73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[$'Operaciones Mensuales'.E79]" office:value-type="float" office:value="74" calcext:value-type="float">
            <text:p>74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[$'Operaciones Mensuales'.E80]" office:value-type="float" office:value="75" calcext:value-type="float">
            <text:p>75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[$'Operaciones Mensuales'.E81]" office:value-type="float" office:value="76" calcext:value-type="float">
            <text:p>76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[$'Operaciones Mensuales'.E82]" office:value-type="float" office:value="77" calcext:value-type="float">
            <text:p>77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[$'Operaciones Mensuales'.E83]" office:value-type="float" office:value="78" calcext:value-type="float">
            <text:p>78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[$'Operaciones Mensuales'.E84]" office:value-type="float" office:value="79" calcext:value-type="float">
            <text:p>79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$'Operaciones Mensuales'.E85]" office:value-type="float" office:value="80" calcext:value-type="float">
            <text:p>80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table:formula="of:=[$'Operaciones Mensuales'.E86]" office:value-type="float" office:value="81" calcext:value-type="float">
            <text:p>81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table:formula="of:=[$'Operaciones Mensuales'.E87]" office:value-type="float" office:value="82" calcext:value-type="float">
            <text:p>82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[$'Operaciones Mensuales'.E88]" office:value-type="float" office:value="83" calcext:value-type="float">
            <text:p>83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table:formula="of:=[$'Operaciones Mensuales'.E89]" office:value-type="float" office:value="84" calcext:value-type="float">
            <text:p>84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formula="of:=[$'Operaciones Mensuales'.E90]" office:value-type="float" office:value="85" calcext:value-type="float">
            <text:p>85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table:formula="of:=[$'Operaciones Mensuales'.E91]" office:value-type="float" office:value="86" calcext:value-type="float">
            <text:p>86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table:formula="of:=[$'Operaciones Mensuales'.E92]" office:value-type="float" office:value="87" calcext:value-type="float">
            <text:p>87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formula="of:=[$'Operaciones Mensuales'.E93]" office:value-type="float" office:value="88" calcext:value-type="float">
            <text:p>88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table:formula="of:=[$'Operaciones Mensuales'.E94]" office:value-type="float" office:value="89" calcext:value-type="float">
            <text:p>89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$'Operaciones Mensuales'.E95]" office:value-type="float" office:value="90" calcext:value-type="float">
            <text:p>90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table:formula="of:=[$'Operaciones Mensuales'.E96]" office:value-type="float" office:value="91" calcext:value-type="float">
            <text:p>91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table:formula="of:=[$'Operaciones Mensuales'.E97]" office:value-type="float" office:value="92" calcext:value-type="float">
            <text:p>92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table:formula="of:=[$'Operaciones Mensuales'.E98]" office:value-type="float" office:value="93" calcext:value-type="float">
            <text:p>93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table:formula="of:=[$'Operaciones Mensuales'.E99]" office:value-type="float" office:value="94" calcext:value-type="float">
            <text:p>94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formula="of:=[$'Operaciones Mensuales'.E100]" office:value-type="float" office:value="95" calcext:value-type="float">
            <text:p>95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table:formula="of:=[$'Operaciones Mensuales'.E101]" office:value-type="float" office:value="96" calcext:value-type="float">
            <text:p>96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table:formula="of:=[$'Operaciones Mensuales'.E102]" office:value-type="float" office:value="97" calcext:value-type="float">
            <text:p>97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table:formula="of:=[$'Operaciones Mensuales'.E103]" office:value-type="float" office:value="98" calcext:value-type="float">
            <text:p>98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table:formula="of:=[$'Operaciones Mensuales'.E104]" office:value-type="float" office:value="99" calcext:value-type="float">
            <text:p>99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$'Operaciones Mensuales'.E105]" office:value-type="float" office:value="100" calcext:value-type="float">
            <text:p>100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table:formula="of:=[$'Operaciones Mensuales'.E106]" office:value-type="float" office:value="101" calcext:value-type="float">
            <text:p>101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table:formula="of:=[$'Operaciones Mensuales'.E107]" office:value-type="float" office:value="102" calcext:value-type="float">
            <text:p>102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table:formula="of:=[$'Operaciones Mensuales'.E108]" office:value-type="float" office:value="103" calcext:value-type="float">
            <text:p>103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table:formula="of:=[$'Operaciones Mensuales'.E109]" office:value-type="float" office:value="104" calcext:value-type="float">
            <text:p>104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table:formula="of:=[$'Operaciones Mensuales'.E110]" office:value-type="float" office:value="105" calcext:value-type="float">
            <text:p>105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table:formula="of:=[$'Operaciones Mensuales'.E111]" office:value-type="float" office:value="106" calcext:value-type="float">
            <text:p>106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table:formula="of:=[$'Operaciones Mensuales'.E112]" office:value-type="float" office:value="107" calcext:value-type="float">
            <text:p>107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table:formula="of:=[$'Operaciones Mensuales'.E113]" office:value-type="float" office:value="108" calcext:value-type="float">
            <text:p>108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table:formula="of:=[$'Operaciones Mensuales'.E114]" office:value-type="float" office:value="109" calcext:value-type="float">
            <text:p>109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$'Operaciones Mensuales'.E115]" office:value-type="float" office:value="110" calcext:value-type="float">
            <text:p>110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table:formula="of:=[$'Operaciones Mensuales'.E116]" office:value-type="float" office:value="111" calcext:value-type="float">
            <text:p>111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table:formula="of:=[$'Operaciones Mensuales'.E117]" office:value-type="float" office:value="112" calcext:value-type="float">
            <text:p>112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table:formula="of:=[$'Operaciones Mensuales'.E118]" office:value-type="float" office:value="113" calcext:value-type="float">
            <text:p>113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table:formula="of:=[$'Operaciones Mensuales'.E119]" office:value-type="float" office:value="114" calcext:value-type="float">
            <text:p>114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 table:formula="of:=[$'Operaciones Mensuales'.E120]" office:value-type="float" office:value="115" calcext:value-type="float">
            <text:p>115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table:formula="of:=[$'Operaciones Mensuales'.E121]" office:value-type="float" office:value="116" calcext:value-type="float">
            <text:p>116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table:formula="of:=[$'Operaciones Mensuales'.E122]" office:value-type="float" office:value="117" calcext:value-type="float">
            <text:p>117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table:formula="of:=[$'Operaciones Mensuales'.E123]" office:value-type="float" office:value="118" calcext:value-type="float">
            <text:p>118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table:formula="of:=[$'Operaciones Mensuales'.E124]" office:value-type="float" office:value="119" calcext:value-type="float">
            <text:p>119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$'Operaciones Mensuales'.E125]" office:value-type="float" office:value="120" calcext:value-type="float">
            <text:p>120</text:p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table:formula="of:=[$'Operaciones Mensuales'.E12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table:formula="of:=[$'Operaciones Mensuales'.E12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table:formula="of:=[$'Operaciones Mensuales'.E12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table:formula="of:=[$'Operaciones Mensuales'.E12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table:formula="of:=[$'Operaciones Mensuales'.E13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table:formula="of:=[$'Operaciones Mensuales'.E13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table:formula="of:=[$'Operaciones Mensuales'.E13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[$'Operaciones Mensuales'.E13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table:formula="of:=[$'Operaciones Mensuales'.E13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$'Operaciones Mensuales'.E13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 table:formula="of:=[$'Operaciones Mensuales'.E13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table:formula="of:=[$'Operaciones Mensuales'.E13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table:formula="of:=[$'Operaciones Mensuales'.E13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 table:formula="of:=[$'Operaciones Mensuales'.E13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table:formula="of:=[$'Operaciones Mensuales'.E14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table:formula="of:=[$'Operaciones Mensuales'.E14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table:formula="of:=[$'Operaciones Mensuales'.E14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table:formula="of:=[$'Operaciones Mensuales'.E14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table:formula="of:=[$'Operaciones Mensuales'.E14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$'Operaciones Mensuales'.E14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 table:formula="of:=[$'Operaciones Mensuales'.E14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table:formula="of:=[$'Operaciones Mensuales'.E14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 table:formula="of:=[$'Operaciones Mensuales'.E14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formula="of:=[$'Operaciones Mensuales'.E14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table:formula="of:=[$'Operaciones Mensuales'.E15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table:formula="of:=[$'Operaciones Mensuales'.E15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 table:formula="of:=[$'Operaciones Mensuales'.E15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table:formula="of:=[$'Operaciones Mensuales'.E15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 table:formula="of:=[$'Operaciones Mensuales'.E15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$'Operaciones Mensuales'.E15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1" calcext:value-type="float">
            <text:p>151</text:p>
          </table:table-cell>
          <table:table-cell table:formula="of:=[$'Operaciones Mensuales'.E15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table:formula="of:=[$'Operaciones Mensuales'.E15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  <table:table-cell table:formula="of:=[$'Operaciones Mensuales'.E15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table:formula="of:=[$'Operaciones Mensuales'.E15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  <table:table-cell table:formula="of:=[$'Operaciones Mensuales'.E16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table:formula="of:=[$'Operaciones Mensuales'.E16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table:formula="of:=[$'Operaciones Mensuales'.E16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table:formula="of:=[$'Operaciones Mensuales'.E16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  <table:table-cell table:formula="of:=[$'Operaciones Mensuales'.E16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$'Operaciones Mensuales'.E16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1" calcext:value-type="float">
            <text:p>161</text:p>
          </table:table-cell>
          <table:table-cell table:formula="of:=[$'Operaciones Mensuales'.E16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table:formula="of:=[$'Operaciones Mensuales'.E16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table:formula="of:=[$'Operaciones Mensuales'.E16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  <table:table-cell table:formula="of:=[$'Operaciones Mensuales'.E16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 table:formula="of:=[$'Operaciones Mensuales'.E17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table:formula="of:=[$'Operaciones Mensuales'.E17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table:formula="of:=[$'Operaciones Mensuales'.E17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table:formula="of:=[$'Operaciones Mensuales'.E17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 table:formula="of:=[$'Operaciones Mensuales'.E17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$'Operaciones Mensuales'.E17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 table:formula="of:=[$'Operaciones Mensuales'.E17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table:formula="of:=[$'Operaciones Mensuales'.E17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 table:formula="of:=[$'Operaciones Mensuales'.E17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table:formula="of:=[$'Operaciones Mensuales'.E17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table:formula="of:=[$'Operaciones Mensuales'.E18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table:formula="of:=[$'Operaciones Mensuales'.E18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table:formula="of:=[$'Operaciones Mensuales'.E18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table:formula="of:=[$'Operaciones Mensuales'.E18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table:formula="of:=[$'Operaciones Mensuales'.E18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$'Operaciones Mensuales'.E18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table:formula="of:=[$'Operaciones Mensuales'.E18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table:formula="of:=[$'Operaciones Mensuales'.E18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table:formula="of:=[$'Operaciones Mensuales'.E18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table:formula="of:=[$'Operaciones Mensuales'.E18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table:formula="of:=[$'Operaciones Mensuales'.E19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table:formula="of:=[$'Operaciones Mensuales'.E19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table:formula="of:=[$'Operaciones Mensuales'.E19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table:formula="of:=[$'Operaciones Mensuales'.E19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table:formula="of:=[$'Operaciones Mensuales'.E19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$'Operaciones Mensuales'.E19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  <table:table-cell table:formula="of:=[$'Operaciones Mensuales'.E19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table:formula="of:=[$'Operaciones Mensuales'.E19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table:formula="of:=[$'Operaciones Mensuales'.E19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table:formula="of:=[$'Operaciones Mensuales'.E19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table:formula="of:=[$'Operaciones Mensuales'.E20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table:formula="of:=[$'Operaciones Mensuales'.E20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 table:formula="of:=[$'Operaciones Mensuales'.E20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table:formula="of:=[$'Operaciones Mensuales'.E20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 table:formula="of:=[$'Operaciones Mensuales'.E20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$'Operaciones Mensuales'.E20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  <table:table-cell table:formula="of:=[$'Operaciones Mensuales'.E20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table:formula="of:=[$'Operaciones Mensuales'.E20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  <table:table-cell table:formula="of:=[$'Operaciones Mensuales'.E20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table:formula="of:=[$'Operaciones Mensuales'.E20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5" calcext:value-type="float">
            <text:p>205</text:p>
          </table:table-cell>
          <table:table-cell table:formula="of:=[$'Operaciones Mensuales'.E21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table:formula="of:=[$'Operaciones Mensuales'.E21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table:formula="of:=[$'Operaciones Mensuales'.E21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table:formula="of:=[$'Operaciones Mensuales'.E21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table:formula="of:=[$'Operaciones Mensuales'.E21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$'Operaciones Mensuales'.E21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1" calcext:value-type="float">
            <text:p>211</text:p>
          </table:table-cell>
          <table:table-cell table:formula="of:=[$'Operaciones Mensuales'.E21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 table:formula="of:=[$'Operaciones Mensuales'.E21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3" calcext:value-type="float">
            <text:p>213</text:p>
          </table:table-cell>
          <table:table-cell table:formula="of:=[$'Operaciones Mensuales'.E21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table:formula="of:=[$'Operaciones Mensuales'.E21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table:formula="of:=[$'Operaciones Mensuales'.E22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6" calcext:value-type="float">
            <text:p>216</text:p>
          </table:table-cell>
          <table:table-cell table:formula="of:=[$'Operaciones Mensuales'.E22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 table:formula="of:=[$'Operaciones Mensuales'.E22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 table:formula="of:=[$'Operaciones Mensuales'.E22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9" calcext:value-type="float">
            <text:p>219</text:p>
          </table:table-cell>
          <table:table-cell table:formula="of:=[$'Operaciones Mensuales'.E22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$'Operaciones Mensuales'.E22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1" calcext:value-type="float">
            <text:p>221</text:p>
          </table:table-cell>
          <table:table-cell table:formula="of:=[$'Operaciones Mensuales'.E22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table:formula="of:=[$'Operaciones Mensuales'.E22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3" calcext:value-type="float">
            <text:p>223</text:p>
          </table:table-cell>
          <table:table-cell table:formula="of:=[$'Operaciones Mensuales'.E22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table:formula="of:=[$'Operaciones Mensuales'.E22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table:formula="of:=[$'Operaciones Mensuales'.E23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table:formula="of:=[$'Operaciones Mensuales'.E23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7" calcext:value-type="float">
            <text:p>227</text:p>
          </table:table-cell>
          <table:table-cell table:formula="of:=[$'Operaciones Mensuales'.E23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 table:formula="of:=[$'Operaciones Mensuales'.E23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9" calcext:value-type="float">
            <text:p>229</text:p>
          </table:table-cell>
          <table:table-cell table:formula="of:=[$'Operaciones Mensuales'.E23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$'Operaciones Mensuales'.E23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1" calcext:value-type="float">
            <text:p>231</text:p>
          </table:table-cell>
          <table:table-cell table:formula="of:=[$'Operaciones Mensuales'.E23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2" calcext:value-type="float">
            <text:p>232</text:p>
          </table:table-cell>
          <table:table-cell table:formula="of:=[$'Operaciones Mensuales'.E23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3" calcext:value-type="float">
            <text:p>233</text:p>
          </table:table-cell>
          <table:table-cell table:formula="of:=[$'Operaciones Mensuales'.E23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table:formula="of:=[$'Operaciones Mensuales'.E23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 table:formula="of:=[$'Operaciones Mensuales'.E24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6" calcext:value-type="float">
            <text:p>236</text:p>
          </table:table-cell>
          <table:table-cell table:formula="of:=[$'Operaciones Mensuales'.E24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7" calcext:value-type="float">
            <text:p>237</text:p>
          </table:table-cell>
          <table:table-cell table:formula="of:=[$'Operaciones Mensuales'.E24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8" calcext:value-type="float">
            <text:p>238</text:p>
          </table:table-cell>
          <table:table-cell table:formula="of:=[$'Operaciones Mensuales'.E24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table:formula="of:=[$'Operaciones Mensuales'.E24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$'Operaciones Mensuales'.E24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1" calcext:value-type="float">
            <text:p>241</text:p>
          </table:table-cell>
          <table:table-cell table:formula="of:=[$'Operaciones Mensuales'.E24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 table:formula="of:=[$'Operaciones Mensuales'.E24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3" calcext:value-type="float">
            <text:p>243</text:p>
          </table:table-cell>
          <table:table-cell table:formula="of:=[$'Operaciones Mensuales'.E24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 table:formula="of:=[$'Operaciones Mensuales'.E24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5" calcext:value-type="float">
            <text:p>245</text:p>
          </table:table-cell>
          <table:table-cell table:formula="of:=[$'Operaciones Mensuales'.E25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 table:formula="of:=[$'Operaciones Mensuales'.E25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 table:formula="of:=[$'Operaciones Mensuales'.E25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8" calcext:value-type="float">
            <text:p>248</text:p>
          </table:table-cell>
          <table:table-cell table:formula="of:=[$'Operaciones Mensuales'.E25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9" calcext:value-type="float">
            <text:p>249</text:p>
          </table:table-cell>
          <table:table-cell table:formula="of:=[$'Operaciones Mensuales'.E25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$'Operaciones Mensuales'.E25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table:formula="of:=[$'Operaciones Mensuales'.E25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table:formula="of:=[$'Operaciones Mensuales'.E25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table:formula="of:=[$'Operaciones Mensuales'.E25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table:formula="of:=[$'Operaciones Mensuales'.E25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table:formula="of:=[$'Operaciones Mensuales'.E26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table:formula="of:=[$'Operaciones Mensuales'.E26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7" calcext:value-type="float">
            <text:p>257</text:p>
          </table:table-cell>
          <table:table-cell table:formula="of:=[$'Operaciones Mensuales'.E26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 table:formula="of:=[$'Operaciones Mensuales'.E26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table:formula="of:=[$'Operaciones Mensuales'.E26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$'Operaciones Mensuales'.E26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table:formula="of:=[$'Operaciones Mensuales'.E26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table:formula="of:=[$'Operaciones Mensuales'.E26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table:formula="of:=[$'Operaciones Mensuales'.E26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 table:formula="of:=[$'Operaciones Mensuales'.E26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table:formula="of:=[$'Operaciones Mensuales'.E27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table:formula="of:=[$'Operaciones Mensuales'.E27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table:formula="of:=[$'Operaciones Mensuales'.E27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8" calcext:value-type="float">
            <text:p>268</text:p>
          </table:table-cell>
          <table:table-cell table:formula="of:=[$'Operaciones Mensuales'.E27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 table:formula="of:=[$'Operaciones Mensuales'.E27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$'Operaciones Mensuales'.E27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table:formula="of:=[$'Operaciones Mensuales'.E27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table:formula="of:=[$'Operaciones Mensuales'.E27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table:formula="of:=[$'Operaciones Mensuales'.E27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table:formula="of:=[$'Operaciones Mensuales'.E27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table:formula="of:=[$'Operaciones Mensuales'.E28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 table:formula="of:=[$'Operaciones Mensuales'.E28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table:formula="of:=[$'Operaciones Mensuales'.E28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8" calcext:value-type="float">
            <text:p>278</text:p>
          </table:table-cell>
          <table:table-cell table:formula="of:=[$'Operaciones Mensuales'.E28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 table:formula="of:=[$'Operaciones Mensuales'.E28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$'Operaciones Mensuales'.E28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table:formula="of:=[$'Operaciones Mensuales'.E28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2" calcext:value-type="float">
            <text:p>282</text:p>
          </table:table-cell>
          <table:table-cell table:formula="of:=[$'Operaciones Mensuales'.E28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 table:formula="of:=[$'Operaciones Mensuales'.E28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 table:formula="of:=[$'Operaciones Mensuales'.E28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 table:formula="of:=[$'Operaciones Mensuales'.E29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table:formula="of:=[$'Operaciones Mensuales'.E29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table:formula="of:=[$'Operaciones Mensuales'.E29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 table:formula="of:=[$'Operaciones Mensuales'.E29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9" calcext:value-type="float">
            <text:p>289</text:p>
          </table:table-cell>
          <table:table-cell table:formula="of:=[$'Operaciones Mensuales'.E29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$'Operaciones Mensuales'.E29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table:formula="of:=[$'Operaciones Mensuales'.E29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2" calcext:value-type="float">
            <text:p>292</text:p>
          </table:table-cell>
          <table:table-cell table:formula="of:=[$'Operaciones Mensuales'.E29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table:formula="of:=[$'Operaciones Mensuales'.E29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4" calcext:value-type="float">
            <text:p>294</text:p>
          </table:table-cell>
          <table:table-cell table:formula="of:=[$'Operaciones Mensuales'.E29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 table:formula="of:=[$'Operaciones Mensuales'.E30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6" calcext:value-type="float">
            <text:p>296</text:p>
          </table:table-cell>
          <table:table-cell table:formula="of:=[$'Operaciones Mensuales'.E30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 table:formula="of:=[$'Operaciones Mensuales'.E30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 table:formula="of:=[$'Operaciones Mensuales'.E30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 table:formula="of:=[$'Operaciones Mensuales'.E30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$'Operaciones Mensuales'.E30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table:formula="of:=[$'Operaciones Mensuales'.E30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table:formula="of:=[$'Operaciones Mensuales'.E30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table:formula="of:=[$'Operaciones Mensuales'.E30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table:formula="of:=[$'Operaciones Mensuales'.E30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table:formula="of:=[$'Operaciones Mensuales'.E31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table:formula="of:=[$'Operaciones Mensuales'.E31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table:formula="of:=[$'Operaciones Mensuales'.E31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table:formula="of:=[$'Operaciones Mensuales'.E31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table:formula="of:=[$'Operaciones Mensuales'.E31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$'Operaciones Mensuales'.E31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table:formula="of:=[$'Operaciones Mensuales'.E31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table:formula="of:=[$'Operaciones Mensuales'.E31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table:formula="of:=[$'Operaciones Mensuales'.E31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table:formula="of:=[$'Operaciones Mensuales'.E31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table:formula="of:=[$'Operaciones Mensuales'.E32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table:formula="of:=[$'Operaciones Mensuales'.E32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table:formula="of:=[$'Operaciones Mensuales'.E32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table:formula="of:=[$'Operaciones Mensuales'.E32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formula="of:=[$'Operaciones Mensuales'.E32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$'Operaciones Mensuales'.E32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table:formula="of:=[$'Operaciones Mensuales'.E32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table:formula="of:=[$'Operaciones Mensuales'.E32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table:formula="of:=[$'Operaciones Mensuales'.E32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formula="of:=[$'Operaciones Mensuales'.E32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formula="of:=[$'Operaciones Mensuales'.E33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table:formula="of:=[$'Operaciones Mensuales'.E33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formula="of:=[$'Operaciones Mensuales'.E33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formula="of:=[$'Operaciones Mensuales'.E33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formula="of:=[$'Operaciones Mensuales'.E33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$'Operaciones Mensuales'.E33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table:formula="of:=[$'Operaciones Mensuales'.E33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table:formula="of:=[$'Operaciones Mensuales'.E33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formula="of:=[$'Operaciones Mensuales'.E33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formula="of:=[$'Operaciones Mensuales'.E33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formula="of:=[$'Operaciones Mensuales'.E34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formula="of:=[$'Operaciones Mensuales'.E34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formula="of:=[$'Operaciones Mensuales'.E34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formula="of:=[$'Operaciones Mensuales'.E34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formula="of:=[$'Operaciones Mensuales'.E34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$'Operaciones Mensuales'.E34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table:formula="of:=[$'Operaciones Mensuales'.E34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formula="of:=[$'Operaciones Mensuales'.E34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table:formula="of:=[$'Operaciones Mensuales'.E34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formula="of:=[$'Operaciones Mensuales'.E34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formula="of:=[$'Operaciones Mensuales'.E35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formula="of:=[$'Operaciones Mensuales'.E35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formula="of:=[$'Operaciones Mensuales'.E35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table:formula="of:=[$'Operaciones Mensuales'.E35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table:formula="of:=[$'Operaciones Mensuales'.E35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$'Operaciones Mensuales'.E35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table:formula="of:=[$'Operaciones Mensuales'.E356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table:formula="of:=[$'Operaciones Mensuales'.E357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table:formula="of:=[$'Operaciones Mensuales'.E358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table:formula="of:=[$'Operaciones Mensuales'.E359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table:formula="of:=[$'Operaciones Mensuales'.E360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table:formula="of:=[$'Operaciones Mensuales'.E361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table:formula="of:=[$'Operaciones Mensuales'.E362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table:formula="of:=[$'Operaciones Mensuales'.E363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table:formula="of:=[$'Operaciones Mensuales'.E364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$'Operaciones Mensuales'.E365]">
            <text:p/>
          </table:table-cell>
          <table:table-cell table:formula="of:=[Datos.$E$12]" office:value-type="float" office:value="71.5348962021762" calcext:value-type="float">
            <text:p>71,5348962021762</text:p>
          </table:table-cell>
          <table:table-cell table:formula="of:=[Datos.$G$7]" office:value-type="float" office:value="0.246626977230369" calcext:value-type="float">
            <text:p>0,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rdes_20_y_20_Fondo" style:display-name="Bordes y Fondo" style:family="table-cell" style:parent-style-name="Default">
      <style:table-cell-properties fo:background-color="#ffff00" style:diagonal-bl-tr="none" style:diagonal-tl-br="none" fo:border="0.06pt solid #000000"/>
    </style:style>
    <style:style style:name="Bordes" style:family="table-cell" style:parent-style-name="Default">
      <style:table-cell-properties style:diagonal-bl-tr="none" style:diagonal-tl-br="none" fo:border="0.06pt solid #000000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0:36:45.8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09:14:33.760000000</meta:creation-date>
    <dc:date>2025-02-05T12:57:55.361000000</dc:date>
    <meta:editing-duration>PT3H43M1S</meta:editing-duration>
    <meta:editing-cycles>2</meta:editing-cycles>
    <meta:generator>LibreOffice/7.6.0.3$Windows_X86_64 LibreOffice_project/69edd8b8ebc41d00b4de3915dc82f8f0fc3b6265</meta:generator>
    <meta:document-statistic meta:table-count="6" meta:cell-count="5334" meta:object-count="0"/>
  </office:meta>
</office:document-meta>
</file>